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3.4555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survived</text:p>
          </table:table-cell>
          <table:table-cell table:number-columns-repeated="2" office:value-type="string">
            <text:p>name</text:p>
          </table:table-cell>
          <table:table-cell office:value-type="string">
            <text:p>prediction</text:p>
          </table:table-cell>
          <table:table-cell office:value-type="string">
            <text:p>equal</text:p>
          </table:table-cell>
          <table:table-cell table:number-columns-repeated="3"/>
          <table:table-cell office:value-type="string">
            <text:p>clf [0]</text:p>
          </table:table-cell>
          <table:table-cell office:value-type="string">
            <text:p>clf [1]</text:p>
          </table:table-cell>
          <table:table-cell office:value-type="string">
            <text:p>pred</text:p>
          </table:table-cell>
          <table:table-cell office:value-type="string">
            <text:p>equal</text:p>
          </table:table-cell>
          <table:table-cell office:value-type="string">
            <text:p>cutoff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elly</text:p>
          </table:table-cell>
          <table:table-cell office:value-type="string">
            <text:p><text:s/>Mr. James</text:p>
          </table:table-cell>
          <table:table-cell office:value-type="float" office:value="0">
            <text:p>0</text:p>
          </table:table-cell>
          <table:table-cell table:formula="of:=IF([.A2]=[.D2];1;0)" office:value-type="float" office:value="1">
            <text:p>1</text:p>
          </table:table-cell>
          <table:table-cell office:value-type="string">
            <text:p>total</text:p>
          </table:table-cell>
          <table:table-cell table:formula="of:=SUM([.E2:.E419])" office:value-type="float" office:value="342">
            <text:p>342</text:p>
          </table:table-cell>
          <table:table-cell/>
          <table:table-cell office:value-type="float" office:value="0.914897753574">
            <text:p>0.9148977536</text:p>
          </table:table-cell>
          <table:table-cell office:value-type="float" office:value="0.0851022464255">
            <text:p>0.0851022464</text:p>
          </table:table-cell>
          <table:table-cell table:formula="of:=IF([.J2]&gt;[.$N$1];1;0)" office:value-type="float" office:value="0">
            <text:p>0</text:p>
          </table:table-cell>
          <table:table-cell table:formula="of:=IF([.A2]=[.K2];1;0)" office:value-type="float" office:value="1">
            <text:p>1</text:p>
          </table:table-cell>
          <table:table-cell office:value-type="string">
            <text:p>total</text:p>
          </table:table-cell>
          <table:table-cell table:formula="of:=SUM([.L2:.L419])" office:value-type="float" office:value="323">
            <text:p>3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lkes</text:p>
          </table:table-cell>
          <table:table-cell office:value-type="string">
            <text:p><text:s/>Mrs. James (Ellen Needs)</text:p>
          </table:table-cell>
          <table:table-cell office:value-type="float" office:value="1">
            <text:p>1</text:p>
          </table:table-cell>
          <table:table-cell table:formula="of:=IF([.A3]=[.D3];1;0)" office:value-type="float" office:value="1">
            <text:p>1</text:p>
          </table:table-cell>
          <table:table-cell office:value-type="string">
            <text:p>accuracy</text:p>
          </table:table-cell>
          <table:table-cell table:style-name="ce1" table:formula="of:=[.G2]/418" office:value-type="float" office:value="0.818181818181818">
            <text:p>0.81818</text:p>
          </table:table-cell>
          <table:table-cell/>
          <table:table-cell office:value-type="float" office:value="0.782525944903">
            <text:p>0.7825259449</text:p>
          </table:table-cell>
          <table:table-cell office:value-type="float" office:value="0.217474055097">
            <text:p>0.2174740551</text:p>
          </table:table-cell>
          <table:table-cell table:formula="of:=IF([.J3]&gt;[.$N$1];1;0)" office:value-type="float" office:value="0">
            <text:p>0</text:p>
          </table:table-cell>
          <table:table-cell table:formula="of:=IF([.A3]=[.K3];1;0)" office:value-type="float" office:value="0">
            <text:p>0</text:p>
          </table:table-cell>
          <table:table-cell office:value-type="string">
            <text:p>accuracy</text:p>
          </table:table-cell>
          <table:table-cell table:style-name="ce1" table:formula="of:=[.N2]/418" office:value-type="float" office:value="0.772727272727273">
            <text:p>0.7727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yles</text:p>
          </table:table-cell>
          <table:table-cell office:value-type="string">
            <text:p><text:s/>Mr. Thomas Francis</text:p>
          </table:table-cell>
          <table:table-cell office:value-type="float" office:value="0">
            <text:p>0</text:p>
          </table:table-cell>
          <table:table-cell table:formula="of:=IF([.A4]=[.D4];1;0)" office:value-type="float" office:value="1">
            <text:p>1</text:p>
          </table:table-cell>
          <table:table-cell table:number-columns-repeated="3"/>
          <table:table-cell office:value-type="float" office:value="0.944343493281">
            <text:p>0.9443434933</text:p>
          </table:table-cell>
          <table:table-cell office:value-type="float" office:value="0.0556565067195">
            <text:p>0.0556565067</text:p>
          </table:table-cell>
          <table:table-cell table:formula="of:=IF([.J4]&gt;[.$N$1];1;0)" office:value-type="float" office:value="0">
            <text:p>0</text:p>
          </table:table-cell>
          <table:table-cell table:formula="of:=IF([.A4]=[.K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irz</text:p>
          </table:table-cell>
          <table:table-cell office:value-type="string">
            <text:p><text:s/>Mr. Albert</text:p>
          </table:table-cell>
          <table:table-cell office:value-type="float" office:value="0">
            <text:p>0</text:p>
          </table:table-cell>
          <table:table-cell table:formula="of:=IF([.A5]=[.D5];1;0)" office:value-type="float" office:value="1">
            <text:p>1</text:p>
          </table:table-cell>
          <table:table-cell table:number-columns-repeated="3"/>
          <table:table-cell office:value-type="float" office:value="0.895983189757">
            <text:p>0.8959831898</text:p>
          </table:table-cell>
          <table:table-cell office:value-type="float" office:value="0.104016810243">
            <text:p>0.1040168102</text:p>
          </table:table-cell>
          <table:table-cell table:formula="of:=IF([.J5]&gt;[.$N$1];1;0)" office:value-type="float" office:value="0">
            <text:p>0</text:p>
          </table:table-cell>
          <table:table-cell table:formula="of:=IF([.A5]=[.K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rvonen</text:p>
          </table:table-cell>
          <table:table-cell office:value-type="string">
            <text:p><text:s/>Mrs. Alexander (Helga E Lindqvist)</text:p>
          </table:table-cell>
          <table:table-cell office:value-type="float" office:value="1">
            <text:p>1</text:p>
          </table:table-cell>
          <table:table-cell table:formula="of:=IF([.A6]=[.D6];1;0)" office:value-type="float" office:value="1">
            <text:p>1</text:p>
          </table:table-cell>
          <table:table-cell table:number-columns-repeated="3"/>
          <table:table-cell office:value-type="float" office:value="0.544006397074">
            <text:p>0.5440063971</text:p>
          </table:table-cell>
          <table:table-cell office:value-type="float" office:value="0.455993602926">
            <text:p>0.4559936029</text:p>
          </table:table-cell>
          <table:table-cell table:formula="of:=IF([.J6]&gt;[.$N$1];1;0)" office:value-type="float" office:value="0">
            <text:p>0</text:p>
          </table:table-cell>
          <table:table-cell table:formula="of:=IF([.A6]=[.K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vensson</text:p>
          </table:table-cell>
          <table:table-cell office:value-type="string">
            <text:p><text:s/>Mr. Johan Cervin</text:p>
          </table:table-cell>
          <table:table-cell office:value-type="float" office:value="0">
            <text:p>0</text:p>
          </table:table-cell>
          <table:table-cell table:formula="of:=IF([.A7]=[.D7];1;0)" office:value-type="float" office:value="0">
            <text:p>0</text:p>
          </table:table-cell>
          <table:table-cell table:number-columns-repeated="3"/>
          <table:table-cell office:value-type="float" office:value="0.842163107098">
            <text:p>0.8421631071</text:p>
          </table:table-cell>
          <table:table-cell office:value-type="float" office:value="0.157836892902">
            <text:p>0.1578368929</text:p>
          </table:table-cell>
          <table:table-cell table:formula="of:=IF([.J7]&gt;[.$N$1];1;0)" office:value-type="float" office:value="0">
            <text:p>0</text:p>
          </table:table-cell>
          <table:table-cell table:formula="of:=IF([.A7]=[.K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nnolly</text:p>
          </table:table-cell>
          <table:table-cell office:value-type="string">
            <text:p><text:s/>Miss. Kate</text:p>
          </table:table-cell>
          <table:table-cell office:value-type="float" office:value="1">
            <text:p>1</text:p>
          </table:table-cell>
          <table:table-cell table:formula="of:=IF([.A8]=[.D8];1;0)" office:value-type="float" office:value="0">
            <text:p>0</text:p>
          </table:table-cell>
          <table:table-cell table:number-columns-repeated="3"/>
          <table:table-cell office:value-type="float" office:value="0.410275633251">
            <text:p>0.4102756333</text:p>
          </table:table-cell>
          <table:table-cell office:value-type="float" office:value="0.589724366749">
            <text:p>0.5897243667</text:p>
          </table:table-cell>
          <table:table-cell table:formula="of:=IF([.J8]&gt;[.$N$1];1;0)" office:value-type="float" office:value="0">
            <text:p>0</text:p>
          </table:table-cell>
          <table:table-cell table:formula="of:=IF([.A8]=[.K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ldwell</text:p>
          </table:table-cell>
          <table:table-cell office:value-type="string">
            <text:p><text:s/>Mr. Albert Francis</text:p>
          </table:table-cell>
          <table:table-cell office:value-type="float" office:value="0">
            <text:p>0</text:p>
          </table:table-cell>
          <table:table-cell table:formula="of:=IF([.A9]=[.D9];1;0)" office:value-type="float" office:value="0">
            <text:p>0</text:p>
          </table:table-cell>
          <table:table-cell table:number-columns-repeated="3"/>
          <table:table-cell office:value-type="float" office:value="0.850234345088">
            <text:p>0.8502343451</text:p>
          </table:table-cell>
          <table:table-cell office:value-type="float" office:value="0.149765654912">
            <text:p>0.1497656549</text:p>
          </table:table-cell>
          <table:table-cell table:formula="of:=IF([.J9]&gt;[.$N$1];1;0)" office:value-type="float" office:value="0">
            <text:p>0</text:p>
          </table:table-cell>
          <table:table-cell table:formula="of:=IF([.A9]=[.K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im</text:p>
          </table:table-cell>
          <table:table-cell office:value-type="string">
            <text:p><text:s/>Mrs. Joseph (Sophie Halaut Easu)</text:p>
          </table:table-cell>
          <table:table-cell office:value-type="float" office:value="1">
            <text:p>1</text:p>
          </table:table-cell>
          <table:table-cell table:formula="of:=IF([.A10]=[.D10];1;0)" office:value-type="float" office:value="1">
            <text:p>1</text:p>
          </table:table-cell>
          <table:table-cell table:number-columns-repeated="3"/>
          <table:table-cell office:value-type="float" office:value="0.15711432573">
            <text:p>0.1571143257</text:p>
          </table:table-cell>
          <table:table-cell office:value-type="float" office:value="0.84288567427">
            <text:p>0.8428856743</text:p>
          </table:table-cell>
          <table:table-cell table:formula="of:=IF([.J10]&gt;[.$N$1];1;0)" office:value-type="float" office:value="1">
            <text:p>1</text:p>
          </table:table-cell>
          <table:table-cell table:formula="of:=IF([.A10]=[.K1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avies</text:p>
          </table:table-cell>
          <table:table-cell office:value-type="string">
            <text:p><text:s/>Mr. John Samuel</text:p>
          </table:table-cell>
          <table:table-cell office:value-type="float" office:value="0">
            <text:p>0</text:p>
          </table:table-cell>
          <table:table-cell table:formula="of:=IF([.A11]=[.D11];1;0)" office:value-type="float" office:value="1">
            <text:p>1</text:p>
          </table:table-cell>
          <table:table-cell table:number-columns-repeated="3"/>
          <table:table-cell office:value-type="float" office:value="0.928007246276">
            <text:p>0.9280072463</text:p>
          </table:table-cell>
          <table:table-cell office:value-type="float" office:value="0.0719927537237">
            <text:p>0.0719927537</text:p>
          </table:table-cell>
          <table:table-cell table:formula="of:=IF([.J11]&gt;[.$N$1];1;0)" office:value-type="float" office:value="0">
            <text:p>0</text:p>
          </table:table-cell>
          <table:table-cell table:formula="of:=IF([.A11]=[.K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lieff</text:p>
          </table:table-cell>
          <table:table-cell office:value-type="string">
            <text:p><text:s/>Mr. Ylio</text:p>
          </table:table-cell>
          <table:table-cell office:value-type="float" office:value="0">
            <text:p>0</text:p>
          </table:table-cell>
          <table:table-cell table:formula="of:=IF([.A12]=[.D12];1;0)" office:value-type="float" office:value="1">
            <text:p>1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12]&gt;[.$N$1];1;0)" office:value-type="float" office:value="0">
            <text:p>0</text:p>
          </table:table-cell>
          <table:table-cell table:formula="of:=IF([.A12]=[.K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ones</text:p>
          </table:table-cell>
          <table:table-cell office:value-type="string">
            <text:p><text:s/>Mr. Charles Cresson</text:p>
          </table:table-cell>
          <table:table-cell office:value-type="float" office:value="0">
            <text:p>0</text:p>
          </table:table-cell>
          <table:table-cell table:formula="of:=IF([.A13]=[.D13];1;0)" office:value-type="float" office:value="1">
            <text:p>1</text:p>
          </table:table-cell>
          <table:table-cell table:number-columns-repeated="3"/>
          <table:table-cell office:value-type="float" office:value="0.754010105184">
            <text:p>0.7540101052</text:p>
          </table:table-cell>
          <table:table-cell office:value-type="float" office:value="0.245989894816">
            <text:p>0.2459898948</text:p>
          </table:table-cell>
          <table:table-cell table:formula="of:=IF([.J13]&gt;[.$N$1];1;0)" office:value-type="float" office:value="0">
            <text:p>0</text:p>
          </table:table-cell>
          <table:table-cell table:formula="of:=IF([.A13]=[.K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yder</text:p>
          </table:table-cell>
          <table:table-cell office:value-type="string">
            <text:p><text:s/>Mrs. John Pillsbury (Nelle Stevenson)</text:p>
          </table:table-cell>
          <table:table-cell office:value-type="float" office:value="1">
            <text:p>1</text:p>
          </table:table-cell>
          <table:table-cell table:formula="of:=IF([.A14]=[.D14];1;0)" office:value-type="float" office:value="1">
            <text:p>1</text:p>
          </table:table-cell>
          <table:table-cell table:number-columns-repeated="3"/>
          <table:table-cell office:value-type="float" office:value="0.00197710205033">
            <text:p>0.0019771021</text:p>
          </table:table-cell>
          <table:table-cell office:value-type="float" office:value="0.99802289795">
            <text:p>0.998022898</text:p>
          </table:table-cell>
          <table:table-cell table:formula="of:=IF([.J14]&gt;[.$N$1];1;0)" office:value-type="float" office:value="1">
            <text:p>1</text:p>
          </table:table-cell>
          <table:table-cell table:formula="of:=IF([.A14]=[.K1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oward</text:p>
          </table:table-cell>
          <table:table-cell office:value-type="string">
            <text:p><text:s/>Mr. Benjamin</text:p>
          </table:table-cell>
          <table:table-cell office:value-type="float" office:value="0">
            <text:p>0</text:p>
          </table:table-cell>
          <table:table-cell table:formula="of:=IF([.A15]=[.D15];1;0)" office:value-type="float" office:value="1">
            <text:p>1</text:p>
          </table:table-cell>
          <table:table-cell table:number-columns-repeated="3"/>
          <table:table-cell office:value-type="float" office:value="0.923599999817">
            <text:p>0.9235999998</text:p>
          </table:table-cell>
          <table:table-cell office:value-type="float" office:value="0.0764000001828">
            <text:p>0.0764000002</text:p>
          </table:table-cell>
          <table:table-cell table:formula="of:=IF([.J15]&gt;[.$N$1];1;0)" office:value-type="float" office:value="0">
            <text:p>0</text:p>
          </table:table-cell>
          <table:table-cell table:formula="of:=IF([.A15]=[.K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ffee</text:p>
          </table:table-cell>
          <table:table-cell office:value-type="string">
            <text:p><text:s/>Mrs. Herbert Fuller (Carrie Constance Toogood)</text:p>
          </table:table-cell>
          <table:table-cell office:value-type="float" office:value="1">
            <text:p>1</text:p>
          </table:table-cell>
          <table:table-cell table:formula="of:=IF([.A16]=[.D16];1;0)" office:value-type="float" office:value="1">
            <text:p>1</text:p>
          </table:table-cell>
          <table:table-cell table:number-columns-repeated="3"/>
          <table:table-cell office:value-type="float" office:value="0.0205508184775">
            <text:p>0.0205508185</text:p>
          </table:table-cell>
          <table:table-cell office:value-type="float" office:value="0.979449181522">
            <text:p>0.9794491815</text:p>
          </table:table-cell>
          <table:table-cell table:formula="of:=IF([.J16]&gt;[.$N$1];1;0)" office:value-type="float" office:value="1">
            <text:p>1</text:p>
          </table:table-cell>
          <table:table-cell table:formula="of:=IF([.A16]=[.K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Carlo</text:p>
          </table:table-cell>
          <table:table-cell office:value-type="string">
            <text:p><text:s/>Mrs. Sebastiano (Argenia Genovesi)</text:p>
          </table:table-cell>
          <table:table-cell office:value-type="float" office:value="1">
            <text:p>1</text:p>
          </table:table-cell>
          <table:table-cell table:formula="of:=IF([.A17]=[.D17];1;0)" office:value-type="float" office:value="1">
            <text:p>1</text:p>
          </table:table-cell>
          <table:table-cell table:number-columns-repeated="3"/>
          <table:table-cell office:value-type="float" office:value="0.0225303315532">
            <text:p>0.0225303316</text:p>
          </table:table-cell>
          <table:table-cell office:value-type="float" office:value="0.977469668447">
            <text:p>0.9774696684</text:p>
          </table:table-cell>
          <table:table-cell table:formula="of:=IF([.J17]&gt;[.$N$1];1;0)" office:value-type="float" office:value="1">
            <text:p>1</text:p>
          </table:table-cell>
          <table:table-cell table:formula="of:=IF([.A17]=[.K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eane</text:p>
          </table:table-cell>
          <table:table-cell office:value-type="string">
            <text:p><text:s/>Mr. Daniel</text:p>
          </table:table-cell>
          <table:table-cell office:value-type="float" office:value="0">
            <text:p>0</text:p>
          </table:table-cell>
          <table:table-cell table:formula="of:=IF([.A18]=[.D18];1;0)" office:value-type="float" office:value="1">
            <text:p>1</text:p>
          </table:table-cell>
          <table:table-cell table:number-columns-repeated="3"/>
          <table:table-cell office:value-type="float" office:value="0.926962564945">
            <text:p>0.9269625649</text:p>
          </table:table-cell>
          <table:table-cell office:value-type="float" office:value="0.0730374350552">
            <text:p>0.0730374351</text:p>
          </table:table-cell>
          <table:table-cell table:formula="of:=IF([.J18]&gt;[.$N$1];1;0)" office:value-type="float" office:value="0">
            <text:p>0</text:p>
          </table:table-cell>
          <table:table-cell table:formula="of:=IF([.A18]=[.K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saf</text:p>
          </table:table-cell>
          <table:table-cell office:value-type="string">
            <text:p><text:s/>Mr. Gerios</text:p>
          </table:table-cell>
          <table:table-cell office:value-type="float" office:value="0">
            <text:p>0</text:p>
          </table:table-cell>
          <table:table-cell table:formula="of:=IF([.A19]=[.D19];1;0)" office:value-type="float" office:value="1">
            <text:p>1</text:p>
          </table:table-cell>
          <table:table-cell table:number-columns-repeated="3"/>
          <table:table-cell office:value-type="float" office:value="0.837201924203">
            <text:p>0.8372019242</text:p>
          </table:table-cell>
          <table:table-cell office:value-type="float" office:value="0.162798075797">
            <text:p>0.1627980758</text:p>
          </table:table-cell>
          <table:table-cell table:formula="of:=IF([.J19]&gt;[.$N$1];1;0)" office:value-type="float" office:value="0">
            <text:p>0</text:p>
          </table:table-cell>
          <table:table-cell table:formula="of:=IF([.A19]=[.K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lmakangas</text:p>
          </table:table-cell>
          <table:table-cell office:value-type="string">
            <text:p><text:s/>Miss. Ida Livija</text:p>
          </table:table-cell>
          <table:table-cell office:value-type="float" office:value="0">
            <text:p>0</text:p>
          </table:table-cell>
          <table:table-cell table:formula="of:=IF([.A20]=[.D20];1;0)" office:value-type="float" office:value="1">
            <text:p>1</text:p>
          </table:table-cell>
          <table:table-cell table:number-columns-repeated="3"/>
          <table:table-cell office:value-type="float" office:value="0.509351057876">
            <text:p>0.5093510579</text:p>
          </table:table-cell>
          <table:table-cell office:value-type="float" office:value="0.490648942124">
            <text:p>0.4906489421</text:p>
          </table:table-cell>
          <table:table-cell table:formula="of:=IF([.J20]&gt;[.$N$1];1;0)" office:value-type="float" office:value="0">
            <text:p>0</text:p>
          </table:table-cell>
          <table:table-cell table:formula="of:=IF([.A20]=[.K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saf Khalil, Mrs. Mariana (Miriam")"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table:formula="of:=IF([.A21]=[.D21];1;0)" office:value-type="float" office:value="1">
            <text:p>1</text:p>
          </table:table-cell>
          <table:table-cell table:number-columns-repeated="3"/>
          <table:table-cell office:value-type="float" office:value="0.79047370258">
            <text:p>0.7904737026</text:p>
          </table:table-cell>
          <table:table-cell office:value-type="float" office:value="0.20952629742">
            <text:p>0.2095262974</text:p>
          </table:table-cell>
          <table:table-cell table:formula="of:=IF([.J21]&gt;[.$N$1];1;0)" office:value-type="float" office:value="0">
            <text:p>0</text:p>
          </table:table-cell>
          <table:table-cell table:formula="of:=IF([.A21]=[.K21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othschild</text:p>
          </table:table-cell>
          <table:table-cell office:value-type="string">
            <text:p><text:s/>Mr. Martin</text:p>
          </table:table-cell>
          <table:table-cell office:value-type="float" office:value="0">
            <text:p>0</text:p>
          </table:table-cell>
          <table:table-cell table:formula="of:=IF([.A22]=[.D22];1;0)" office:value-type="float" office:value="1">
            <text:p>1</text:p>
          </table:table-cell>
          <table:table-cell table:number-columns-repeated="3"/>
          <table:table-cell office:value-type="float" office:value="0.756333666775">
            <text:p>0.7563336668</text:p>
          </table:table-cell>
          <table:table-cell office:value-type="float" office:value="0.243666333225">
            <text:p>0.2436663332</text:p>
          </table:table-cell>
          <table:table-cell table:formula="of:=IF([.J22]&gt;[.$N$1];1;0)" office:value-type="float" office:value="0">
            <text:p>0</text:p>
          </table:table-cell>
          <table:table-cell table:formula="of:=IF([.A22]=[.K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lsen</text:p>
          </table:table-cell>
          <table:table-cell office:value-type="string">
            <text:p><text:s/>Master. Artur Karl</text:p>
          </table:table-cell>
          <table:table-cell office:value-type="float" office:value="1">
            <text:p>1</text:p>
          </table:table-cell>
          <table:table-cell table:formula="of:=IF([.A23]=[.D23];1;0)" office:value-type="float" office:value="1">
            <text:p>1</text:p>
          </table:table-cell>
          <table:table-cell table:number-columns-repeated="3"/>
          <table:table-cell office:value-type="float" office:value="0.388271469757">
            <text:p>0.3882714698</text:p>
          </table:table-cell>
          <table:table-cell office:value-type="float" office:value="0.611728530243">
            <text:p>0.6117285302</text:p>
          </table:table-cell>
          <table:table-cell table:formula="of:=IF([.J23]&gt;[.$N$1];1;0)" office:value-type="float" office:value="0">
            <text:p>0</text:p>
          </table:table-cell>
          <table:table-cell table:formula="of:=IF([.A23]=[.K2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egenheim</text:p>
          </table:table-cell>
          <table:table-cell office:value-type="string">
            <text:p><text:s/>Mrs. Alfred (Antoinette)</text:p>
          </table:table-cell>
          <table:table-cell office:value-type="float" office:value="1">
            <text:p>1</text:p>
          </table:table-cell>
          <table:table-cell table:formula="of:=IF([.A24]=[.D24];1;0)" office:value-type="float" office:value="1">
            <text:p>1</text:p>
          </table:table-cell>
          <table:table-cell table:number-columns-repeated="3"/>
          <table:table-cell office:value-type="float" office:value="0.0275580204828">
            <text:p>0.0275580205</text:p>
          </table:table-cell>
          <table:table-cell office:value-type="float" office:value="0.972441979517">
            <text:p>0.9724419795</text:p>
          </table:table-cell>
          <table:table-cell table:formula="of:=IF([.J24]&gt;[.$N$1];1;0)" office:value-type="float" office:value="1">
            <text:p>1</text:p>
          </table:table-cell>
          <table:table-cell table:formula="of:=IF([.A24]=[.K2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lliams</text:p>
          </table:table-cell>
          <table:table-cell office:value-type="string">
            <text:p><text:s/>Mr. Richard Norris II</text:p>
          </table:table-cell>
          <table:table-cell office:value-type="float" office:value="0">
            <text:p>0</text:p>
          </table:table-cell>
          <table:table-cell table:formula="of:=IF([.A25]=[.D25];1;0)" office:value-type="float" office:value="0">
            <text:p>0</text:p>
          </table:table-cell>
          <table:table-cell table:number-columns-repeated="3"/>
          <table:table-cell office:value-type="float" office:value="0.698530568677">
            <text:p>0.6985305687</text:p>
          </table:table-cell>
          <table:table-cell office:value-type="float" office:value="0.301469431323">
            <text:p>0.3014694313</text:p>
          </table:table-cell>
          <table:table-cell table:formula="of:=IF([.J25]&gt;[.$N$1];1;0)" office:value-type="float" office:value="0">
            <text:p>0</text:p>
          </table:table-cell>
          <table:table-cell table:formula="of:=IF([.A25]=[.K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erson</text:p>
          </table:table-cell>
          <table:table-cell office:value-type="string">
            <text:p><text:s/>Mrs. Arthur Larned (Emily Maria Borie)</text:p>
          </table:table-cell>
          <table:table-cell office:value-type="float" office:value="1">
            <text:p>1</text:p>
          </table:table-cell>
          <table:table-cell table:formula="of:=IF([.A26]=[.D26];1;0)" office:value-type="float" office:value="1">
            <text:p>1</text:p>
          </table:table-cell>
          <table:table-cell table:number-columns-repeated="3"/>
          <table:table-cell office:value-type="float" office:value="0.180727859326">
            <text:p>0.1807278593</text:p>
          </table:table-cell>
          <table:table-cell office:value-type="float" office:value="0.819272140674">
            <text:p>0.8192721407</text:p>
          </table:table-cell>
          <table:table-cell table:formula="of:=IF([.J26]&gt;[.$N$1];1;0)" office:value-type="float" office:value="1">
            <text:p>1</text:p>
          </table:table-cell>
          <table:table-cell table:formula="of:=IF([.A26]=[.K2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obins</text:p>
          </table:table-cell>
          <table:table-cell office:value-type="string">
            <text:p><text:s/>Mr. Alexander A</text:p>
          </table:table-cell>
          <table:table-cell office:value-type="float" office:value="0">
            <text:p>0</text:p>
          </table:table-cell>
          <table:table-cell table:formula="of:=IF([.A27]=[.D27];1;0)" office:value-type="float" office:value="1">
            <text:p>1</text:p>
          </table:table-cell>
          <table:table-cell table:number-columns-repeated="3"/>
          <table:table-cell office:value-type="float" office:value="0.903967755913">
            <text:p>0.9039677559</text:p>
          </table:table-cell>
          <table:table-cell office:value-type="float" office:value="0.0960322440874">
            <text:p>0.0960322441</text:p>
          </table:table-cell>
          <table:table-cell table:formula="of:=IF([.J27]&gt;[.$N$1];1;0)" office:value-type="float" office:value="0">
            <text:p>0</text:p>
          </table:table-cell>
          <table:table-cell table:formula="of:=IF([.A27]=[.K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tby</text:p>
          </table:table-cell>
          <table:table-cell office:value-type="string">
            <text:p><text:s/>Miss. Helene Ragnhild</text:p>
          </table:table-cell>
          <table:table-cell office:value-type="float" office:value="1">
            <text:p>1</text:p>
          </table:table-cell>
          <table:table-cell table:formula="of:=IF([.A28]=[.D28];1;0)" office:value-type="float" office:value="1">
            <text:p>1</text:p>
          </table:table-cell>
          <table:table-cell table:number-columns-repeated="3"/>
          <table:table-cell office:value-type="float" office:value="0.0027254391568">
            <text:p>0.0027254392</text:p>
          </table:table-cell>
          <table:table-cell office:value-type="float" office:value="0.997274560843">
            <text:p>0.9972745608</text:p>
          </table:table-cell>
          <table:table-cell table:formula="of:=IF([.J28]&gt;[.$N$1];1;0)" office:value-type="float" office:value="1">
            <text:p>1</text:p>
          </table:table-cell>
          <table:table-cell table:formula="of:=IF([.A28]=[.K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her</text:p>
          </table:table-cell>
          <table:table-cell office:value-type="string">
            <text:p><text:s/>Mr. Shedid</text:p>
          </table:table-cell>
          <table:table-cell office:value-type="float" office:value="0">
            <text:p>0</text:p>
          </table:table-cell>
          <table:table-cell table:formula="of:=IF([.A29]=[.D29];1;0)" office:value-type="float" office:value="1">
            <text:p>1</text:p>
          </table:table-cell>
          <table:table-cell table:number-columns-repeated="3"/>
          <table:table-cell office:value-type="float" office:value="0.832818923072">
            <text:p>0.8328189231</text:p>
          </table:table-cell>
          <table:table-cell office:value-type="float" office:value="0.167181076928">
            <text:p>0.1671810769</text:p>
          </table:table-cell>
          <table:table-cell table:formula="of:=IF([.J29]&gt;[.$N$1];1;0)" office:value-type="float" office:value="0">
            <text:p>0</text:p>
          </table:table-cell>
          <table:table-cell table:formula="of:=IF([.A29]=[.K2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ady</text:p>
          </table:table-cell>
          <table:table-cell office:value-type="string">
            <text:p><text:s/>Mr. John Bertram</text:p>
          </table:table-cell>
          <table:table-cell office:value-type="float" office:value="0">
            <text:p>0</text:p>
          </table:table-cell>
          <table:table-cell table:formula="of:=IF([.A30]=[.D30];1;0)" office:value-type="float" office:value="1">
            <text:p>1</text:p>
          </table:table-cell>
          <table:table-cell table:number-columns-repeated="3"/>
          <table:table-cell office:value-type="float" office:value="0.583100304775">
            <text:p>0.5831003048</text:p>
          </table:table-cell>
          <table:table-cell office:value-type="float" office:value="0.416899695225">
            <text:p>0.4168996952</text:p>
          </table:table-cell>
          <table:table-cell table:formula="of:=IF([.J30]&gt;[.$N$1];1;0)" office:value-type="float" office:value="0">
            <text:p>0</text:p>
          </table:table-cell>
          <table:table-cell table:formula="of:=IF([.A30]=[.K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aan</text:p>
          </table:table-cell>
          <table:table-cell office:value-type="string">
            <text:p><text:s/>Mr. Elias</text:p>
          </table:table-cell>
          <table:table-cell office:value-type="float" office:value="0">
            <text:p>0</text:p>
          </table:table-cell>
          <table:table-cell table:formula="of:=IF([.A31]=[.D31];1;0)" office:value-type="float" office:value="1">
            <text:p>1</text:p>
          </table:table-cell>
          <table:table-cell table:number-columns-repeated="3"/>
          <table:table-cell office:value-type="float" office:value="0.913465223482">
            <text:p>0.9134652235</text:p>
          </table:table-cell>
          <table:table-cell office:value-type="float" office:value="0.0865347765177">
            <text:p>0.0865347765</text:p>
          </table:table-cell>
          <table:table-cell table:formula="of:=IF([.J31]&gt;[.$N$1];1;0)" office:value-type="float" office:value="0">
            <text:p>0</text:p>
          </table:table-cell>
          <table:table-cell table:formula="of:=IF([.A31]=[.K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ouch</text:p>
          </table:table-cell>
          <table:table-cell office:value-type="string">
            <text:p><text:s/>Mr. Charles Alexander</text:p>
          </table:table-cell>
          <table:table-cell office:value-type="float" office:value="0">
            <text:p>0</text:p>
          </table:table-cell>
          <table:table-cell table:formula="of:=IF([.A32]=[.D32];1;0)" office:value-type="float" office:value="1">
            <text:p>1</text:p>
          </table:table-cell>
          <table:table-cell table:number-columns-repeated="3"/>
          <table:table-cell office:value-type="float" office:value="0.91396302948">
            <text:p>0.9139630295</text:p>
          </table:table-cell>
          <table:table-cell office:value-type="float" office:value="0.0860369705204">
            <text:p>0.0860369705</text:p>
          </table:table-cell>
          <table:table-cell table:formula="of:=IF([.J32]&gt;[.$N$1];1;0)" office:value-type="float" office:value="0">
            <text:p>0</text:p>
          </table:table-cell>
          <table:table-cell table:formula="of:=IF([.A32]=[.K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efferys</text:p>
          </table:table-cell>
          <table:table-cell office:value-type="string">
            <text:p><text:s/>Mr. Clifford Thomas</text:p>
          </table:table-cell>
          <table:table-cell office:value-type="float" office:value="0">
            <text:p>0</text:p>
          </table:table-cell>
          <table:table-cell table:formula="of:=IF([.A33]=[.D33];1;0)" office:value-type="float" office:value="1">
            <text:p>1</text:p>
          </table:table-cell>
          <table:table-cell table:number-columns-repeated="3"/>
          <table:table-cell office:value-type="float" office:value="0.894596356407">
            <text:p>0.8945963564</text:p>
          </table:table-cell>
          <table:table-cell office:value-type="float" office:value="0.105403643593">
            <text:p>0.1054036436</text:p>
          </table:table-cell>
          <table:table-cell table:formula="of:=IF([.J33]&gt;[.$N$1];1;0)" office:value-type="float" office:value="0">
            <text:p>0</text:p>
          </table:table-cell>
          <table:table-cell table:formula="of:=IF([.A33]=[.K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an</text:p>
          </table:table-cell>
          <table:table-cell office:value-type="string">
            <text:p><text:s/>Mrs. Bertram (Eva Georgetta Light)</text:p>
          </table:table-cell>
          <table:table-cell office:value-type="float" office:value="0">
            <text:p>0</text:p>
          </table:table-cell>
          <table:table-cell table:formula="of:=IF([.A34]=[.D34];1;0)" office:value-type="float" office:value="0">
            <text:p>0</text:p>
          </table:table-cell>
          <table:table-cell table:number-columns-repeated="3"/>
          <table:table-cell office:value-type="float" office:value="0.341614219661">
            <text:p>0.3416142197</text:p>
          </table:table-cell>
          <table:table-cell office:value-type="float" office:value="0.658385780339">
            <text:p>0.6583857803</text:p>
          </table:table-cell>
          <table:table-cell table:formula="of:=IF([.J34]&gt;[.$N$1];1;0)" office:value-type="float" office:value="0">
            <text:p>0</text:p>
          </table:table-cell>
          <table:table-cell table:formula="of:=IF([.A34]=[.K34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ohnston, Mrs. Andrew G (Elizabeth Lily" Watson)"</text:p>
          </table:table-cell>
          <table:table-cell office:value-type="string">
            <text:p>W./C. 6607</text:p>
          </table:table-cell>
          <table:table-cell office:value-type="float" office:value="0">
            <text:p>0</text:p>
          </table:table-cell>
          <table:table-cell table:formula="of:=IF([.A35]=[.D35];1;0)" office:value-type="float" office:value="1">
            <text:p>1</text:p>
          </table:table-cell>
          <table:table-cell table:number-columns-repeated="3"/>
          <table:table-cell office:value-type="float" office:value="0.592478576148">
            <text:p>0.5924785761</text:p>
          </table:table-cell>
          <table:table-cell office:value-type="float" office:value="0.407521423852">
            <text:p>0.4075214239</text:p>
          </table:table-cell>
          <table:table-cell table:formula="of:=IF([.J35]&gt;[.$N$1];1;0)" office:value-type="float" office:value="0">
            <text:p>0</text:p>
          </table:table-cell>
          <table:table-cell table:formula="of:=IF([.A35]=[.K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ck</text:p>
          </table:table-cell>
          <table:table-cell office:value-type="string">
            <text:p><text:s/>Mr. Philipp Edmund</text:p>
          </table:table-cell>
          <table:table-cell office:value-type="float" office:value="0">
            <text:p>0</text:p>
          </table:table-cell>
          <table:table-cell table:formula="of:=IF([.A36]=[.D36];1;0)" office:value-type="float" office:value="0">
            <text:p>0</text:p>
          </table:table-cell>
          <table:table-cell table:number-columns-repeated="3"/>
          <table:table-cell office:value-type="float" office:value="0.614086429102">
            <text:p>0.6140864291</text:p>
          </table:table-cell>
          <table:table-cell office:value-type="float" office:value="0.385913570898">
            <text:p>0.3859135709</text:p>
          </table:table-cell>
          <table:table-cell table:formula="of:=IF([.J36]&gt;[.$N$1];1;0)" office:value-type="float" office:value="0">
            <text:p>0</text:p>
          </table:table-cell>
          <table:table-cell table:formula="of:=IF([.A36]=[.K3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tavelas, Mr. Vassilios (Catavelas Vassilios")"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table:formula="of:=IF([.A37]=[.D37];1;0)" office:value-type="float" office:value="1">
            <text:p>1</text:p>
          </table:table-cell>
          <table:table-cell table:number-columns-repeated="3"/>
          <table:table-cell office:value-type="float" office:value="0.852496908225">
            <text:p>0.8524969082</text:p>
          </table:table-cell>
          <table:table-cell office:value-type="float" office:value="0.147503091775">
            <text:p>0.1475030918</text:p>
          </table:table-cell>
          <table:table-cell table:formula="of:=IF([.J37]&gt;[.$N$1];1;0)" office:value-type="float" office:value="0">
            <text:p>0</text:p>
          </table:table-cell>
          <table:table-cell table:formula="of:=IF([.A37]=[.K3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th</text:p>
          </table:table-cell>
          <table:table-cell office:value-type="string">
            <text:p><text:s/>Miss. Sarah A</text:p>
          </table:table-cell>
          <table:table-cell office:value-type="float" office:value="0">
            <text:p>0</text:p>
          </table:table-cell>
          <table:table-cell table:formula="of:=IF([.A38]=[.D38];1;0)" office:value-type="float" office:value="0">
            <text:p>0</text:p>
          </table:table-cell>
          <table:table-cell table:number-columns-repeated="3"/>
          <table:table-cell office:value-type="float" office:value="0.790529362357">
            <text:p>0.7905293624</text:p>
          </table:table-cell>
          <table:table-cell office:value-type="float" office:value="0.209470637643">
            <text:p>0.2094706376</text:p>
          </table:table-cell>
          <table:table-cell table:formula="of:=IF([.J38]&gt;[.$N$1];1;0)" office:value-type="float" office:value="0">
            <text:p>0</text:p>
          </table:table-cell>
          <table:table-cell table:formula="of:=IF([.A38]=[.K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cic</text:p>
          </table:table-cell>
          <table:table-cell office:value-type="string">
            <text:p><text:s/>Miss. Manda</text:p>
          </table:table-cell>
          <table:table-cell office:value-type="float" office:value="0">
            <text:p>0</text:p>
          </table:table-cell>
          <table:table-cell table:formula="of:=IF([.A39]=[.D39];1;0)" office:value-type="float" office:value="1">
            <text:p>1</text:p>
          </table:table-cell>
          <table:table-cell table:number-columns-repeated="3"/>
          <table:table-cell office:value-type="float" office:value="0.714480657241">
            <text:p>0.7144806572</text:p>
          </table:table-cell>
          <table:table-cell office:value-type="float" office:value="0.285519342759">
            <text:p>0.2855193428</text:p>
          </table:table-cell>
          <table:table-cell table:formula="of:=IF([.J39]&gt;[.$N$1];1;0)" office:value-type="float" office:value="0">
            <text:p>0</text:p>
          </table:table-cell>
          <table:table-cell table:formula="of:=IF([.A39]=[.K3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p</text:p>
          </table:table-cell>
          <table:table-cell office:value-type="string">
            <text:p><text:s/>Mr. Julius</text:p>
          </table:table-cell>
          <table:table-cell office:value-type="float" office:value="0">
            <text:p>0</text:p>
          </table:table-cell>
          <table:table-cell table:formula="of:=IF([.A40]=[.D40];1;0)" office:value-type="float" office:value="0">
            <text:p>0</text:p>
          </table:table-cell>
          <table:table-cell table:number-columns-repeated="3"/>
          <table:table-cell office:value-type="float" office:value="0.908774254672">
            <text:p>0.9087742547</text:p>
          </table:table-cell>
          <table:table-cell office:value-type="float" office:value="0.0912257453278">
            <text:p>0.0912257453</text:p>
          </table:table-cell>
          <table:table-cell table:formula="of:=IF([.J40]&gt;[.$N$1];1;0)" office:value-type="float" office:value="0">
            <text:p>0</text:p>
          </table:table-cell>
          <table:table-cell table:formula="of:=IF([.A40]=[.K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e</text:p>
          </table:table-cell>
          <table:table-cell office:value-type="string">
            <text:p><text:s/>Mr. Ling</text:p>
          </table:table-cell>
          <table:table-cell office:value-type="float" office:value="1">
            <text:p>1</text:p>
          </table:table-cell>
          <table:table-cell table:formula="of:=IF([.A41]=[.D41];1;0)" office:value-type="float" office:value="1">
            <text:p>1</text:p>
          </table:table-cell>
          <table:table-cell table:number-columns-repeated="3"/>
          <table:table-cell office:value-type="float" office:value="0.383732071868">
            <text:p>0.3837320719</text:p>
          </table:table-cell>
          <table:table-cell office:value-type="float" office:value="0.616267928132">
            <text:p>0.6162679281</text:p>
          </table:table-cell>
          <table:table-cell table:formula="of:=IF([.J41]&gt;[.$N$1];1;0)" office:value-type="float" office:value="0">
            <text:p>0</text:p>
          </table:table-cell>
          <table:table-cell table:formula="of:=IF([.A41]=[.K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run</text:p>
          </table:table-cell>
          <table:table-cell office:value-type="string">
            <text:p><text:s/>Mr. Franz</text:p>
          </table:table-cell>
          <table:table-cell office:value-type="float" office:value="0">
            <text:p>0</text:p>
          </table:table-cell>
          <table:table-cell table:formula="of:=IF([.A42]=[.D42];1;0)" office:value-type="float" office:value="0">
            <text:p>0</text:p>
          </table:table-cell>
          <table:table-cell table:number-columns-repeated="3"/>
          <table:table-cell office:value-type="float" office:value="0.870476534352">
            <text:p>0.8704765344</text:p>
          </table:table-cell>
          <table:table-cell office:value-type="float" office:value="0.129523465648">
            <text:p>0.1295234656</text:p>
          </table:table-cell>
          <table:table-cell table:formula="of:=IF([.J42]&gt;[.$N$1];1;0)" office:value-type="float" office:value="0">
            <text:p>0</text:p>
          </table:table-cell>
          <table:table-cell table:formula="of:=IF([.A42]=[.K4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anklin</text:p>
          </table:table-cell>
          <table:table-cell office:value-type="string">
            <text:p><text:s/>Mr. Thomas Parham</text:p>
          </table:table-cell>
          <table:table-cell office:value-type="float" office:value="0">
            <text:p>0</text:p>
          </table:table-cell>
          <table:table-cell table:formula="of:=IF([.A43]=[.D43];1;0)" office:value-type="float" office:value="1">
            <text:p>1</text:p>
          </table:table-cell>
          <table:table-cell table:number-columns-repeated="3"/>
          <table:table-cell office:value-type="float" office:value="0.503637187259">
            <text:p>0.5036371873</text:p>
          </table:table-cell>
          <table:table-cell office:value-type="float" office:value="0.496362812741">
            <text:p>0.4963628127</text:p>
          </table:table-cell>
          <table:table-cell table:formula="of:=IF([.J43]&gt;[.$N$1];1;0)" office:value-type="float" office:value="0">
            <text:p>0</text:p>
          </table:table-cell>
          <table:table-cell table:formula="of:=IF([.A43]=[.K4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oldsmith</text:p>
          </table:table-cell>
          <table:table-cell office:value-type="string">
            <text:p><text:s/>Mr. Nathan</text:p>
          </table:table-cell>
          <table:table-cell office:value-type="float" office:value="0">
            <text:p>0</text:p>
          </table:table-cell>
          <table:table-cell table:formula="of:=IF([.A44]=[.D44];1;0)" office:value-type="float" office:value="1">
            <text:p>1</text:p>
          </table:table-cell>
          <table:table-cell table:number-columns-repeated="3"/>
          <table:table-cell office:value-type="float" office:value="0.916883107961">
            <text:p>0.916883108</text:p>
          </table:table-cell>
          <table:table-cell office:value-type="float" office:value="0.0831168920393">
            <text:p>0.083116892</text:p>
          </table:table-cell>
          <table:table-cell table:formula="of:=IF([.J44]&gt;[.$N$1];1;0)" office:value-type="float" office:value="0">
            <text:p>0</text:p>
          </table:table-cell>
          <table:table-cell table:formula="of:=IF([.A44]=[.K4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rbett</text:p>
          </table:table-cell>
          <table:table-cell office:value-type="string">
            <text:p><text:s/>Mrs. Walter H (Irene Colvin)</text:p>
          </table:table-cell>
          <table:table-cell office:value-type="float" office:value="1">
            <text:p>1</text:p>
          </table:table-cell>
          <table:table-cell table:formula="of:=IF([.A45]=[.D45];1;0)" office:value-type="float" office:value="0">
            <text:p>0</text:p>
          </table:table-cell>
          <table:table-cell table:number-columns-repeated="3"/>
          <table:table-cell office:value-type="float" office:value="0.0158406334733">
            <text:p>0.0158406335</text:p>
          </table:table-cell>
          <table:table-cell office:value-type="float" office:value="0.984159366527">
            <text:p>0.9841593665</text:p>
          </table:table-cell>
          <table:table-cell table:formula="of:=IF([.J45]&gt;[.$N$1];1;0)" office:value-type="float" office:value="1">
            <text:p>1</text:p>
          </table:table-cell>
          <table:table-cell table:formula="of:=IF([.A45]=[.K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mball</text:p>
          </table:table-cell>
          <table:table-cell office:value-type="string">
            <text:p><text:s/>Mrs. Edwin Nelson Jr (Gertrude Parsons)</text:p>
          </table:table-cell>
          <table:table-cell office:value-type="float" office:value="1">
            <text:p>1</text:p>
          </table:table-cell>
          <table:table-cell table:formula="of:=IF([.A46]=[.D46];1;0)" office:value-type="float" office:value="1">
            <text:p>1</text:p>
          </table:table-cell>
          <table:table-cell table:number-columns-repeated="3"/>
          <table:table-cell office:value-type="float" office:value="0.0424606678874">
            <text:p>0.0424606679</text:p>
          </table:table-cell>
          <table:table-cell office:value-type="float" office:value="0.957539332113">
            <text:p>0.9575393321</text:p>
          </table:table-cell>
          <table:table-cell table:formula="of:=IF([.J46]&gt;[.$N$1];1;0)" office:value-type="float" office:value="1">
            <text:p>1</text:p>
          </table:table-cell>
          <table:table-cell table:formula="of:=IF([.A46]=[.K4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ltomaki</text:p>
          </table:table-cell>
          <table:table-cell office:value-type="string">
            <text:p><text:s/>Mr. Nikolai Johannes</text:p>
          </table:table-cell>
          <table:table-cell office:value-type="float" office:value="0">
            <text:p>0</text:p>
          </table:table-cell>
          <table:table-cell table:formula="of:=IF([.A47]=[.D47];1;0)" office:value-type="float" office:value="1">
            <text:p>1</text:p>
          </table:table-cell>
          <table:table-cell table:number-columns-repeated="3"/>
          <table:table-cell office:value-type="float" office:value="0.891178712417">
            <text:p>0.8911787124</text:p>
          </table:table-cell>
          <table:table-cell office:value-type="float" office:value="0.108821287583">
            <text:p>0.1088212876</text:p>
          </table:table-cell>
          <table:table-cell table:formula="of:=IF([.J47]&gt;[.$N$1];1;0)" office:value-type="float" office:value="0">
            <text:p>0</text:p>
          </table:table-cell>
          <table:table-cell table:formula="of:=IF([.A47]=[.K4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vre</text:p>
          </table:table-cell>
          <table:table-cell office:value-type="string">
            <text:p><text:s/>Mr. Paul Romaine</text:p>
          </table:table-cell>
          <table:table-cell office:value-type="float" office:value="0">
            <text:p>0</text:p>
          </table:table-cell>
          <table:table-cell table:formula="of:=IF([.A48]=[.D48];1;0)" office:value-type="float" office:value="0">
            <text:p>0</text:p>
          </table:table-cell>
          <table:table-cell table:number-columns-repeated="3"/>
          <table:table-cell office:value-type="float" office:value="0.622733660957">
            <text:p>0.622733661</text:p>
          </table:table-cell>
          <table:table-cell office:value-type="float" office:value="0.377266339043">
            <text:p>0.377266339</text:p>
          </table:table-cell>
          <table:table-cell table:formula="of:=IF([.J48]&gt;[.$N$1];1;0)" office:value-type="float" office:value="0">
            <text:p>0</text:p>
          </table:table-cell>
          <table:table-cell table:formula="of:=IF([.A48]=[.K4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aughnessy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49]=[.D49];1;0)" office:value-type="float" office:value="1">
            <text:p>1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49]&gt;[.$N$1];1;0)" office:value-type="float" office:value="0">
            <text:p>0</text:p>
          </table:table-cell>
          <table:table-cell table:formula="of:=IF([.A49]=[.K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cknell</text:p>
          </table:table-cell>
          <table:table-cell office:value-type="string">
            <text:p><text:s/>Mrs. William Robert (Emma Eliza Ward)</text:p>
          </table:table-cell>
          <table:table-cell office:value-type="float" office:value="1">
            <text:p>1</text:p>
          </table:table-cell>
          <table:table-cell table:formula="of:=IF([.A50]=[.D50];1;0)" office:value-type="float" office:value="1">
            <text:p>1</text:p>
          </table:table-cell>
          <table:table-cell table:number-columns-repeated="3"/>
          <table:table-cell office:value-type="float" office:value="0.0362545367066">
            <text:p>0.0362545367</text:p>
          </table:table-cell>
          <table:table-cell office:value-type="float" office:value="0.963745463293">
            <text:p>0.9637454633</text:p>
          </table:table-cell>
          <table:table-cell table:formula="of:=IF([.J50]&gt;[.$N$1];1;0)" office:value-type="float" office:value="1">
            <text:p>1</text:p>
          </table:table-cell>
          <table:table-cell table:formula="of:=IF([.A50]=[.K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utts, Mrs. William (Winnie Minnie" Treanor)"</text:p>
          </table:table-cell>
          <table:table-cell office:value-type="string">
            <text:p>C.A. 37671</text:p>
          </table:table-cell>
          <table:table-cell office:value-type="float" office:value="1">
            <text:p>1</text:p>
          </table:table-cell>
          <table:table-cell table:formula="of:=IF([.A51]=[.D51];1;0)" office:value-type="float" office:value="1">
            <text:p>1</text:p>
          </table:table-cell>
          <table:table-cell table:number-columns-repeated="3"/>
          <table:table-cell office:value-type="float" office:value="0.411830743916">
            <text:p>0.4118307439</text:p>
          </table:table-cell>
          <table:table-cell office:value-type="float" office:value="0.588169256084">
            <text:p>0.5881692561</text:p>
          </table:table-cell>
          <table:table-cell table:formula="of:=IF([.J51]&gt;[.$N$1];1;0)" office:value-type="float" office:value="0">
            <text:p>0</text:p>
          </table:table-cell>
          <table:table-cell table:formula="of:=IF([.A51]=[.K51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mith</text:p>
          </table:table-cell>
          <table:table-cell office:value-type="string">
            <text:p><text:s/>Mr. Lucien Philip</text:p>
          </table:table-cell>
          <table:table-cell office:value-type="float" office:value="0">
            <text:p>0</text:p>
          </table:table-cell>
          <table:table-cell table:formula="of:=IF([.A52]=[.D52];1;0)" office:value-type="float" office:value="1">
            <text:p>1</text:p>
          </table:table-cell>
          <table:table-cell table:number-columns-repeated="3"/>
          <table:table-cell office:value-type="float" office:value="0.660648910911">
            <text:p>0.6606489109</text:p>
          </table:table-cell>
          <table:table-cell office:value-type="float" office:value="0.339351089089">
            <text:p>0.3393510891</text:p>
          </table:table-cell>
          <table:table-cell table:formula="of:=IF([.J52]&gt;[.$N$1];1;0)" office:value-type="float" office:value="0">
            <text:p>0</text:p>
          </table:table-cell>
          <table:table-cell table:formula="of:=IF([.A52]=[.K5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ulbaum</text:p>
          </table:table-cell>
          <table:table-cell office:value-type="string">
            <text:p><text:s/>Mr. Franz</text:p>
          </table:table-cell>
          <table:table-cell office:value-type="float" office:value="0">
            <text:p>0</text:p>
          </table:table-cell>
          <table:table-cell table:formula="of:=IF([.A53]=[.D53];1;0)" office:value-type="float" office:value="1">
            <text:p>1</text:p>
          </table:table-cell>
          <table:table-cell table:number-columns-repeated="3"/>
          <table:table-cell office:value-type="float" office:value="0.904794619222">
            <text:p>0.9047946192</text:p>
          </table:table-cell>
          <table:table-cell office:value-type="float" office:value="0.0952053807779">
            <text:p>0.0952053808</text:p>
          </table:table-cell>
          <table:table-cell table:formula="of:=IF([.J53]&gt;[.$N$1];1;0)" office:value-type="float" office:value="0">
            <text:p>0</text:p>
          </table:table-cell>
          <table:table-cell table:formula="of:=IF([.A53]=[.K5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cking, Miss. Ellen Nellie""</text:p>
          </table:table-cell>
          <table:table-cell office:value-type="float" office:value="29105">
            <text:p>29105</text:p>
          </table:table-cell>
          <table:table-cell office:value-type="float" office:value="1">
            <text:p>1</text:p>
          </table:table-cell>
          <table:table-cell table:formula="of:=IF([.A54]=[.D54];1;0)" office:value-type="float" office:value="1">
            <text:p>1</text:p>
          </table:table-cell>
          <table:table-cell table:number-columns-repeated="3"/>
          <table:table-cell office:value-type="float" office:value="0.0204310787174">
            <text:p>0.0204310787</text:p>
          </table:table-cell>
          <table:table-cell office:value-type="float" office:value="0.979568921283">
            <text:p>0.9795689213</text:p>
          </table:table-cell>
          <table:table-cell table:formula="of:=IF([.J54]&gt;[.$N$1];1;0)" office:value-type="float" office:value="1">
            <text:p>1</text:p>
          </table:table-cell>
          <table:table-cell table:formula="of:=IF([.A54]=[.K5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tune</text:p>
          </table:table-cell>
          <table:table-cell office:value-type="string">
            <text:p><text:s/>Miss. Ethel Flora</text:p>
          </table:table-cell>
          <table:table-cell office:value-type="float" office:value="1">
            <text:p>1</text:p>
          </table:table-cell>
          <table:table-cell table:formula="of:=IF([.A55]=[.D55];1;0)" office:value-type="float" office:value="1">
            <text:p>1</text:p>
          </table:table-cell>
          <table:table-cell table:number-columns-repeated="3"/>
          <table:table-cell office:value-type="float" office:value="0.188769117068">
            <text:p>0.1887691171</text:p>
          </table:table-cell>
          <table:table-cell office:value-type="float" office:value="0.811230882932">
            <text:p>0.8112308829</text:p>
          </table:table-cell>
          <table:table-cell table:formula="of:=IF([.J55]&gt;[.$N$1];1;0)" office:value-type="float" office:value="1">
            <text:p>1</text:p>
          </table:table-cell>
          <table:table-cell table:formula="of:=IF([.A55]=[.K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ngiavacchi</text:p>
          </table:table-cell>
          <table:table-cell office:value-type="string">
            <text:p><text:s/>Mr. Serafino Emilio</text:p>
          </table:table-cell>
          <table:table-cell office:value-type="float" office:value="0">
            <text:p>0</text:p>
          </table:table-cell>
          <table:table-cell table:formula="of:=IF([.A56]=[.D56];1;0)" office:value-type="float" office:value="1">
            <text:p>1</text:p>
          </table:table-cell>
          <table:table-cell table:number-columns-repeated="3"/>
          <table:table-cell office:value-type="float" office:value="0.899969995576">
            <text:p>0.8999699956</text:p>
          </table:table-cell>
          <table:table-cell office:value-type="float" office:value="0.100030004424">
            <text:p>0.1000300044</text:p>
          </table:table-cell>
          <table:table-cell table:formula="of:=IF([.J56]&gt;[.$N$1];1;0)" office:value-type="float" office:value="0">
            <text:p>0</text:p>
          </table:table-cell>
          <table:table-cell table:formula="of:=IF([.A56]=[.K5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ice</text:p>
          </table:table-cell>
          <table:table-cell office:value-type="string">
            <text:p><text:s/>Master. Albert</text:p>
          </table:table-cell>
          <table:table-cell office:value-type="float" office:value="0">
            <text:p>0</text:p>
          </table:table-cell>
          <table:table-cell table:formula="of:=IF([.A57]=[.D57];1;0)" office:value-type="float" office:value="1">
            <text:p>1</text:p>
          </table:table-cell>
          <table:table-cell table:number-columns-repeated="3"/>
          <table:table-cell office:value-type="float" office:value="0.919624633043">
            <text:p>0.919624633</text:p>
          </table:table-cell>
          <table:table-cell office:value-type="float" office:value="0.0803753669568">
            <text:p>0.080375367</text:p>
          </table:table-cell>
          <table:table-cell table:formula="of:=IF([.J57]&gt;[.$N$1];1;0)" office:value-type="float" office:value="0">
            <text:p>0</text:p>
          </table:table-cell>
          <table:table-cell table:formula="of:=IF([.A57]=[.K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r</text:p>
          </table:table-cell>
          <table:table-cell office:value-type="string">
            <text:p><text:s/>Mr. Bartol</text:p>
          </table:table-cell>
          <table:table-cell office:value-type="float" office:value="0">
            <text:p>0</text:p>
          </table:table-cell>
          <table:table-cell table:formula="of:=IF([.A58]=[.D58];1;0)" office:value-type="float" office:value="1">
            <text:p>1</text:p>
          </table:table-cell>
          <table:table-cell table:number-columns-repeated="3"/>
          <table:table-cell office:value-type="float" office:value="0.917991289109">
            <text:p>0.9179912891</text:p>
          </table:table-cell>
          <table:table-cell office:value-type="float" office:value="0.0820087108914">
            <text:p>0.0820087109</text:p>
          </table:table-cell>
          <table:table-cell table:formula="of:=IF([.J58]&gt;[.$N$1];1;0)" office:value-type="float" office:value="0">
            <text:p>0</text:p>
          </table:table-cell>
          <table:table-cell table:formula="of:=IF([.A58]=[.K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elseth</text:p>
          </table:table-cell>
          <table:table-cell office:value-type="string">
            <text:p><text:s/>Mr. Olaus Jorgensen</text:p>
          </table:table-cell>
          <table:table-cell office:value-type="float" office:value="0">
            <text:p>0</text:p>
          </table:table-cell>
          <table:table-cell table:formula="of:=IF([.A59]=[.D59];1;0)" office:value-type="float" office:value="0">
            <text:p>0</text:p>
          </table:table-cell>
          <table:table-cell table:number-columns-repeated="3"/>
          <table:table-cell office:value-type="float" office:value="0.92708178529">
            <text:p>0.9270817853</text:p>
          </table:table-cell>
          <table:table-cell office:value-type="float" office:value="0.0729182147097">
            <text:p>0.0729182147</text:p>
          </table:table-cell>
          <table:table-cell table:formula="of:=IF([.J59]&gt;[.$N$1];1;0)" office:value-type="float" office:value="0">
            <text:p>0</text:p>
          </table:table-cell>
          <table:table-cell table:formula="of:=IF([.A59]=[.K5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vison</text:p>
          </table:table-cell>
          <table:table-cell office:value-type="string">
            <text:p><text:s/>Mr. Thomas Henry</text:p>
          </table:table-cell>
          <table:table-cell office:value-type="float" office:value="0">
            <text:p>0</text:p>
          </table:table-cell>
          <table:table-cell table:formula="of:=IF([.A60]=[.D60];1;0)" office:value-type="float" office:value="1">
            <text:p>1</text:p>
          </table:table-cell>
          <table:table-cell table:number-columns-repeated="3"/>
          <table:table-cell office:value-type="float" office:value="0.914575790567">
            <text:p>0.9145757906</text:p>
          </table:table-cell>
          <table:table-cell office:value-type="float" office:value="0.0854242094327">
            <text:p>0.0854242094</text:p>
          </table:table-cell>
          <table:table-cell table:formula="of:=IF([.J60]&gt;[.$N$1];1;0)" office:value-type="float" office:value="0">
            <text:p>0</text:p>
          </table:table-cell>
          <table:table-cell table:formula="of:=IF([.A60]=[.K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udanson</text:p>
          </table:table-cell>
          <table:table-cell office:value-type="string">
            <text:p><text:s/>Miss. Victorine</text:p>
          </table:table-cell>
          <table:table-cell office:value-type="float" office:value="1">
            <text:p>1</text:p>
          </table:table-cell>
          <table:table-cell table:formula="of:=IF([.A61]=[.D61];1;0)" office:value-type="float" office:value="1">
            <text:p>1</text:p>
          </table:table-cell>
          <table:table-cell table:number-columns-repeated="3"/>
          <table:table-cell office:value-type="float" office:value="0.00698812302616">
            <text:p>0.006988123</text:p>
          </table:table-cell>
          <table:table-cell office:value-type="float" office:value="0.993011876974">
            <text:p>0.993011877</text:p>
          </table:table-cell>
          <table:table-cell table:formula="of:=IF([.J61]&gt;[.$N$1];1;0)" office:value-type="float" office:value="1">
            <text:p>1</text:p>
          </table:table-cell>
          <table:table-cell table:formula="of:=IF([.A61]=[.K6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ka</text:p>
          </table:table-cell>
          <table:table-cell office:value-type="string">
            <text:p><text:s/>Mr. Mirko</text:p>
          </table:table-cell>
          <table:table-cell office:value-type="float" office:value="0">
            <text:p>0</text:p>
          </table:table-cell>
          <table:table-cell table:formula="of:=IF([.A62]=[.D62];1;0)" office:value-type="float" office:value="1">
            <text:p>1</text:p>
          </table:table-cell>
          <table:table-cell table:number-columns-repeated="3"/>
          <table:table-cell office:value-type="float" office:value="0.903505739239">
            <text:p>0.9035057392</text:p>
          </table:table-cell>
          <table:table-cell office:value-type="float" office:value="0.0964942607611">
            <text:p>0.0964942608</text:p>
          </table:table-cell>
          <table:table-cell table:formula="of:=IF([.J62]&gt;[.$N$1];1;0)" office:value-type="float" office:value="0">
            <text:p>0</text:p>
          </table:table-cell>
          <table:table-cell table:formula="of:=IF([.A62]=[.K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cCrae</text:p>
          </table:table-cell>
          <table:table-cell office:value-type="string">
            <text:p><text:s/>Mr. Arthur Gordon</text:p>
          </table:table-cell>
          <table:table-cell office:value-type="float" office:value="0">
            <text:p>0</text:p>
          </table:table-cell>
          <table:table-cell table:formula="of:=IF([.A63]=[.D63];1;0)" office:value-type="float" office:value="1">
            <text:p>1</text:p>
          </table:table-cell>
          <table:table-cell table:number-columns-repeated="3"/>
          <table:table-cell office:value-type="float" office:value="0.847616894544">
            <text:p>0.8476168945</text:p>
          </table:table-cell>
          <table:table-cell office:value-type="float" office:value="0.152383105456">
            <text:p>0.1523831055</text:p>
          </table:table-cell>
          <table:table-cell table:formula="of:=IF([.J63]&gt;[.$N$1];1;0)" office:value-type="float" office:value="0">
            <text:p>0</text:p>
          </table:table-cell>
          <table:table-cell table:formula="of:=IF([.A63]=[.K6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jorklund</text:p>
          </table:table-cell>
          <table:table-cell office:value-type="string">
            <text:p><text:s/>Mr. Ernst Herbert</text:p>
          </table:table-cell>
          <table:table-cell office:value-type="float" office:value="0">
            <text:p>0</text:p>
          </table:table-cell>
          <table:table-cell table:formula="of:=IF([.A64]=[.D64];1;0)" office:value-type="float" office:value="1">
            <text:p>1</text:p>
          </table:table-cell>
          <table:table-cell table:number-columns-repeated="3"/>
          <table:table-cell office:value-type="float" office:value="0.908118515738">
            <text:p>0.9081185157</text:p>
          </table:table-cell>
          <table:table-cell office:value-type="float" office:value="0.0918814842618">
            <text:p>0.0918814843</text:p>
          </table:table-cell>
          <table:table-cell table:formula="of:=IF([.J64]&gt;[.$N$1];1;0)" office:value-type="float" office:value="0">
            <text:p>0</text:p>
          </table:table-cell>
          <table:table-cell table:formula="of:=IF([.A64]=[.K6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adley</text:p>
          </table:table-cell>
          <table:table-cell office:value-type="string">
            <text:p><text:s/>Miss. Bridget Delia</text:p>
          </table:table-cell>
          <table:table-cell office:value-type="float" office:value="1">
            <text:p>1</text:p>
          </table:table-cell>
          <table:table-cell table:formula="of:=IF([.A65]=[.D65];1;0)" office:value-type="float" office:value="1">
            <text:p>1</text:p>
          </table:table-cell>
          <table:table-cell table:number-columns-repeated="3"/>
          <table:table-cell office:value-type="float" office:value="0.153509031523">
            <text:p>0.1535090315</text:p>
          </table:table-cell>
          <table:table-cell office:value-type="float" office:value="0.846490968477">
            <text:p>0.8464909685</text:p>
          </table:table-cell>
          <table:table-cell table:formula="of:=IF([.J65]&gt;[.$N$1];1;0)" office:value-type="float" office:value="1">
            <text:p>1</text:p>
          </table:table-cell>
          <table:table-cell table:formula="of:=IF([.A65]=[.K6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erson</text:p>
          </table:table-cell>
          <table:table-cell office:value-type="string">
            <text:p><text:s/>Master. John Borie</text:p>
          </table:table-cell>
          <table:table-cell office:value-type="float" office:value="1">
            <text:p>1</text:p>
          </table:table-cell>
          <table:table-cell table:formula="of:=IF([.A66]=[.D66];1;0)" office:value-type="float" office:value="1">
            <text:p>1</text:p>
          </table:table-cell>
          <table:table-cell table:number-columns-repeated="3"/>
          <table:table-cell office:value-type="float" office:value="0.583169785553">
            <text:p>0.5831697856</text:p>
          </table:table-cell>
          <table:table-cell office:value-type="float" office:value="0.416830214447">
            <text:p>0.4168302144</text:p>
          </table:table-cell>
          <table:table-cell table:formula="of:=IF([.J66]&gt;[.$N$1];1;0)" office:value-type="float" office:value="0">
            <text:p>0</text:p>
          </table:table-cell>
          <table:table-cell table:formula="of:=IF([.A66]=[.K66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rey</text:p>
          </table:table-cell>
          <table:table-cell office:value-type="string">
            <text:p><text:s/>Mrs. Percy C (Mary Phyllis Elizabeth Miller)</text:p>
          </table:table-cell>
          <table:table-cell office:value-type="float" office:value="1">
            <text:p>1</text:p>
          </table:table-cell>
          <table:table-cell table:formula="of:=IF([.A67]=[.D67];1;0)" office:value-type="float" office:value="0">
            <text:p>0</text:p>
          </table:table-cell>
          <table:table-cell table:number-columns-repeated="3"/>
          <table:table-cell office:value-type="float" office:value="0.0141053591928">
            <text:p>0.0141053592</text:p>
          </table:table-cell>
          <table:table-cell office:value-type="float" office:value="0.985894640807">
            <text:p>0.9858946408</text:p>
          </table:table-cell>
          <table:table-cell table:formula="of:=IF([.J67]&gt;[.$N$1];1;0)" office:value-type="float" office:value="1">
            <text:p>1</text:p>
          </table:table-cell>
          <table:table-cell table:formula="of:=IF([.A67]=[.K6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urns</text:p>
          </table:table-cell>
          <table:table-cell office:value-type="string">
            <text:p><text:s/>Miss. Mary Delia</text:p>
          </table:table-cell>
          <table:table-cell office:value-type="float" office:value="1">
            <text:p>1</text:p>
          </table:table-cell>
          <table:table-cell table:formula="of:=IF([.A68]=[.D68];1;0)" office:value-type="float" office:value="0">
            <text:p>0</text:p>
          </table:table-cell>
          <table:table-cell table:number-columns-repeated="3"/>
          <table:table-cell office:value-type="float" office:value="0.200381992799">
            <text:p>0.2003819928</text:p>
          </table:table-cell>
          <table:table-cell office:value-type="float" office:value="0.799618007201">
            <text:p>0.7996180072</text:p>
          </table:table-cell>
          <table:table-cell table:formula="of:=IF([.J68]&gt;[.$N$1];1;0)" office:value-type="float" office:value="1">
            <text:p>1</text:p>
          </table:table-cell>
          <table:table-cell table:formula="of:=IF([.A68]=[.K68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oore</text:p>
          </table:table-cell>
          <table:table-cell office:value-type="string">
            <text:p><text:s/>Mr. Clarence Bloomfield</text:p>
          </table:table-cell>
          <table:table-cell office:value-type="float" office:value="0">
            <text:p>0</text:p>
          </table:table-cell>
          <table:table-cell table:formula="of:=IF([.A69]=[.D69];1;0)" office:value-type="float" office:value="1">
            <text:p>1</text:p>
          </table:table-cell>
          <table:table-cell table:number-columns-repeated="3"/>
          <table:table-cell office:value-type="float" office:value="0.672946021704">
            <text:p>0.6729460217</text:p>
          </table:table-cell>
          <table:table-cell office:value-type="float" office:value="0.327053978296">
            <text:p>0.3270539783</text:p>
          </table:table-cell>
          <table:table-cell table:formula="of:=IF([.J69]&gt;[.$N$1];1;0)" office:value-type="float" office:value="0">
            <text:p>0</text:p>
          </table:table-cell>
          <table:table-cell table:formula="of:=IF([.A69]=[.K6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cker</text:p>
          </table:table-cell>
          <table:table-cell office:value-type="string">
            <text:p><text:s/>Mr. Gilbert Milligan Jr</text:p>
          </table:table-cell>
          <table:table-cell office:value-type="float" office:value="0">
            <text:p>0</text:p>
          </table:table-cell>
          <table:table-cell table:formula="of:=IF([.A70]=[.D70];1;0)" office:value-type="float" office:value="0">
            <text:p>0</text:p>
          </table:table-cell>
          <table:table-cell table:number-columns-repeated="3"/>
          <table:table-cell office:value-type="float" office:value="0.626626829329">
            <text:p>0.6266268293</text:p>
          </table:table-cell>
          <table:table-cell office:value-type="float" office:value="0.373373170671">
            <text:p>0.3733731707</text:p>
          </table:table-cell>
          <table:table-cell table:formula="of:=IF([.J70]&gt;[.$N$1];1;0)" office:value-type="float" office:value="0">
            <text:p>0</text:p>
          </table:table-cell>
          <table:table-cell table:formula="of:=IF([.A70]=[.K7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tune</text:p>
          </table:table-cell>
          <table:table-cell office:value-type="string">
            <text:p><text:s/>Mrs. Mark (Mary McDougald)</text:p>
          </table:table-cell>
          <table:table-cell office:value-type="float" office:value="1">
            <text:p>1</text:p>
          </table:table-cell>
          <table:table-cell table:formula="of:=IF([.A71]=[.D71];1;0)" office:value-type="float" office:value="1">
            <text:p>1</text:p>
          </table:table-cell>
          <table:table-cell table:number-columns-repeated="3"/>
          <table:table-cell office:value-type="float" office:value="0.167879664492">
            <text:p>0.1678796645</text:p>
          </table:table-cell>
          <table:table-cell office:value-type="float" office:value="0.832120335508">
            <text:p>0.8321203355</text:p>
          </table:table-cell>
          <table:table-cell table:formula="of:=IF([.J71]&gt;[.$N$1];1;0)" office:value-type="float" office:value="1">
            <text:p>1</text:p>
          </table:table-cell>
          <table:table-cell table:formula="of:=IF([.A71]=[.K7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lvihill</text:p>
          </table:table-cell>
          <table:table-cell office:value-type="string">
            <text:p><text:s/>Miss. Bertha E</text:p>
          </table:table-cell>
          <table:table-cell office:value-type="float" office:value="1">
            <text:p>1</text:p>
          </table:table-cell>
          <table:table-cell table:formula="of:=IF([.A72]=[.D72];1;0)" office:value-type="float" office:value="1">
            <text:p>1</text:p>
          </table:table-cell>
          <table:table-cell table:number-columns-repeated="3"/>
          <table:table-cell office:value-type="float" office:value="0.172139022481">
            <text:p>0.1721390225</text:p>
          </table:table-cell>
          <table:table-cell office:value-type="float" office:value="0.827860977519">
            <text:p>0.8278609775</text:p>
          </table:table-cell>
          <table:table-cell table:formula="of:=IF([.J72]&gt;[.$N$1];1;0)" office:value-type="float" office:value="1">
            <text:p>1</text:p>
          </table:table-cell>
          <table:table-cell table:formula="of:=IF([.A72]=[.K7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koff</text:p>
          </table:table-cell>
          <table:table-cell office:value-type="string">
            <text:p><text:s/>Mr. Lazar</text:p>
          </table:table-cell>
          <table:table-cell office:value-type="float" office:value="0">
            <text:p>0</text:p>
          </table:table-cell>
          <table:table-cell table:formula="of:=IF([.A73]=[.D73];1;0)" office:value-type="float" office:value="1">
            <text:p>1</text:p>
          </table:table-cell>
          <table:table-cell table:number-columns-repeated="3"/>
          <table:table-cell office:value-type="float" office:value="0.910966859846">
            <text:p>0.9109668598</text:p>
          </table:table-cell>
          <table:table-cell office:value-type="float" office:value="0.0890331401535">
            <text:p>0.0890331402</text:p>
          </table:table-cell>
          <table:table-cell table:formula="of:=IF([.J73]&gt;[.$N$1];1;0)" office:value-type="float" office:value="0">
            <text:p>0</text:p>
          </table:table-cell>
          <table:table-cell table:formula="of:=IF([.A73]=[.K7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eminen</text:p>
          </table:table-cell>
          <table:table-cell office:value-type="string">
            <text:p><text:s/>Miss. Manta Josefina</text:p>
          </table:table-cell>
          <table:table-cell office:value-type="float" office:value="0">
            <text:p>0</text:p>
          </table:table-cell>
          <table:table-cell table:formula="of:=IF([.A74]=[.D74];1;0)" office:value-type="float" office:value="1">
            <text:p>1</text:p>
          </table:table-cell>
          <table:table-cell table:number-columns-repeated="3"/>
          <table:table-cell office:value-type="float" office:value="0.519020526837">
            <text:p>0.5190205268</text:p>
          </table:table-cell>
          <table:table-cell office:value-type="float" office:value="0.480979473163">
            <text:p>0.4809794732</text:p>
          </table:table-cell>
          <table:table-cell table:formula="of:=IF([.J74]&gt;[.$N$1];1;0)" office:value-type="float" office:value="0">
            <text:p>0</text:p>
          </table:table-cell>
          <table:table-cell table:formula="of:=IF([.A74]=[.K7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vies y Rodriguez</text:p>
          </table:table-cell>
          <table:table-cell office:value-type="string">
            <text:p><text:s/>Mr. Servando</text:p>
          </table:table-cell>
          <table:table-cell office:value-type="float" office:value="0">
            <text:p>0</text:p>
          </table:table-cell>
          <table:table-cell table:formula="of:=IF([.A75]=[.D75];1;0)" office:value-type="float" office:value="1">
            <text:p>1</text:p>
          </table:table-cell>
          <table:table-cell table:number-columns-repeated="3"/>
          <table:table-cell office:value-type="float" office:value="0.582752769805">
            <text:p>0.5827527698</text:p>
          </table:table-cell>
          <table:table-cell office:value-type="float" office:value="0.417247230195">
            <text:p>0.4172472302</text:p>
          </table:table-cell>
          <table:table-cell table:formula="of:=IF([.J75]&gt;[.$N$1];1;0)" office:value-type="float" office:value="0">
            <text:p>0</text:p>
          </table:table-cell>
          <table:table-cell table:formula="of:=IF([.A75]=[.K7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iger</text:p>
          </table:table-cell>
          <table:table-cell office:value-type="string">
            <text:p><text:s/>Miss. Amalie</text:p>
          </table:table-cell>
          <table:table-cell office:value-type="float" office:value="1">
            <text:p>1</text:p>
          </table:table-cell>
          <table:table-cell table:formula="of:=IF([.A76]=[.D76];1;0)" office:value-type="float" office:value="1">
            <text:p>1</text:p>
          </table:table-cell>
          <table:table-cell table:number-columns-repeated="3"/>
          <table:table-cell office:value-type="float" office:value="0.00698812302616">
            <text:p>0.006988123</text:p>
          </table:table-cell>
          <table:table-cell office:value-type="float" office:value="0.993011876974">
            <text:p>0.993011877</text:p>
          </table:table-cell>
          <table:table-cell table:formula="of:=IF([.J76]&gt;[.$N$1];1;0)" office:value-type="float" office:value="1">
            <text:p>1</text:p>
          </table:table-cell>
          <table:table-cell table:formula="of:=IF([.A76]=[.K7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eeping</text:p>
          </table:table-cell>
          <table:table-cell office:value-type="string">
            <text:p><text:s/>Mr. Edwin</text:p>
          </table:table-cell>
          <table:table-cell office:value-type="float" office:value="0">
            <text:p>0</text:p>
          </table:table-cell>
          <table:table-cell table:formula="of:=IF([.A77]=[.D77];1;0)" office:value-type="float" office:value="1">
            <text:p>1</text:p>
          </table:table-cell>
          <table:table-cell table:number-columns-repeated="3"/>
          <table:table-cell office:value-type="float" office:value="0.66881993553">
            <text:p>0.6688199355</text:p>
          </table:table-cell>
          <table:table-cell office:value-type="float" office:value="0.33118006447">
            <text:p>0.3311800645</text:p>
          </table:table-cell>
          <table:table-cell table:formula="of:=IF([.J77]&gt;[.$N$1];1;0)" office:value-type="float" office:value="0">
            <text:p>0</text:p>
          </table:table-cell>
          <table:table-cell table:formula="of:=IF([.A77]=[.K7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iles</text:p>
          </table:table-cell>
          <table:table-cell office:value-type="string">
            <text:p><text:s/>Mr. Frank</text:p>
          </table:table-cell>
          <table:table-cell office:value-type="float" office:value="0">
            <text:p>0</text:p>
          </table:table-cell>
          <table:table-cell table:formula="of:=IF([.A78]=[.D78];1;0)" office:value-type="float" office:value="1">
            <text:p>1</text:p>
          </table:table-cell>
          <table:table-cell table:number-columns-repeated="3"/>
          <table:table-cell office:value-type="float" office:value="0.891545174811">
            <text:p>0.8915451748</text:p>
          </table:table-cell>
          <table:table-cell office:value-type="float" office:value="0.108454825189">
            <text:p>0.1084548252</text:p>
          </table:table-cell>
          <table:table-cell table:formula="of:=IF([.J78]&gt;[.$N$1];1;0)" office:value-type="float" office:value="0">
            <text:p>0</text:p>
          </table:table-cell>
          <table:table-cell table:formula="of:=IF([.A78]=[.K7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rnell</text:p>
          </table:table-cell>
          <table:table-cell office:value-type="string">
            <text:p><text:s/>Mrs. Robert Clifford (Malvina Helen Lamson)</text:p>
          </table:table-cell>
          <table:table-cell office:value-type="float" office:value="1">
            <text:p>1</text:p>
          </table:table-cell>
          <table:table-cell table:formula="of:=IF([.A79]=[.D79];1;0)" office:value-type="float" office:value="1">
            <text:p>1</text:p>
          </table:table-cell>
          <table:table-cell table:number-columns-repeated="3"/>
          <table:table-cell office:value-type="float" office:value="0.250779467663">
            <text:p>0.2507794677</text:p>
          </table:table-cell>
          <table:table-cell office:value-type="float" office:value="0.749220532337">
            <text:p>0.7492205323</text:p>
          </table:table-cell>
          <table:table-cell table:formula="of:=IF([.J79]&gt;[.$N$1];1;0)" office:value-type="float" office:value="1">
            <text:p>1</text:p>
          </table:table-cell>
          <table:table-cell table:formula="of:=IF([.A79]=[.K7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dworth</text:p>
          </table:table-cell>
          <table:table-cell office:value-type="string">
            <text:p><text:s/>Mr. Charles Augustus</text:p>
          </table:table-cell>
          <table:table-cell office:value-type="float" office:value="0">
            <text:p>0</text:p>
          </table:table-cell>
          <table:table-cell table:formula="of:=IF([.A80]=[.D80];1;0)" office:value-type="float" office:value="1">
            <text:p>1</text:p>
          </table:table-cell>
          <table:table-cell table:number-columns-repeated="3"/>
          <table:table-cell office:value-type="float" office:value="0.923093385478">
            <text:p>0.9230933855</text:p>
          </table:table-cell>
          <table:table-cell office:value-type="float" office:value="0.0769066145219">
            <text:p>0.0769066145</text:p>
          </table:table-cell>
          <table:table-cell table:formula="of:=IF([.J80]&gt;[.$N$1];1;0)" office:value-type="float" office:value="0">
            <text:p>0</text:p>
          </table:table-cell>
          <table:table-cell table:formula="of:=IF([.A80]=[.K8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oyle</text:p>
          </table:table-cell>
          <table:table-cell office:value-type="string">
            <text:p><text:s/>Miss. Elizabeth</text:p>
          </table:table-cell>
          <table:table-cell office:value-type="float" office:value="1">
            <text:p>1</text:p>
          </table:table-cell>
          <table:table-cell table:formula="of:=IF([.A81]=[.D81];1;0)" office:value-type="float" office:value="0">
            <text:p>0</text:p>
          </table:table-cell>
          <table:table-cell table:number-columns-repeated="3"/>
          <table:table-cell office:value-type="float" office:value="0.172139022481">
            <text:p>0.1721390225</text:p>
          </table:table-cell>
          <table:table-cell office:value-type="float" office:value="0.827860977519">
            <text:p>0.8278609775</text:p>
          </table:table-cell>
          <table:table-cell table:formula="of:=IF([.J81]&gt;[.$N$1];1;0)" office:value-type="float" office:value="1">
            <text:p>1</text:p>
          </table:table-cell>
          <table:table-cell table:formula="of:=IF([.A81]=[.K8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ulos</text:p>
          </table:table-cell>
          <table:table-cell office:value-type="string">
            <text:p><text:s/>Master. Akar</text:p>
          </table:table-cell>
          <table:table-cell office:value-type="float" office:value="1">
            <text:p>1</text:p>
          </table:table-cell>
          <table:table-cell table:formula="of:=IF([.A82]=[.D82];1;0)" office:value-type="float" office:value="0">
            <text:p>0</text:p>
          </table:table-cell>
          <table:table-cell table:number-columns-repeated="3"/>
          <table:table-cell office:value-type="float" office:value="0.182308097292">
            <text:p>0.1823080973</text:p>
          </table:table-cell>
          <table:table-cell office:value-type="float" office:value="0.817691902708">
            <text:p>0.8176919027</text:p>
          </table:table-cell>
          <table:table-cell table:formula="of:=IF([.J82]&gt;[.$N$1];1;0)" office:value-type="float" office:value="1">
            <text:p>1</text:p>
          </table:table-cell>
          <table:table-cell table:formula="of:=IF([.A82]=[.K8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us</text:p>
          </table:table-cell>
          <table:table-cell office:value-type="string">
            <text:p><text:s/>Mr. Isidor</text:p>
          </table:table-cell>
          <table:table-cell office:value-type="float" office:value="0">
            <text:p>0</text:p>
          </table:table-cell>
          <table:table-cell table:formula="of:=IF([.A83]=[.D83];1;0)" office:value-type="float" office:value="1">
            <text:p>1</text:p>
          </table:table-cell>
          <table:table-cell table:number-columns-repeated="3"/>
          <table:table-cell office:value-type="float" office:value="0.830016547003">
            <text:p>0.830016547</text:p>
          </table:table-cell>
          <table:table-cell office:value-type="float" office:value="0.169983452997">
            <text:p>0.169983453</text:p>
          </table:table-cell>
          <table:table-cell table:formula="of:=IF([.J83]&gt;[.$N$1];1;0)" office:value-type="float" office:value="0">
            <text:p>0</text:p>
          </table:table-cell>
          <table:table-cell table:formula="of:=IF([.A83]=[.K8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ase</text:p>
          </table:table-cell>
          <table:table-cell office:value-type="string">
            <text:p><text:s/>Mr. Howard Brown</text:p>
          </table:table-cell>
          <table:table-cell office:value-type="float" office:value="0">
            <text:p>0</text:p>
          </table:table-cell>
          <table:table-cell table:formula="of:=IF([.A84]=[.D84];1;0)" office:value-type="float" office:value="1">
            <text:p>1</text:p>
          </table:table-cell>
          <table:table-cell table:number-columns-repeated="3"/>
          <table:table-cell office:value-type="float" office:value="0.707600210499">
            <text:p>0.7076002105</text:p>
          </table:table-cell>
          <table:table-cell office:value-type="float" office:value="0.292399789501">
            <text:p>0.2923997895</text:p>
          </table:table-cell>
          <table:table-cell table:formula="of:=IF([.J84]&gt;[.$N$1];1;0)" office:value-type="float" office:value="0">
            <text:p>0</text:p>
          </table:table-cell>
          <table:table-cell table:formula="of:=IF([.A84]=[.K8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metri</text:p>
          </table:table-cell>
          <table:table-cell office:value-type="string">
            <text:p><text:s/>Mr. Marinko</text:p>
          </table:table-cell>
          <table:table-cell office:value-type="float" office:value="0">
            <text:p>0</text:p>
          </table:table-cell>
          <table:table-cell table:formula="of:=IF([.A85]=[.D85];1;0)" office:value-type="float" office:value="1">
            <text:p>1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85]&gt;[.$N$1];1;0)" office:value-type="float" office:value="0">
            <text:p>0</text:p>
          </table:table-cell>
          <table:table-cell table:formula="of:=IF([.A85]=[.K8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mb</text:p>
          </table:table-cell>
          <table:table-cell office:value-type="string">
            <text:p><text:s/>Mr. John Joseph</text:p>
          </table:table-cell>
          <table:table-cell office:value-type="float" office:value="0">
            <text:p>0</text:p>
          </table:table-cell>
          <table:table-cell table:formula="of:=IF([.A86]=[.D86];1;0)" office:value-type="float" office:value="1">
            <text:p>1</text:p>
          </table:table-cell>
          <table:table-cell table:number-columns-repeated="3"/>
          <table:table-cell office:value-type="float" office:value="0.930513457133">
            <text:p>0.9305134571</text:p>
          </table:table-cell>
          <table:table-cell office:value-type="float" office:value="0.0694865428674">
            <text:p>0.0694865429</text:p>
          </table:table-cell>
          <table:table-cell table:formula="of:=IF([.J86]&gt;[.$N$1];1;0)" office:value-type="float" office:value="0">
            <text:p>0</text:p>
          </table:table-cell>
          <table:table-cell table:formula="of:=IF([.A86]=[.K8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halil</text:p>
          </table:table-cell>
          <table:table-cell office:value-type="string">
            <text:p><text:s/>Mr. Betros</text:p>
          </table:table-cell>
          <table:table-cell office:value-type="float" office:value="0">
            <text:p>0</text:p>
          </table:table-cell>
          <table:table-cell table:formula="of:=IF([.A87]=[.D87];1;0)" office:value-type="float" office:value="1">
            <text:p>1</text:p>
          </table:table-cell>
          <table:table-cell table:number-columns-repeated="3"/>
          <table:table-cell office:value-type="float" office:value="0.919034613034">
            <text:p>0.919034613</text:p>
          </table:table-cell>
          <table:table-cell office:value-type="float" office:value="0.0809653869659">
            <text:p>0.080965387</text:p>
          </table:table-cell>
          <table:table-cell table:formula="of:=IF([.J87]&gt;[.$N$1];1;0)" office:value-type="float" office:value="0">
            <text:p>0</text:p>
          </table:table-cell>
          <table:table-cell table:formula="of:=IF([.A87]=[.K8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arry</text:p>
          </table:table-cell>
          <table:table-cell office:value-type="string">
            <text:p><text:s/>Miss. Julia</text:p>
          </table:table-cell>
          <table:table-cell office:value-type="float" office:value="1">
            <text:p>1</text:p>
          </table:table-cell>
          <table:table-cell table:formula="of:=IF([.A88]=[.D88];1;0)" office:value-type="float" office:value="0">
            <text:p>0</text:p>
          </table:table-cell>
          <table:table-cell table:number-columns-repeated="3"/>
          <table:table-cell office:value-type="float" office:value="0.2036049338">
            <text:p>0.2036049338</text:p>
          </table:table-cell>
          <table:table-cell office:value-type="float" office:value="0.7963950662">
            <text:p>0.7963950662</text:p>
          </table:table-cell>
          <table:table-cell table:formula="of:=IF([.J88]&gt;[.$N$1];1;0)" office:value-type="float" office:value="1">
            <text:p>1</text:p>
          </table:table-cell>
          <table:table-cell table:formula="of:=IF([.A88]=[.K88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dman</text:p>
          </table:table-cell>
          <table:table-cell office:value-type="string">
            <text:p><text:s/>Miss. Emily Louisa</text:p>
          </table:table-cell>
          <table:table-cell office:value-type="float" office:value="1">
            <text:p>1</text:p>
          </table:table-cell>
          <table:table-cell table:formula="of:=IF([.A89]=[.D89];1;0)" office:value-type="float" office:value="1">
            <text:p>1</text:p>
          </table:table-cell>
          <table:table-cell table:number-columns-repeated="3"/>
          <table:table-cell office:value-type="float" office:value="0.62094850211">
            <text:p>0.6209485021</text:p>
          </table:table-cell>
          <table:table-cell office:value-type="float" office:value="0.37905149789">
            <text:p>0.3790514979</text:p>
          </table:table-cell>
          <table:table-cell table:formula="of:=IF([.J89]&gt;[.$N$1];1;0)" office:value-type="float" office:value="0">
            <text:p>0</text:p>
          </table:table-cell>
          <table:table-cell table:formula="of:=IF([.A89]=[.K8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'Donoghue</text:p>
          </table:table-cell>
          <table:table-cell office:value-type="string">
            <text:p><text:s/>Ms. Bridget</text:p>
          </table:table-cell>
          <table:table-cell office:value-type="float" office:value="0">
            <text:p>0</text:p>
          </table:table-cell>
          <table:table-cell table:formula="of:=IF([.A90]=[.D90];1;0)" office:value-type="float" office:value="1">
            <text:p>1</text:p>
          </table:table-cell>
          <table:table-cell table:number-columns-repeated="3"/>
          <table:table-cell office:value-type="float" office:value="0.644718250913">
            <text:p>0.6447182509</text:p>
          </table:table-cell>
          <table:table-cell office:value-type="float" office:value="0.355281749087">
            <text:p>0.3552817491</text:p>
          </table:table-cell>
          <table:table-cell table:formula="of:=IF([.J90]&gt;[.$N$1];1;0)" office:value-type="float" office:value="0">
            <text:p>0</text:p>
          </table:table-cell>
          <table:table-cell table:formula="of:=IF([.A90]=[.K9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ells</text:p>
          </table:table-cell>
          <table:table-cell office:value-type="string">
            <text:p><text:s/>Master. Ralph Lester</text:p>
          </table:table-cell>
          <table:table-cell office:value-type="float" office:value="1">
            <text:p>1</text:p>
          </table:table-cell>
          <table:table-cell table:formula="of:=IF([.A91]=[.D91];1;0)" office:value-type="float" office:value="1">
            <text:p>1</text:p>
          </table:table-cell>
          <table:table-cell table:number-columns-repeated="3"/>
          <table:table-cell office:value-type="float" office:value="0.127138475194">
            <text:p>0.1271384752</text:p>
          </table:table-cell>
          <table:table-cell office:value-type="float" office:value="0.872861524806">
            <text:p>0.8728615248</text:p>
          </table:table-cell>
          <table:table-cell table:formula="of:=IF([.J91]&gt;[.$N$1];1;0)" office:value-type="float" office:value="1">
            <text:p>1</text:p>
          </table:table-cell>
          <table:table-cell table:formula="of:=IF([.A91]=[.K9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ker</text:p>
          </table:table-cell>
          <table:table-cell office:value-type="string">
            <text:p><text:s/>Mrs. Adolf Fredrik (Anna Elisabeth Judith Andersson)</text:p>
          </table:table-cell>
          <table:table-cell office:value-type="float" office:value="0">
            <text:p>0</text:p>
          </table:table-cell>
          <table:table-cell table:formula="of:=IF([.A92]=[.D92];1;0)" office:value-type="float" office:value="0">
            <text:p>0</text:p>
          </table:table-cell>
          <table:table-cell table:number-columns-repeated="3"/>
          <table:table-cell office:value-type="float" office:value="0.552216689912">
            <text:p>0.5522166899</text:p>
          </table:table-cell>
          <table:table-cell office:value-type="float" office:value="0.447783310088">
            <text:p>0.4477833101</text:p>
          </table:table-cell>
          <table:table-cell table:formula="of:=IF([.J92]&gt;[.$N$1];1;0)" office:value-type="float" office:value="0">
            <text:p>0</text:p>
          </table:table-cell>
          <table:table-cell table:formula="of:=IF([.A92]=[.K9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dersen</text:p>
          </table:table-cell>
          <table:table-cell office:value-type="string">
            <text:p><text:s/>Mr. Olaf</text:p>
          </table:table-cell>
          <table:table-cell office:value-type="float" office:value="0">
            <text:p>0</text:p>
          </table:table-cell>
          <table:table-cell table:formula="of:=IF([.A93]=[.D93];1;0)" office:value-type="float" office:value="1">
            <text:p>1</text:p>
          </table:table-cell>
          <table:table-cell table:number-columns-repeated="3"/>
          <table:table-cell office:value-type="float" office:value="0.93336568773">
            <text:p>0.9333656877</text:p>
          </table:table-cell>
          <table:table-cell office:value-type="float" office:value="0.0666343122699">
            <text:p>0.0666343123</text:p>
          </table:table-cell>
          <table:table-cell table:formula="of:=IF([.J93]&gt;[.$N$1];1;0)" office:value-type="float" office:value="0">
            <text:p>0</text:p>
          </table:table-cell>
          <table:table-cell table:formula="of:=IF([.A93]=[.K9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son</text:p>
          </table:table-cell>
          <table:table-cell office:value-type="string">
            <text:p><text:s/>Mrs. Thornton (Orian Hays)</text:p>
          </table:table-cell>
          <table:table-cell office:value-type="float" office:value="1">
            <text:p>1</text:p>
          </table:table-cell>
          <table:table-cell table:formula="of:=IF([.A94]=[.D94];1;0)" office:value-type="float" office:value="1">
            <text:p>1</text:p>
          </table:table-cell>
          <table:table-cell table:number-columns-repeated="3"/>
          <table:table-cell office:value-type="float" office:value="0.0527082207228">
            <text:p>0.0527082207</text:p>
          </table:table-cell>
          <table:table-cell office:value-type="float" office:value="0.947291779277">
            <text:p>0.9472917793</text:p>
          </table:table-cell>
          <table:table-cell table:formula="of:=IF([.J94]&gt;[.$N$1];1;0)" office:value-type="float" office:value="1">
            <text:p>1</text:p>
          </table:table-cell>
          <table:table-cell table:formula="of:=IF([.A94]=[.K9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uest</text:p>
          </table:table-cell>
          <table:table-cell office:value-type="string">
            <text:p><text:s/>Mr. Robert</text:p>
          </table:table-cell>
          <table:table-cell office:value-type="float" office:value="0">
            <text:p>0</text:p>
          </table:table-cell>
          <table:table-cell table:formula="of:=IF([.A95]=[.D95];1;0)" office:value-type="float" office:value="1">
            <text:p>1</text:p>
          </table:table-cell>
          <table:table-cell table:number-columns-repeated="3"/>
          <table:table-cell office:value-type="float" office:value="0.891545174811">
            <text:p>0.8915451748</text:p>
          </table:table-cell>
          <table:table-cell office:value-type="float" office:value="0.108454825189">
            <text:p>0.1084548252</text:p>
          </table:table-cell>
          <table:table-cell table:formula="of:=IF([.J95]&gt;[.$N$1];1;0)" office:value-type="float" office:value="0">
            <text:p>0</text:p>
          </table:table-cell>
          <table:table-cell table:formula="of:=IF([.A95]=[.K9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irnbaum</text:p>
          </table:table-cell>
          <table:table-cell office:value-type="string">
            <text:p><text:s/>Mr. Jakob</text:p>
          </table:table-cell>
          <table:table-cell office:value-type="float" office:value="0">
            <text:p>0</text:p>
          </table:table-cell>
          <table:table-cell table:formula="of:=IF([.A96]=[.D96];1;0)" office:value-type="float" office:value="1">
            <text:p>1</text:p>
          </table:table-cell>
          <table:table-cell table:number-columns-repeated="3"/>
          <table:table-cell office:value-type="float" office:value="0.732623555833">
            <text:p>0.7326235558</text:p>
          </table:table-cell>
          <table:table-cell office:value-type="float" office:value="0.267376444167">
            <text:p>0.2673764442</text:p>
          </table:table-cell>
          <table:table-cell table:formula="of:=IF([.J96]&gt;[.$N$1];1;0)" office:value-type="float" office:value="0">
            <text:p>0</text:p>
          </table:table-cell>
          <table:table-cell table:formula="of:=IF([.A96]=[.K9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nglin</text:p>
          </table:table-cell>
          <table:table-cell office:value-type="string">
            <text:p><text:s/>Mr. Gunnar Isidor</text:p>
          </table:table-cell>
          <table:table-cell office:value-type="float" office:value="0">
            <text:p>0</text:p>
          </table:table-cell>
          <table:table-cell table:formula="of:=IF([.A97]=[.D97];1;0)" office:value-type="float" office:value="0">
            <text:p>0</text:p>
          </table:table-cell>
          <table:table-cell table:number-columns-repeated="3"/>
          <table:table-cell office:value-type="float" office:value="0.899771207952">
            <text:p>0.899771208</text:p>
          </table:table-cell>
          <table:table-cell office:value-type="float" office:value="0.100228792048">
            <text:p>0.100228792</text:p>
          </table:table-cell>
          <table:table-cell table:formula="of:=IF([.J97]&gt;[.$N$1];1;0)" office:value-type="float" office:value="0">
            <text:p>0</text:p>
          </table:table-cell>
          <table:table-cell table:formula="of:=IF([.A97]=[.K9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vendish</text:p>
          </table:table-cell>
          <table:table-cell office:value-type="string">
            <text:p><text:s/>Mrs. Tyrell William (Julia Florence Siegel)</text:p>
          </table:table-cell>
          <table:table-cell office:value-type="float" office:value="1">
            <text:p>1</text:p>
          </table:table-cell>
          <table:table-cell table:formula="of:=IF([.A98]=[.D98];1;0)" office:value-type="float" office:value="1">
            <text:p>1</text:p>
          </table:table-cell>
          <table:table-cell table:number-columns-repeated="3"/>
          <table:table-cell office:value-type="float" office:value="0.0326298865224">
            <text:p>0.0326298865</text:p>
          </table:table-cell>
          <table:table-cell office:value-type="float" office:value="0.967370113478">
            <text:p>0.9673701135</text:p>
          </table:table-cell>
          <table:table-cell table:formula="of:=IF([.J98]&gt;[.$N$1];1;0)" office:value-type="float" office:value="1">
            <text:p>1</text:p>
          </table:table-cell>
          <table:table-cell table:formula="of:=IF([.A98]=[.K9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kinen</text:p>
          </table:table-cell>
          <table:table-cell office:value-type="string">
            <text:p><text:s/>Mr. Kalle Edvard</text:p>
          </table:table-cell>
          <table:table-cell office:value-type="float" office:value="0">
            <text:p>0</text:p>
          </table:table-cell>
          <table:table-cell table:formula="of:=IF([.A99]=[.D99];1;0)" office:value-type="float" office:value="1">
            <text:p>1</text:p>
          </table:table-cell>
          <table:table-cell table:number-columns-repeated="3"/>
          <table:table-cell office:value-type="float" office:value="0.888085656958">
            <text:p>0.888085657</text:p>
          </table:table-cell>
          <table:table-cell office:value-type="float" office:value="0.111914343042">
            <text:p>0.111914343</text:p>
          </table:table-cell>
          <table:table-cell table:formula="of:=IF([.J99]&gt;[.$N$1];1;0)" office:value-type="float" office:value="0">
            <text:p>0</text:p>
          </table:table-cell>
          <table:table-cell table:formula="of:=IF([.A99]=[.K9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raf</text:p>
          </table:table-cell>
          <table:table-cell office:value-type="string">
            <text:p><text:s/>Miss. Elin Ester Maria</text:p>
          </table:table-cell>
          <table:table-cell office:value-type="float" office:value="1">
            <text:p>1</text:p>
          </table:table-cell>
          <table:table-cell table:formula="of:=IF([.A100]=[.D100];1;0)" office:value-type="float" office:value="0">
            <text:p>0</text:p>
          </table:table-cell>
          <table:table-cell table:number-columns-repeated="3"/>
          <table:table-cell office:value-type="float" office:value="0.182468092315">
            <text:p>0.1824680923</text:p>
          </table:table-cell>
          <table:table-cell office:value-type="float" office:value="0.817531907685">
            <text:p>0.8175319077</text:p>
          </table:table-cell>
          <table:table-cell table:formula="of:=IF([.J100]&gt;[.$N$1];1;0)" office:value-type="float" office:value="1">
            <text:p>1</text:p>
          </table:table-cell>
          <table:table-cell table:formula="of:=IF([.A100]=[.K10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ncarrow</text:p>
          </table:table-cell>
          <table:table-cell office:value-type="string">
            <text:p><text:s/>Mr. William Henry</text:p>
          </table:table-cell>
          <table:table-cell office:value-type="float" office:value="0">
            <text:p>0</text:p>
          </table:table-cell>
          <table:table-cell table:formula="of:=IF([.A101]=[.D101];1;0)" office:value-type="float" office:value="1">
            <text:p>1</text:p>
          </table:table-cell>
          <table:table-cell table:number-columns-repeated="3"/>
          <table:table-cell office:value-type="float" office:value="0.883249851221">
            <text:p>0.8832498512</text:p>
          </table:table-cell>
          <table:table-cell office:value-type="float" office:value="0.116750148779">
            <text:p>0.1167501488</text:p>
          </table:table-cell>
          <table:table-cell table:formula="of:=IF([.J101]&gt;[.$N$1];1;0)" office:value-type="float" office:value="0">
            <text:p>0</text:p>
          </table:table-cell>
          <table:table-cell table:formula="of:=IF([.A101]=[.K10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engel</text:p>
          </table:table-cell>
          <table:table-cell office:value-type="string">
            <text:p><text:s/>Mrs. Charles Emil Henry (Annie May Morris)</text:p>
          </table:table-cell>
          <table:table-cell office:value-type="float" office:value="1">
            <text:p>1</text:p>
          </table:table-cell>
          <table:table-cell table:formula="of:=IF([.A102]=[.D102];1;0)" office:value-type="float" office:value="1">
            <text:p>1</text:p>
          </table:table-cell>
          <table:table-cell table:number-columns-repeated="3"/>
          <table:table-cell office:value-type="float" office:value="0.0157398359017">
            <text:p>0.0157398359</text:p>
          </table:table-cell>
          <table:table-cell office:value-type="float" office:value="0.984260164098">
            <text:p>0.9842601641</text:p>
          </table:table-cell>
          <table:table-cell table:formula="of:=IF([.J102]&gt;[.$N$1];1;0)" office:value-type="float" office:value="1">
            <text:p>1</text:p>
          </table:table-cell>
          <table:table-cell table:formula="of:=IF([.A102]=[.K10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eisz</text:p>
          </table:table-cell>
          <table:table-cell office:value-type="string">
            <text:p><text:s/>Mr. Leopold</text:p>
          </table:table-cell>
          <table:table-cell office:value-type="float" office:value="0">
            <text:p>0</text:p>
          </table:table-cell>
          <table:table-cell table:formula="of:=IF([.A103]=[.D103];1;0)" office:value-type="float" office:value="1">
            <text:p>1</text:p>
          </table:table-cell>
          <table:table-cell table:number-columns-repeated="3"/>
          <table:table-cell office:value-type="float" office:value="0.880609139836">
            <text:p>0.8806091398</text:p>
          </table:table-cell>
          <table:table-cell office:value-type="float" office:value="0.119390860164">
            <text:p>0.1193908602</text:p>
          </table:table-cell>
          <table:table-cell table:formula="of:=IF([.J103]&gt;[.$N$1];1;0)" office:value-type="float" office:value="0">
            <text:p>0</text:p>
          </table:table-cell>
          <table:table-cell table:formula="of:=IF([.A103]=[.K10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ley</text:p>
          </table:table-cell>
          <table:table-cell office:value-type="string">
            <text:p><text:s/>Mr. William</text:p>
          </table:table-cell>
          <table:table-cell office:value-type="float" office:value="0">
            <text:p>0</text:p>
          </table:table-cell>
          <table:table-cell table:formula="of:=IF([.A104]=[.D104];1;0)" office:value-type="float" office:value="1">
            <text:p>1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104]&gt;[.$N$1];1;0)" office:value-type="float" office:value="0">
            <text:p>0</text:p>
          </table:table-cell>
          <table:table-cell table:formula="of:=IF([.A104]=[.K10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hansson Palmquist</text:p>
          </table:table-cell>
          <table:table-cell office:value-type="string">
            <text:p><text:s/>Mr. Oskar Leander</text:p>
          </table:table-cell>
          <table:table-cell office:value-type="float" office:value="0">
            <text:p>0</text:p>
          </table:table-cell>
          <table:table-cell table:formula="of:=IF([.A105]=[.D105];1;0)" office:value-type="float" office:value="0">
            <text:p>0</text:p>
          </table:table-cell>
          <table:table-cell table:number-columns-repeated="3"/>
          <table:table-cell office:value-type="float" office:value="0.921487581333">
            <text:p>0.9214875813</text:p>
          </table:table-cell>
          <table:table-cell office:value-type="float" office:value="0.078512418667">
            <text:p>0.0785124187</text:p>
          </table:table-cell>
          <table:table-cell table:formula="of:=IF([.J105]&gt;[.$N$1];1;0)" office:value-type="float" office:value="0">
            <text:p>0</text:p>
          </table:table-cell>
          <table:table-cell table:formula="of:=IF([.A105]=[.K10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omas, Mrs. Alexander (Thamine Thelma")"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table:formula="of:=IF([.A106]=[.D106];1;0)" office:value-type="float" office:value="1">
            <text:p>1</text:p>
          </table:table-cell>
          <table:table-cell table:number-columns-repeated="3"/>
          <table:table-cell office:value-type="float" office:value="0.52965057965">
            <text:p>0.5296505797</text:p>
          </table:table-cell>
          <table:table-cell office:value-type="float" office:value="0.47034942035">
            <text:p>0.4703494204</text:p>
          </table:table-cell>
          <table:table-cell table:formula="of:=IF([.J106]&gt;[.$N$1];1;0)" office:value-type="float" office:value="0">
            <text:p>0</text:p>
          </table:table-cell>
          <table:table-cell table:formula="of:=IF([.A106]=[.K1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lthen</text:p>
          </table:table-cell>
          <table:table-cell office:value-type="string">
            <text:p><text:s/>Mr. Johan Martin</text:p>
          </table:table-cell>
          <table:table-cell office:value-type="float" office:value="0">
            <text:p>0</text:p>
          </table:table-cell>
          <table:table-cell table:formula="of:=IF([.A107]=[.D107];1;0)" office:value-type="float" office:value="1">
            <text:p>1</text:p>
          </table:table-cell>
          <table:table-cell table:number-columns-repeated="3"/>
          <table:table-cell office:value-type="float" office:value="0.863803281377">
            <text:p>0.8638032814</text:p>
          </table:table-cell>
          <table:table-cell office:value-type="float" office:value="0.136196718623">
            <text:p>0.1361967186</text:p>
          </table:table-cell>
          <table:table-cell table:formula="of:=IF([.J107]&gt;[.$N$1];1;0)" office:value-type="float" office:value="0">
            <text:p>0</text:p>
          </table:table-cell>
          <table:table-cell table:formula="of:=IF([.A107]=[.K10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ckley</text:p>
          </table:table-cell>
          <table:table-cell office:value-type="string">
            <text:p><text:s/>Mr. Daniel</text:p>
          </table:table-cell>
          <table:table-cell office:value-type="float" office:value="0">
            <text:p>0</text:p>
          </table:table-cell>
          <table:table-cell table:formula="of:=IF([.A108]=[.D108];1;0)" office:value-type="float" office:value="0">
            <text:p>0</text:p>
          </table:table-cell>
          <table:table-cell table:number-columns-repeated="3"/>
          <table:table-cell office:value-type="float" office:value="0.904007593227">
            <text:p>0.9040075932</text:p>
          </table:table-cell>
          <table:table-cell office:value-type="float" office:value="0.0959924067729">
            <text:p>0.0959924068</text:p>
          </table:table-cell>
          <table:table-cell table:formula="of:=IF([.J108]&gt;[.$N$1];1;0)" office:value-type="float" office:value="0">
            <text:p>0</text:p>
          </table:table-cell>
          <table:table-cell table:formula="of:=IF([.A108]=[.K108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yan</text:p>
          </table:table-cell>
          <table:table-cell office:value-type="string">
            <text:p><text:s/>Mr. Edward</text:p>
          </table:table-cell>
          <table:table-cell office:value-type="float" office:value="0">
            <text:p>0</text:p>
          </table:table-cell>
          <table:table-cell table:formula="of:=IF([.A109]=[.D109];1;0)" office:value-type="float" office:value="0">
            <text:p>0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109]&gt;[.$N$1];1;0)" office:value-type="float" office:value="0">
            <text:p>0</text:p>
          </table:table-cell>
          <table:table-cell table:formula="of:=IF([.A109]=[.K10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iller, Mr. Aaron (Abi Weller")"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table:formula="of:=IF([.A110]=[.D110];1;0)" office:value-type="float" office:value="1">
            <text:p>1</text:p>
          </table:table-cell>
          <table:table-cell table:number-columns-repeated="3"/>
          <table:table-cell office:value-type="float" office:value="0.910980783699">
            <text:p>0.9109807837</text:p>
          </table:table-cell>
          <table:table-cell office:value-type="float" office:value="0.0890192163008">
            <text:p>0.0890192163</text:p>
          </table:table-cell>
          <table:table-cell table:formula="of:=IF([.J110]&gt;[.$N$1];1;0)" office:value-type="float" office:value="0">
            <text:p>0</text:p>
          </table:table-cell>
          <table:table-cell table:formula="of:=IF([.A110]=[.K1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wane</text:p>
          </table:table-cell>
          <table:table-cell office:value-type="string">
            <text:p><text:s/>Mr. George</text:p>
          </table:table-cell>
          <table:table-cell office:value-type="float" office:value="0">
            <text:p>0</text:p>
          </table:table-cell>
          <table:table-cell table:formula="of:=IF([.A111]=[.D111];1;0)" office:value-type="float" office:value="1">
            <text:p>1</text:p>
          </table:table-cell>
          <table:table-cell table:number-columns-repeated="3"/>
          <table:table-cell office:value-type="float" office:value="0.919534110695">
            <text:p>0.9195341107</text:p>
          </table:table-cell>
          <table:table-cell office:value-type="float" office:value="0.0804658893052">
            <text:p>0.0804658893</text:p>
          </table:table-cell>
          <table:table-cell table:formula="of:=IF([.J111]&gt;[.$N$1];1;0)" office:value-type="float" office:value="0">
            <text:p>0</text:p>
          </table:table-cell>
          <table:table-cell table:formula="of:=IF([.A111]=[.K11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tanton</text:p>
          </table:table-cell>
          <table:table-cell office:value-type="string">
            <text:p><text:s/>Mr. Samuel Ward</text:p>
          </table:table-cell>
          <table:table-cell office:value-type="float" office:value="0">
            <text:p>0</text:p>
          </table:table-cell>
          <table:table-cell table:formula="of:=IF([.A112]=[.D112];1;0)" office:value-type="float" office:value="1">
            <text:p>1</text:p>
          </table:table-cell>
          <table:table-cell table:number-columns-repeated="3"/>
          <table:table-cell office:value-type="float" office:value="0.921475289269">
            <text:p>0.9214752893</text:p>
          </table:table-cell>
          <table:table-cell office:value-type="float" office:value="0.0785247107307">
            <text:p>0.0785247107</text:p>
          </table:table-cell>
          <table:table-cell table:formula="of:=IF([.J112]&gt;[.$N$1];1;0)" office:value-type="float" office:value="0">
            <text:p>0</text:p>
          </table:table-cell>
          <table:table-cell table:formula="of:=IF([.A112]=[.K11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ine</text:p>
          </table:table-cell>
          <table:table-cell office:value-type="string">
            <text:p><text:s/>Miss. Ellen Natalia</text:p>
          </table:table-cell>
          <table:table-cell office:value-type="float" office:value="0">
            <text:p>0</text:p>
          </table:table-cell>
          <table:table-cell table:formula="of:=IF([.A113]=[.D113];1;0)" office:value-type="float" office:value="0">
            <text:p>0</text:p>
          </table:table-cell>
          <table:table-cell table:number-columns-repeated="3"/>
          <table:table-cell office:value-type="float" office:value="0.658570909794">
            <text:p>0.6585709098</text:p>
          </table:table-cell>
          <table:table-cell office:value-type="float" office:value="0.341429090206">
            <text:p>0.3414290902</text:p>
          </table:table-cell>
          <table:table-cell table:formula="of:=IF([.J113]&gt;[.$N$1];1;0)" office:value-type="float" office:value="0">
            <text:p>0</text:p>
          </table:table-cell>
          <table:table-cell table:formula="of:=IF([.A113]=[.K1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vans</text:p>
          </table:table-cell>
          <table:table-cell office:value-type="string">
            <text:p><text:s/>Miss. Edith Corse</text:p>
          </table:table-cell>
          <table:table-cell office:value-type="float" office:value="1">
            <text:p>1</text:p>
          </table:table-cell>
          <table:table-cell table:formula="of:=IF([.A114]=[.D114];1;0)" office:value-type="float" office:value="0">
            <text:p>0</text:p>
          </table:table-cell>
          <table:table-cell table:number-columns-repeated="3"/>
          <table:table-cell office:value-type="float" office:value="0.0275580204828">
            <text:p>0.0275580205</text:p>
          </table:table-cell>
          <table:table-cell office:value-type="float" office:value="0.972441979517">
            <text:p>0.9724419795</text:p>
          </table:table-cell>
          <table:table-cell table:formula="of:=IF([.J114]&gt;[.$N$1];1;0)" office:value-type="float" office:value="1">
            <text:p>1</text:p>
          </table:table-cell>
          <table:table-cell table:formula="of:=IF([.A114]=[.K114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uckley</text:p>
          </table:table-cell>
          <table:table-cell office:value-type="string">
            <text:p><text:s/>Miss. Katherine</text:p>
          </table:table-cell>
          <table:table-cell office:value-type="float" office:value="1">
            <text:p>1</text:p>
          </table:table-cell>
          <table:table-cell table:formula="of:=IF([.A115]=[.D115];1;0)" office:value-type="float" office:value="0">
            <text:p>0</text:p>
          </table:table-cell>
          <table:table-cell table:number-columns-repeated="3"/>
          <table:table-cell office:value-type="float" office:value="0.15711432573">
            <text:p>0.1571143257</text:p>
          </table:table-cell>
          <table:table-cell office:value-type="float" office:value="0.84288567427">
            <text:p>0.8428856743</text:p>
          </table:table-cell>
          <table:table-cell table:formula="of:=IF([.J115]&gt;[.$N$1];1;0)" office:value-type="float" office:value="1">
            <text:p>1</text:p>
          </table:table-cell>
          <table:table-cell table:formula="of:=IF([.A115]=[.K11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us</text:p>
          </table:table-cell>
          <table:table-cell office:value-type="string">
            <text:p><text:s/>Mrs. Isidor (Rosalie Ida Blun)</text:p>
          </table:table-cell>
          <table:table-cell office:value-type="float" office:value="1">
            <text:p>1</text:p>
          </table:table-cell>
          <table:table-cell table:formula="of:=IF([.A116]=[.D116];1;0)" office:value-type="float" office:value="0">
            <text:p>0</text:p>
          </table:table-cell>
          <table:table-cell table:number-columns-repeated="3"/>
          <table:table-cell office:value-type="float" office:value="0.0978774200449">
            <text:p>0.09787742</text:p>
          </table:table-cell>
          <table:table-cell office:value-type="float" office:value="0.902122579955">
            <text:p>0.90212258</text:p>
          </table:table-cell>
          <table:table-cell table:formula="of:=IF([.J116]&gt;[.$N$1];1;0)" office:value-type="float" office:value="1">
            <text:p>1</text:p>
          </table:table-cell>
          <table:table-cell table:formula="of:=IF([.A116]=[.K11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ronopoulos</text:p>
          </table:table-cell>
          <table:table-cell office:value-type="string">
            <text:p><text:s/>Mr. Demetrios</text:p>
          </table:table-cell>
          <table:table-cell office:value-type="float" office:value="0">
            <text:p>0</text:p>
          </table:table-cell>
          <table:table-cell table:formula="of:=IF([.A117]=[.D117];1;0)" office:value-type="float" office:value="1">
            <text:p>1</text:p>
          </table:table-cell>
          <table:table-cell table:number-columns-repeated="3"/>
          <table:table-cell office:value-type="float" office:value="0.920948147369">
            <text:p>0.9209481474</text:p>
          </table:table-cell>
          <table:table-cell office:value-type="float" office:value="0.0790518526305">
            <text:p>0.0790518526</text:p>
          </table:table-cell>
          <table:table-cell table:formula="of:=IF([.J117]&gt;[.$N$1];1;0)" office:value-type="float" office:value="0">
            <text:p>0</text:p>
          </table:table-cell>
          <table:table-cell table:formula="of:=IF([.A117]=[.K11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office:value-type="string">
            <text:p><text:s/>Mr. John</text:p>
          </table:table-cell>
          <table:table-cell office:value-type="float" office:value="0">
            <text:p>0</text:p>
          </table:table-cell>
          <table:table-cell table:formula="of:=IF([.A118]=[.D118];1;0)" office:value-type="float" office:value="1">
            <text:p>1</text:p>
          </table:table-cell>
          <table:table-cell table:number-columns-repeated="3"/>
          <table:table-cell office:value-type="float" office:value="0.915836054352">
            <text:p>0.9158360544</text:p>
          </table:table-cell>
          <table:table-cell office:value-type="float" office:value="0.0841639456477">
            <text:p>0.0841639456</text:p>
          </table:table-cell>
          <table:table-cell table:formula="of:=IF([.J118]&gt;[.$N$1];1;0)" office:value-type="float" office:value="0">
            <text:p>0</text:p>
          </table:table-cell>
          <table:table-cell table:formula="of:=IF([.A118]=[.K1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dstrom</text:p>
          </table:table-cell>
          <table:table-cell office:value-type="string">
            <text:p><text:s/>Miss. Beatrice Irene</text:p>
          </table:table-cell>
          <table:table-cell office:value-type="float" office:value="1">
            <text:p>1</text:p>
          </table:table-cell>
          <table:table-cell table:formula="of:=IF([.A119]=[.D119];1;0)" office:value-type="float" office:value="1">
            <text:p>1</text:p>
          </table:table-cell>
          <table:table-cell table:number-columns-repeated="3"/>
          <table:table-cell office:value-type="float" office:value="0.179045059114">
            <text:p>0.1790450591</text:p>
          </table:table-cell>
          <table:table-cell office:value-type="float" office:value="0.820954940886">
            <text:p>0.8209549409</text:p>
          </table:table-cell>
          <table:table-cell table:formula="of:=IF([.J119]&gt;[.$N$1];1;0)" office:value-type="float" office:value="1">
            <text:p>1</text:p>
          </table:table-cell>
          <table:table-cell table:formula="of:=IF([.A119]=[.K1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attie</text:p>
          </table:table-cell>
          <table:table-cell office:value-type="string">
            <text:p><text:s/>Mr. Thomson</text:p>
          </table:table-cell>
          <table:table-cell office:value-type="float" office:value="0">
            <text:p>0</text:p>
          </table:table-cell>
          <table:table-cell table:formula="of:=IF([.A120]=[.D120];1;0)" office:value-type="float" office:value="1">
            <text:p>1</text:p>
          </table:table-cell>
          <table:table-cell table:number-columns-repeated="3"/>
          <table:table-cell office:value-type="float" office:value="0.585755014086">
            <text:p>0.5857550141</text:p>
          </table:table-cell>
          <table:table-cell office:value-type="float" office:value="0.414244985914">
            <text:p>0.4142449859</text:p>
          </table:table-cell>
          <table:table-cell table:formula="of:=IF([.J120]&gt;[.$N$1];1;0)" office:value-type="float" office:value="0">
            <text:p>0</text:p>
          </table:table-cell>
          <table:table-cell table:formula="of:=IF([.A120]=[.K1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apman</text:p>
          </table:table-cell>
          <table:table-cell office:value-type="string">
            <text:p><text:s/>Mrs. John Henry (Sara Elizabeth Lawry)</text:p>
          </table:table-cell>
          <table:table-cell office:value-type="float" office:value="1">
            <text:p>1</text:p>
          </table:table-cell>
          <table:table-cell table:formula="of:=IF([.A121]=[.D121];1;0)" office:value-type="float" office:value="0">
            <text:p>0</text:p>
          </table:table-cell>
          <table:table-cell table:number-columns-repeated="3"/>
          <table:table-cell office:value-type="float" office:value="0.0214349230966">
            <text:p>0.0214349231</text:p>
          </table:table-cell>
          <table:table-cell office:value-type="float" office:value="0.978565076903">
            <text:p>0.9785650769</text:p>
          </table:table-cell>
          <table:table-cell table:formula="of:=IF([.J121]&gt;[.$N$1];1;0)" office:value-type="float" office:value="1">
            <text:p>1</text:p>
          </table:table-cell>
          <table:table-cell table:formula="of:=IF([.A121]=[.K121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tt</text:p>
          </table:table-cell>
          <table:table-cell office:value-type="string">
            <text:p><text:s/>Miss. Bertha J</text:p>
          </table:table-cell>
          <table:table-cell office:value-type="float" office:value="1">
            <text:p>1</text:p>
          </table:table-cell>
          <table:table-cell table:formula="of:=IF([.A122]=[.D122];1;0)" office:value-type="float" office:value="1">
            <text:p>1</text:p>
          </table:table-cell>
          <table:table-cell table:number-columns-repeated="3"/>
          <table:table-cell office:value-type="float" office:value="0.0277445640402">
            <text:p>0.027744564</text:p>
          </table:table-cell>
          <table:table-cell office:value-type="float" office:value="0.97225543596">
            <text:p>0.972255436</text:p>
          </table:table-cell>
          <table:table-cell table:formula="of:=IF([.J122]&gt;[.$N$1];1;0)" office:value-type="float" office:value="1">
            <text:p>1</text:p>
          </table:table-cell>
          <table:table-cell table:formula="of:=IF([.A122]=[.K1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iernan</text:p>
          </table:table-cell>
          <table:table-cell office:value-type="string">
            <text:p><text:s/>Mr. John</text:p>
          </table:table-cell>
          <table:table-cell office:value-type="float" office:value="0">
            <text:p>0</text:p>
          </table:table-cell>
          <table:table-cell table:formula="of:=IF([.A123]=[.D123];1;0)" office:value-type="float" office:value="1">
            <text:p>1</text:p>
          </table:table-cell>
          <table:table-cell table:number-columns-repeated="3"/>
          <table:table-cell office:value-type="float" office:value="0.944606617008">
            <text:p>0.944606617</text:p>
          </table:table-cell>
          <table:table-cell office:value-type="float" office:value="0.055393382992">
            <text:p>0.055393383</text:p>
          </table:table-cell>
          <table:table-cell table:formula="of:=IF([.J123]&gt;[.$N$1];1;0)" office:value-type="float" office:value="0">
            <text:p>0</text:p>
          </table:table-cell>
          <table:table-cell table:formula="of:=IF([.A123]=[.K1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abert</text:p>
          </table:table-cell>
          <table:table-cell office:value-type="string">
            <text:p><text:s/>Mrs. Paul (Emma Mock)</text:p>
          </table:table-cell>
          <table:table-cell office:value-type="float" office:value="1">
            <text:p>1</text:p>
          </table:table-cell>
          <table:table-cell table:formula="of:=IF([.A124]=[.D124];1;0)" office:value-type="float" office:value="1">
            <text:p>1</text:p>
          </table:table-cell>
          <table:table-cell table:number-columns-repeated="3"/>
          <table:table-cell office:value-type="float" office:value="0.00208292215615">
            <text:p>0.0020829222</text:p>
          </table:table-cell>
          <table:table-cell office:value-type="float" office:value="0.997917077844">
            <text:p>0.9979170778</text:p>
          </table:table-cell>
          <table:table-cell table:formula="of:=IF([.J124]&gt;[.$N$1];1;0)" office:value-type="float" office:value="1">
            <text:p>1</text:p>
          </table:table-cell>
          <table:table-cell table:formula="of:=IF([.A124]=[.K12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arver</text:p>
          </table:table-cell>
          <table:table-cell office:value-type="string">
            <text:p><text:s/>Mr. Alfred John</text:p>
          </table:table-cell>
          <table:table-cell office:value-type="float" office:value="0">
            <text:p>0</text:p>
          </table:table-cell>
          <table:table-cell table:formula="of:=IF([.A125]=[.D125];1;0)" office:value-type="float" office:value="1">
            <text:p>1</text:p>
          </table:table-cell>
          <table:table-cell table:number-columns-repeated="3"/>
          <table:table-cell office:value-type="float" office:value="0.929816443673">
            <text:p>0.9298164437</text:p>
          </table:table-cell>
          <table:table-cell office:value-type="float" office:value="0.0701835563273">
            <text:p>0.0701835563</text:p>
          </table:table-cell>
          <table:table-cell table:formula="of:=IF([.J125]&gt;[.$N$1];1;0)" office:value-type="float" office:value="0">
            <text:p>0</text:p>
          </table:table-cell>
          <table:table-cell table:formula="of:=IF([.A125]=[.K12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nnedy</text:p>
          </table:table-cell>
          <table:table-cell office:value-type="string">
            <text:p><text:s/>Mr. John</text:p>
          </table:table-cell>
          <table:table-cell office:value-type="float" office:value="0">
            <text:p>0</text:p>
          </table:table-cell>
          <table:table-cell table:formula="of:=IF([.A126]=[.D126];1;0)" office:value-type="float" office:value="0">
            <text:p>0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126]&gt;[.$N$1];1;0)" office:value-type="float" office:value="0">
            <text:p>0</text:p>
          </table:table-cell>
          <table:table-cell table:formula="of:=IF([.A126]=[.K1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ibb</text:p>
          </table:table-cell>
          <table:table-cell office:value-type="string">
            <text:p><text:s/>Miss. Laura Alice</text:p>
          </table:table-cell>
          <table:table-cell office:value-type="float" office:value="1">
            <text:p>1</text:p>
          </table:table-cell>
          <table:table-cell table:formula="of:=IF([.A127]=[.D127];1;0)" office:value-type="float" office:value="1">
            <text:p>1</text:p>
          </table:table-cell>
          <table:table-cell table:number-columns-repeated="3"/>
          <table:table-cell office:value-type="float" office:value="0.343159269567">
            <text:p>0.3431592696</text:p>
          </table:table-cell>
          <table:table-cell office:value-type="float" office:value="0.656840730433">
            <text:p>0.6568407304</text:p>
          </table:table-cell>
          <table:table-cell table:formula="of:=IF([.J127]&gt;[.$N$1];1;0)" office:value-type="float" office:value="0">
            <text:p>0</text:p>
          </table:table-cell>
          <table:table-cell table:formula="of:=IF([.A127]=[.K1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robeck</text:p>
          </table:table-cell>
          <table:table-cell office:value-type="string">
            <text:p><text:s/>Mr. Karl Rudolf</text:p>
          </table:table-cell>
          <table:table-cell office:value-type="float" office:value="0">
            <text:p>0</text:p>
          </table:table-cell>
          <table:table-cell table:formula="of:=IF([.A128]=[.D128];1;0)" office:value-type="float" office:value="1">
            <text:p>1</text:p>
          </table:table-cell>
          <table:table-cell table:number-columns-repeated="3"/>
          <table:table-cell office:value-type="float" office:value="0.88708460129">
            <text:p>0.8870846013</text:p>
          </table:table-cell>
          <table:table-cell office:value-type="float" office:value="0.11291539871">
            <text:p>0.1129153987</text:p>
          </table:table-cell>
          <table:table-cell table:formula="of:=IF([.J128]&gt;[.$N$1];1;0)" office:value-type="float" office:value="0">
            <text:p>0</text:p>
          </table:table-cell>
          <table:table-cell table:formula="of:=IF([.A128]=[.K12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cCoy</text:p>
          </table:table-cell>
          <table:table-cell office:value-type="string">
            <text:p><text:s/>Miss. Alicia</text:p>
          </table:table-cell>
          <table:table-cell office:value-type="float" office:value="0">
            <text:p>0</text:p>
          </table:table-cell>
          <table:table-cell table:formula="of:=IF([.A129]=[.D129];1;0)" office:value-type="float" office:value="0">
            <text:p>0</text:p>
          </table:table-cell>
          <table:table-cell table:number-columns-repeated="3"/>
          <table:table-cell office:value-type="float" office:value="0.347832182194">
            <text:p>0.3478321822</text:p>
          </table:table-cell>
          <table:table-cell office:value-type="float" office:value="0.652167817806">
            <text:p>0.6521678178</text:p>
          </table:table-cell>
          <table:table-cell table:formula="of:=IF([.J129]&gt;[.$N$1];1;0)" office:value-type="float" office:value="0">
            <text:p>0</text:p>
          </table:table-cell>
          <table:table-cell table:formula="of:=IF([.A129]=[.K12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wenur</text:p>
          </table:table-cell>
          <table:table-cell office:value-type="string">
            <text:p><text:s/>Mr. Solomon</text:p>
          </table:table-cell>
          <table:table-cell office:value-type="float" office:value="0">
            <text:p>0</text:p>
          </table:table-cell>
          <table:table-cell table:formula="of:=IF([.A130]=[.D130];1;0)" office:value-type="float" office:value="1">
            <text:p>1</text:p>
          </table:table-cell>
          <table:table-cell table:number-columns-repeated="3"/>
          <table:table-cell office:value-type="float" office:value="0.925665075769">
            <text:p>0.9256650758</text:p>
          </table:table-cell>
          <table:table-cell office:value-type="float" office:value="0.0743349242307">
            <text:p>0.0743349242</text:p>
          </table:table-cell>
          <table:table-cell table:formula="of:=IF([.J130]&gt;[.$N$1];1;0)" office:value-type="float" office:value="0">
            <text:p>0</text:p>
          </table:table-cell>
          <table:table-cell table:formula="of:=IF([.A130]=[.K13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etersen</text:p>
          </table:table-cell>
          <table:table-cell office:value-type="string">
            <text:p><text:s/>Mr. Marius</text:p>
          </table:table-cell>
          <table:table-cell office:value-type="float" office:value="0">
            <text:p>0</text:p>
          </table:table-cell>
          <table:table-cell table:formula="of:=IF([.A131]=[.D131];1;0)" office:value-type="float" office:value="1">
            <text:p>1</text:p>
          </table:table-cell>
          <table:table-cell table:number-columns-repeated="3"/>
          <table:table-cell office:value-type="float" office:value="0.884412592685">
            <text:p>0.8844125927</text:p>
          </table:table-cell>
          <table:table-cell office:value-type="float" office:value="0.115587407315">
            <text:p>0.1155874073</text:p>
          </table:table-cell>
          <table:table-cell table:formula="of:=IF([.J131]&gt;[.$N$1];1;0)" office:value-type="float" office:value="0">
            <text:p>0</text:p>
          </table:table-cell>
          <table:table-cell table:formula="of:=IF([.A131]=[.K13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pinner</text:p>
          </table:table-cell>
          <table:table-cell office:value-type="string">
            <text:p><text:s/>Mr. Henry John</text:p>
          </table:table-cell>
          <table:table-cell office:value-type="float" office:value="0">
            <text:p>0</text:p>
          </table:table-cell>
          <table:table-cell table:formula="of:=IF([.A132]=[.D132];1;0)" office:value-type="float" office:value="1">
            <text:p>1</text:p>
          </table:table-cell>
          <table:table-cell table:number-columns-repeated="3"/>
          <table:table-cell office:value-type="float" office:value="0.852493135901">
            <text:p>0.8524931359</text:p>
          </table:table-cell>
          <table:table-cell office:value-type="float" office:value="0.147506864099">
            <text:p>0.1475068641</text:p>
          </table:table-cell>
          <table:table-cell table:formula="of:=IF([.J132]&gt;[.$N$1];1;0)" office:value-type="float" office:value="0">
            <text:p>0</text:p>
          </table:table-cell>
          <table:table-cell table:formula="of:=IF([.A132]=[.K13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acie</text:p>
          </table:table-cell>
          <table:table-cell office:value-type="string">
            <text:p><text:s/>Col. Archibald IV</text:p>
          </table:table-cell>
          <table:table-cell office:value-type="float" office:value="0">
            <text:p>0</text:p>
          </table:table-cell>
          <table:table-cell table:formula="of:=IF([.A133]=[.D133];1;0)" office:value-type="float" office:value="0">
            <text:p>0</text:p>
          </table:table-cell>
          <table:table-cell table:number-columns-repeated="3"/>
          <table:table-cell office:value-type="float" office:value="0.819847637518">
            <text:p>0.8198476375</text:p>
          </table:table-cell>
          <table:table-cell office:value-type="float" office:value="0.180152362482">
            <text:p>0.1801523625</text:p>
          </table:table-cell>
          <table:table-cell table:formula="of:=IF([.J133]&gt;[.$N$1];1;0)" office:value-type="float" office:value="0">
            <text:p>0</text:p>
          </table:table-cell>
          <table:table-cell table:formula="of:=IF([.A133]=[.K13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efebre</text:p>
          </table:table-cell>
          <table:table-cell office:value-type="string">
            <text:p><text:s/>Mrs. Frank (Frances)</text:p>
          </table:table-cell>
          <table:table-cell office:value-type="float" office:value="0">
            <text:p>0</text:p>
          </table:table-cell>
          <table:table-cell table:formula="of:=IF([.A134]=[.D134];1;0)" office:value-type="float" office:value="1">
            <text:p>1</text:p>
          </table:table-cell>
          <table:table-cell table:number-columns-repeated="3"/>
          <table:table-cell office:value-type="float" office:value="0.619857347049">
            <text:p>0.619857347</text:p>
          </table:table-cell>
          <table:table-cell office:value-type="float" office:value="0.380142652951">
            <text:p>0.380142653</text:p>
          </table:table-cell>
          <table:table-cell table:formula="of:=IF([.J134]&gt;[.$N$1];1;0)" office:value-type="float" office:value="0">
            <text:p>0</text:p>
          </table:table-cell>
          <table:table-cell table:formula="of:=IF([.A134]=[.K13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office:value-type="string">
            <text:p><text:s/>Mr. Charles P</text:p>
          </table:table-cell>
          <table:table-cell office:value-type="float" office:value="0">
            <text:p>0</text:p>
          </table:table-cell>
          <table:table-cell table:formula="of:=IF([.A135]=[.D135];1;0)" office:value-type="float" office:value="1">
            <text:p>1</text:p>
          </table:table-cell>
          <table:table-cell table:number-columns-repeated="3"/>
          <table:table-cell office:value-type="float" office:value="0.929561192614">
            <text:p>0.9295611926</text:p>
          </table:table-cell>
          <table:table-cell office:value-type="float" office:value="0.0704388073862">
            <text:p>0.0704388074</text:p>
          </table:table-cell>
          <table:table-cell table:formula="of:=IF([.J135]&gt;[.$N$1];1;0)" office:value-type="float" office:value="0">
            <text:p>0</text:p>
          </table:table-cell>
          <table:table-cell table:formula="of:=IF([.A135]=[.K1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ntcheff</text:p>
          </table:table-cell>
          <table:table-cell office:value-type="string">
            <text:p><text:s/>Mr. Valtcho</text:p>
          </table:table-cell>
          <table:table-cell office:value-type="float" office:value="0">
            <text:p>0</text:p>
          </table:table-cell>
          <table:table-cell table:formula="of:=IF([.A136]=[.D136];1;0)" office:value-type="float" office:value="1">
            <text:p>1</text:p>
          </table:table-cell>
          <table:table-cell table:number-columns-repeated="3"/>
          <table:table-cell office:value-type="float" office:value="0.92018964939">
            <text:p>0.9201896494</text:p>
          </table:table-cell>
          <table:table-cell office:value-type="float" office:value="0.0798103506096">
            <text:p>0.0798103506</text:p>
          </table:table-cell>
          <table:table-cell table:formula="of:=IF([.J136]&gt;[.$N$1];1;0)" office:value-type="float" office:value="0">
            <text:p>0</text:p>
          </table:table-cell>
          <table:table-cell table:formula="of:=IF([.A136]=[.K1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rlsson</text:p>
          </table:table-cell>
          <table:table-cell office:value-type="string">
            <text:p><text:s/>Mr. Carl Robert</text:p>
          </table:table-cell>
          <table:table-cell office:value-type="float" office:value="0">
            <text:p>0</text:p>
          </table:table-cell>
          <table:table-cell table:formula="of:=IF([.A137]=[.D137];1;0)" office:value-type="float" office:value="1">
            <text:p>1</text:p>
          </table:table-cell>
          <table:table-cell table:number-columns-repeated="3"/>
          <table:table-cell office:value-type="float" office:value="0.901672066506">
            <text:p>0.9016720665</text:p>
          </table:table-cell>
          <table:table-cell office:value-type="float" office:value="0.0983279334939">
            <text:p>0.0983279335</text:p>
          </table:table-cell>
          <table:table-cell table:formula="of:=IF([.J137]&gt;[.$N$1];1;0)" office:value-type="float" office:value="0">
            <text:p>0</text:p>
          </table:table-cell>
          <table:table-cell table:formula="of:=IF([.A137]=[.K1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akarian</text:p>
          </table:table-cell>
          <table:table-cell office:value-type="string">
            <text:p><text:s/>Mr. Mapriededer</text:p>
          </table:table-cell>
          <table:table-cell office:value-type="float" office:value="0">
            <text:p>0</text:p>
          </table:table-cell>
          <table:table-cell table:formula="of:=IF([.A138]=[.D138];1;0)" office:value-type="float" office:value="1">
            <text:p>1</text:p>
          </table:table-cell>
          <table:table-cell table:number-columns-repeated="3"/>
          <table:table-cell office:value-type="float" office:value="0.870327891082">
            <text:p>0.8703278911</text:p>
          </table:table-cell>
          <table:table-cell office:value-type="float" office:value="0.129672108918">
            <text:p>0.1296721089</text:p>
          </table:table-cell>
          <table:table-cell table:formula="of:=IF([.J138]&gt;[.$N$1];1;0)" office:value-type="float" office:value="0">
            <text:p>0</text:p>
          </table:table-cell>
          <table:table-cell table:formula="of:=IF([.A138]=[.K13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chmidt</text:p>
          </table:table-cell>
          <table:table-cell office:value-type="string">
            <text:p><text:s/>Mr. August</text:p>
          </table:table-cell>
          <table:table-cell office:value-type="float" office:value="0">
            <text:p>0</text:p>
          </table:table-cell>
          <table:table-cell table:formula="of:=IF([.A139]=[.D139];1;0)" office:value-type="float" office:value="1">
            <text:p>1</text:p>
          </table:table-cell>
          <table:table-cell table:number-columns-repeated="3"/>
          <table:table-cell office:value-type="float" office:value="0.936118411123">
            <text:p>0.9361184111</text:p>
          </table:table-cell>
          <table:table-cell office:value-type="float" office:value="0.063881588877">
            <text:p>0.0638815889</text:p>
          </table:table-cell>
          <table:table-cell table:formula="of:=IF([.J139]&gt;[.$N$1];1;0)" office:value-type="float" office:value="0">
            <text:p>0</text:p>
          </table:table-cell>
          <table:table-cell table:formula="of:=IF([.A139]=[.K13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apkin</text:p>
          </table:table-cell>
          <table:table-cell office:value-type="string">
            <text:p><text:s/>Miss. Jennie</text:p>
          </table:table-cell>
          <table:table-cell office:value-type="float" office:value="1">
            <text:p>1</text:p>
          </table:table-cell>
          <table:table-cell table:formula="of:=IF([.A140]=[.D140];1;0)" office:value-type="float" office:value="1">
            <text:p>1</text:p>
          </table:table-cell>
          <table:table-cell table:number-columns-repeated="3"/>
          <table:table-cell office:value-type="float" office:value="0.694547976724">
            <text:p>0.6945479767</text:p>
          </table:table-cell>
          <table:table-cell office:value-type="float" office:value="0.305452023276">
            <text:p>0.3054520233</text:p>
          </table:table-cell>
          <table:table-cell table:formula="of:=IF([.J140]&gt;[.$N$1];1;0)" office:value-type="float" office:value="0">
            <text:p>0</text:p>
          </table:table-cell>
          <table:table-cell table:formula="of:=IF([.A140]=[.K140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oodwin</text:p>
          </table:table-cell>
          <table:table-cell office:value-type="string">
            <text:p><text:s/>Mr. Charles Frederick</text:p>
          </table:table-cell>
          <table:table-cell office:value-type="float" office:value="0">
            <text:p>0</text:p>
          </table:table-cell>
          <table:table-cell table:formula="of:=IF([.A141]=[.D141];1;0)" office:value-type="float" office:value="1">
            <text:p>1</text:p>
          </table:table-cell>
          <table:table-cell table:number-columns-repeated="3"/>
          <table:table-cell office:value-type="float" office:value="0.808217417802">
            <text:p>0.8082174178</text:p>
          </table:table-cell>
          <table:table-cell office:value-type="float" office:value="0.191782582198">
            <text:p>0.1917825822</text:p>
          </table:table-cell>
          <table:table-cell table:formula="of:=IF([.J141]&gt;[.$N$1];1;0)" office:value-type="float" office:value="0">
            <text:p>0</text:p>
          </table:table-cell>
          <table:table-cell table:formula="of:=IF([.A141]=[.K14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Goodwin</text:p>
          </table:table-cell>
          <table:table-cell office:value-type="string">
            <text:p><text:s/>Miss. Jessie Allis</text:p>
          </table:table-cell>
          <table:table-cell office:value-type="float" office:value="0">
            <text:p>0</text:p>
          </table:table-cell>
          <table:table-cell table:formula="of:=IF([.A142]=[.D142];1;0)" office:value-type="float" office:value="1">
            <text:p>1</text:p>
          </table:table-cell>
          <table:table-cell table:number-columns-repeated="3"/>
          <table:table-cell office:value-type="float" office:value="0.847631089866">
            <text:p>0.8476310899</text:p>
          </table:table-cell>
          <table:table-cell office:value-type="float" office:value="0.152368910134">
            <text:p>0.1523689101</text:p>
          </table:table-cell>
          <table:table-cell table:formula="of:=IF([.J142]&gt;[.$N$1];1;0)" office:value-type="float" office:value="0">
            <text:p>0</text:p>
          </table:table-cell>
          <table:table-cell table:formula="of:=IF([.A142]=[.K14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niels</text:p>
          </table:table-cell>
          <table:table-cell office:value-type="string">
            <text:p><text:s/>Miss. Sarah</text:p>
          </table:table-cell>
          <table:table-cell office:value-type="float" office:value="1">
            <text:p>1</text:p>
          </table:table-cell>
          <table:table-cell table:formula="of:=IF([.A143]=[.D143];1;0)" office:value-type="float" office:value="1">
            <text:p>1</text:p>
          </table:table-cell>
          <table:table-cell table:number-columns-repeated="3"/>
          <table:table-cell office:value-type="float" office:value="0.108932567471">
            <text:p>0.1089325675</text:p>
          </table:table-cell>
          <table:table-cell office:value-type="float" office:value="0.891067432529">
            <text:p>0.8910674325</text:p>
          </table:table-cell>
          <table:table-cell table:formula="of:=IF([.J143]&gt;[.$N$1];1;0)" office:value-type="float" office:value="1">
            <text:p>1</text:p>
          </table:table-cell>
          <table:table-cell table:formula="of:=IF([.A143]=[.K14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yerson</text:p>
          </table:table-cell>
          <table:table-cell office:value-type="string">
            <text:p><text:s/>Mr. Arthur Larned</text:p>
          </table:table-cell>
          <table:table-cell office:value-type="float" office:value="0">
            <text:p>0</text:p>
          </table:table-cell>
          <table:table-cell table:formula="of:=IF([.A144]=[.D144];1;0)" office:value-type="float" office:value="1">
            <text:p>1</text:p>
          </table:table-cell>
          <table:table-cell table:number-columns-repeated="3"/>
          <table:table-cell office:value-type="float" office:value="0.864488701565">
            <text:p>0.8644887016</text:p>
          </table:table-cell>
          <table:table-cell office:value-type="float" office:value="0.135511298435">
            <text:p>0.1355112984</text:p>
          </table:table-cell>
          <table:table-cell table:formula="of:=IF([.J144]&gt;[.$N$1];1;0)" office:value-type="float" office:value="0">
            <text:p>0</text:p>
          </table:table-cell>
          <table:table-cell table:formula="of:=IF([.A144]=[.K14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auchamp</text:p>
          </table:table-cell>
          <table:table-cell office:value-type="string">
            <text:p><text:s/>Mr. Henry James</text:p>
          </table:table-cell>
          <table:table-cell office:value-type="float" office:value="0">
            <text:p>0</text:p>
          </table:table-cell>
          <table:table-cell table:formula="of:=IF([.A145]=[.D145];1;0)" office:value-type="float" office:value="1">
            <text:p>1</text:p>
          </table:table-cell>
          <table:table-cell table:number-columns-repeated="3"/>
          <table:table-cell office:value-type="float" office:value="0.87848092688">
            <text:p>0.8784809269</text:p>
          </table:table-cell>
          <table:table-cell office:value-type="float" office:value="0.12151907312">
            <text:p>0.1215190731</text:p>
          </table:table-cell>
          <table:table-cell table:formula="of:=IF([.J145]&gt;[.$N$1];1;0)" office:value-type="float" office:value="0">
            <text:p>0</text:p>
          </table:table-cell>
          <table:table-cell table:formula="of:=IF([.A145]=[.K14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ndeberg-Lind, Mr. Erik Gustaf (Mr Edward Lingrey")"</text:p>
          </table:table-cell>
          <table:table-cell office:value-type="float" office:value="17475">
            <text:p>17475</text:p>
          </table:table-cell>
          <table:table-cell office:value-type="float" office:value="0">
            <text:p>0</text:p>
          </table:table-cell>
          <table:table-cell table:formula="of:=IF([.A146]=[.D146];1;0)" office:value-type="float" office:value="1">
            <text:p>1</text:p>
          </table:table-cell>
          <table:table-cell table:number-columns-repeated="3"/>
          <table:table-cell office:value-type="float" office:value="0.437519879715">
            <text:p>0.4375198797</text:p>
          </table:table-cell>
          <table:table-cell office:value-type="float" office:value="0.562480120285">
            <text:p>0.5624801203</text:p>
          </table:table-cell>
          <table:table-cell table:formula="of:=IF([.J146]&gt;[.$N$1];1;0)" office:value-type="float" office:value="0">
            <text:p>0</text:p>
          </table:table-cell>
          <table:table-cell table:formula="of:=IF([.A146]=[.K14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ander Planke</text:p>
          </table:table-cell>
          <table:table-cell office:value-type="string">
            <text:p><text:s/>Mr. Julius</text:p>
          </table:table-cell>
          <table:table-cell office:value-type="float" office:value="0">
            <text:p>0</text:p>
          </table:table-cell>
          <table:table-cell table:formula="of:=IF([.A147]=[.D147];1;0)" office:value-type="float" office:value="1">
            <text:p>1</text:p>
          </table:table-cell>
          <table:table-cell table:number-columns-repeated="3"/>
          <table:table-cell office:value-type="float" office:value="0.90563262395">
            <text:p>0.905632624</text:p>
          </table:table-cell>
          <table:table-cell office:value-type="float" office:value="0.0943673760498">
            <text:p>0.094367376</text:p>
          </table:table-cell>
          <table:table-cell table:formula="of:=IF([.J147]&gt;[.$N$1];1;0)" office:value-type="float" office:value="0">
            <text:p>0</text:p>
          </table:table-cell>
          <table:table-cell table:formula="of:=IF([.A147]=[.K14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illiard</text:p>
          </table:table-cell>
          <table:table-cell office:value-type="string">
            <text:p><text:s/>Mr. Herbert Henry</text:p>
          </table:table-cell>
          <table:table-cell office:value-type="float" office:value="0">
            <text:p>0</text:p>
          </table:table-cell>
          <table:table-cell table:formula="of:=IF([.A148]=[.D148];1;0)" office:value-type="float" office:value="1">
            <text:p>1</text:p>
          </table:table-cell>
          <table:table-cell table:number-columns-repeated="3"/>
          <table:table-cell office:value-type="float" office:value="0.709903378221">
            <text:p>0.7099033782</text:p>
          </table:table-cell>
          <table:table-cell office:value-type="float" office:value="0.290096621779">
            <text:p>0.2900966218</text:p>
          </table:table-cell>
          <table:table-cell table:formula="of:=IF([.J148]&gt;[.$N$1];1;0)" office:value-type="float" office:value="0">
            <text:p>0</text:p>
          </table:table-cell>
          <table:table-cell table:formula="of:=IF([.A148]=[.K14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avies</text:p>
          </table:table-cell>
          <table:table-cell office:value-type="string">
            <text:p><text:s/>Mr. Evan</text:p>
          </table:table-cell>
          <table:table-cell office:value-type="float" office:value="0">
            <text:p>0</text:p>
          </table:table-cell>
          <table:table-cell table:formula="of:=IF([.A149]=[.D149];1;0)" office:value-type="float" office:value="1">
            <text:p>1</text:p>
          </table:table-cell>
          <table:table-cell table:number-columns-repeated="3"/>
          <table:table-cell office:value-type="float" office:value="0.881232471441">
            <text:p>0.8812324714</text:p>
          </table:table-cell>
          <table:table-cell office:value-type="float" office:value="0.118767528559">
            <text:p>0.1187675286</text:p>
          </table:table-cell>
          <table:table-cell table:formula="of:=IF([.J149]&gt;[.$N$1];1;0)" office:value-type="float" office:value="0">
            <text:p>0</text:p>
          </table:table-cell>
          <table:table-cell table:formula="of:=IF([.A149]=[.K1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rafton</text:p>
          </table:table-cell>
          <table:table-cell office:value-type="string">
            <text:p><text:s/>Mr. John Bertram</text:p>
          </table:table-cell>
          <table:table-cell office:value-type="float" office:value="0">
            <text:p>0</text:p>
          </table:table-cell>
          <table:table-cell table:formula="of:=IF([.A150]=[.D150];1;0)" office:value-type="float" office:value="1">
            <text:p>1</text:p>
          </table:table-cell>
          <table:table-cell table:number-columns-repeated="3"/>
          <table:table-cell office:value-type="float" office:value="0.503637187259">
            <text:p>0.5036371873</text:p>
          </table:table-cell>
          <table:table-cell office:value-type="float" office:value="0.496362812741">
            <text:p>0.4963628127</text:p>
          </table:table-cell>
          <table:table-cell table:formula="of:=IF([.J150]&gt;[.$N$1];1;0)" office:value-type="float" office:value="0">
            <text:p>0</text:p>
          </table:table-cell>
          <table:table-cell table:formula="of:=IF([.A150]=[.K1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htinen</text:p>
          </table:table-cell>
          <table:table-cell office:value-type="string">
            <text:p><text:s/>Rev. William</text:p>
          </table:table-cell>
          <table:table-cell office:value-type="float" office:value="0">
            <text:p>0</text:p>
          </table:table-cell>
          <table:table-cell table:formula="of:=IF([.A151]=[.D151];1;0)" office:value-type="float" office:value="1">
            <text:p>1</text:p>
          </table:table-cell>
          <table:table-cell table:number-columns-repeated="3"/>
          <table:table-cell office:value-type="float" office:value="0.822876399111">
            <text:p>0.8228763991</text:p>
          </table:table-cell>
          <table:table-cell office:value-type="float" office:value="0.177123600889">
            <text:p>0.1771236009</text:p>
          </table:table-cell>
          <table:table-cell table:formula="of:=IF([.J151]&gt;[.$N$1];1;0)" office:value-type="float" office:value="0">
            <text:p>0</text:p>
          </table:table-cell>
          <table:table-cell table:formula="of:=IF([.A151]=[.K1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arnshaw</text:p>
          </table:table-cell>
          <table:table-cell office:value-type="string">
            <text:p><text:s/>Mrs. Boulton (Olive Potter)</text:p>
          </table:table-cell>
          <table:table-cell office:value-type="float" office:value="1">
            <text:p>1</text:p>
          </table:table-cell>
          <table:table-cell table:formula="of:=IF([.A152]=[.D152];1;0)" office:value-type="float" office:value="1">
            <text:p>1</text:p>
          </table:table-cell>
          <table:table-cell table:number-columns-repeated="3"/>
          <table:table-cell office:value-type="float" office:value="0.00266591534728">
            <text:p>0.0026659153</text:p>
          </table:table-cell>
          <table:table-cell office:value-type="float" office:value="0.997334084653">
            <text:p>0.9973340847</text:p>
          </table:table-cell>
          <table:table-cell table:formula="of:=IF([.J152]&gt;[.$N$1];1;0)" office:value-type="float" office:value="1">
            <text:p>1</text:p>
          </table:table-cell>
          <table:table-cell table:formula="of:=IF([.A152]=[.K15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tinoff</text:p>
          </table:table-cell>
          <table:table-cell office:value-type="string">
            <text:p><text:s/>Mr. Nicola</text:p>
          </table:table-cell>
          <table:table-cell office:value-type="float" office:value="0">
            <text:p>0</text:p>
          </table:table-cell>
          <table:table-cell table:formula="of:=IF([.A153]=[.D153];1;0)" office:value-type="float" office:value="1">
            <text:p>1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153]&gt;[.$N$1];1;0)" office:value-type="float" office:value="0">
            <text:p>0</text:p>
          </table:table-cell>
          <table:table-cell table:formula="of:=IF([.A153]=[.K1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orey</text:p>
          </table:table-cell>
          <table:table-cell office:value-type="string">
            <text:p><text:s/>Mr. Thomas</text:p>
          </table:table-cell>
          <table:table-cell office:value-type="float" office:value="0">
            <text:p>0</text:p>
          </table:table-cell>
          <table:table-cell table:formula="of:=IF([.A154]=[.D154];1;0)" office:value-type="float" office:value="1">
            <text:p>1</text:p>
          </table:table-cell>
          <table:table-cell table:number-columns-repeated="3"/>
          <table:table-cell office:value-type="float" office:value="0.783814760995">
            <text:p>0.783814761</text:p>
          </table:table-cell>
          <table:table-cell office:value-type="float" office:value="0.216185239005">
            <text:p>0.216185239</text:p>
          </table:table-cell>
          <table:table-cell table:formula="of:=IF([.J154]&gt;[.$N$1];1;0)" office:value-type="float" office:value="0">
            <text:p>0</text:p>
          </table:table-cell>
          <table:table-cell table:formula="of:=IF([.A154]=[.K1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lasen</text:p>
          </table:table-cell>
          <table:table-cell office:value-type="string">
            <text:p><text:s/>Mrs. (Hulda Kristina Eugenia Lofqvist)</text:p>
          </table:table-cell>
          <table:table-cell office:value-type="float" office:value="0">
            <text:p>0</text:p>
          </table:table-cell>
          <table:table-cell table:formula="of:=IF([.A155]=[.D155];1;0)" office:value-type="float" office:value="1">
            <text:p>1</text:p>
          </table:table-cell>
          <table:table-cell table:number-columns-repeated="3"/>
          <table:table-cell office:value-type="float" office:value="0.552802844887">
            <text:p>0.5528028449</text:p>
          </table:table-cell>
          <table:table-cell office:value-type="float" office:value="0.447197155113">
            <text:p>0.4471971551</text:p>
          </table:table-cell>
          <table:table-cell table:formula="of:=IF([.J155]&gt;[.$N$1];1;0)" office:value-type="float" office:value="0">
            <text:p>0</text:p>
          </table:table-cell>
          <table:table-cell table:formula="of:=IF([.A155]=[.K1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plund</text:p>
          </table:table-cell>
          <table:table-cell office:value-type="string">
            <text:p><text:s/>Master. Filip Oscar</text:p>
          </table:table-cell>
          <table:table-cell office:value-type="float" office:value="0">
            <text:p>0</text:p>
          </table:table-cell>
          <table:table-cell table:formula="of:=IF([.A156]=[.D156];1;0)" office:value-type="float" office:value="1">
            <text:p>1</text:p>
          </table:table-cell>
          <table:table-cell table:number-columns-repeated="3"/>
          <table:table-cell office:value-type="float" office:value="0.893233655608">
            <text:p>0.8932336556</text:p>
          </table:table-cell>
          <table:table-cell office:value-type="float" office:value="0.106766344392">
            <text:p>0.1067663444</text:p>
          </table:table-cell>
          <table:table-cell table:formula="of:=IF([.J156]&gt;[.$N$1];1;0)" office:value-type="float" office:value="0">
            <text:p>0</text:p>
          </table:table-cell>
          <table:table-cell table:formula="of:=IF([.A156]=[.K15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quemin</text:p>
          </table:table-cell>
          <table:table-cell office:value-type="string">
            <text:p><text:s/>Mr. Joseph</text:p>
          </table:table-cell>
          <table:table-cell office:value-type="float" office:value="0">
            <text:p>0</text:p>
          </table:table-cell>
          <table:table-cell table:formula="of:=IF([.A157]=[.D157];1;0)" office:value-type="float" office:value="0">
            <text:p>0</text:p>
          </table:table-cell>
          <table:table-cell table:number-columns-repeated="3"/>
          <table:table-cell office:value-type="float" office:value="0.903963723898">
            <text:p>0.9039637239</text:p>
          </table:table-cell>
          <table:table-cell office:value-type="float" office:value="0.0960362761017">
            <text:p>0.0960362761</text:p>
          </table:table-cell>
          <table:table-cell table:formula="of:=IF([.J157]&gt;[.$N$1];1;0)" office:value-type="float" office:value="0">
            <text:p>0</text:p>
          </table:table-cell>
          <table:table-cell table:formula="of:=IF([.A157]=[.K15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 office:value-type="string">
            <text:p><text:s/>Miss. Ellen</text:p>
          </table:table-cell>
          <table:table-cell office:value-type="float" office:value="1">
            <text:p>1</text:p>
          </table:table-cell>
          <table:table-cell table:formula="of:=IF([.A158]=[.D158];1;0)" office:value-type="float" office:value="1">
            <text:p>1</text:p>
          </table:table-cell>
          <table:table-cell table:number-columns-repeated="3"/>
          <table:table-cell office:value-type="float" office:value="0.0103214563595">
            <text:p>0.0103214564</text:p>
          </table:table-cell>
          <table:table-cell office:value-type="float" office:value="0.989678543641">
            <text:p>0.9896785436</text:p>
          </table:table-cell>
          <table:table-cell table:formula="of:=IF([.J158]&gt;[.$N$1];1;0)" office:value-type="float" office:value="1">
            <text:p>1</text:p>
          </table:table-cell>
          <table:table-cell table:formula="of:=IF([.A158]=[.K1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ndin</text:p>
          </table:table-cell>
          <table:table-cell office:value-type="string">
            <text:p><text:s/>Miss. Olga Elida</text:p>
          </table:table-cell>
          <table:table-cell office:value-type="float" office:value="1">
            <text:p>1</text:p>
          </table:table-cell>
          <table:table-cell table:formula="of:=IF([.A159]=[.D159];1;0)" office:value-type="float" office:value="1">
            <text:p>1</text:p>
          </table:table-cell>
          <table:table-cell table:number-columns-repeated="3"/>
          <table:table-cell office:value-type="float" office:value="0.19414171649">
            <text:p>0.1941417165</text:p>
          </table:table-cell>
          <table:table-cell office:value-type="float" office:value="0.80585828351">
            <text:p>0.8058582835</text:p>
          </table:table-cell>
          <table:table-cell table:formula="of:=IF([.J159]&gt;[.$N$1];1;0)" office:value-type="float" office:value="1">
            <text:p>1</text:p>
          </table:table-cell>
          <table:table-cell table:formula="of:=IF([.A159]=[.K1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rebank</text:p>
          </table:table-cell>
          <table:table-cell office:value-type="string">
            <text:p><text:s/>Mr. John James</text:p>
          </table:table-cell>
          <table:table-cell office:value-type="float" office:value="0">
            <text:p>0</text:p>
          </table:table-cell>
          <table:table-cell table:formula="of:=IF([.A160]=[.D160];1;0)" office:value-type="float" office:value="1">
            <text:p>1</text:p>
          </table:table-cell>
          <table:table-cell table:number-columns-repeated="3"/>
          <table:table-cell office:value-type="float" office:value="0.437519879715">
            <text:p>0.4375198797</text:p>
          </table:table-cell>
          <table:table-cell office:value-type="float" office:value="0.562480120285">
            <text:p>0.5624801203</text:p>
          </table:table-cell>
          <table:table-cell table:formula="of:=IF([.J160]&gt;[.$N$1];1;0)" office:value-type="float" office:value="0">
            <text:p>0</text:p>
          </table:table-cell>
          <table:table-cell table:formula="of:=IF([.A160]=[.K16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eacock</text:p>
          </table:table-cell>
          <table:table-cell office:value-type="string">
            <text:p><text:s/>Mrs. Benjamin (Edith Nile)</text:p>
          </table:table-cell>
          <table:table-cell office:value-type="float" office:value="0">
            <text:p>0</text:p>
          </table:table-cell>
          <table:table-cell table:formula="of:=IF([.A161]=[.D161];1;0)" office:value-type="float" office:value="1">
            <text:p>1</text:p>
          </table:table-cell>
          <table:table-cell table:number-columns-repeated="3"/>
          <table:table-cell office:value-type="float" office:value="0.499436058191">
            <text:p>0.4994360582</text:p>
          </table:table-cell>
          <table:table-cell office:value-type="float" office:value="0.500563941809">
            <text:p>0.5005639418</text:p>
          </table:table-cell>
          <table:table-cell table:formula="of:=IF([.J161]&gt;[.$N$1];1;0)" office:value-type="float" office:value="0">
            <text:p>0</text:p>
          </table:table-cell>
          <table:table-cell table:formula="of:=IF([.A161]=[.K16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yth</text:p>
          </table:table-cell>
          <table:table-cell office:value-type="string">
            <text:p><text:s/>Miss. Julia</text:p>
          </table:table-cell>
          <table:table-cell office:value-type="float" office:value="1">
            <text:p>1</text:p>
          </table:table-cell>
          <table:table-cell table:formula="of:=IF([.A162]=[.D162];1;0)" office:value-type="float" office:value="1">
            <text:p>1</text:p>
          </table:table-cell>
          <table:table-cell table:number-columns-repeated="3"/>
          <table:table-cell office:value-type="float" office:value="0.637237714311">
            <text:p>0.6372377143</text:p>
          </table:table-cell>
          <table:table-cell office:value-type="float" office:value="0.362762285689">
            <text:p>0.3627622857</text:p>
          </table:table-cell>
          <table:table-cell table:formula="of:=IF([.J162]&gt;[.$N$1];1;0)" office:value-type="float" office:value="0">
            <text:p>0</text:p>
          </table:table-cell>
          <table:table-cell table:formula="of:=IF([.A162]=[.K16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uma</text:p>
          </table:table-cell>
          <table:table-cell office:value-type="string">
            <text:p><text:s/>Master. Georges Youssef</text:p>
          </table:table-cell>
          <table:table-cell office:value-type="float" office:value="1">
            <text:p>1</text:p>
          </table:table-cell>
          <table:table-cell table:formula="of:=IF([.A163]=[.D163];1;0)" office:value-type="float" office:value="1">
            <text:p>1</text:p>
          </table:table-cell>
          <table:table-cell table:number-columns-repeated="3"/>
          <table:table-cell office:value-type="float" office:value="0.191564756475">
            <text:p>0.1915647565</text:p>
          </table:table-cell>
          <table:table-cell office:value-type="float" office:value="0.808435243525">
            <text:p>0.8084352435</text:p>
          </table:table-cell>
          <table:table-cell table:formula="of:=IF([.J163]&gt;[.$N$1];1;0)" office:value-type="float" office:value="1">
            <text:p>1</text:p>
          </table:table-cell>
          <table:table-cell table:formula="of:=IF([.A163]=[.K16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ght</text:p>
          </table:table-cell>
          <table:table-cell office:value-type="string">
            <text:p><text:s/>Miss. Marion</text:p>
          </table:table-cell>
          <table:table-cell office:value-type="float" office:value="1">
            <text:p>1</text:p>
          </table:table-cell>
          <table:table-cell table:formula="of:=IF([.A164]=[.D164];1;0)" office:value-type="float" office:value="1">
            <text:p>1</text:p>
          </table:table-cell>
          <table:table-cell table:number-columns-repeated="3"/>
          <table:table-cell office:value-type="float" office:value="0.0122316525849">
            <text:p>0.0122316526</text:p>
          </table:table-cell>
          <table:table-cell office:value-type="float" office:value="0.987768347415">
            <text:p>0.9877683474</text:p>
          </table:table-cell>
          <table:table-cell table:formula="of:=IF([.J164]&gt;[.$N$1];1;0)" office:value-type="float" office:value="1">
            <text:p>1</text:p>
          </table:table-cell>
          <table:table-cell table:formula="of:=IF([.A164]=[.K16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arce</text:p>
          </table:table-cell>
          <table:table-cell office:value-type="string">
            <text:p><text:s/>Mr. Ernest</text:p>
          </table:table-cell>
          <table:table-cell office:value-type="float" office:value="0">
            <text:p>0</text:p>
          </table:table-cell>
          <table:table-cell table:formula="of:=IF([.A165]=[.D165];1;0)" office:value-type="float" office:value="1">
            <text:p>1</text:p>
          </table:table-cell>
          <table:table-cell table:number-columns-repeated="3"/>
          <table:table-cell office:value-type="float" office:value="0.890338736345">
            <text:p>0.8903387363</text:p>
          </table:table-cell>
          <table:table-cell office:value-type="float" office:value="0.109661263655">
            <text:p>0.1096612637</text:p>
          </table:table-cell>
          <table:table-cell table:formula="of:=IF([.J165]&gt;[.$N$1];1;0)" office:value-type="float" office:value="0">
            <text:p>0</text:p>
          </table:table-cell>
          <table:table-cell table:formula="of:=IF([.A165]=[.K16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ruschitz</text:p>
          </table:table-cell>
          <table:table-cell office:value-type="string">
            <text:p><text:s/>Rev. Joseph Maria</text:p>
          </table:table-cell>
          <table:table-cell office:value-type="float" office:value="0">
            <text:p>0</text:p>
          </table:table-cell>
          <table:table-cell table:formula="of:=IF([.A166]=[.D166];1;0)" office:value-type="float" office:value="1">
            <text:p>1</text:p>
          </table:table-cell>
          <table:table-cell table:number-columns-repeated="3"/>
          <table:table-cell office:value-type="float" office:value="0.925665075769">
            <text:p>0.9256650758</text:p>
          </table:table-cell>
          <table:table-cell office:value-type="float" office:value="0.0743349242307">
            <text:p>0.0743349242</text:p>
          </table:table-cell>
          <table:table-cell table:formula="of:=IF([.J166]&gt;[.$N$1];1;0)" office:value-type="float" office:value="0">
            <text:p>0</text:p>
          </table:table-cell>
          <table:table-cell table:formula="of:=IF([.A166]=[.K16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nk-Heilmann</text:p>
          </table:table-cell>
          <table:table-cell office:value-type="string">
            <text:p><text:s/>Mrs. Anton (Luise Heilmann)</text:p>
          </table:table-cell>
          <table:table-cell office:value-type="float" office:value="0">
            <text:p>0</text:p>
          </table:table-cell>
          <table:table-cell table:formula="of:=IF([.A167]=[.D167];1;0)" office:value-type="float" office:value="0">
            <text:p>0</text:p>
          </table:table-cell>
          <table:table-cell table:number-columns-repeated="3"/>
          <table:table-cell office:value-type="float" office:value="0.328980775493">
            <text:p>0.3289807755</text:p>
          </table:table-cell>
          <table:table-cell office:value-type="float" office:value="0.671019224507">
            <text:p>0.6710192245</text:p>
          </table:table-cell>
          <table:table-cell table:formula="of:=IF([.J167]&gt;[.$N$1];1;0)" office:value-type="float" office:value="0">
            <text:p>0</text:p>
          </table:table-cell>
          <table:table-cell table:formula="of:=IF([.A167]=[.K16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andeis</text:p>
          </table:table-cell>
          <table:table-cell office:value-type="string">
            <text:p><text:s/>Mr. Emil</text:p>
          </table:table-cell>
          <table:table-cell office:value-type="float" office:value="0">
            <text:p>0</text:p>
          </table:table-cell>
          <table:table-cell table:formula="of:=IF([.A168]=[.D168];1;0)" office:value-type="float" office:value="1">
            <text:p>1</text:p>
          </table:table-cell>
          <table:table-cell table:number-columns-repeated="3"/>
          <table:table-cell office:value-type="float" office:value="0.5865986116">
            <text:p>0.5865986116</text:p>
          </table:table-cell>
          <table:table-cell office:value-type="float" office:value="0.4134013884">
            <text:p>0.4134013884</text:p>
          </table:table-cell>
          <table:table-cell table:formula="of:=IF([.J168]&gt;[.$N$1];1;0)" office:value-type="float" office:value="0">
            <text:p>0</text:p>
          </table:table-cell>
          <table:table-cell table:formula="of:=IF([.A168]=[.K16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rd</text:p>
          </table:table-cell>
          <table:table-cell office:value-type="string">
            <text:p><text:s/>Mr. Edward Watson</text:p>
          </table:table-cell>
          <table:table-cell office:value-type="float" office:value="0">
            <text:p>0</text:p>
          </table:table-cell>
          <table:table-cell table:formula="of:=IF([.A169]=[.D169];1;0)" office:value-type="float" office:value="1">
            <text:p>1</text:p>
          </table:table-cell>
          <table:table-cell table:number-columns-repeated="3"/>
          <table:table-cell office:value-type="float" office:value="0.873468151932">
            <text:p>0.8734681519</text:p>
          </table:table-cell>
          <table:table-cell office:value-type="float" office:value="0.126531848068">
            <text:p>0.1265318481</text:p>
          </table:table-cell>
          <table:table-cell table:formula="of:=IF([.J169]&gt;[.$N$1];1;0)" office:value-type="float" office:value="0">
            <text:p>0</text:p>
          </table:table-cell>
          <table:table-cell table:formula="of:=IF([.A169]=[.K16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ssebeer</text:p>
          </table:table-cell>
          <table:table-cell office:value-type="string">
            <text:p><text:s/>Mrs. Henry Arthur Jr (Eleanor Genevieve Fosdick)</text:p>
          </table:table-cell>
          <table:table-cell office:value-type="float" office:value="1">
            <text:p>1</text:p>
          </table:table-cell>
          <table:table-cell table:formula="of:=IF([.A170]=[.D170];1;0)" office:value-type="float" office:value="1">
            <text:p>1</text:p>
          </table:table-cell>
          <table:table-cell table:number-columns-repeated="3"/>
          <table:table-cell office:value-type="float" office:value="0.12192754805">
            <text:p>0.1219275481</text:p>
          </table:table-cell>
          <table:table-cell office:value-type="float" office:value="0.87807245195">
            <text:p>0.878072452</text:p>
          </table:table-cell>
          <table:table-cell table:formula="of:=IF([.J170]&gt;[.$N$1];1;0)" office:value-type="float" office:value="1">
            <text:p>1</text:p>
          </table:table-cell>
          <table:table-cell table:formula="of:=IF([.A170]=[.K17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llstrom</text:p>
          </table:table-cell>
          <table:table-cell office:value-type="string">
            <text:p><text:s/>Miss. Hilda Maria</text:p>
          </table:table-cell>
          <table:table-cell office:value-type="float" office:value="0">
            <text:p>0</text:p>
          </table:table-cell>
          <table:table-cell table:formula="of:=IF([.A171]=[.D171];1;0)" office:value-type="float" office:value="0">
            <text:p>0</text:p>
          </table:table-cell>
          <table:table-cell table:number-columns-repeated="3"/>
          <table:table-cell office:value-type="float" office:value="0.716810327577">
            <text:p>0.7168103276</text:p>
          </table:table-cell>
          <table:table-cell office:value-type="float" office:value="0.283189672423">
            <text:p>0.2831896724</text:p>
          </table:table-cell>
          <table:table-cell table:formula="of:=IF([.J171]&gt;[.$N$1];1;0)" office:value-type="float" office:value="0">
            <text:p>0</text:p>
          </table:table-cell>
          <table:table-cell table:formula="of:=IF([.A171]=[.K17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thman</text:p>
          </table:table-cell>
          <table:table-cell office:value-type="string">
            <text:p><text:s/>Mr. Simon</text:p>
          </table:table-cell>
          <table:table-cell office:value-type="float" office:value="0">
            <text:p>0</text:p>
          </table:table-cell>
          <table:table-cell table:formula="of:=IF([.A172]=[.D172];1;0)" office:value-type="float" office:value="1">
            <text:p>1</text:p>
          </table:table-cell>
          <table:table-cell table:number-columns-repeated="3"/>
          <table:table-cell office:value-type="float" office:value="0.936045859391">
            <text:p>0.9360458594</text:p>
          </table:table-cell>
          <table:table-cell office:value-type="float" office:value="0.063954140609">
            <text:p>0.0639541406</text:p>
          </table:table-cell>
          <table:table-cell table:formula="of:=IF([.J172]&gt;[.$N$1];1;0)" office:value-type="float" office:value="0">
            <text:p>0</text:p>
          </table:table-cell>
          <table:table-cell table:formula="of:=IF([.A172]=[.K17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akarian</text:p>
          </table:table-cell>
          <table:table-cell office:value-type="string">
            <text:p><text:s/>Mr. Ortin</text:p>
          </table:table-cell>
          <table:table-cell office:value-type="float" office:value="0">
            <text:p>0</text:p>
          </table:table-cell>
          <table:table-cell table:formula="of:=IF([.A173]=[.D173];1;0)" office:value-type="float" office:value="1">
            <text:p>1</text:p>
          </table:table-cell>
          <table:table-cell table:number-columns-repeated="3"/>
          <table:table-cell office:value-type="float" office:value="0.848338293729">
            <text:p>0.8483382937</text:p>
          </table:table-cell>
          <table:table-cell office:value-type="float" office:value="0.151661706271">
            <text:p>0.1516617063</text:p>
          </table:table-cell>
          <table:table-cell table:formula="of:=IF([.J173]&gt;[.$N$1];1;0)" office:value-type="float" office:value="0">
            <text:p>0</text:p>
          </table:table-cell>
          <table:table-cell table:formula="of:=IF([.A173]=[.K17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yker</text:p>
          </table:table-cell>
          <table:table-cell office:value-type="string">
            <text:p><text:s/>Mr. Adolf Fredrik</text:p>
          </table:table-cell>
          <table:table-cell office:value-type="float" office:value="0">
            <text:p>0</text:p>
          </table:table-cell>
          <table:table-cell table:formula="of:=IF([.A174]=[.D174];1;0)" office:value-type="float" office:value="1">
            <text:p>1</text:p>
          </table:table-cell>
          <table:table-cell table:number-columns-repeated="3"/>
          <table:table-cell office:value-type="float" office:value="0.923552938734">
            <text:p>0.9235529387</text:p>
          </table:table-cell>
          <table:table-cell office:value-type="float" office:value="0.0764470612657">
            <text:p>0.0764470613</text:p>
          </table:table-cell>
          <table:table-cell table:formula="of:=IF([.J174]&gt;[.$N$1];1;0)" office:value-type="float" office:value="0">
            <text:p>0</text:p>
          </table:table-cell>
          <table:table-cell table:formula="of:=IF([.A174]=[.K17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orfa</text:p>
          </table:table-cell>
          <table:table-cell office:value-type="string">
            <text:p><text:s/>Mr. Assad</text:p>
          </table:table-cell>
          <table:table-cell office:value-type="float" office:value="0">
            <text:p>0</text:p>
          </table:table-cell>
          <table:table-cell table:formula="of:=IF([.A175]=[.D175];1;0)" office:value-type="float" office:value="1">
            <text:p>1</text:p>
          </table:table-cell>
          <table:table-cell table:number-columns-repeated="3"/>
          <table:table-cell office:value-type="float" office:value="0.903028300749">
            <text:p>0.9030283007</text:p>
          </table:table-cell>
          <table:table-cell office:value-type="float" office:value="0.096971699251">
            <text:p>0.0969716993</text:p>
          </table:table-cell>
          <table:table-cell table:formula="of:=IF([.J175]&gt;[.$N$1];1;0)" office:value-type="float" office:value="0">
            <text:p>0</text:p>
          </table:table-cell>
          <table:table-cell table:formula="of:=IF([.A175]=[.K17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plund</text:p>
          </table:table-cell>
          <table:table-cell office:value-type="string">
            <text:p><text:s/>Mr. Carl Oscar Vilhelm Gustafsson</text:p>
          </table:table-cell>
          <table:table-cell office:value-type="float" office:value="0">
            <text:p>0</text:p>
          </table:table-cell>
          <table:table-cell table:formula="of:=IF([.A176]=[.D176];1;0)" office:value-type="float" office:value="1">
            <text:p>1</text:p>
          </table:table-cell>
          <table:table-cell table:number-columns-repeated="3"/>
          <table:table-cell office:value-type="float" office:value="0.835950594209">
            <text:p>0.8359505942</text:p>
          </table:table-cell>
          <table:table-cell office:value-type="float" office:value="0.164049405791">
            <text:p>0.1640494058</text:p>
          </table:table-cell>
          <table:table-cell table:formula="of:=IF([.J176]&gt;[.$N$1];1;0)" office:value-type="float" office:value="0">
            <text:p>0</text:p>
          </table:table-cell>
          <table:table-cell table:formula="of:=IF([.A176]=[.K17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own</text:p>
          </table:table-cell>
          <table:table-cell office:value-type="string">
            <text:p><text:s/>Miss. Edith Eileen</text:p>
          </table:table-cell>
          <table:table-cell office:value-type="float" office:value="1">
            <text:p>1</text:p>
          </table:table-cell>
          <table:table-cell table:formula="of:=IF([.A177]=[.D177];1;0)" office:value-type="float" office:value="1">
            <text:p>1</text:p>
          </table:table-cell>
          <table:table-cell table:number-columns-repeated="3"/>
          <table:table-cell office:value-type="float" office:value="0.00954226360348">
            <text:p>0.0095422636</text:p>
          </table:table-cell>
          <table:table-cell office:value-type="float" office:value="0.990457736397">
            <text:p>0.9904577364</text:p>
          </table:table-cell>
          <table:table-cell table:formula="of:=IF([.J177]&gt;[.$N$1];1;0)" office:value-type="float" office:value="1">
            <text:p>1</text:p>
          </table:table-cell>
          <table:table-cell table:formula="of:=IF([.A177]=[.K17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ncock</text:p>
          </table:table-cell>
          <table:table-cell office:value-type="string">
            <text:p><text:s/>Miss. Maude</text:p>
          </table:table-cell>
          <table:table-cell office:value-type="float" office:value="1">
            <text:p>1</text:p>
          </table:table-cell>
          <table:table-cell table:formula="of:=IF([.A178]=[.D178];1;0)" office:value-type="float" office:value="1">
            <text:p>1</text:p>
          </table:table-cell>
          <table:table-cell table:number-columns-repeated="3"/>
          <table:table-cell office:value-type="float" office:value="0.0128420078767">
            <text:p>0.0128420079</text:p>
          </table:table-cell>
          <table:table-cell office:value-type="float" office:value="0.987157992123">
            <text:p>0.9871579921</text:p>
          </table:table-cell>
          <table:table-cell table:formula="of:=IF([.J178]&gt;[.$N$1];1;0)" office:value-type="float" office:value="1">
            <text:p>1</text:p>
          </table:table-cell>
          <table:table-cell table:formula="of:=IF([.A178]=[.K17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engel</text:p>
          </table:table-cell>
          <table:table-cell office:value-type="string">
            <text:p><text:s/>Mr. Charles Emil Henry</text:p>
          </table:table-cell>
          <table:table-cell office:value-type="float" office:value="0">
            <text:p>0</text:p>
          </table:table-cell>
          <table:table-cell table:formula="of:=IF([.A179]=[.D179];1;0)" office:value-type="float" office:value="0">
            <text:p>0</text:p>
          </table:table-cell>
          <table:table-cell table:number-columns-repeated="3"/>
          <table:table-cell office:value-type="float" office:value="0.755133447602">
            <text:p>0.7551334476</text:p>
          </table:table-cell>
          <table:table-cell office:value-type="float" office:value="0.244866552398">
            <text:p>0.2448665524</text:p>
          </table:table-cell>
          <table:table-cell table:formula="of:=IF([.J179]&gt;[.$N$1];1;0)" office:value-type="float" office:value="0">
            <text:p>0</text:p>
          </table:table-cell>
          <table:table-cell table:formula="of:=IF([.A179]=[.K17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cker</text:p>
          </table:table-cell>
          <table:table-cell office:value-type="string">
            <text:p><text:s/>Mrs. Allen Oliver (Nellie E Baumgardner)</text:p>
          </table:table-cell>
          <table:table-cell office:value-type="float" office:value="1">
            <text:p>1</text:p>
          </table:table-cell>
          <table:table-cell table:formula="of:=IF([.A180]=[.D180];1;0)" office:value-type="float" office:value="1">
            <text:p>1</text:p>
          </table:table-cell>
          <table:table-cell table:number-columns-repeated="3"/>
          <table:table-cell office:value-type="float" office:value="0.0229188001775">
            <text:p>0.0229188002</text:p>
          </table:table-cell>
          <table:table-cell office:value-type="float" office:value="0.977081199822">
            <text:p>0.9770811998</text:p>
          </table:table-cell>
          <table:table-cell table:formula="of:=IF([.J180]&gt;[.$N$1];1;0)" office:value-type="float" office:value="1">
            <text:p>1</text:p>
          </table:table-cell>
          <table:table-cell table:formula="of:=IF([.A180]=[.K18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pton</text:p>
          </table:table-cell>
          <table:table-cell office:value-type="string">
            <text:p><text:s/>Mrs. Alexander Taylor (Mary Eliza Ingersoll)</text:p>
          </table:table-cell>
          <table:table-cell office:value-type="float" office:value="1">
            <text:p>1</text:p>
          </table:table-cell>
          <table:table-cell table:formula="of:=IF([.A181]=[.D181];1;0)" office:value-type="float" office:value="1">
            <text:p>1</text:p>
          </table:table-cell>
          <table:table-cell table:number-columns-repeated="3"/>
          <table:table-cell office:value-type="float" office:value="0.0498719041263">
            <text:p>0.0498719041</text:p>
          </table:table-cell>
          <table:table-cell office:value-type="float" office:value="0.950128095874">
            <text:p>0.9501280959</text:p>
          </table:table-cell>
          <table:table-cell table:formula="of:=IF([.J181]&gt;[.$N$1];1;0)" office:value-type="float" office:value="1">
            <text:p>1</text:p>
          </table:table-cell>
          <table:table-cell table:formula="of:=IF([.A181]=[.K18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cCrie</text:p>
          </table:table-cell>
          <table:table-cell office:value-type="string">
            <text:p><text:s/>Mr. James Matthew</text:p>
          </table:table-cell>
          <table:table-cell office:value-type="float" office:value="0">
            <text:p>0</text:p>
          </table:table-cell>
          <table:table-cell table:formula="of:=IF([.A182]=[.D182];1;0)" office:value-type="float" office:value="1">
            <text:p>1</text:p>
          </table:table-cell>
          <table:table-cell table:number-columns-repeated="3"/>
          <table:table-cell office:value-type="float" office:value="0.923093385478">
            <text:p>0.9230933855</text:p>
          </table:table-cell>
          <table:table-cell office:value-type="float" office:value="0.0769066145219">
            <text:p>0.0769066145</text:p>
          </table:table-cell>
          <table:table-cell table:formula="of:=IF([.J182]&gt;[.$N$1];1;0)" office:value-type="float" office:value="0">
            <text:p>0</text:p>
          </table:table-cell>
          <table:table-cell table:formula="of:=IF([.A182]=[.K18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mpton</text:p>
          </table:table-cell>
          <table:table-cell office:value-type="string">
            <text:p><text:s/>Mr. Alexander Taylor Jr</text:p>
          </table:table-cell>
          <table:table-cell office:value-type="float" office:value="0">
            <text:p>0</text:p>
          </table:table-cell>
          <table:table-cell table:formula="of:=IF([.A183]=[.D183];1;0)" office:value-type="float" office:value="1">
            <text:p>1</text:p>
          </table:table-cell>
          <table:table-cell table:number-columns-repeated="3"/>
          <table:table-cell office:value-type="float" office:value="0.590918052777">
            <text:p>0.5909180528</text:p>
          </table:table-cell>
          <table:table-cell office:value-type="float" office:value="0.409081947223">
            <text:p>0.4090819472</text:p>
          </table:table-cell>
          <table:table-cell table:formula="of:=IF([.J183]&gt;[.$N$1];1;0)" office:value-type="float" office:value="0">
            <text:p>0</text:p>
          </table:table-cell>
          <table:table-cell table:formula="of:=IF([.A183]=[.K18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vin</text:p>
          </table:table-cell>
          <table:table-cell office:value-type="string">
            <text:p><text:s/>Mrs. Daniel Warner (Mary Graham Carmichael Farquarson)</text:p>
          </table:table-cell>
          <table:table-cell office:value-type="float" office:value="1">
            <text:p>1</text:p>
          </table:table-cell>
          <table:table-cell table:formula="of:=IF([.A184]=[.D184];1;0)" office:value-type="float" office:value="1">
            <text:p>1</text:p>
          </table:table-cell>
          <table:table-cell table:number-columns-repeated="3"/>
          <table:table-cell office:value-type="float" office:value="0.00529749542507">
            <text:p>0.0052974954</text:p>
          </table:table-cell>
          <table:table-cell office:value-type="float" office:value="0.994702504575">
            <text:p>0.9947025046</text:p>
          </table:table-cell>
          <table:table-cell table:formula="of:=IF([.J184]&gt;[.$N$1];1;0)" office:value-type="float" office:value="1">
            <text:p>1</text:p>
          </table:table-cell>
          <table:table-cell table:formula="of:=IF([.A184]=[.K18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ne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185]=[.D185];1;0)" office:value-type="float" office:value="1">
            <text:p>1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185]&gt;[.$N$1];1;0)" office:value-type="float" office:value="0">
            <text:p>0</text:p>
          </table:table-cell>
          <table:table-cell table:formula="of:=IF([.A185]=[.K18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uglas</text:p>
          </table:table-cell>
          <table:table-cell office:value-type="string">
            <text:p><text:s/>Mrs. Frederick Charles (Mary Helene Baxter)</text:p>
          </table:table-cell>
          <table:table-cell office:value-type="float" office:value="1">
            <text:p>1</text:p>
          </table:table-cell>
          <table:table-cell table:formula="of:=IF([.A186]=[.D186];1;0)" office:value-type="float" office:value="1">
            <text:p>1</text:p>
          </table:table-cell>
          <table:table-cell table:number-columns-repeated="3"/>
          <table:table-cell office:value-type="float" office:value="0.137500804531">
            <text:p>0.1375008045</text:p>
          </table:table-cell>
          <table:table-cell office:value-type="float" office:value="0.862499195469">
            <text:p>0.8624991955</text:p>
          </table:table-cell>
          <table:table-cell table:formula="of:=IF([.J186]&gt;[.$N$1];1;0)" office:value-type="float" office:value="1">
            <text:p>1</text:p>
          </table:table-cell>
          <table:table-cell table:formula="of:=IF([.A186]=[.K18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ybery</text:p>
          </table:table-cell>
          <table:table-cell office:value-type="string">
            <text:p><text:s/>Mr. Frank Hubert</text:p>
          </table:table-cell>
          <table:table-cell office:value-type="float" office:value="0">
            <text:p>0</text:p>
          </table:table-cell>
          <table:table-cell table:formula="of:=IF([.A187]=[.D187];1;0)" office:value-type="float" office:value="1">
            <text:p>1</text:p>
          </table:table-cell>
          <table:table-cell table:number-columns-repeated="3"/>
          <table:table-cell office:value-type="float" office:value="0.913992835772">
            <text:p>0.9139928358</text:p>
          </table:table-cell>
          <table:table-cell office:value-type="float" office:value="0.0860071642275">
            <text:p>0.0860071642</text:p>
          </table:table-cell>
          <table:table-cell table:formula="of:=IF([.J187]&gt;[.$N$1];1;0)" office:value-type="float" office:value="0">
            <text:p>0</text:p>
          </table:table-cell>
          <table:table-cell table:formula="of:=IF([.A187]=[.K18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illips</text:p>
          </table:table-cell>
          <table:table-cell office:value-type="string">
            <text:p><text:s/>Miss. Alice Frances Louisa</text:p>
          </table:table-cell>
          <table:table-cell office:value-type="float" office:value="1">
            <text:p>1</text:p>
          </table:table-cell>
          <table:table-cell table:formula="of:=IF([.A188]=[.D188];1;0)" office:value-type="float" office:value="1">
            <text:p>1</text:p>
          </table:table-cell>
          <table:table-cell table:number-columns-repeated="3"/>
          <table:table-cell office:value-type="float" office:value="0.00714527811633">
            <text:p>0.0071452781</text:p>
          </table:table-cell>
          <table:table-cell office:value-type="float" office:value="0.992854721884">
            <text:p>0.9928547219</text:p>
          </table:table-cell>
          <table:table-cell table:formula="of:=IF([.J188]&gt;[.$N$1];1;0)" office:value-type="float" office:value="1">
            <text:p>1</text:p>
          </table:table-cell>
          <table:table-cell table:formula="of:=IF([.A188]=[.K18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avies</text:p>
          </table:table-cell>
          <table:table-cell office:value-type="string">
            <text:p><text:s/>Mr. Joseph</text:p>
          </table:table-cell>
          <table:table-cell office:value-type="float" office:value="0">
            <text:p>0</text:p>
          </table:table-cell>
          <table:table-cell table:formula="of:=IF([.A189]=[.D189];1;0)" office:value-type="float" office:value="1">
            <text:p>1</text:p>
          </table:table-cell>
          <table:table-cell table:number-columns-repeated="3"/>
          <table:table-cell office:value-type="float" office:value="0.879504762917">
            <text:p>0.8795047629</text:p>
          </table:table-cell>
          <table:table-cell office:value-type="float" office:value="0.120495237083">
            <text:p>0.1204952371</text:p>
          </table:table-cell>
          <table:table-cell table:formula="of:=IF([.J189]&gt;[.$N$1];1;0)" office:value-type="float" office:value="0">
            <text:p>0</text:p>
          </table:table-cell>
          <table:table-cell table:formula="of:=IF([.A189]=[.K18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age</text:p>
          </table:table-cell>
          <table:table-cell office:value-type="string">
            <text:p><text:s/>Miss. Ada</text:p>
          </table:table-cell>
          <table:table-cell office:value-type="float" office:value="0">
            <text:p>0</text:p>
          </table:table-cell>
          <table:table-cell table:formula="of:=IF([.A190]=[.D190];1;0)" office:value-type="float" office:value="1">
            <text:p>1</text:p>
          </table:table-cell>
          <table:table-cell table:number-columns-repeated="3"/>
          <table:table-cell office:value-type="float" office:value="0.92873758888">
            <text:p>0.9287375889</text:p>
          </table:table-cell>
          <table:table-cell office:value-type="float" office:value="0.0712624111197">
            <text:p>0.0712624111</text:p>
          </table:table-cell>
          <table:table-cell table:formula="of:=IF([.J190]&gt;[.$N$1];1;0)" office:value-type="float" office:value="0">
            <text:p>0</text:p>
          </table:table-cell>
          <table:table-cell table:formula="of:=IF([.A190]=[.K19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eal</text:p>
          </table:table-cell>
          <table:table-cell office:value-type="string">
            <text:p><text:s/>Mr. James</text:p>
          </table:table-cell>
          <table:table-cell office:value-type="float" office:value="0">
            <text:p>0</text:p>
          </table:table-cell>
          <table:table-cell table:formula="of:=IF([.A191]=[.D191];1;0)" office:value-type="float" office:value="1">
            <text:p>1</text:p>
          </table:table-cell>
          <table:table-cell table:number-columns-repeated="3"/>
          <table:table-cell office:value-type="float" office:value="0.925665075769">
            <text:p>0.9256650758</text:p>
          </table:table-cell>
          <table:table-cell office:value-type="float" office:value="0.0743349242307">
            <text:p>0.0743349242</text:p>
          </table:table-cell>
          <table:table-cell table:formula="of:=IF([.J191]&gt;[.$N$1];1;0)" office:value-type="float" office:value="0">
            <text:p>0</text:p>
          </table:table-cell>
          <table:table-cell table:formula="of:=IF([.A191]=[.K19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ngle</text:p>
          </table:table-cell>
          <table:table-cell office:value-type="string">
            <text:p><text:s/>Mr. William A</text:p>
          </table:table-cell>
          <table:table-cell office:value-type="float" office:value="0">
            <text:p>0</text:p>
          </table:table-cell>
          <table:table-cell table:formula="of:=IF([.A192]=[.D192];1;0)" office:value-type="float" office:value="1">
            <text:p>1</text:p>
          </table:table-cell>
          <table:table-cell table:number-columns-repeated="3"/>
          <table:table-cell office:value-type="float" office:value="0.869794591217">
            <text:p>0.8697945912</text:p>
          </table:table-cell>
          <table:table-cell office:value-type="float" office:value="0.130205408783">
            <text:p>0.1302054088</text:p>
          </table:table-cell>
          <table:table-cell table:formula="of:=IF([.J192]&gt;[.$N$1];1;0)" office:value-type="float" office:value="0">
            <text:p>0</text:p>
          </table:table-cell>
          <table:table-cell table:formula="of:=IF([.A192]=[.K19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n</text:p>
          </table:table-cell>
          <table:table-cell office:value-type="string">
            <text:p><text:s/>Mr. Abraham L</text:p>
          </table:table-cell>
          <table:table-cell office:value-type="float" office:value="0">
            <text:p>0</text:p>
          </table:table-cell>
          <table:table-cell table:formula="of:=IF([.A193]=[.D193];1;0)" office:value-type="float" office:value="0">
            <text:p>0</text:p>
          </table:table-cell>
          <table:table-cell table:number-columns-repeated="3"/>
          <table:table-cell office:value-type="float" office:value="0.77382618847">
            <text:p>0.7738261885</text:p>
          </table:table-cell>
          <table:table-cell office:value-type="float" office:value="0.22617381153">
            <text:p>0.2261738115</text:p>
          </table:table-cell>
          <table:table-cell table:formula="of:=IF([.J193]&gt;[.$N$1];1;0)" office:value-type="float" office:value="0">
            <text:p>0</text:p>
          </table:table-cell>
          <table:table-cell table:formula="of:=IF([.A193]=[.K193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an Billiard</text:p>
          </table:table-cell>
          <table:table-cell office:value-type="string">
            <text:p><text:s/>Master. Walter John</text:p>
          </table:table-cell>
          <table:table-cell office:value-type="float" office:value="0">
            <text:p>0</text:p>
          </table:table-cell>
          <table:table-cell table:formula="of:=IF([.A194]=[.D194];1;0)" office:value-type="float" office:value="1">
            <text:p>1</text:p>
          </table:table-cell>
          <table:table-cell table:number-columns-repeated="3"/>
          <table:table-cell office:value-type="float" office:value="0.553357093632">
            <text:p>0.5533570936</text:p>
          </table:table-cell>
          <table:table-cell office:value-type="float" office:value="0.446642906368">
            <text:p>0.4466429064</text:p>
          </table:table-cell>
          <table:table-cell table:formula="of:=IF([.J194]&gt;[.$N$1];1;0)" office:value-type="float" office:value="0">
            <text:p>0</text:p>
          </table:table-cell>
          <table:table-cell table:formula="of:=IF([.A194]=[.K19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ngane</text:p>
          </table:table-cell>
          <table:table-cell office:value-type="string">
            <text:p><text:s/>Mr. John</text:p>
          </table:table-cell>
          <table:table-cell office:value-type="float" office:value="0">
            <text:p>0</text:p>
          </table:table-cell>
          <table:table-cell table:formula="of:=IF([.A195]=[.D195];1;0)" office:value-type="float" office:value="1">
            <text:p>1</text:p>
          </table:table-cell>
          <table:table-cell table:number-columns-repeated="3"/>
          <table:table-cell office:value-type="float" office:value="0.951265631521">
            <text:p>0.9512656315</text:p>
          </table:table-cell>
          <table:table-cell office:value-type="float" office:value="0.0487343684789">
            <text:p>0.0487343685</text:p>
          </table:table-cell>
          <table:table-cell table:formula="of:=IF([.J195]&gt;[.$N$1];1;0)" office:value-type="float" office:value="0">
            <text:p>0</text:p>
          </table:table-cell>
          <table:table-cell table:formula="of:=IF([.A195]=[.K19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ew</text:p>
          </table:table-cell>
          <table:table-cell office:value-type="string">
            <text:p><text:s/>Master. Marshall Brines</text:p>
          </table:table-cell>
          <table:table-cell office:value-type="float" office:value="1">
            <text:p>1</text:p>
          </table:table-cell>
          <table:table-cell table:formula="of:=IF([.A196]=[.D196];1;0)" office:value-type="float" office:value="1">
            <text:p>1</text:p>
          </table:table-cell>
          <table:table-cell table:number-columns-repeated="3"/>
          <table:table-cell office:value-type="float" office:value="0.213982683183">
            <text:p>0.2139826832</text:p>
          </table:table-cell>
          <table:table-cell office:value-type="float" office:value="0.786017316817">
            <text:p>0.7860173168</text:p>
          </table:table-cell>
          <table:table-cell table:formula="of:=IF([.J196]&gt;[.$N$1];1;0)" office:value-type="float" office:value="1">
            <text:p>1</text:p>
          </table:table-cell>
          <table:table-cell table:formula="of:=IF([.A196]=[.K19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rlsson</text:p>
          </table:table-cell>
          <table:table-cell office:value-type="string">
            <text:p><text:s/>Mr. Julius Konrad Eugen</text:p>
          </table:table-cell>
          <table:table-cell office:value-type="float" office:value="0">
            <text:p>0</text:p>
          </table:table-cell>
          <table:table-cell table:formula="of:=IF([.A197]=[.D197];1;0)" office:value-type="float" office:value="1">
            <text:p>1</text:p>
          </table:table-cell>
          <table:table-cell table:number-columns-repeated="3"/>
          <table:table-cell office:value-type="float" office:value="0.911112998687">
            <text:p>0.9111129987</text:p>
          </table:table-cell>
          <table:table-cell office:value-type="float" office:value="0.088887001313">
            <text:p>0.0888870013</text:p>
          </table:table-cell>
          <table:table-cell table:formula="of:=IF([.J197]&gt;[.$N$1];1;0)" office:value-type="float" office:value="0">
            <text:p>0</text:p>
          </table:table-cell>
          <table:table-cell table:formula="of:=IF([.A197]=[.K19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dden</text:p>
          </table:table-cell>
          <table:table-cell office:value-type="string">
            <text:p><text:s/>Master. Robert Douglas</text:p>
          </table:table-cell>
          <table:table-cell office:value-type="float" office:value="1">
            <text:p>1</text:p>
          </table:table-cell>
          <table:table-cell table:formula="of:=IF([.A198]=[.D198];1;0)" office:value-type="float" office:value="1">
            <text:p>1</text:p>
          </table:table-cell>
          <table:table-cell table:number-columns-repeated="3"/>
          <table:table-cell office:value-type="float" office:value="0.305697195909">
            <text:p>0.3056971959</text:p>
          </table:table-cell>
          <table:table-cell office:value-type="float" office:value="0.694302804091">
            <text:p>0.6943028041</text:p>
          </table:table-cell>
          <table:table-cell table:formula="of:=IF([.J198]&gt;[.$N$1];1;0)" office:value-type="float" office:value="0">
            <text:p>0</text:p>
          </table:table-cell>
          <table:table-cell table:formula="of:=IF([.A198]=[.K19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lsson</text:p>
          </table:table-cell>
          <table:table-cell office:value-type="string">
            <text:p><text:s/>Miss. Berta Olivia</text:p>
          </table:table-cell>
          <table:table-cell office:value-type="float" office:value="1">
            <text:p>1</text:p>
          </table:table-cell>
          <table:table-cell table:formula="of:=IF([.A199]=[.D199];1;0)" office:value-type="float" office:value="1">
            <text:p>1</text:p>
          </table:table-cell>
          <table:table-cell table:number-columns-repeated="3"/>
          <table:table-cell office:value-type="float" office:value="0.216881369124">
            <text:p>0.2168813691</text:p>
          </table:table-cell>
          <table:table-cell office:value-type="float" office:value="0.783118630876">
            <text:p>0.7831186309</text:p>
          </table:table-cell>
          <table:table-cell table:formula="of:=IF([.J199]&gt;[.$N$1];1;0)" office:value-type="float" office:value="1">
            <text:p>1</text:p>
          </table:table-cell>
          <table:table-cell table:formula="of:=IF([.A199]=[.K19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imbrigge</text:p>
          </table:table-cell>
          <table:table-cell office:value-type="string">
            <text:p><text:s/>Mr. Charles Robert</text:p>
          </table:table-cell>
          <table:table-cell office:value-type="float" office:value="0">
            <text:p>0</text:p>
          </table:table-cell>
          <table:table-cell table:formula="of:=IF([.A200]=[.D200];1;0)" office:value-type="float" office:value="1">
            <text:p>1</text:p>
          </table:table-cell>
          <table:table-cell table:number-columns-repeated="3"/>
          <table:table-cell office:value-type="float" office:value="0.934170584174">
            <text:p>0.9341705842</text:p>
          </table:table-cell>
          <table:table-cell office:value-type="float" office:value="0.0658294158256">
            <text:p>0.0658294158</text:p>
          </table:table-cell>
          <table:table-cell table:formula="of:=IF([.J200]&gt;[.$N$1];1;0)" office:value-type="float" office:value="0">
            <text:p>0</text:p>
          </table:table-cell>
          <table:table-cell table:formula="of:=IF([.A200]=[.K20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asmussen</text:p>
          </table:table-cell>
          <table:table-cell office:value-type="string">
            <text:p><text:s/>Mrs. (Lena Jacobsen Solvang)</text:p>
          </table:table-cell>
          <table:table-cell office:value-type="float" office:value="0">
            <text:p>0</text:p>
          </table:table-cell>
          <table:table-cell table:formula="of:=IF([.A201]=[.D201];1;0)" office:value-type="float" office:value="1">
            <text:p>1</text:p>
          </table:table-cell>
          <table:table-cell table:number-columns-repeated="3"/>
          <table:table-cell office:value-type="float" office:value="0.790529362357">
            <text:p>0.7905293624</text:p>
          </table:table-cell>
          <table:table-cell office:value-type="float" office:value="0.209470637643">
            <text:p>0.2094706376</text:p>
          </table:table-cell>
          <table:table-cell table:formula="of:=IF([.J201]&gt;[.$N$1];1;0)" office:value-type="float" office:value="0">
            <text:p>0</text:p>
          </table:table-cell>
          <table:table-cell table:formula="of:=IF([.A201]=[.K20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rphy</text:p>
          </table:table-cell>
          <table:table-cell office:value-type="string">
            <text:p><text:s/>Miss. Nora</text:p>
          </table:table-cell>
          <table:table-cell office:value-type="float" office:value="0">
            <text:p>0</text:p>
          </table:table-cell>
          <table:table-cell table:formula="of:=IF([.A202]=[.D202];1;0)" office:value-type="float" office:value="0">
            <text:p>0</text:p>
          </table:table-cell>
          <table:table-cell table:number-columns-repeated="3"/>
          <table:table-cell office:value-type="float" office:value="0.446244755425">
            <text:p>0.4462447554</text:p>
          </table:table-cell>
          <table:table-cell office:value-type="float" office:value="0.553755244575">
            <text:p>0.5537552446</text:p>
          </table:table-cell>
          <table:table-cell table:formula="of:=IF([.J202]&gt;[.$N$1];1;0)" office:value-type="float" office:value="0">
            <text:p>0</text:p>
          </table:table-cell>
          <table:table-cell table:formula="of:=IF([.A202]=[.K20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nbom</text:p>
          </table:table-cell>
          <table:table-cell office:value-type="string">
            <text:p><text:s/>Master. Gilbert Sigvard Emanuel</text:p>
          </table:table-cell>
          <table:table-cell office:value-type="float" office:value="0">
            <text:p>0</text:p>
          </table:table-cell>
          <table:table-cell table:formula="of:=IF([.A203]=[.D203];1;0)" office:value-type="float" office:value="1">
            <text:p>1</text:p>
          </table:table-cell>
          <table:table-cell table:number-columns-repeated="3"/>
          <table:table-cell office:value-type="float" office:value="0.136040971951">
            <text:p>0.136040972</text:p>
          </table:table-cell>
          <table:table-cell office:value-type="float" office:value="0.863959028049">
            <text:p>0.863959028</text:p>
          </table:table-cell>
          <table:table-cell table:formula="of:=IF([.J203]&gt;[.$N$1];1;0)" office:value-type="float" office:value="1">
            <text:p>1</text:p>
          </table:table-cell>
          <table:table-cell table:formula="of:=IF([.A203]=[.K203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stor</text:p>
          </table:table-cell>
          <table:table-cell office:value-type="string">
            <text:p><text:s/>Col. John Jacob</text:p>
          </table:table-cell>
          <table:table-cell office:value-type="float" office:value="0">
            <text:p>0</text:p>
          </table:table-cell>
          <table:table-cell table:formula="of:=IF([.A204]=[.D204];1;0)" office:value-type="float" office:value="1">
            <text:p>1</text:p>
          </table:table-cell>
          <table:table-cell table:number-columns-repeated="3"/>
          <table:table-cell office:value-type="float" office:value="0.591006605071">
            <text:p>0.5910066051</text:p>
          </table:table-cell>
          <table:table-cell office:value-type="float" office:value="0.408993394929">
            <text:p>0.4089933949</text:p>
          </table:table-cell>
          <table:table-cell table:formula="of:=IF([.J204]&gt;[.$N$1];1;0)" office:value-type="float" office:value="0">
            <text:p>0</text:p>
          </table:table-cell>
          <table:table-cell table:formula="of:=IF([.A204]=[.K20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uick</text:p>
          </table:table-cell>
          <table:table-cell office:value-type="string">
            <text:p><text:s/>Miss. Winifred Vera</text:p>
          </table:table-cell>
          <table:table-cell office:value-type="float" office:value="1">
            <text:p>1</text:p>
          </table:table-cell>
          <table:table-cell table:formula="of:=IF([.A205]=[.D205];1;0)" office:value-type="float" office:value="1">
            <text:p>1</text:p>
          </table:table-cell>
          <table:table-cell table:number-columns-repeated="3"/>
          <table:table-cell office:value-type="float" office:value="0.0150934398979">
            <text:p>0.0150934399</text:p>
          </table:table-cell>
          <table:table-cell office:value-type="float" office:value="0.984906560102">
            <text:p>0.9849065601</text:p>
          </table:table-cell>
          <table:table-cell table:formula="of:=IF([.J205]&gt;[.$N$1];1;0)" office:value-type="float" office:value="1">
            <text:p>1</text:p>
          </table:table-cell>
          <table:table-cell table:formula="of:=IF([.A205]=[.K20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ndrew</text:p>
          </table:table-cell>
          <table:table-cell office:value-type="string">
            <text:p><text:s/>Mr. Frank Thomas</text:p>
          </table:table-cell>
          <table:table-cell office:value-type="float" office:value="0">
            <text:p>0</text:p>
          </table:table-cell>
          <table:table-cell table:formula="of:=IF([.A206]=[.D206];1;0)" office:value-type="float" office:value="1">
            <text:p>1</text:p>
          </table:table-cell>
          <table:table-cell table:number-columns-repeated="3"/>
          <table:table-cell office:value-type="float" office:value="0.936405771556">
            <text:p>0.9364057716</text:p>
          </table:table-cell>
          <table:table-cell office:value-type="float" office:value="0.0635942284441">
            <text:p>0.0635942284</text:p>
          </table:table-cell>
          <table:table-cell table:formula="of:=IF([.J206]&gt;[.$N$1];1;0)" office:value-type="float" office:value="0">
            <text:p>0</text:p>
          </table:table-cell>
          <table:table-cell table:formula="of:=IF([.A206]=[.K20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mont</text:p>
          </table:table-cell>
          <table:table-cell office:value-type="string">
            <text:p><text:s/>Mr. Alfred Fernand</text:p>
          </table:table-cell>
          <table:table-cell office:value-type="float" office:value="0">
            <text:p>0</text:p>
          </table:table-cell>
          <table:table-cell table:formula="of:=IF([.A207]=[.D207];1;0)" office:value-type="float" office:value="0">
            <text:p>0</text:p>
          </table:table-cell>
          <table:table-cell table:number-columns-repeated="3"/>
          <table:table-cell office:value-type="float" office:value="0.795000870485">
            <text:p>0.7950008705</text:p>
          </table:table-cell>
          <table:table-cell office:value-type="float" office:value="0.204999129515">
            <text:p>0.2049991295</text:p>
          </table:table-cell>
          <table:table-cell table:formula="of:=IF([.J207]&gt;[.$N$1];1;0)" office:value-type="float" office:value="0">
            <text:p>0</text:p>
          </table:table-cell>
          <table:table-cell table:formula="of:=IF([.A207]=[.K20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cGowan</text:p>
          </table:table-cell>
          <table:table-cell office:value-type="string">
            <text:p><text:s/>Miss. Katherine</text:p>
          </table:table-cell>
          <table:table-cell office:value-type="float" office:value="0">
            <text:p>0</text:p>
          </table:table-cell>
          <table:table-cell table:formula="of:=IF([.A208]=[.D208];1;0)" office:value-type="float" office:value="1">
            <text:p>1</text:p>
          </table:table-cell>
          <table:table-cell table:number-columns-repeated="3"/>
          <table:table-cell office:value-type="float" office:value="0.72387689691">
            <text:p>0.7238768969</text:p>
          </table:table-cell>
          <table:table-cell office:value-type="float" office:value="0.27612310309">
            <text:p>0.2761231031</text:p>
          </table:table-cell>
          <table:table-cell table:formula="of:=IF([.J208]&gt;[.$N$1];1;0)" office:value-type="float" office:value="0">
            <text:p>0</text:p>
          </table:table-cell>
          <table:table-cell table:formula="of:=IF([.A208]=[.K20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lett</text:p>
          </table:table-cell>
          <table:table-cell office:value-type="string">
            <text:p><text:s/>Mr. Sidney C Stuart</text:p>
          </table:table-cell>
          <table:table-cell office:value-type="float" office:value="0">
            <text:p>0</text:p>
          </table:table-cell>
          <table:table-cell table:formula="of:=IF([.A209]=[.D209];1;0)" office:value-type="float" office:value="0">
            <text:p>0</text:p>
          </table:table-cell>
          <table:table-cell table:number-columns-repeated="3"/>
          <table:table-cell office:value-type="float" office:value="0.931954272118">
            <text:p>0.9319542721</text:p>
          </table:table-cell>
          <table:table-cell office:value-type="float" office:value="0.0680457278823">
            <text:p>0.0680457279</text:p>
          </table:table-cell>
          <table:table-cell table:formula="of:=IF([.J209]&gt;[.$N$1];1;0)" office:value-type="float" office:value="0">
            <text:p>0</text:p>
          </table:table-cell>
          <table:table-cell table:formula="of:=IF([.A209]=[.K20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enbaum</text:p>
          </table:table-cell>
          <table:table-cell office:value-type="string">
            <text:p><text:s/>Miss. Edith Louise</text:p>
          </table:table-cell>
          <table:table-cell office:value-type="float" office:value="1">
            <text:p>1</text:p>
          </table:table-cell>
          <table:table-cell table:formula="of:=IF([.A210]=[.D210];1;0)" office:value-type="float" office:value="1">
            <text:p>1</text:p>
          </table:table-cell>
          <table:table-cell table:number-columns-repeated="3"/>
          <table:table-cell office:value-type="float" office:value="0.12192754805">
            <text:p>0.1219275481</text:p>
          </table:table-cell>
          <table:table-cell office:value-type="float" office:value="0.87807245195">
            <text:p>0.878072452</text:p>
          </table:table-cell>
          <table:table-cell table:formula="of:=IF([.J210]&gt;[.$N$1];1;0)" office:value-type="float" office:value="1">
            <text:p>1</text:p>
          </table:table-cell>
          <table:table-cell table:formula="of:=IF([.A210]=[.K2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lalic</text:p>
          </table:table-cell>
          <table:table-cell office:value-type="string">
            <text:p><text:s/>Mr. Redjo</text:p>
          </table:table-cell>
          <table:table-cell office:value-type="float" office:value="0">
            <text:p>0</text:p>
          </table:table-cell>
          <table:table-cell table:formula="of:=IF([.A211]=[.D211];1;0)" office:value-type="float" office:value="1">
            <text:p>1</text:p>
          </table:table-cell>
          <table:table-cell table:number-columns-repeated="3"/>
          <table:table-cell office:value-type="float" office:value="0.922399142806">
            <text:p>0.9223991428</text:p>
          </table:table-cell>
          <table:table-cell office:value-type="float" office:value="0.0776008571943">
            <text:p>0.0776008572</text:p>
          </table:table-cell>
          <table:table-cell table:formula="of:=IF([.J211]&gt;[.$N$1];1;0)" office:value-type="float" office:value="0">
            <text:p>0</text:p>
          </table:table-cell>
          <table:table-cell table:formula="of:=IF([.A211]=[.K2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dersen</text:p>
          </table:table-cell>
          <table:table-cell office:value-type="string">
            <text:p><text:s/>Mr. Albert Karvin</text:p>
          </table:table-cell>
          <table:table-cell office:value-type="float" office:value="0">
            <text:p>0</text:p>
          </table:table-cell>
          <table:table-cell table:formula="of:=IF([.A212]=[.D212];1;0)" office:value-type="float" office:value="1">
            <text:p>1</text:p>
          </table:table-cell>
          <table:table-cell table:number-columns-repeated="3"/>
          <table:table-cell office:value-type="float" office:value="0.832523867977">
            <text:p>0.832523868</text:p>
          </table:table-cell>
          <table:table-cell office:value-type="float" office:value="0.167476132023">
            <text:p>0.167476132</text:p>
          </table:table-cell>
          <table:table-cell table:formula="of:=IF([.J212]&gt;[.$N$1];1;0)" office:value-type="float" office:value="0">
            <text:p>0</text:p>
          </table:table-cell>
          <table:table-cell table:formula="of:=IF([.A212]=[.K2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noli</text:p>
          </table:table-cell>
          <table:table-cell office:value-type="string">
            <text:p><text:s/>Mr. Luigi</text:p>
          </table:table-cell>
          <table:table-cell office:value-type="float" office:value="0">
            <text:p>0</text:p>
          </table:table-cell>
          <table:table-cell table:formula="of:=IF([.A213]=[.D213];1;0)" office:value-type="float" office:value="0">
            <text:p>0</text:p>
          </table:table-cell>
          <table:table-cell table:number-columns-repeated="3"/>
          <table:table-cell office:value-type="float" office:value="0.925577349862">
            <text:p>0.9255773499</text:p>
          </table:table-cell>
          <table:table-cell office:value-type="float" office:value="0.0744226501382">
            <text:p>0.0744226501</text:p>
          </table:table-cell>
          <table:table-cell table:formula="of:=IF([.J213]&gt;[.$N$1];1;0)" office:value-type="float" office:value="0">
            <text:p>0</text:p>
          </table:table-cell>
          <table:table-cell table:formula="of:=IF([.A213]=[.K213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eacon</text:p>
          </table:table-cell>
          <table:table-cell office:value-type="string">
            <text:p><text:s/>Mr. Percy William</text:p>
          </table:table-cell>
          <table:table-cell office:value-type="float" office:value="0">
            <text:p>0</text:p>
          </table:table-cell>
          <table:table-cell table:formula="of:=IF([.A214]=[.D214];1;0)" office:value-type="float" office:value="1">
            <text:p>1</text:p>
          </table:table-cell>
          <table:table-cell table:number-columns-repeated="3"/>
          <table:table-cell office:value-type="float" office:value="0.838322900688">
            <text:p>0.8383229007</text:p>
          </table:table-cell>
          <table:table-cell office:value-type="float" office:value="0.161677099312">
            <text:p>0.1616770993</text:p>
          </table:table-cell>
          <table:table-cell table:formula="of:=IF([.J214]&gt;[.$N$1];1;0)" office:value-type="float" office:value="0">
            <text:p>0</text:p>
          </table:table-cell>
          <table:table-cell table:formula="of:=IF([.A214]=[.K2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ward</text:p>
          </table:table-cell>
          <table:table-cell office:value-type="string">
            <text:p><text:s/>Mrs. Benjamin (Ellen Truelove Arman)</text:p>
          </table:table-cell>
          <table:table-cell office:value-type="float" office:value="1">
            <text:p>1</text:p>
          </table:table-cell>
          <table:table-cell table:formula="of:=IF([.A215]=[.D215];1;0)" office:value-type="float" office:value="0">
            <text:p>0</text:p>
          </table:table-cell>
          <table:table-cell table:number-columns-repeated="3"/>
          <table:table-cell office:value-type="float" office:value="0.371187393526">
            <text:p>0.3711873935</text:p>
          </table:table-cell>
          <table:table-cell office:value-type="float" office:value="0.628812606474">
            <text:p>0.6288126065</text:p>
          </table:table-cell>
          <table:table-cell table:formula="of:=IF([.J215]&gt;[.$N$1];1;0)" office:value-type="float" office:value="0">
            <text:p>0</text:p>
          </table:table-cell>
          <table:table-cell table:formula="of:=IF([.A215]=[.K2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dersson</text:p>
          </table:table-cell>
          <table:table-cell office:value-type="string">
            <text:p><text:s/>Miss. Ida Augusta Margareta</text:p>
          </table:table-cell>
          <table:table-cell office:value-type="float" office:value="0">
            <text:p>0</text:p>
          </table:table-cell>
          <table:table-cell table:formula="of:=IF([.A216]=[.D216];1;0)" office:value-type="float" office:value="1">
            <text:p>1</text:p>
          </table:table-cell>
          <table:table-cell table:number-columns-repeated="3"/>
          <table:table-cell office:value-type="float" office:value="0.702088424706">
            <text:p>0.7020884247</text:p>
          </table:table-cell>
          <table:table-cell office:value-type="float" office:value="0.297911575294">
            <text:p>0.2979115753</text:p>
          </table:table-cell>
          <table:table-cell table:formula="of:=IF([.J216]&gt;[.$N$1];1;0)" office:value-type="float" office:value="0">
            <text:p>0</text:p>
          </table:table-cell>
          <table:table-cell table:formula="of:=IF([.A216]=[.K21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ead</text:p>
          </table:table-cell>
          <table:table-cell office:value-type="string">
            <text:p><text:s/>Mr. Christopher</text:p>
          </table:table-cell>
          <table:table-cell office:value-type="float" office:value="0">
            <text:p>0</text:p>
          </table:table-cell>
          <table:table-cell table:formula="of:=IF([.A217]=[.D217];1;0)" office:value-type="float" office:value="1">
            <text:p>1</text:p>
          </table:table-cell>
          <table:table-cell table:number-columns-repeated="3"/>
          <table:table-cell office:value-type="float" office:value="0.644427957002">
            <text:p>0.644427957</text:p>
          </table:table-cell>
          <table:table-cell office:value-type="float" office:value="0.355572042998">
            <text:p>0.355572043</text:p>
          </table:table-cell>
          <table:table-cell table:formula="of:=IF([.J217]&gt;[.$N$1];1;0)" office:value-type="float" office:value="0">
            <text:p>0</text:p>
          </table:table-cell>
          <table:table-cell table:formula="of:=IF([.A217]=[.K2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hon</text:p>
          </table:table-cell>
          <table:table-cell office:value-type="string">
            <text:p><text:s/>Miss. Bridget Delia</text:p>
          </table:table-cell>
          <table:table-cell office:value-type="float" office:value="0">
            <text:p>0</text:p>
          </table:table-cell>
          <table:table-cell table:formula="of:=IF([.A218]=[.D218];1;0)" office:value-type="float" office:value="1">
            <text:p>1</text:p>
          </table:table-cell>
          <table:table-cell table:number-columns-repeated="3"/>
          <table:table-cell office:value-type="float" office:value="0.644103595519">
            <text:p>0.6441035955</text:p>
          </table:table-cell>
          <table:table-cell office:value-type="float" office:value="0.355896404481">
            <text:p>0.3558964045</text:p>
          </table:table-cell>
          <table:table-cell table:formula="of:=IF([.J218]&gt;[.$N$1];1;0)" office:value-type="float" office:value="0">
            <text:p>0</text:p>
          </table:table-cell>
          <table:table-cell table:formula="of:=IF([.A218]=[.K2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ick</text:p>
          </table:table-cell>
          <table:table-cell office:value-type="string">
            <text:p><text:s/>Mr. George Dennick</text:p>
          </table:table-cell>
          <table:table-cell office:value-type="float" office:value="0">
            <text:p>0</text:p>
          </table:table-cell>
          <table:table-cell table:formula="of:=IF([.A219]=[.D219];1;0)" office:value-type="float" office:value="1">
            <text:p>1</text:p>
          </table:table-cell>
          <table:table-cell table:number-columns-repeated="3"/>
          <table:table-cell office:value-type="float" office:value="0.807420381926">
            <text:p>0.8074203819</text:p>
          </table:table-cell>
          <table:table-cell office:value-type="float" office:value="0.192579618074">
            <text:p>0.1925796181</text:p>
          </table:table-cell>
          <table:table-cell table:formula="of:=IF([.J219]&gt;[.$N$1];1;0)" office:value-type="float" office:value="0">
            <text:p>0</text:p>
          </table:table-cell>
          <table:table-cell table:formula="of:=IF([.A219]=[.K2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ener</text:p>
          </table:table-cell>
          <table:table-cell office:value-type="string">
            <text:p><text:s/>Mrs. George Dunton (Eleanor Elkins)</text:p>
          </table:table-cell>
          <table:table-cell office:value-type="float" office:value="1">
            <text:p>1</text:p>
          </table:table-cell>
          <table:table-cell table:formula="of:=IF([.A220]=[.D220];1;0)" office:value-type="float" office:value="1">
            <text:p>1</text:p>
          </table:table-cell>
          <table:table-cell table:number-columns-repeated="3"/>
          <table:table-cell office:value-type="float" office:value="0.129936970734">
            <text:p>0.1299369707</text:p>
          </table:table-cell>
          <table:table-cell office:value-type="float" office:value="0.870063029266">
            <text:p>0.8700630293</text:p>
          </table:table-cell>
          <table:table-cell table:formula="of:=IF([.J220]&gt;[.$N$1];1;0)" office:value-type="float" office:value="1">
            <text:p>1</text:p>
          </table:table-cell>
          <table:table-cell table:formula="of:=IF([.A220]=[.K22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homson</text:p>
          </table:table-cell>
          <table:table-cell office:value-type="string">
            <text:p><text:s/>Mr. Alexander Morrison</text:p>
          </table:table-cell>
          <table:table-cell office:value-type="float" office:value="0">
            <text:p>0</text:p>
          </table:table-cell>
          <table:table-cell table:formula="of:=IF([.A221]=[.D221];1;0)" office:value-type="float" office:value="1">
            <text:p>1</text:p>
          </table:table-cell>
          <table:table-cell table:number-columns-repeated="3"/>
          <table:table-cell office:value-type="float" office:value="0.891545174811">
            <text:p>0.8915451748</text:p>
          </table:table-cell>
          <table:table-cell office:value-type="float" office:value="0.108454825189">
            <text:p>0.1084548252</text:p>
          </table:table-cell>
          <table:table-cell table:formula="of:=IF([.J221]&gt;[.$N$1];1;0)" office:value-type="float" office:value="0">
            <text:p>0</text:p>
          </table:table-cell>
          <table:table-cell table:formula="of:=IF([.A221]=[.K2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ran y More</text:p>
          </table:table-cell>
          <table:table-cell office:value-type="string">
            <text:p><text:s/>Miss. Florentina</text:p>
          </table:table-cell>
          <table:table-cell office:value-type="float" office:value="1">
            <text:p>1</text:p>
          </table:table-cell>
          <table:table-cell table:formula="of:=IF([.A222]=[.D222];1;0)" office:value-type="float" office:value="1">
            <text:p>1</text:p>
          </table:table-cell>
          <table:table-cell table:number-columns-repeated="3"/>
          <table:table-cell office:value-type="float" office:value="0.0507510420699">
            <text:p>0.0507510421</text:p>
          </table:table-cell>
          <table:table-cell office:value-type="float" office:value="0.94924895793">
            <text:p>0.9492489579</text:p>
          </table:table-cell>
          <table:table-cell table:formula="of:=IF([.J222]&gt;[.$N$1];1;0)" office:value-type="float" office:value="1">
            <text:p>1</text:p>
          </table:table-cell>
          <table:table-cell table:formula="of:=IF([.A222]=[.K22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eynolds</text:p>
          </table:table-cell>
          <table:table-cell office:value-type="string">
            <text:p><text:s/>Mr. Harold J</text:p>
          </table:table-cell>
          <table:table-cell office:value-type="float" office:value="0">
            <text:p>0</text:p>
          </table:table-cell>
          <table:table-cell table:formula="of:=IF([.A223]=[.D223];1;0)" office:value-type="float" office:value="1">
            <text:p>1</text:p>
          </table:table-cell>
          <table:table-cell table:number-columns-repeated="3"/>
          <table:table-cell office:value-type="float" office:value="0.878736660535">
            <text:p>0.8787366605</text:p>
          </table:table-cell>
          <table:table-cell office:value-type="float" office:value="0.121263339465">
            <text:p>0.1212633395</text:p>
          </table:table-cell>
          <table:table-cell table:formula="of:=IF([.J223]&gt;[.$N$1];1;0)" office:value-type="float" office:value="0">
            <text:p>0</text:p>
          </table:table-cell>
          <table:table-cell table:formula="of:=IF([.A223]=[.K22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ok</text:p>
          </table:table-cell>
          <table:table-cell office:value-type="string">
            <text:p><text:s/>Mrs. (Selena Rogers)</text:p>
          </table:table-cell>
          <table:table-cell office:value-type="float" office:value="1">
            <text:p>1</text:p>
          </table:table-cell>
          <table:table-cell table:formula="of:=IF([.A224]=[.D224];1;0)" office:value-type="float" office:value="1">
            <text:p>1</text:p>
          </table:table-cell>
          <table:table-cell table:number-columns-repeated="3"/>
          <table:table-cell office:value-type="float" office:value="0.0242294032759">
            <text:p>0.0242294033</text:p>
          </table:table-cell>
          <table:table-cell office:value-type="float" office:value="0.975770596724">
            <text:p>0.9757705967</text:p>
          </table:table-cell>
          <table:table-cell table:formula="of:=IF([.J224]&gt;[.$N$1];1;0)" office:value-type="float" office:value="1">
            <text:p>1</text:p>
          </table:table-cell>
          <table:table-cell table:formula="of:=IF([.A224]=[.K2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rlsson</text:p>
          </table:table-cell>
          <table:table-cell office:value-type="string">
            <text:p><text:s/>Mr. Einar Gervasius</text:p>
          </table:table-cell>
          <table:table-cell office:value-type="float" office:value="0">
            <text:p>0</text:p>
          </table:table-cell>
          <table:table-cell table:formula="of:=IF([.A225]=[.D225];1;0)" office:value-type="float" office:value="0">
            <text:p>0</text:p>
          </table:table-cell>
          <table:table-cell table:number-columns-repeated="3"/>
          <table:table-cell office:value-type="float" office:value="0.884276380572">
            <text:p>0.8842763806</text:p>
          </table:table-cell>
          <table:table-cell office:value-type="float" office:value="0.115723619428">
            <text:p>0.1157236194</text:p>
          </table:table-cell>
          <table:table-cell table:formula="of:=IF([.J225]&gt;[.$N$1];1;0)" office:value-type="float" office:value="0">
            <text:p>0</text:p>
          </table:table-cell>
          <table:table-cell table:formula="of:=IF([.A225]=[.K2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dee</text:p>
          </table:table-cell>
          <table:table-cell office:value-type="string">
            <text:p><text:s/>Mrs. Edward (Helen Churchill Hungerford)</text:p>
          </table:table-cell>
          <table:table-cell office:value-type="float" office:value="1">
            <text:p>1</text:p>
          </table:table-cell>
          <table:table-cell table:formula="of:=IF([.A226]=[.D226];1;0)" office:value-type="float" office:value="1">
            <text:p>1</text:p>
          </table:table-cell>
          <table:table-cell table:number-columns-repeated="3"/>
          <table:table-cell office:value-type="float" office:value="0.318796219095">
            <text:p>0.3187962191</text:p>
          </table:table-cell>
          <table:table-cell office:value-type="float" office:value="0.681203780905">
            <text:p>0.6812037809</text:p>
          </table:table-cell>
          <table:table-cell table:formula="of:=IF([.J226]&gt;[.$N$1];1;0)" office:value-type="float" office:value="0">
            <text:p>0</text:p>
          </table:table-cell>
          <table:table-cell table:formula="of:=IF([.A226]=[.K2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ubarek, Mrs. George (Omine Amenia" Alexander)"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table:formula="of:=IF([.A227]=[.D227];1;0)" office:value-type="float" office:value="0">
            <text:p>0</text:p>
          </table:table-cell>
          <table:table-cell table:number-columns-repeated="3"/>
          <table:table-cell office:value-type="float" office:value="0.522770885302">
            <text:p>0.5227708853</text:p>
          </table:table-cell>
          <table:table-cell office:value-type="float" office:value="0.477229114698">
            <text:p>0.4772291147</text:p>
          </table:table-cell>
          <table:table-cell table:formula="of:=IF([.J227]&gt;[.$N$1];1;0)" office:value-type="float" office:value="0">
            <text:p>0</text:p>
          </table:table-cell>
          <table:table-cell table:formula="of:=IF([.A227]=[.K2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plund</text:p>
          </table:table-cell>
          <table:table-cell office:value-type="string">
            <text:p><text:s/>Mr. Johan Charles</text:p>
          </table:table-cell>
          <table:table-cell office:value-type="float" office:value="0">
            <text:p>0</text:p>
          </table:table-cell>
          <table:table-cell table:formula="of:=IF([.A228]=[.D228];1;0)" office:value-type="float" office:value="0">
            <text:p>0</text:p>
          </table:table-cell>
          <table:table-cell table:number-columns-repeated="3"/>
          <table:table-cell office:value-type="float" office:value="0.893758885795">
            <text:p>0.8937588858</text:p>
          </table:table-cell>
          <table:table-cell office:value-type="float" office:value="0.106241114205">
            <text:p>0.1062411142</text:p>
          </table:table-cell>
          <table:table-cell table:formula="of:=IF([.J228]&gt;[.$N$1];1;0)" office:value-type="float" office:value="0">
            <text:p>0</text:p>
          </table:table-cell>
          <table:table-cell table:formula="of:=IF([.A228]=[.K22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cNeill</text:p>
          </table:table-cell>
          <table:table-cell office:value-type="string">
            <text:p><text:s/>Miss. Bridget</text:p>
          </table:table-cell>
          <table:table-cell office:value-type="float" office:value="0">
            <text:p>0</text:p>
          </table:table-cell>
          <table:table-cell table:formula="of:=IF([.A229]=[.D229];1;0)" office:value-type="float" office:value="1">
            <text:p>1</text:p>
          </table:table-cell>
          <table:table-cell table:number-columns-repeated="3"/>
          <table:table-cell office:value-type="float" office:value="0.644718250913">
            <text:p>0.6447182509</text:p>
          </table:table-cell>
          <table:table-cell office:value-type="float" office:value="0.355281749087">
            <text:p>0.3552817491</text:p>
          </table:table-cell>
          <table:table-cell table:formula="of:=IF([.J229]&gt;[.$N$1];1;0)" office:value-type="float" office:value="0">
            <text:p>0</text:p>
          </table:table-cell>
          <table:table-cell table:formula="of:=IF([.A229]=[.K22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verett</text:p>
          </table:table-cell>
          <table:table-cell office:value-type="string">
            <text:p><text:s/>Mr. Thomas James</text:p>
          </table:table-cell>
          <table:table-cell office:value-type="float" office:value="0">
            <text:p>0</text:p>
          </table:table-cell>
          <table:table-cell table:formula="of:=IF([.A230]=[.D230];1;0)" office:value-type="float" office:value="1">
            <text:p>1</text:p>
          </table:table-cell>
          <table:table-cell table:number-columns-repeated="3"/>
          <table:table-cell office:value-type="float" office:value="0.903780160962">
            <text:p>0.903780161</text:p>
          </table:table-cell>
          <table:table-cell office:value-type="float" office:value="0.0962198390378">
            <text:p>0.096219839</text:p>
          </table:table-cell>
          <table:table-cell table:formula="of:=IF([.J230]&gt;[.$N$1];1;0)" office:value-type="float" office:value="0">
            <text:p>0</text:p>
          </table:table-cell>
          <table:table-cell table:formula="of:=IF([.A230]=[.K2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cking</text:p>
          </table:table-cell>
          <table:table-cell office:value-type="string">
            <text:p><text:s/>Mr. Samuel James Metcalfe</text:p>
          </table:table-cell>
          <table:table-cell office:value-type="float" office:value="0">
            <text:p>0</text:p>
          </table:table-cell>
          <table:table-cell table:formula="of:=IF([.A231]=[.D231];1;0)" office:value-type="float" office:value="1">
            <text:p>1</text:p>
          </table:table-cell>
          <table:table-cell table:number-columns-repeated="3"/>
          <table:table-cell office:value-type="float" office:value="0.922355352075">
            <text:p>0.9223553521</text:p>
          </table:table-cell>
          <table:table-cell office:value-type="float" office:value="0.0776446479252">
            <text:p>0.0776446479</text:p>
          </table:table-cell>
          <table:table-cell table:formula="of:=IF([.J231]&gt;[.$N$1];1;0)" office:value-type="float" office:value="0">
            <text:p>0</text:p>
          </table:table-cell>
          <table:table-cell table:formula="of:=IF([.A231]=[.K23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weet</text:p>
          </table:table-cell>
          <table:table-cell office:value-type="string">
            <text:p><text:s/>Mr. George Frederick</text:p>
          </table:table-cell>
          <table:table-cell office:value-type="float" office:value="0">
            <text:p>0</text:p>
          </table:table-cell>
          <table:table-cell table:formula="of:=IF([.A232]=[.D232];1;0)" office:value-type="float" office:value="1">
            <text:p>1</text:p>
          </table:table-cell>
          <table:table-cell table:number-columns-repeated="3"/>
          <table:table-cell office:value-type="float" office:value="0.80233252246">
            <text:p>0.8023325225</text:p>
          </table:table-cell>
          <table:table-cell office:value-type="float" office:value="0.19766747754">
            <text:p>0.1976674775</text:p>
          </table:table-cell>
          <table:table-cell table:formula="of:=IF([.J232]&gt;[.$N$1];1;0)" office:value-type="float" office:value="0">
            <text:p>0</text:p>
          </table:table-cell>
          <table:table-cell table:formula="of:=IF([.A232]=[.K23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llard</text:p>
          </table:table-cell>
          <table:table-cell office:value-type="string">
            <text:p><text:s/>Miss. Constance</text:p>
          </table:table-cell>
          <table:table-cell office:value-type="float" office:value="1">
            <text:p>1</text:p>
          </table:table-cell>
          <table:table-cell table:formula="of:=IF([.A233]=[.D233];1;0)" office:value-type="float" office:value="1">
            <text:p>1</text:p>
          </table:table-cell>
          <table:table-cell table:number-columns-repeated="3"/>
          <table:table-cell office:value-type="float" office:value="0.0410173863709">
            <text:p>0.0410173864</text:p>
          </table:table-cell>
          <table:table-cell office:value-type="float" office:value="0.958982613629">
            <text:p>0.9589826136</text:p>
          </table:table-cell>
          <table:table-cell table:formula="of:=IF([.J233]&gt;[.$N$1];1;0)" office:value-type="float" office:value="1">
            <text:p>1</text:p>
          </table:table-cell>
          <table:table-cell table:formula="of:=IF([.A233]=[.K2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iklund</text:p>
          </table:table-cell>
          <table:table-cell office:value-type="string">
            <text:p><text:s/>Mr. Karl Johan</text:p>
          </table:table-cell>
          <table:table-cell office:value-type="float" office:value="0">
            <text:p>0</text:p>
          </table:table-cell>
          <table:table-cell table:formula="of:=IF([.A234]=[.D234];1;0)" office:value-type="float" office:value="1">
            <text:p>1</text:p>
          </table:table-cell>
          <table:table-cell table:number-columns-repeated="3"/>
          <table:table-cell office:value-type="float" office:value="0.877891968027">
            <text:p>0.877891968</text:p>
          </table:table-cell>
          <table:table-cell office:value-type="float" office:value="0.122108031973">
            <text:p>0.122108032</text:p>
          </table:table-cell>
          <table:table-cell table:formula="of:=IF([.J234]&gt;[.$N$1];1;0)" office:value-type="float" office:value="0">
            <text:p>0</text:p>
          </table:table-cell>
          <table:table-cell table:formula="of:=IF([.A234]=[.K2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nehan</text:p>
          </table:table-cell>
          <table:table-cell office:value-type="string">
            <text:p><text:s/>Mr. Michael</text:p>
          </table:table-cell>
          <table:table-cell office:value-type="float" office:value="0">
            <text:p>0</text:p>
          </table:table-cell>
          <table:table-cell table:formula="of:=IF([.A235]=[.D235];1;0)" office:value-type="float" office:value="1">
            <text:p>1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235]&gt;[.$N$1];1;0)" office:value-type="float" office:value="0">
            <text:p>0</text:p>
          </table:table-cell>
          <table:table-cell table:formula="of:=IF([.A235]=[.K2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umings</text:p>
          </table:table-cell>
          <table:table-cell office:value-type="string">
            <text:p><text:s/>Mr. John Bradley</text:p>
          </table:table-cell>
          <table:table-cell office:value-type="float" office:value="0">
            <text:p>0</text:p>
          </table:table-cell>
          <table:table-cell table:formula="of:=IF([.A236]=[.D236];1;0)" office:value-type="float" office:value="1">
            <text:p>1</text:p>
          </table:table-cell>
          <table:table-cell table:number-columns-repeated="3"/>
          <table:table-cell office:value-type="float" office:value="0.550218873932">
            <text:p>0.5502188739</text:p>
          </table:table-cell>
          <table:table-cell office:value-type="float" office:value="0.449781126068">
            <text:p>0.4497811261</text:p>
          </table:table-cell>
          <table:table-cell table:formula="of:=IF([.J236]&gt;[.$N$1];1;0)" office:value-type="float" office:value="0">
            <text:p>0</text:p>
          </table:table-cell>
          <table:table-cell table:formula="of:=IF([.A236]=[.K2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endel</text:p>
          </table:table-cell>
          <table:table-cell office:value-type="string">
            <text:p><text:s/>Mr. Olof Edvin</text:p>
          </table:table-cell>
          <table:table-cell office:value-type="float" office:value="0">
            <text:p>0</text:p>
          </table:table-cell>
          <table:table-cell table:formula="of:=IF([.A237]=[.D237];1;0)" office:value-type="float" office:value="1">
            <text:p>1</text:p>
          </table:table-cell>
          <table:table-cell table:number-columns-repeated="3"/>
          <table:table-cell office:value-type="float" office:value="0.908563168606">
            <text:p>0.9085631686</text:p>
          </table:table-cell>
          <table:table-cell office:value-type="float" office:value="0.0914368313937">
            <text:p>0.0914368314</text:p>
          </table:table-cell>
          <table:table-cell table:formula="of:=IF([.J237]&gt;[.$N$1];1;0)" office:value-type="float" office:value="0">
            <text:p>0</text:p>
          </table:table-cell>
          <table:table-cell table:formula="of:=IF([.A237]=[.K23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arren</text:p>
          </table:table-cell>
          <table:table-cell office:value-type="string">
            <text:p><text:s/>Mr. Frank Manley</text:p>
          </table:table-cell>
          <table:table-cell office:value-type="float" office:value="0">
            <text:p>0</text:p>
          </table:table-cell>
          <table:table-cell table:formula="of:=IF([.A238]=[.D238];1;0)" office:value-type="float" office:value="1">
            <text:p>1</text:p>
          </table:table-cell>
          <table:table-cell table:number-columns-repeated="3"/>
          <table:table-cell office:value-type="float" office:value="0.806506141814">
            <text:p>0.8065061418</text:p>
          </table:table-cell>
          <table:table-cell office:value-type="float" office:value="0.193493858186">
            <text:p>0.1934938582</text:p>
          </table:table-cell>
          <table:table-cell table:formula="of:=IF([.J238]&gt;[.$N$1];1;0)" office:value-type="float" office:value="0">
            <text:p>0</text:p>
          </table:table-cell>
          <table:table-cell table:formula="of:=IF([.A238]=[.K23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ccos</text:p>
          </table:table-cell>
          <table:table-cell office:value-type="string">
            <text:p><text:s/>Mr. Raffull</text:p>
          </table:table-cell>
          <table:table-cell office:value-type="float" office:value="0">
            <text:p>0</text:p>
          </table:table-cell>
          <table:table-cell table:formula="of:=IF([.A239]=[.D239];1;0)" office:value-type="float" office:value="1">
            <text:p>1</text:p>
          </table:table-cell>
          <table:table-cell table:number-columns-repeated="3"/>
          <table:table-cell office:value-type="float" office:value="0.834376440134">
            <text:p>0.8343764401</text:p>
          </table:table-cell>
          <table:table-cell office:value-type="float" office:value="0.165623559866">
            <text:p>0.1656235599</text:p>
          </table:table-cell>
          <table:table-cell table:formula="of:=IF([.J239]&gt;[.$N$1];1;0)" office:value-type="float" office:value="0">
            <text:p>0</text:p>
          </table:table-cell>
          <table:table-cell table:formula="of:=IF([.A239]=[.K23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iltunen</text:p>
          </table:table-cell>
          <table:table-cell office:value-type="string">
            <text:p><text:s/>Miss. Marta</text:p>
          </table:table-cell>
          <table:table-cell office:value-type="float" office:value="1">
            <text:p>1</text:p>
          </table:table-cell>
          <table:table-cell table:formula="of:=IF([.A240]=[.D240];1;0)" office:value-type="float" office:value="0">
            <text:p>0</text:p>
          </table:table-cell>
          <table:table-cell table:number-columns-repeated="3"/>
          <table:table-cell office:value-type="float" office:value="0.0287948514385">
            <text:p>0.0287948514</text:p>
          </table:table-cell>
          <table:table-cell office:value-type="float" office:value="0.971205148562">
            <text:p>0.9712051486</text:p>
          </table:table-cell>
          <table:table-cell table:formula="of:=IF([.J240]&gt;[.$N$1];1;0)" office:value-type="float" office:value="1">
            <text:p>1</text:p>
          </table:table-cell>
          <table:table-cell table:formula="of:=IF([.A240]=[.K2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uglas</text:p>
          </table:table-cell>
          <table:table-cell office:value-type="string">
            <text:p><text:s/>Mrs. Walter Donald (Mahala Dutton)</text:p>
          </table:table-cell>
          <table:table-cell office:value-type="float" office:value="1">
            <text:p>1</text:p>
          </table:table-cell>
          <table:table-cell table:formula="of:=IF([.A241]=[.D241];1;0)" office:value-type="float" office:value="1">
            <text:p>1</text:p>
          </table:table-cell>
          <table:table-cell table:number-columns-repeated="3"/>
          <table:table-cell office:value-type="float" office:value="0.0201387305654">
            <text:p>0.0201387306</text:p>
          </table:table-cell>
          <table:table-cell office:value-type="float" office:value="0.979861269435">
            <text:p>0.9798612694</text:p>
          </table:table-cell>
          <table:table-cell table:formula="of:=IF([.J241]&gt;[.$N$1];1;0)" office:value-type="float" office:value="1">
            <text:p>1</text:p>
          </table:table-cell>
          <table:table-cell table:formula="of:=IF([.A241]=[.K24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ndstrom</text:p>
          </table:table-cell>
          <table:table-cell office:value-type="string">
            <text:p><text:s/>Mrs. Carl Johan (Sigrid Posse)</text:p>
          </table:table-cell>
          <table:table-cell office:value-type="float" office:value="1">
            <text:p>1</text:p>
          </table:table-cell>
          <table:table-cell table:formula="of:=IF([.A242]=[.D242];1;0)" office:value-type="float" office:value="1">
            <text:p>1</text:p>
          </table:table-cell>
          <table:table-cell table:number-columns-repeated="3"/>
          <table:table-cell office:value-type="float" office:value="0.372847943233">
            <text:p>0.3728479432</text:p>
          </table:table-cell>
          <table:table-cell office:value-type="float" office:value="0.627152056767">
            <text:p>0.6271520568</text:p>
          </table:table-cell>
          <table:table-cell table:formula="of:=IF([.J242]&gt;[.$N$1];1;0)" office:value-type="float" office:value="0">
            <text:p>0</text:p>
          </table:table-cell>
          <table:table-cell table:formula="of:=IF([.A242]=[.K242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risty</text:p>
          </table:table-cell>
          <table:table-cell office:value-type="string">
            <text:p><text:s/>Mrs. (Alice Frances)</text:p>
          </table:table-cell>
          <table:table-cell office:value-type="float" office:value="1">
            <text:p>1</text:p>
          </table:table-cell>
          <table:table-cell table:formula="of:=IF([.A243]=[.D243];1;0)" office:value-type="float" office:value="1">
            <text:p>1</text:p>
          </table:table-cell>
          <table:table-cell table:number-columns-repeated="3"/>
          <table:table-cell office:value-type="float" office:value="0.0901812719925">
            <text:p>0.090181272</text:p>
          </table:table-cell>
          <table:table-cell office:value-type="float" office:value="0.909818728007">
            <text:p>0.909818728</text:p>
          </table:table-cell>
          <table:table-cell table:formula="of:=IF([.J243]&gt;[.$N$1];1;0)" office:value-type="float" office:value="1">
            <text:p>1</text:p>
          </table:table-cell>
          <table:table-cell table:formula="of:=IF([.A243]=[.K24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dden</text:p>
          </table:table-cell>
          <table:table-cell office:value-type="string">
            <text:p><text:s/>Mr. Frederic Oakley</text:p>
          </table:table-cell>
          <table:table-cell office:value-type="float" office:value="0">
            <text:p>0</text:p>
          </table:table-cell>
          <table:table-cell table:formula="of:=IF([.A244]=[.D244];1;0)" office:value-type="float" office:value="0">
            <text:p>0</text:p>
          </table:table-cell>
          <table:table-cell table:number-columns-repeated="3"/>
          <table:table-cell office:value-type="float" office:value="0.626506373604">
            <text:p>0.6265063736</text:p>
          </table:table-cell>
          <table:table-cell office:value-type="float" office:value="0.373493626396">
            <text:p>0.3734936264</text:p>
          </table:table-cell>
          <table:table-cell table:formula="of:=IF([.J244]&gt;[.$N$1];1;0)" office:value-type="float" office:value="0">
            <text:p>0</text:p>
          </table:table-cell>
          <table:table-cell table:formula="of:=IF([.A244]=[.K24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yman</text:p>
          </table:table-cell>
          <table:table-cell office:value-type="string">
            <text:p><text:s/>Mr. Abraham</text:p>
          </table:table-cell>
          <table:table-cell office:value-type="float" office:value="0">
            <text:p>0</text:p>
          </table:table-cell>
          <table:table-cell table:formula="of:=IF([.A245]=[.D245];1;0)" office:value-type="float" office:value="0">
            <text:p>0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245]&gt;[.$N$1];1;0)" office:value-type="float" office:value="0">
            <text:p>0</text:p>
          </table:table-cell>
          <table:table-cell table:formula="of:=IF([.A245]=[.K245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ohnston, Master. William Arthur Willie""</text:p>
          </table:table-cell>
          <table:table-cell office:value-type="string">
            <text:p>W./C. 6607</text:p>
          </table:table-cell>
          <table:table-cell office:value-type="float" office:value="0">
            <text:p>0</text:p>
          </table:table-cell>
          <table:table-cell table:formula="of:=IF([.A246]=[.D246];1;0)" office:value-type="float" office:value="1">
            <text:p>1</text:p>
          </table:table-cell>
          <table:table-cell table:number-columns-repeated="3"/>
          <table:table-cell office:value-type="float" office:value="0.865912131549">
            <text:p>0.8659121315</text:p>
          </table:table-cell>
          <table:table-cell office:value-type="float" office:value="0.134087868451">
            <text:p>0.1340878685</text:p>
          </table:table-cell>
          <table:table-cell table:formula="of:=IF([.J246]&gt;[.$N$1];1;0)" office:value-type="float" office:value="0">
            <text:p>0</text:p>
          </table:table-cell>
          <table:table-cell table:formula="of:=IF([.A246]=[.K24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enyon</text:p>
          </table:table-cell>
          <table:table-cell office:value-type="string">
            <text:p><text:s/>Mr. Frederick R</text:p>
          </table:table-cell>
          <table:table-cell office:value-type="float" office:value="0">
            <text:p>0</text:p>
          </table:table-cell>
          <table:table-cell table:formula="of:=IF([.A247]=[.D247];1;0)" office:value-type="float" office:value="1">
            <text:p>1</text:p>
          </table:table-cell>
          <table:table-cell table:number-columns-repeated="3"/>
          <table:table-cell office:value-type="float" office:value="0.569468859124">
            <text:p>0.5694688591</text:p>
          </table:table-cell>
          <table:table-cell office:value-type="float" office:value="0.430531140876">
            <text:p>0.4305311409</text:p>
          </table:table-cell>
          <table:table-cell table:formula="of:=IF([.J247]&gt;[.$N$1];1;0)" office:value-type="float" office:value="0">
            <text:p>0</text:p>
          </table:table-cell>
          <table:table-cell table:formula="of:=IF([.A247]=[.K24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rnes</text:p>
          </table:table-cell>
          <table:table-cell office:value-type="string">
            <text:p><text:s/>Mrs. J Frank (Claire Bennett)</text:p>
          </table:table-cell>
          <table:table-cell office:value-type="float" office:value="1">
            <text:p>1</text:p>
          </table:table-cell>
          <table:table-cell table:formula="of:=IF([.A248]=[.D248];1;0)" office:value-type="float" office:value="0">
            <text:p>0</text:p>
          </table:table-cell>
          <table:table-cell table:number-columns-repeated="3"/>
          <table:table-cell office:value-type="float" office:value="0.0127012197592">
            <text:p>0.0127012198</text:p>
          </table:table-cell>
          <table:table-cell office:value-type="float" office:value="0.987298780241">
            <text:p>0.9872987802</text:p>
          </table:table-cell>
          <table:table-cell table:formula="of:=IF([.J248]&gt;[.$N$1];1;0)" office:value-type="float" office:value="1">
            <text:p>1</text:p>
          </table:table-cell>
          <table:table-cell table:formula="of:=IF([.A248]=[.K248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rew</text:p>
          </table:table-cell>
          <table:table-cell office:value-type="string">
            <text:p><text:s/>Mr. James Vivian</text:p>
          </table:table-cell>
          <table:table-cell office:value-type="float" office:value="0">
            <text:p>0</text:p>
          </table:table-cell>
          <table:table-cell table:formula="of:=IF([.A249]=[.D249];1;0)" office:value-type="float" office:value="1">
            <text:p>1</text:p>
          </table:table-cell>
          <table:table-cell table:number-columns-repeated="3"/>
          <table:table-cell office:value-type="float" office:value="0.858517475212">
            <text:p>0.8585174752</text:p>
          </table:table-cell>
          <table:table-cell office:value-type="float" office:value="0.141482524788">
            <text:p>0.1414825248</text:p>
          </table:table-cell>
          <table:table-cell table:formula="of:=IF([.J249]&gt;[.$N$1];1;0)" office:value-type="float" office:value="0">
            <text:p>0</text:p>
          </table:table-cell>
          <table:table-cell table:formula="of:=IF([.A249]=[.K24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ld</text:p>
          </table:table-cell>
          <table:table-cell office:value-type="string">
            <text:p><text:s/>Mrs. Stephen (Annie Margaret Hill)</text:p>
          </table:table-cell>
          <table:table-cell office:value-type="float" office:value="1">
            <text:p>1</text:p>
          </table:table-cell>
          <table:table-cell table:formula="of:=IF([.A250]=[.D250];1;0)" office:value-type="float" office:value="1">
            <text:p>1</text:p>
          </table:table-cell>
          <table:table-cell table:number-columns-repeated="3"/>
          <table:table-cell office:value-type="float" office:value="0.0214349230966">
            <text:p>0.0214349231</text:p>
          </table:table-cell>
          <table:table-cell office:value-type="float" office:value="0.978565076903">
            <text:p>0.9785650769</text:p>
          </table:table-cell>
          <table:table-cell table:formula="of:=IF([.J250]&gt;[.$N$1];1;0)" office:value-type="float" office:value="1">
            <text:p>1</text:p>
          </table:table-cell>
          <table:table-cell table:formula="of:=IF([.A250]=[.K2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halil, Mrs. Betros (Zahie Maria" Elias)"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table:formula="of:=IF([.A251]=[.D251];1;0)" office:value-type="float" office:value="1">
            <text:p>1</text:p>
          </table:table-cell>
          <table:table-cell table:number-columns-repeated="3"/>
          <table:table-cell office:value-type="float" office:value="0.58261728133">
            <text:p>0.5826172813</text:p>
          </table:table-cell>
          <table:table-cell office:value-type="float" office:value="0.41738271867">
            <text:p>0.4173827187</text:p>
          </table:table-cell>
          <table:table-cell table:formula="of:=IF([.J251]&gt;[.$N$1];1;0)" office:value-type="float" office:value="0">
            <text:p>0</text:p>
          </table:table-cell>
          <table:table-cell table:formula="of:=IF([.A251]=[.K25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est</text:p>
          </table:table-cell>
          <table:table-cell office:value-type="string">
            <text:p><text:s/>Miss. Barbara J</text:p>
          </table:table-cell>
          <table:table-cell office:value-type="float" office:value="1">
            <text:p>1</text:p>
          </table:table-cell>
          <table:table-cell table:formula="of:=IF([.A252]=[.D252];1;0)" office:value-type="float" office:value="1">
            <text:p>1</text:p>
          </table:table-cell>
          <table:table-cell table:number-columns-repeated="3"/>
          <table:table-cell office:value-type="float" office:value="0.167476431223">
            <text:p>0.1674764312</text:p>
          </table:table-cell>
          <table:table-cell office:value-type="float" office:value="0.832523568777">
            <text:p>0.8325235688</text:p>
          </table:table-cell>
          <table:table-cell table:formula="of:=IF([.J252]&gt;[.$N$1];1;0)" office:value-type="float" office:value="1">
            <text:p>1</text:p>
          </table:table-cell>
          <table:table-cell table:formula="of:=IF([.A252]=[.K25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sson</text:p>
          </table:table-cell>
          <table:table-cell office:value-type="string">
            <text:p><text:s/>Mr. Abraham August Johannes</text:p>
          </table:table-cell>
          <table:table-cell office:value-type="float" office:value="0">
            <text:p>0</text:p>
          </table:table-cell>
          <table:table-cell table:formula="of:=IF([.A253]=[.D253];1;0)" office:value-type="float" office:value="0">
            <text:p>0</text:p>
          </table:table-cell>
          <table:table-cell table:number-columns-repeated="3"/>
          <table:table-cell office:value-type="float" office:value="0.881752890013">
            <text:p>0.88175289</text:p>
          </table:table-cell>
          <table:table-cell office:value-type="float" office:value="0.118247109987">
            <text:p>0.11824711</text:p>
          </table:table-cell>
          <table:table-cell table:formula="of:=IF([.J253]&gt;[.$N$1];1;0)" office:value-type="float" office:value="0">
            <text:p>0</text:p>
          </table:table-cell>
          <table:table-cell table:formula="of:=IF([.A253]=[.K253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lark</text:p>
          </table:table-cell>
          <table:table-cell office:value-type="string">
            <text:p><text:s/>Mr. Walter Miller</text:p>
          </table:table-cell>
          <table:table-cell office:value-type="float" office:value="0">
            <text:p>0</text:p>
          </table:table-cell>
          <table:table-cell table:formula="of:=IF([.A254]=[.D254];1;0)" office:value-type="float" office:value="1">
            <text:p>1</text:p>
          </table:table-cell>
          <table:table-cell table:number-columns-repeated="3"/>
          <table:table-cell office:value-type="float" office:value="0.65485245672">
            <text:p>0.6548524567</text:p>
          </table:table-cell>
          <table:table-cell office:value-type="float" office:value="0.34514754328">
            <text:p>0.3451475433</text:p>
          </table:table-cell>
          <table:table-cell table:formula="of:=IF([.J254]&gt;[.$N$1];1;0)" office:value-type="float" office:value="0">
            <text:p>0</text:p>
          </table:table-cell>
          <table:table-cell table:formula="of:=IF([.A254]=[.K2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lander</text:p>
          </table:table-cell>
          <table:table-cell office:value-type="string">
            <text:p><text:s/>Mr. Karl Johan</text:p>
          </table:table-cell>
          <table:table-cell office:value-type="float" office:value="0">
            <text:p>0</text:p>
          </table:table-cell>
          <table:table-cell table:formula="of:=IF([.A255]=[.D255];1;0)" office:value-type="float" office:value="1">
            <text:p>1</text:p>
          </table:table-cell>
          <table:table-cell table:number-columns-repeated="3"/>
          <table:table-cell office:value-type="float" office:value="0.90393194901">
            <text:p>0.903931949</text:p>
          </table:table-cell>
          <table:table-cell office:value-type="float" office:value="0.0960680509896">
            <text:p>0.096068051</text:p>
          </table:table-cell>
          <table:table-cell table:formula="of:=IF([.J255]&gt;[.$N$1];1;0)" office:value-type="float" office:value="0">
            <text:p>0</text:p>
          </table:table-cell>
          <table:table-cell table:formula="of:=IF([.A255]=[.K2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enzel</text:p>
          </table:table-cell>
          <table:table-cell office:value-type="string">
            <text:p><text:s/>Mr. Linhart</text:p>
          </table:table-cell>
          <table:table-cell office:value-type="float" office:value="0">
            <text:p>0</text:p>
          </table:table-cell>
          <table:table-cell table:formula="of:=IF([.A256]=[.D256];1;0)" office:value-type="float" office:value="1">
            <text:p>1</text:p>
          </table:table-cell>
          <table:table-cell table:number-columns-repeated="3"/>
          <table:table-cell office:value-type="float" office:value="0.879421097482">
            <text:p>0.8794210975</text:p>
          </table:table-cell>
          <table:table-cell office:value-type="float" office:value="0.120578902518">
            <text:p>0.1205789025</text:p>
          </table:table-cell>
          <table:table-cell table:formula="of:=IF([.J256]&gt;[.$N$1];1;0)" office:value-type="float" office:value="0">
            <text:p>0</text:p>
          </table:table-cell>
          <table:table-cell table:formula="of:=IF([.A256]=[.K25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cKay</text:p>
          </table:table-cell>
          <table:table-cell office:value-type="string">
            <text:p><text:s/>Mr. George William</text:p>
          </table:table-cell>
          <table:table-cell office:value-type="float" office:value="0">
            <text:p>0</text:p>
          </table:table-cell>
          <table:table-cell table:formula="of:=IF([.A257]=[.D257];1;0)" office:value-type="float" office:value="1">
            <text:p>1</text:p>
          </table:table-cell>
          <table:table-cell table:number-columns-repeated="3"/>
          <table:table-cell office:value-type="float" office:value="0.936045859391">
            <text:p>0.9360458594</text:p>
          </table:table-cell>
          <table:table-cell office:value-type="float" office:value="0.063954140609">
            <text:p>0.0639541406</text:p>
          </table:table-cell>
          <table:table-cell table:formula="of:=IF([.J257]&gt;[.$N$1];1;0)" office:value-type="float" office:value="0">
            <text:p>0</text:p>
          </table:table-cell>
          <table:table-cell table:formula="of:=IF([.A257]=[.K2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hon</text:p>
          </table:table-cell>
          <table:table-cell office:value-type="string">
            <text:p><text:s/>Mr. John</text:p>
          </table:table-cell>
          <table:table-cell office:value-type="float" office:value="0">
            <text:p>0</text:p>
          </table:table-cell>
          <table:table-cell table:formula="of:=IF([.A258]=[.D258];1;0)" office:value-type="float" office:value="1">
            <text:p>1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258]&gt;[.$N$1];1;0)" office:value-type="float" office:value="0">
            <text:p>0</text:p>
          </table:table-cell>
          <table:table-cell table:formula="of:=IF([.A258]=[.K2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klasson</text:p>
          </table:table-cell>
          <table:table-cell office:value-type="string">
            <text:p><text:s/>Mr. Samuel</text:p>
          </table:table-cell>
          <table:table-cell office:value-type="float" office:value="0">
            <text:p>0</text:p>
          </table:table-cell>
          <table:table-cell table:formula="of:=IF([.A259]=[.D259];1;0)" office:value-type="float" office:value="1">
            <text:p>1</text:p>
          </table:table-cell>
          <table:table-cell table:number-columns-repeated="3"/>
          <table:table-cell office:value-type="float" office:value="0.8917411233">
            <text:p>0.8917411233</text:p>
          </table:table-cell>
          <table:table-cell office:value-type="float" office:value="0.1082588767">
            <text:p>0.1082588767</text:p>
          </table:table-cell>
          <table:table-cell table:formula="of:=IF([.J259]&gt;[.$N$1];1;0)" office:value-type="float" office:value="0">
            <text:p>0</text:p>
          </table:table-cell>
          <table:table-cell table:formula="of:=IF([.A259]=[.K25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tham</text:p>
          </table:table-cell>
          <table:table-cell office:value-type="string">
            <text:p><text:s/>Miss. Lilian W</text:p>
          </table:table-cell>
          <table:table-cell office:value-type="float" office:value="1">
            <text:p>1</text:p>
          </table:table-cell>
          <table:table-cell table:formula="of:=IF([.A260]=[.D260];1;0)" office:value-type="float" office:value="1">
            <text:p>1</text:p>
          </table:table-cell>
          <table:table-cell table:number-columns-repeated="3"/>
          <table:table-cell office:value-type="float" office:value="0.0131924611">
            <text:p>0.0131924611</text:p>
          </table:table-cell>
          <table:table-cell office:value-type="float" office:value="0.9868075389">
            <text:p>0.9868075389</text:p>
          </table:table-cell>
          <table:table-cell table:formula="of:=IF([.J260]&gt;[.$N$1];1;0)" office:value-type="float" office:value="1">
            <text:p>1</text:p>
          </table:table-cell>
          <table:table-cell table:formula="of:=IF([.A260]=[.K2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dtsjo</text:p>
          </table:table-cell>
          <table:table-cell office:value-type="string">
            <text:p><text:s/>Mr. Karl Albert</text:p>
          </table:table-cell>
          <table:table-cell office:value-type="float" office:value="0">
            <text:p>0</text:p>
          </table:table-cell>
          <table:table-cell table:formula="of:=IF([.A261]=[.D261];1;0)" office:value-type="float" office:value="0">
            <text:p>0</text:p>
          </table:table-cell>
          <table:table-cell table:number-columns-repeated="3"/>
          <table:table-cell office:value-type="float" office:value="0.912640490481">
            <text:p>0.9126404905</text:p>
          </table:table-cell>
          <table:table-cell office:value-type="float" office:value="0.0873595095193">
            <text:p>0.0873595095</text:p>
          </table:table-cell>
          <table:table-cell table:formula="of:=IF([.J261]&gt;[.$N$1];1;0)" office:value-type="float" office:value="0">
            <text:p>0</text:p>
          </table:table-cell>
          <table:table-cell table:formula="of:=IF([.A261]=[.K2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 Messemaeker</text:p>
          </table:table-cell>
          <table:table-cell office:value-type="string">
            <text:p><text:s/>Mr. Guillaume Joseph</text:p>
          </table:table-cell>
          <table:table-cell office:value-type="float" office:value="0">
            <text:p>0</text:p>
          </table:table-cell>
          <table:table-cell table:formula="of:=IF([.A262]=[.D262];1;0)" office:value-type="float" office:value="0">
            <text:p>0</text:p>
          </table:table-cell>
          <table:table-cell table:number-columns-repeated="3"/>
          <table:table-cell office:value-type="float" office:value="0.917777436958">
            <text:p>0.917777437</text:p>
          </table:table-cell>
          <table:table-cell office:value-type="float" office:value="0.0822225630419">
            <text:p>0.082222563</text:p>
          </table:table-cell>
          <table:table-cell table:formula="of:=IF([.J262]&gt;[.$N$1];1;0)" office:value-type="float" office:value="0">
            <text:p>0</text:p>
          </table:table-cell>
          <table:table-cell table:formula="of:=IF([.A262]=[.K26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ilsson</text:p>
          </table:table-cell>
          <table:table-cell office:value-type="string">
            <text:p><text:s/>Mr. August Ferdinand</text:p>
          </table:table-cell>
          <table:table-cell office:value-type="float" office:value="0">
            <text:p>0</text:p>
          </table:table-cell>
          <table:table-cell table:formula="of:=IF([.A263]=[.D263];1;0)" office:value-type="float" office:value="1">
            <text:p>1</text:p>
          </table:table-cell>
          <table:table-cell table:number-columns-repeated="3"/>
          <table:table-cell office:value-type="float" office:value="0.909140261758">
            <text:p>0.9091402618</text:p>
          </table:table-cell>
          <table:table-cell office:value-type="float" office:value="0.0908597382416">
            <text:p>0.0908597382</text:p>
          </table:table-cell>
          <table:table-cell table:formula="of:=IF([.J263]&gt;[.$N$1];1;0)" office:value-type="float" office:value="0">
            <text:p>0</text:p>
          </table:table-cell>
          <table:table-cell table:formula="of:=IF([.A263]=[.K26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lls, Mrs. Arthur Henry (Addie" Dart Trevaskis)"</text:p>
          </table:table-cell>
          <table:table-cell office:value-type="float" office:value="29103">
            <text:p>29103</text:p>
          </table:table-cell>
          <table:table-cell office:value-type="float" office:value="1">
            <text:p>1</text:p>
          </table:table-cell>
          <table:table-cell table:formula="of:=IF([.A264]=[.D264];1;0)" office:value-type="float" office:value="1">
            <text:p>1</text:p>
          </table:table-cell>
          <table:table-cell table:number-columns-repeated="3"/>
          <table:table-cell office:value-type="float" office:value="0.0145806420503">
            <text:p>0.0145806421</text:p>
          </table:table-cell>
          <table:table-cell office:value-type="float" office:value="0.98541935795">
            <text:p>0.985419358</text:p>
          </table:table-cell>
          <table:table-cell table:formula="of:=IF([.J264]&gt;[.$N$1];1;0)" office:value-type="float" office:value="1">
            <text:p>1</text:p>
          </table:table-cell>
          <table:table-cell table:formula="of:=IF([.A264]=[.K26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lasen</text:p>
          </table:table-cell>
          <table:table-cell office:value-type="string">
            <text:p><text:s/>Miss. Gertrud Emilia</text:p>
          </table:table-cell>
          <table:table-cell office:value-type="float" office:value="0">
            <text:p>0</text:p>
          </table:table-cell>
          <table:table-cell table:formula="of:=IF([.A265]=[.D265];1;0)" office:value-type="float" office:value="1">
            <text:p>1</text:p>
          </table:table-cell>
          <table:table-cell table:number-columns-repeated="3"/>
          <table:table-cell office:value-type="float" office:value="0.26690366742">
            <text:p>0.2669036674</text:p>
          </table:table-cell>
          <table:table-cell office:value-type="float" office:value="0.73309633258">
            <text:p>0.7330963326</text:p>
          </table:table-cell>
          <table:table-cell table:formula="of:=IF([.J265]&gt;[.$N$1];1;0)" office:value-type="float" office:value="1">
            <text:p>1</text:p>
          </table:table-cell>
          <table:table-cell table:formula="of:=IF([.A265]=[.K26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taluppi</text:p>
          </table:table-cell>
          <table:table-cell office:value-type="string">
            <text:p><text:s/>Mr. Emilio Ilario Giuseppe</text:p>
          </table:table-cell>
          <table:table-cell office:value-type="float" office:value="0">
            <text:p>0</text:p>
          </table:table-cell>
          <table:table-cell table:formula="of:=IF([.A266]=[.D266];1;0)" office:value-type="float" office:value="0">
            <text:p>0</text:p>
          </table:table-cell>
          <table:table-cell table:number-columns-repeated="3"/>
          <table:table-cell office:value-type="float" office:value="0.930618450233">
            <text:p>0.9306184502</text:p>
          </table:table-cell>
          <table:table-cell office:value-type="float" office:value="0.0693815497669">
            <text:p>0.0693815498</text:p>
          </table:table-cell>
          <table:table-cell table:formula="of:=IF([.J266]&gt;[.$N$1];1;0)" office:value-type="float" office:value="0">
            <text:p>0</text:p>
          </table:table-cell>
          <table:table-cell table:formula="of:=IF([.A266]=[.K26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yntakoff</text:p>
          </table:table-cell>
          <table:table-cell office:value-type="string">
            <text:p><text:s/>Mr. Stanko</text:p>
          </table:table-cell>
          <table:table-cell office:value-type="float" office:value="0">
            <text:p>0</text:p>
          </table:table-cell>
          <table:table-cell table:formula="of:=IF([.A267]=[.D267];1;0)" office:value-type="float" office:value="1">
            <text:p>1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267]&gt;[.$N$1];1;0)" office:value-type="float" office:value="0">
            <text:p>0</text:p>
          </table:table-cell>
          <table:table-cell table:formula="of:=IF([.A267]=[.K26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isholm</text:p>
          </table:table-cell>
          <table:table-cell office:value-type="string">
            <text:p><text:s/>Mr. Roderick Robert Crispin</text:p>
          </table:table-cell>
          <table:table-cell office:value-type="float" office:value="0">
            <text:p>0</text:p>
          </table:table-cell>
          <table:table-cell table:formula="of:=IF([.A268]=[.D268];1;0)" office:value-type="float" office:value="1">
            <text:p>1</text:p>
          </table:table-cell>
          <table:table-cell table:number-columns-repeated="3"/>
          <table:table-cell office:value-type="float" office:value="0.913987163107">
            <text:p>0.9139871631</text:p>
          </table:table-cell>
          <table:table-cell office:value-type="float" office:value="0.0860128368933">
            <text:p>0.0860128369</text:p>
          </table:table-cell>
          <table:table-cell table:formula="of:=IF([.J268]&gt;[.$N$1];1;0)" office:value-type="float" office:value="0">
            <text:p>0</text:p>
          </table:table-cell>
          <table:table-cell table:formula="of:=IF([.A268]=[.K26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arren</text:p>
          </table:table-cell>
          <table:table-cell office:value-type="string">
            <text:p><text:s/>Mr. Charles William</text:p>
          </table:table-cell>
          <table:table-cell office:value-type="float" office:value="0">
            <text:p>0</text:p>
          </table:table-cell>
          <table:table-cell table:formula="of:=IF([.A269]=[.D269];1;0)" office:value-type="float" office:value="1">
            <text:p>1</text:p>
          </table:table-cell>
          <table:table-cell table:number-columns-repeated="3"/>
          <table:table-cell office:value-type="float" office:value="0.936045859391">
            <text:p>0.9360458594</text:p>
          </table:table-cell>
          <table:table-cell office:value-type="float" office:value="0.063954140609">
            <text:p>0.0639541406</text:p>
          </table:table-cell>
          <table:table-cell table:formula="of:=IF([.J269]&gt;[.$N$1];1;0)" office:value-type="float" office:value="0">
            <text:p>0</text:p>
          </table:table-cell>
          <table:table-cell table:formula="of:=IF([.A269]=[.K26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ard</text:p>
          </table:table-cell>
          <table:table-cell office:value-type="string">
            <text:p><text:s/>Miss. May Elizabeth</text:p>
          </table:table-cell>
          <table:table-cell office:value-type="float" office:value="0">
            <text:p>0</text:p>
          </table:table-cell>
          <table:table-cell table:formula="of:=IF([.A270]=[.D270];1;0)" office:value-type="float" office:value="0">
            <text:p>0</text:p>
          </table:table-cell>
          <table:table-cell table:number-columns-repeated="3"/>
          <table:table-cell office:value-type="float" office:value="0.790529362357">
            <text:p>0.7905293624</text:p>
          </table:table-cell>
          <table:table-cell office:value-type="float" office:value="0.209470637643">
            <text:p>0.2094706376</text:p>
          </table:table-cell>
          <table:table-cell table:formula="of:=IF([.J270]&gt;[.$N$1];1;0)" office:value-type="float" office:value="0">
            <text:p>0</text:p>
          </table:table-cell>
          <table:table-cell table:formula="of:=IF([.A270]=[.K27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krnic</text:p>
          </table:table-cell>
          <table:table-cell office:value-type="string">
            <text:p><text:s/>Mr. Mate</text:p>
          </table:table-cell>
          <table:table-cell office:value-type="float" office:value="0">
            <text:p>0</text:p>
          </table:table-cell>
          <table:table-cell table:formula="of:=IF([.A271]=[.D271];1;0)" office:value-type="float" office:value="1">
            <text:p>1</text:p>
          </table:table-cell>
          <table:table-cell table:number-columns-repeated="3"/>
          <table:table-cell office:value-type="float" office:value="0.894163944575">
            <text:p>0.8941639446</text:p>
          </table:table-cell>
          <table:table-cell office:value-type="float" office:value="0.105836055425">
            <text:p>0.1058360554</text:p>
          </table:table-cell>
          <table:table-cell table:formula="of:=IF([.J271]&gt;[.$N$1];1;0)" office:value-type="float" office:value="0">
            <text:p>0</text:p>
          </table:table-cell>
          <table:table-cell table:formula="of:=IF([.A271]=[.K27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cCaffry</text:p>
          </table:table-cell>
          <table:table-cell office:value-type="string">
            <text:p><text:s/>Mr. Thomas Francis</text:p>
          </table:table-cell>
          <table:table-cell office:value-type="float" office:value="0">
            <text:p>0</text:p>
          </table:table-cell>
          <table:table-cell table:formula="of:=IF([.A272]=[.D272];1;0)" office:value-type="float" office:value="1">
            <text:p>1</text:p>
          </table:table-cell>
          <table:table-cell table:number-columns-repeated="3"/>
          <table:table-cell office:value-type="float" office:value="0.62298827161">
            <text:p>0.6229882716</text:p>
          </table:table-cell>
          <table:table-cell office:value-type="float" office:value="0.37701172839">
            <text:p>0.3770117284</text:p>
          </table:table-cell>
          <table:table-cell table:formula="of:=IF([.J272]&gt;[.$N$1];1;0)" office:value-type="float" office:value="0">
            <text:p>0</text:p>
          </table:table-cell>
          <table:table-cell table:formula="of:=IF([.A272]=[.K27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x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273]=[.D273];1;0)" office:value-type="float" office:value="1">
            <text:p>1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273]&gt;[.$N$1];1;0)" office:value-type="float" office:value="0">
            <text:p>0</text:p>
          </table:table-cell>
          <table:table-cell table:formula="of:=IF([.A273]=[.K27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lark</text:p>
          </table:table-cell>
          <table:table-cell office:value-type="string">
            <text:p><text:s/>Mrs. Walter Miller (Virginia McDowell)</text:p>
          </table:table-cell>
          <table:table-cell office:value-type="float" office:value="1">
            <text:p>1</text:p>
          </table:table-cell>
          <table:table-cell table:formula="of:=IF([.A274]=[.D274];1;0)" office:value-type="float" office:value="1">
            <text:p>1</text:p>
          </table:table-cell>
          <table:table-cell table:number-columns-repeated="3"/>
          <table:table-cell office:value-type="float" office:value="0.018643768717">
            <text:p>0.0186437687</text:p>
          </table:table-cell>
          <table:table-cell office:value-type="float" office:value="0.981356231283">
            <text:p>0.9813562313</text:p>
          </table:table-cell>
          <table:table-cell table:formula="of:=IF([.J274]&gt;[.$N$1];1;0)" office:value-type="float" office:value="1">
            <text:p>1</text:p>
          </table:table-cell>
          <table:table-cell table:formula="of:=IF([.A274]=[.K27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ennon</text:p>
          </table:table-cell>
          <table:table-cell office:value-type="string">
            <text:p><text:s/>Miss. Mary</text:p>
          </table:table-cell>
          <table:table-cell office:value-type="float" office:value="0">
            <text:p>0</text:p>
          </table:table-cell>
          <table:table-cell table:formula="of:=IF([.A275]=[.D275];1;0)" office:value-type="float" office:value="1">
            <text:p>1</text:p>
          </table:table-cell>
          <table:table-cell table:number-columns-repeated="3"/>
          <table:table-cell office:value-type="float" office:value="0.462887621611">
            <text:p>0.4628876216</text:p>
          </table:table-cell>
          <table:table-cell office:value-type="float" office:value="0.537112378389">
            <text:p>0.5371123784</text:p>
          </table:table-cell>
          <table:table-cell table:formula="of:=IF([.J275]&gt;[.$N$1];1;0)" office:value-type="float" office:value="0">
            <text:p>0</text:p>
          </table:table-cell>
          <table:table-cell table:formula="of:=IF([.A275]=[.K27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ade</text:p>
          </table:table-cell>
          <table:table-cell office:value-type="string">
            <text:p><text:s/>Mr. Jean Nassr</text:p>
          </table:table-cell>
          <table:table-cell office:value-type="float" office:value="0">
            <text:p>0</text:p>
          </table:table-cell>
          <table:table-cell table:formula="of:=IF([.A276]=[.D276];1;0)" office:value-type="float" office:value="1">
            <text:p>1</text:p>
          </table:table-cell>
          <table:table-cell table:number-columns-repeated="3"/>
          <table:table-cell office:value-type="float" office:value="0.913627542124">
            <text:p>0.9136275421</text:p>
          </table:table-cell>
          <table:table-cell office:value-type="float" office:value="0.0863724578758">
            <text:p>0.0863724579</text:p>
          </table:table-cell>
          <table:table-cell table:formula="of:=IF([.J276]&gt;[.$N$1];1;0)" office:value-type="float" office:value="0">
            <text:p>0</text:p>
          </table:table-cell>
          <table:table-cell table:formula="of:=IF([.A276]=[.K27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yhl</text:p>
          </table:table-cell>
          <table:table-cell office:value-type="string">
            <text:p><text:s/>Miss. Dagmar Jenny Ingeborg </text:p>
          </table:table-cell>
          <table:table-cell office:value-type="float" office:value="1">
            <text:p>1</text:p>
          </table:table-cell>
          <table:table-cell table:formula="of:=IF([.A277]=[.D277];1;0)" office:value-type="float" office:value="1">
            <text:p>1</text:p>
          </table:table-cell>
          <table:table-cell table:number-columns-repeated="3"/>
          <table:table-cell office:value-type="float" office:value="0.0213161630322">
            <text:p>0.021316163</text:p>
          </table:table-cell>
          <table:table-cell office:value-type="float" office:value="0.978683836968">
            <text:p>0.978683837</text:p>
          </table:table-cell>
          <table:table-cell table:formula="of:=IF([.J277]&gt;[.$N$1];1;0)" office:value-type="float" office:value="1">
            <text:p>1</text:p>
          </table:table-cell>
          <table:table-cell table:formula="of:=IF([.A277]=[.K27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arker</text:p>
          </table:table-cell>
          <table:table-cell office:value-type="string">
            <text:p><text:s/>Mr. Clifford Richard</text:p>
          </table:table-cell>
          <table:table-cell office:value-type="float" office:value="0">
            <text:p>0</text:p>
          </table:table-cell>
          <table:table-cell table:formula="of:=IF([.A278]=[.D278];1;0)" office:value-type="float" office:value="1">
            <text:p>1</text:p>
          </table:table-cell>
          <table:table-cell table:number-columns-repeated="3"/>
          <table:table-cell office:value-type="float" office:value="0.935096376235">
            <text:p>0.9350963762</text:p>
          </table:table-cell>
          <table:table-cell office:value-type="float" office:value="0.0649036237654">
            <text:p>0.0649036238</text:p>
          </table:table-cell>
          <table:table-cell table:formula="of:=IF([.J278]&gt;[.$N$1];1;0)" office:value-type="float" office:value="0">
            <text:p>0</text:p>
          </table:table-cell>
          <table:table-cell table:formula="of:=IF([.A278]=[.K27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unthorpe</text:p>
          </table:table-cell>
          <table:table-cell office:value-type="string">
            <text:p><text:s/>Mr. Harry</text:p>
          </table:table-cell>
          <table:table-cell office:value-type="float" office:value="0">
            <text:p>0</text:p>
          </table:table-cell>
          <table:table-cell table:formula="of:=IF([.A279]=[.D279];1;0)" office:value-type="float" office:value="1">
            <text:p>1</text:p>
          </table:table-cell>
          <table:table-cell table:number-columns-repeated="3"/>
          <table:table-cell office:value-type="float" office:value="0.894133148515">
            <text:p>0.8941331485</text:p>
          </table:table-cell>
          <table:table-cell office:value-type="float" office:value="0.105866851485">
            <text:p>0.1058668515</text:p>
          </table:table-cell>
          <table:table-cell table:formula="of:=IF([.J279]&gt;[.$N$1];1;0)" office:value-type="float" office:value="0">
            <text:p>0</text:p>
          </table:table-cell>
          <table:table-cell table:formula="of:=IF([.A279]=[.K27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are</text:p>
          </table:table-cell>
          <table:table-cell office:value-type="string">
            <text:p><text:s/>Mr. John James</text:p>
          </table:table-cell>
          <table:table-cell office:value-type="float" office:value="0">
            <text:p>0</text:p>
          </table:table-cell>
          <table:table-cell table:formula="of:=IF([.A280]=[.D280];1;0)" office:value-type="float" office:value="1">
            <text:p>1</text:p>
          </table:table-cell>
          <table:table-cell table:number-columns-repeated="3"/>
          <table:table-cell office:value-type="float" office:value="0.89242283229">
            <text:p>0.8924228323</text:p>
          </table:table-cell>
          <table:table-cell office:value-type="float" office:value="0.10757716771">
            <text:p>0.1075771677</text:p>
          </table:table-cell>
          <table:table-cell table:formula="of:=IF([.J280]&gt;[.$N$1];1;0)" office:value-type="float" office:value="0">
            <text:p>0</text:p>
          </table:table-cell>
          <table:table-cell table:formula="of:=IF([.A280]=[.K28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xenham</text:p>
          </table:table-cell>
          <table:table-cell office:value-type="string">
            <text:p><text:s/>Mr. Percy Thomas</text:p>
          </table:table-cell>
          <table:table-cell office:value-type="float" office:value="0">
            <text:p>0</text:p>
          </table:table-cell>
          <table:table-cell table:formula="of:=IF([.A281]=[.D281];1;0)" office:value-type="float" office:value="0">
            <text:p>0</text:p>
          </table:table-cell>
          <table:table-cell table:number-columns-repeated="3"/>
          <table:table-cell office:value-type="float" office:value="0.92306766851">
            <text:p>0.9230676685</text:p>
          </table:table-cell>
          <table:table-cell office:value-type="float" office:value="0.0769323314897">
            <text:p>0.0769323315</text:p>
          </table:table-cell>
          <table:table-cell table:formula="of:=IF([.J281]&gt;[.$N$1];1;0)" office:value-type="float" office:value="0">
            <text:p>0</text:p>
          </table:table-cell>
          <table:table-cell table:formula="of:=IF([.A281]=[.K28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eskovic</text:p>
          </table:table-cell>
          <table:table-cell office:value-type="string">
            <text:p><text:s/>Miss. Jelka</text:p>
          </table:table-cell>
          <table:table-cell office:value-type="float" office:value="0">
            <text:p>0</text:p>
          </table:table-cell>
          <table:table-cell table:formula="of:=IF([.A282]=[.D282];1;0)" office:value-type="float" office:value="1">
            <text:p>1</text:p>
          </table:table-cell>
          <table:table-cell table:number-columns-repeated="3"/>
          <table:table-cell office:value-type="float" office:value="0.717114675403">
            <text:p>0.7171146754</text:p>
          </table:table-cell>
          <table:table-cell office:value-type="float" office:value="0.282885324597">
            <text:p>0.2828853246</text:p>
          </table:table-cell>
          <table:table-cell table:formula="of:=IF([.J282]&gt;[.$N$1];1;0)" office:value-type="float" office:value="0">
            <text:p>0</text:p>
          </table:table-cell>
          <table:table-cell table:formula="of:=IF([.A282]=[.K28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eacock</text:p>
          </table:table-cell>
          <table:table-cell office:value-type="string">
            <text:p><text:s/>Master. Alfred Edward</text:p>
          </table:table-cell>
          <table:table-cell office:value-type="float" office:value="1">
            <text:p>1</text:p>
          </table:table-cell>
          <table:table-cell table:formula="of:=IF([.A283]=[.D283];1;0)" office:value-type="float" office:value="0">
            <text:p>0</text:p>
          </table:table-cell>
          <table:table-cell table:number-columns-repeated="3"/>
          <table:table-cell office:value-type="float" office:value="0.168891794731">
            <text:p>0.1688917947</text:p>
          </table:table-cell>
          <table:table-cell office:value-type="float" office:value="0.831108205269">
            <text:p>0.8311082053</text:p>
          </table:table-cell>
          <table:table-cell table:formula="of:=IF([.J283]&gt;[.$N$1];1;0)" office:value-type="float" office:value="1">
            <text:p>1</text:p>
          </table:table-cell>
          <table:table-cell table:formula="of:=IF([.A283]=[.K28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leming</text:p>
          </table:table-cell>
          <table:table-cell office:value-type="string">
            <text:p><text:s/>Miss. Honora</text:p>
          </table:table-cell>
          <table:table-cell office:value-type="float" office:value="0">
            <text:p>0</text:p>
          </table:table-cell>
          <table:table-cell table:formula="of:=IF([.A284]=[.D284];1;0)" office:value-type="float" office:value="1">
            <text:p>1</text:p>
          </table:table-cell>
          <table:table-cell table:number-columns-repeated="3"/>
          <table:table-cell office:value-type="float" office:value="0.644718250913">
            <text:p>0.6447182509</text:p>
          </table:table-cell>
          <table:table-cell office:value-type="float" office:value="0.355281749087">
            <text:p>0.3552817491</text:p>
          </table:table-cell>
          <table:table-cell table:formula="of:=IF([.J284]&gt;[.$N$1];1;0)" office:value-type="float" office:value="0">
            <text:p>0</text:p>
          </table:table-cell>
          <table:table-cell table:formula="of:=IF([.A284]=[.K28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uma</text:p>
          </table:table-cell>
          <table:table-cell office:value-type="string">
            <text:p><text:s/>Miss. Maria Youssef</text:p>
          </table:table-cell>
          <table:table-cell office:value-type="float" office:value="1">
            <text:p>1</text:p>
          </table:table-cell>
          <table:table-cell table:formula="of:=IF([.A285]=[.D285];1;0)" office:value-type="float" office:value="1">
            <text:p>1</text:p>
          </table:table-cell>
          <table:table-cell table:number-columns-repeated="3"/>
          <table:table-cell office:value-type="float" office:value="0.38194053864">
            <text:p>0.3819405386</text:p>
          </table:table-cell>
          <table:table-cell office:value-type="float" office:value="0.61805946136">
            <text:p>0.6180594614</text:p>
          </table:table-cell>
          <table:table-cell table:formula="of:=IF([.J285]&gt;[.$N$1];1;0)" office:value-type="float" office:value="0">
            <text:p>0</text:p>
          </table:table-cell>
          <table:table-cell table:formula="of:=IF([.A285]=[.K28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sblom</text:p>
          </table:table-cell>
          <table:table-cell office:value-type="string">
            <text:p><text:s/>Miss. Salli Helena</text:p>
          </table:table-cell>
          <table:table-cell office:value-type="float" office:value="0">
            <text:p>0</text:p>
          </table:table-cell>
          <table:table-cell table:formula="of:=IF([.A286]=[.D286];1;0)" office:value-type="float" office:value="1">
            <text:p>1</text:p>
          </table:table-cell>
          <table:table-cell table:number-columns-repeated="3"/>
          <table:table-cell office:value-type="float" office:value="0.215442594233">
            <text:p>0.2154425942</text:p>
          </table:table-cell>
          <table:table-cell office:value-type="float" office:value="0.784557405767">
            <text:p>0.7845574058</text:p>
          </table:table-cell>
          <table:table-cell table:formula="of:=IF([.J286]&gt;[.$N$1];1;0)" office:value-type="float" office:value="1">
            <text:p>1</text:p>
          </table:table-cell>
          <table:table-cell table:formula="of:=IF([.A286]=[.K286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<text:s/>Mr. William</text:p>
          </table:table-cell>
          <table:table-cell office:value-type="float" office:value="0">
            <text:p>0</text:p>
          </table:table-cell>
          <table:table-cell table:formula="of:=IF([.A287]=[.D287];1;0)" office:value-type="float" office:value="1">
            <text:p>1</text:p>
          </table:table-cell>
          <table:table-cell table:number-columns-repeated="3"/>
          <table:table-cell office:value-type="float" office:value="0.937553569222">
            <text:p>0.9375535692</text:p>
          </table:table-cell>
          <table:table-cell office:value-type="float" office:value="0.0624464307778">
            <text:p>0.0624464308</text:p>
          </table:table-cell>
          <table:table-cell table:formula="of:=IF([.J287]&gt;[.$N$1];1;0)" office:value-type="float" office:value="0">
            <text:p>0</text:p>
          </table:table-cell>
          <table:table-cell table:formula="of:=IF([.A287]=[.K28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ranklin</text:p>
          </table:table-cell>
          <table:table-cell office:value-type="string">
            <text:p><text:s/>Mr. Charles (Charles Fardon)</text:p>
          </table:table-cell>
          <table:table-cell office:value-type="float" office:value="0">
            <text:p>0</text:p>
          </table:table-cell>
          <table:table-cell table:formula="of:=IF([.A288]=[.D288];1;0)" office:value-type="float" office:value="1">
            <text:p>1</text:p>
          </table:table-cell>
          <table:table-cell table:number-columns-repeated="3"/>
          <table:table-cell office:value-type="float" office:value="0.936045859391">
            <text:p>0.9360458594</text:p>
          </table:table-cell>
          <table:table-cell office:value-type="float" office:value="0.063954140609">
            <text:p>0.0639541406</text:p>
          </table:table-cell>
          <table:table-cell table:formula="of:=IF([.J288]&gt;[.$N$1];1;0)" office:value-type="float" office:value="0">
            <text:p>0</text:p>
          </table:table-cell>
          <table:table-cell table:formula="of:=IF([.A288]=[.K28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nyder</text:p>
          </table:table-cell>
          <table:table-cell office:value-type="string">
            <text:p><text:s/>Mr. John Pillsbury</text:p>
          </table:table-cell>
          <table:table-cell office:value-type="float" office:value="0">
            <text:p>0</text:p>
          </table:table-cell>
          <table:table-cell table:formula="of:=IF([.A289]=[.D289];1;0)" office:value-type="float" office:value="0">
            <text:p>0</text:p>
          </table:table-cell>
          <table:table-cell table:number-columns-repeated="3"/>
          <table:table-cell office:value-type="float" office:value="0.701896593718">
            <text:p>0.7018965937</text:p>
          </table:table-cell>
          <table:table-cell office:value-type="float" office:value="0.298103406282">
            <text:p>0.2981034063</text:p>
          </table:table-cell>
          <table:table-cell table:formula="of:=IF([.J289]&gt;[.$N$1];1;0)" office:value-type="float" office:value="0">
            <text:p>0</text:p>
          </table:table-cell>
          <table:table-cell table:formula="of:=IF([.A289]=[.K28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rdirosian</text:p>
          </table:table-cell>
          <table:table-cell office:value-type="string">
            <text:p><text:s/>Mr. Sarkis</text:p>
          </table:table-cell>
          <table:table-cell office:value-type="float" office:value="0">
            <text:p>0</text:p>
          </table:table-cell>
          <table:table-cell table:formula="of:=IF([.A290]=[.D290];1;0)" office:value-type="float" office:value="1">
            <text:p>1</text:p>
          </table:table-cell>
          <table:table-cell table:number-columns-repeated="3"/>
          <table:table-cell office:value-type="float" office:value="0.903028300749">
            <text:p>0.9030283007</text:p>
          </table:table-cell>
          <table:table-cell office:value-type="float" office:value="0.096971699251">
            <text:p>0.0969716993</text:p>
          </table:table-cell>
          <table:table-cell table:formula="of:=IF([.J290]&gt;[.$N$1];1;0)" office:value-type="float" office:value="0">
            <text:p>0</text:p>
          </table:table-cell>
          <table:table-cell table:formula="of:=IF([.A290]=[.K29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rd</text:p>
          </table:table-cell>
          <table:table-cell office:value-type="string">
            <text:p><text:s/>Mr. Arthur</text:p>
          </table:table-cell>
          <table:table-cell office:value-type="float" office:value="0">
            <text:p>0</text:p>
          </table:table-cell>
          <table:table-cell table:formula="of:=IF([.A291]=[.D291];1;0)" office:value-type="float" office:value="1">
            <text:p>1</text:p>
          </table:table-cell>
          <table:table-cell table:number-columns-repeated="3"/>
          <table:table-cell office:value-type="float" office:value="0.891545174811">
            <text:p>0.8915451748</text:p>
          </table:table-cell>
          <table:table-cell office:value-type="float" office:value="0.108454825189">
            <text:p>0.1084548252</text:p>
          </table:table-cell>
          <table:table-cell table:formula="of:=IF([.J291]&gt;[.$N$1];1;0)" office:value-type="float" office:value="0">
            <text:p>0</text:p>
          </table:table-cell>
          <table:table-cell table:formula="of:=IF([.A291]=[.K29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heims</text:p>
          </table:table-cell>
          <table:table-cell office:value-type="string">
            <text:p><text:s/>Mr. George Alexander Lucien</text:p>
          </table:table-cell>
          <table:table-cell office:value-type="float" office:value="0">
            <text:p>0</text:p>
          </table:table-cell>
          <table:table-cell table:formula="of:=IF([.A292]=[.D292];1;0)" office:value-type="float" office:value="0">
            <text:p>0</text:p>
          </table:table-cell>
          <table:table-cell table:number-columns-repeated="3"/>
          <table:table-cell office:value-type="float" office:value="0.713507796172">
            <text:p>0.7135077962</text:p>
          </table:table-cell>
          <table:table-cell office:value-type="float" office:value="0.286492203828">
            <text:p>0.2864922038</text:p>
          </table:table-cell>
          <table:table-cell table:formula="of:=IF([.J292]&gt;[.$N$1];1;0)" office:value-type="float" office:value="0">
            <text:p>0</text:p>
          </table:table-cell>
          <table:table-cell table:formula="of:=IF([.A292]=[.K29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y, Miss. Margaret Marcella Maggie""</text:p>
          </table:table-cell>
          <table:table-cell office:value-type="float" office:value="382650">
            <text:p>382650</text:p>
          </table:table-cell>
          <table:table-cell office:value-type="float" office:value="1">
            <text:p>1</text:p>
          </table:table-cell>
          <table:table-cell table:formula="of:=IF([.A293]=[.D293];1;0)" office:value-type="float" office:value="1">
            <text:p>1</text:p>
          </table:table-cell>
          <table:table-cell table:number-columns-repeated="3"/>
          <table:table-cell office:value-type="float" office:value="0.334627902365">
            <text:p>0.3346279024</text:p>
          </table:table-cell>
          <table:table-cell office:value-type="float" office:value="0.665372097635">
            <text:p>0.6653720976</text:p>
          </table:table-cell>
          <table:table-cell table:formula="of:=IF([.J293]&gt;[.$N$1];1;0)" office:value-type="float" office:value="0">
            <text:p>0</text:p>
          </table:table-cell>
          <table:table-cell table:formula="of:=IF([.A293]=[.K29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sr</text:p>
          </table:table-cell>
          <table:table-cell office:value-type="string">
            <text:p><text:s/>Mr. Mustafa</text:p>
          </table:table-cell>
          <table:table-cell office:value-type="float" office:value="0">
            <text:p>0</text:p>
          </table:table-cell>
          <table:table-cell table:formula="of:=IF([.A294]=[.D294];1;0)" office:value-type="float" office:value="1">
            <text:p>1</text:p>
          </table:table-cell>
          <table:table-cell table:number-columns-repeated="3"/>
          <table:table-cell office:value-type="float" office:value="0.903028300749">
            <text:p>0.9030283007</text:p>
          </table:table-cell>
          <table:table-cell office:value-type="float" office:value="0.096971699251">
            <text:p>0.0969716993</text:p>
          </table:table-cell>
          <table:table-cell table:formula="of:=IF([.J294]&gt;[.$N$1];1;0)" office:value-type="float" office:value="0">
            <text:p>0</text:p>
          </table:table-cell>
          <table:table-cell table:formula="of:=IF([.A294]=[.K29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dge</text:p>
          </table:table-cell>
          <table:table-cell office:value-type="string">
            <text:p><text:s/>Dr. Washington</text:p>
          </table:table-cell>
          <table:table-cell office:value-type="float" office:value="0">
            <text:p>0</text:p>
          </table:table-cell>
          <table:table-cell table:formula="of:=IF([.A295]=[.D295];1;0)" office:value-type="float" office:value="0">
            <text:p>0</text:p>
          </table:table-cell>
          <table:table-cell table:number-columns-repeated="3"/>
          <table:table-cell office:value-type="float" office:value="0.825319113095">
            <text:p>0.8253191131</text:p>
          </table:table-cell>
          <table:table-cell office:value-type="float" office:value="0.174680886905">
            <text:p>0.1746808869</text:p>
          </table:table-cell>
          <table:table-cell table:formula="of:=IF([.J295]&gt;[.$N$1];1;0)" office:value-type="float" office:value="0">
            <text:p>0</text:p>
          </table:table-cell>
          <table:table-cell table:formula="of:=IF([.A295]=[.K29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ittevrongel</text:p>
          </table:table-cell>
          <table:table-cell office:value-type="string">
            <text:p><text:s/>Mr. Camille</text:p>
          </table:table-cell>
          <table:table-cell office:value-type="float" office:value="0">
            <text:p>0</text:p>
          </table:table-cell>
          <table:table-cell table:formula="of:=IF([.A296]=[.D296];1;0)" office:value-type="float" office:value="1">
            <text:p>1</text:p>
          </table:table-cell>
          <table:table-cell table:number-columns-repeated="3"/>
          <table:table-cell office:value-type="float" office:value="0.907098637395">
            <text:p>0.9070986374</text:p>
          </table:table-cell>
          <table:table-cell office:value-type="float" office:value="0.0929013626048">
            <text:p>0.0929013626</text:p>
          </table:table-cell>
          <table:table-cell table:formula="of:=IF([.J296]&gt;[.$N$1];1;0)" office:value-type="float" office:value="0">
            <text:p>0</text:p>
          </table:table-cell>
          <table:table-cell table:formula="of:=IF([.A296]=[.K29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gheloff</text:p>
          </table:table-cell>
          <table:table-cell office:value-type="string">
            <text:p><text:s/>Mr. Minko</text:p>
          </table:table-cell>
          <table:table-cell office:value-type="float" office:value="0">
            <text:p>0</text:p>
          </table:table-cell>
          <table:table-cell table:formula="of:=IF([.A297]=[.D297];1;0)" office:value-type="float" office:value="1">
            <text:p>1</text:p>
          </table:table-cell>
          <table:table-cell table:number-columns-repeated="3"/>
          <table:table-cell office:value-type="float" office:value="0.919900617936">
            <text:p>0.9199006179</text:p>
          </table:table-cell>
          <table:table-cell office:value-type="float" office:value="0.0800993820645">
            <text:p>0.0800993821</text:p>
          </table:table-cell>
          <table:table-cell table:formula="of:=IF([.J297]&gt;[.$N$1];1;0)" office:value-type="float" office:value="0">
            <text:p>0</text:p>
          </table:table-cell>
          <table:table-cell table:formula="of:=IF([.A297]=[.K29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roche</text:p>
          </table:table-cell>
          <table:table-cell office:value-type="string">
            <text:p><text:s/>Miss. Louise</text:p>
          </table:table-cell>
          <table:table-cell office:value-type="float" office:value="1">
            <text:p>1</text:p>
          </table:table-cell>
          <table:table-cell table:formula="of:=IF([.A298]=[.D298];1;0)" office:value-type="float" office:value="1">
            <text:p>1</text:p>
          </table:table-cell>
          <table:table-cell table:number-columns-repeated="3"/>
          <table:table-cell office:value-type="float" office:value="0.188535006305">
            <text:p>0.1885350063</text:p>
          </table:table-cell>
          <table:table-cell office:value-type="float" office:value="0.811464993695">
            <text:p>0.8114649937</text:p>
          </table:table-cell>
          <table:table-cell table:formula="of:=IF([.J298]&gt;[.$N$1];1;0)" office:value-type="float" office:value="1">
            <text:p>1</text:p>
          </table:table-cell>
          <table:table-cell table:formula="of:=IF([.A298]=[.K29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aan</text:p>
          </table:table-cell>
          <table:table-cell office:value-type="string">
            <text:p><text:s/>Mr. Hanna</text:p>
          </table:table-cell>
          <table:table-cell office:value-type="float" office:value="0">
            <text:p>0</text:p>
          </table:table-cell>
          <table:table-cell table:formula="of:=IF([.A299]=[.D299];1;0)" office:value-type="float" office:value="1">
            <text:p>1</text:p>
          </table:table-cell>
          <table:table-cell table:number-columns-repeated="3"/>
          <table:table-cell office:value-type="float" office:value="0.913465223482">
            <text:p>0.9134652235</text:p>
          </table:table-cell>
          <table:table-cell office:value-type="float" office:value="0.0865347765177">
            <text:p>0.0865347765</text:p>
          </table:table-cell>
          <table:table-cell table:formula="of:=IF([.J299]&gt;[.$N$1];1;0)" office:value-type="float" office:value="0">
            <text:p>0</text:p>
          </table:table-cell>
          <table:table-cell table:formula="of:=IF([.A299]=[.K29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oring</text:p>
          </table:table-cell>
          <table:table-cell office:value-type="string">
            <text:p><text:s/>Mr. Joseph Holland</text:p>
          </table:table-cell>
          <table:table-cell office:value-type="float" office:value="0">
            <text:p>0</text:p>
          </table:table-cell>
          <table:table-cell table:formula="of:=IF([.A300]=[.D300];1;0)" office:value-type="float" office:value="1">
            <text:p>1</text:p>
          </table:table-cell>
          <table:table-cell table:number-columns-repeated="3"/>
          <table:table-cell office:value-type="float" office:value="0.714647369243">
            <text:p>0.7146473692</text:p>
          </table:table-cell>
          <table:table-cell office:value-type="float" office:value="0.285352630757">
            <text:p>0.2853526308</text:p>
          </table:table-cell>
          <table:table-cell table:formula="of:=IF([.J300]&gt;[.$N$1];1;0)" office:value-type="float" office:value="0">
            <text:p>0</text:p>
          </table:table-cell>
          <table:table-cell table:formula="of:=IF([.A300]=[.K30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ohansson</text:p>
          </table:table-cell>
          <table:table-cell office:value-type="string">
            <text:p><text:s/>Mr. Nils</text:p>
          </table:table-cell>
          <table:table-cell office:value-type="float" office:value="0">
            <text:p>0</text:p>
          </table:table-cell>
          <table:table-cell table:formula="of:=IF([.A301]=[.D301];1;0)" office:value-type="float" office:value="1">
            <text:p>1</text:p>
          </table:table-cell>
          <table:table-cell table:number-columns-repeated="3"/>
          <table:table-cell office:value-type="float" office:value="0.920331149896">
            <text:p>0.9203311499</text:p>
          </table:table-cell>
          <table:table-cell office:value-type="float" office:value="0.0796688501036">
            <text:p>0.0796688501</text:p>
          </table:table-cell>
          <table:table-cell table:formula="of:=IF([.J301]&gt;[.$N$1];1;0)" office:value-type="float" office:value="0">
            <text:p>0</text:p>
          </table:table-cell>
          <table:table-cell table:formula="of:=IF([.A301]=[.K30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lsson</text:p>
          </table:table-cell>
          <table:table-cell office:value-type="string">
            <text:p><text:s/>Mr. Oscar Wilhelm</text:p>
          </table:table-cell>
          <table:table-cell office:value-type="float" office:value="0">
            <text:p>0</text:p>
          </table:table-cell>
          <table:table-cell table:formula="of:=IF([.A302]=[.D302];1;0)" office:value-type="float" office:value="0">
            <text:p>0</text:p>
          </table:table-cell>
          <table:table-cell table:number-columns-repeated="3"/>
          <table:table-cell office:value-type="float" office:value="0.909004963548">
            <text:p>0.9090049635</text:p>
          </table:table-cell>
          <table:table-cell office:value-type="float" office:value="0.0909950364524">
            <text:p>0.0909950365</text:p>
          </table:table-cell>
          <table:table-cell table:formula="of:=IF([.J302]&gt;[.$N$1];1;0)" office:value-type="float" office:value="0">
            <text:p>0</text:p>
          </table:table-cell>
          <table:table-cell table:formula="of:=IF([.A302]=[.K30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lachard</text:p>
          </table:table-cell>
          <table:table-cell office:value-type="string">
            <text:p><text:s/>Mr. Noel</text:p>
          </table:table-cell>
          <table:table-cell office:value-type="float" office:value="0">
            <text:p>0</text:p>
          </table:table-cell>
          <table:table-cell table:formula="of:=IF([.A303]=[.D303];1;0)" office:value-type="float" office:value="1">
            <text:p>1</text:p>
          </table:table-cell>
          <table:table-cell table:number-columns-repeated="3"/>
          <table:table-cell office:value-type="float" office:value="0.902333294486">
            <text:p>0.9023332945</text:p>
          </table:table-cell>
          <table:table-cell office:value-type="float" office:value="0.097666705514">
            <text:p>0.0976667055</text:p>
          </table:table-cell>
          <table:table-cell table:formula="of:=IF([.J303]&gt;[.$N$1];1;0)" office:value-type="float" office:value="0">
            <text:p>0</text:p>
          </table:table-cell>
          <table:table-cell table:formula="of:=IF([.A303]=[.K30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hillips</text:p>
          </table:table-cell>
          <table:table-cell office:value-type="string">
            <text:p><text:s/>Mr. Escott Robert</text:p>
          </table:table-cell>
          <table:table-cell office:value-type="float" office:value="0">
            <text:p>0</text:p>
          </table:table-cell>
          <table:table-cell table:formula="of:=IF([.A304]=[.D304];1;0)" office:value-type="float" office:value="1">
            <text:p>1</text:p>
          </table:table-cell>
          <table:table-cell table:number-columns-repeated="3"/>
          <table:table-cell office:value-type="float" office:value="0.872001882847">
            <text:p>0.8720018828</text:p>
          </table:table-cell>
          <table:table-cell office:value-type="float" office:value="0.127998117153">
            <text:p>0.1279981172</text:p>
          </table:table-cell>
          <table:table-cell table:formula="of:=IF([.J304]&gt;[.$N$1];1;0)" office:value-type="float" office:value="0">
            <text:p>0</text:p>
          </table:table-cell>
          <table:table-cell table:formula="of:=IF([.A304]=[.K30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krnic</text:p>
          </table:table-cell>
          <table:table-cell office:value-type="string">
            <text:p><text:s/>Mr. Tome</text:p>
          </table:table-cell>
          <table:table-cell office:value-type="float" office:value="0">
            <text:p>0</text:p>
          </table:table-cell>
          <table:table-cell table:formula="of:=IF([.A305]=[.D305];1;0)" office:value-type="float" office:value="1">
            <text:p>1</text:p>
          </table:table-cell>
          <table:table-cell table:number-columns-repeated="3"/>
          <table:table-cell office:value-type="float" office:value="0.904992555071">
            <text:p>0.9049925551</text:p>
          </table:table-cell>
          <table:table-cell office:value-type="float" office:value="0.095007444929">
            <text:p>0.0950074449</text:p>
          </table:table-cell>
          <table:table-cell table:formula="of:=IF([.J305]&gt;[.$N$1];1;0)" office:value-type="float" office:value="0">
            <text:p>0</text:p>
          </table:table-cell>
          <table:table-cell table:formula="of:=IF([.A305]=[.K30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cCarthy, Miss. Catherine Katie""</text:p>
          </table:table-cell>
          <table:table-cell office:value-type="float" office:value="383123">
            <text:p>383123</text:p>
          </table:table-cell>
          <table:table-cell office:value-type="float" office:value="0">
            <text:p>0</text:p>
          </table:table-cell>
          <table:table-cell table:formula="of:=IF([.A306]=[.D306];1;0)" office:value-type="float" office:value="0">
            <text:p>0</text:p>
          </table:table-cell>
          <table:table-cell table:number-columns-repeated="3"/>
          <table:table-cell office:value-type="float" office:value="0.644718250913">
            <text:p>0.6447182509</text:p>
          </table:table-cell>
          <table:table-cell office:value-type="float" office:value="0.355281749087">
            <text:p>0.3552817491</text:p>
          </table:table-cell>
          <table:table-cell table:formula="of:=IF([.J306]&gt;[.$N$1];1;0)" office:value-type="float" office:value="0">
            <text:p>0</text:p>
          </table:table-cell>
          <table:table-cell table:formula="of:=IF([.A306]=[.K3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sby</text:p>
          </table:table-cell>
          <table:table-cell office:value-type="string">
            <text:p><text:s/>Mrs. Edward Gifford (Catherine Elizabeth Halstead)</text:p>
          </table:table-cell>
          <table:table-cell office:value-type="float" office:value="1">
            <text:p>1</text:p>
          </table:table-cell>
          <table:table-cell table:formula="of:=IF([.A307]=[.D307];1;0)" office:value-type="float" office:value="1">
            <text:p>1</text:p>
          </table:table-cell>
          <table:table-cell table:number-columns-repeated="3"/>
          <table:table-cell office:value-type="float" office:value="0.238873342624">
            <text:p>0.2388733426</text:p>
          </table:table-cell>
          <table:table-cell office:value-type="float" office:value="0.761126657376">
            <text:p>0.7611266574</text:p>
          </table:table-cell>
          <table:table-cell table:formula="of:=IF([.J307]&gt;[.$N$1];1;0)" office:value-type="float" office:value="1">
            <text:p>1</text:p>
          </table:table-cell>
          <table:table-cell table:formula="of:=IF([.A307]=[.K30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llison</text:p>
          </table:table-cell>
          <table:table-cell office:value-type="string">
            <text:p><text:s/>Mr. Hudson Joshua Creighton</text:p>
          </table:table-cell>
          <table:table-cell office:value-type="float" office:value="0">
            <text:p>0</text:p>
          </table:table-cell>
          <table:table-cell table:formula="of:=IF([.A308]=[.D308];1;0)" office:value-type="float" office:value="1">
            <text:p>1</text:p>
          </table:table-cell>
          <table:table-cell table:number-columns-repeated="3"/>
          <table:table-cell office:value-type="float" office:value="0.660418949483">
            <text:p>0.6604189495</text:p>
          </table:table-cell>
          <table:table-cell office:value-type="float" office:value="0.339581050517">
            <text:p>0.3395810505</text:p>
          </table:table-cell>
          <table:table-cell table:formula="of:=IF([.J308]&gt;[.$N$1];1;0)" office:value-type="float" office:value="0">
            <text:p>0</text:p>
          </table:table-cell>
          <table:table-cell table:formula="of:=IF([.A308]=[.K30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s</text:p>
          </table:table-cell>
          <table:table-cell office:value-type="string">
            <text:p><text:s/>Master. Philip Frank</text:p>
          </table:table-cell>
          <table:table-cell office:value-type="float" office:value="1">
            <text:p>1</text:p>
          </table:table-cell>
          <table:table-cell table:formula="of:=IF([.A309]=[.D309];1;0)" office:value-type="float" office:value="1">
            <text:p>1</text:p>
          </table:table-cell>
          <table:table-cell table:number-columns-repeated="3"/>
          <table:table-cell office:value-type="float" office:value="0.163500106365">
            <text:p>0.1635001064</text:p>
          </table:table-cell>
          <table:table-cell office:value-type="float" office:value="0.836499893635">
            <text:p>0.8364998936</text:p>
          </table:table-cell>
          <table:table-cell table:formula="of:=IF([.J309]&gt;[.$N$1];1;0)" office:value-type="float" office:value="1">
            <text:p>1</text:p>
          </table:table-cell>
          <table:table-cell table:formula="of:=IF([.A309]=[.K30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ays</text:p>
          </table:table-cell>
          <table:table-cell office:value-type="string">
            <text:p><text:s/>Mr. Charles Melville</text:p>
          </table:table-cell>
          <table:table-cell office:value-type="float" office:value="0">
            <text:p>0</text:p>
          </table:table-cell>
          <table:table-cell table:formula="of:=IF([.A310]=[.D310];1;0)" office:value-type="float" office:value="1">
            <text:p>1</text:p>
          </table:table-cell>
          <table:table-cell table:number-columns-repeated="3"/>
          <table:table-cell office:value-type="float" office:value="0.818391758634">
            <text:p>0.8183917586</text:p>
          </table:table-cell>
          <table:table-cell office:value-type="float" office:value="0.181608241366">
            <text:p>0.1816082414</text:p>
          </table:table-cell>
          <table:table-cell table:formula="of:=IF([.J310]&gt;[.$N$1];1;0)" office:value-type="float" office:value="0">
            <text:p>0</text:p>
          </table:table-cell>
          <table:table-cell table:formula="of:=IF([.A310]=[.K310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sen</text:p>
          </table:table-cell>
          <table:table-cell office:value-type="string">
            <text:p><text:s/>Mrs. Claus Peter (Jennie L Howard)</text:p>
          </table:table-cell>
          <table:table-cell office:value-type="float" office:value="0">
            <text:p>0</text:p>
          </table:table-cell>
          <table:table-cell table:formula="of:=IF([.A311]=[.D311];1;0)" office:value-type="float" office:value="0">
            <text:p>0</text:p>
          </table:table-cell>
          <table:table-cell table:number-columns-repeated="3"/>
          <table:table-cell office:value-type="float" office:value="0.670614930265">
            <text:p>0.6706149303</text:p>
          </table:table-cell>
          <table:table-cell office:value-type="float" office:value="0.329385069735">
            <text:p>0.3293850697</text:p>
          </table:table-cell>
          <table:table-cell table:formula="of:=IF([.J311]&gt;[.$N$1];1;0)" office:value-type="float" office:value="0">
            <text:p>0</text:p>
          </table:table-cell>
          <table:table-cell table:formula="of:=IF([.A311]=[.K31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cic</text:p>
          </table:table-cell>
          <table:table-cell office:value-type="string">
            <text:p><text:s/>Mr. Jego Grga</text:p>
          </table:table-cell>
          <table:table-cell office:value-type="float" office:value="0">
            <text:p>0</text:p>
          </table:table-cell>
          <table:table-cell table:formula="of:=IF([.A312]=[.D312];1;0)" office:value-type="float" office:value="1">
            <text:p>1</text:p>
          </table:table-cell>
          <table:table-cell table:number-columns-repeated="3"/>
          <table:table-cell office:value-type="float" office:value="0.89184978066">
            <text:p>0.8918497807</text:p>
          </table:table-cell>
          <table:table-cell office:value-type="float" office:value="0.10815021934">
            <text:p>0.1081502193</text:p>
          </table:table-cell>
          <table:table-cell table:formula="of:=IF([.J312]&gt;[.$N$1];1;0)" office:value-type="float" office:value="0">
            <text:p>0</text:p>
          </table:table-cell>
          <table:table-cell table:formula="of:=IF([.A312]=[.K3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rtanian</text:p>
          </table:table-cell>
          <table:table-cell office:value-type="string">
            <text:p><text:s/>Mr. David</text:p>
          </table:table-cell>
          <table:table-cell office:value-type="float" office:value="0">
            <text:p>0</text:p>
          </table:table-cell>
          <table:table-cell table:formula="of:=IF([.A313]=[.D313];1;0)" office:value-type="float" office:value="0">
            <text:p>0</text:p>
          </table:table-cell>
          <table:table-cell table:number-columns-repeated="3"/>
          <table:table-cell office:value-type="float" office:value="0.832818923072">
            <text:p>0.8328189231</text:p>
          </table:table-cell>
          <table:table-cell office:value-type="float" office:value="0.167181076928">
            <text:p>0.1671810769</text:p>
          </table:table-cell>
          <table:table-cell table:formula="of:=IF([.J313]&gt;[.$N$1];1;0)" office:value-type="float" office:value="0">
            <text:p>0</text:p>
          </table:table-cell>
          <table:table-cell table:formula="of:=IF([.A313]=[.K3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dowitz</text:p>
          </table:table-cell>
          <table:table-cell office:value-type="string">
            <text:p><text:s/>Mr. Harry</text:p>
          </table:table-cell>
          <table:table-cell office:value-type="float" office:value="0">
            <text:p>0</text:p>
          </table:table-cell>
          <table:table-cell table:formula="of:=IF([.A314]=[.D314];1;0)" office:value-type="float" office:value="1">
            <text:p>1</text:p>
          </table:table-cell>
          <table:table-cell table:number-columns-repeated="3"/>
          <table:table-cell office:value-type="float" office:value="0.936045859391">
            <text:p>0.9360458594</text:p>
          </table:table-cell>
          <table:table-cell office:value-type="float" office:value="0.063954140609">
            <text:p>0.0639541406</text:p>
          </table:table-cell>
          <table:table-cell table:formula="of:=IF([.J314]&gt;[.$N$1];1;0)" office:value-type="float" office:value="0">
            <text:p>0</text:p>
          </table:table-cell>
          <table:table-cell table:formula="of:=IF([.A314]=[.K31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arr</text:p>
          </table:table-cell>
          <table:table-cell office:value-type="string">
            <text:p><text:s/>Miss. Jeannie</text:p>
          </table:table-cell>
          <table:table-cell office:value-type="float" office:value="0">
            <text:p>0</text:p>
          </table:table-cell>
          <table:table-cell table:formula="of:=IF([.A315]=[.D315];1;0)" office:value-type="float" office:value="1">
            <text:p>1</text:p>
          </table:table-cell>
          <table:table-cell table:number-columns-repeated="3"/>
          <table:table-cell office:value-type="float" office:value="0.744332600148">
            <text:p>0.7443326001</text:p>
          </table:table-cell>
          <table:table-cell office:value-type="float" office:value="0.255667399852">
            <text:p>0.2556673999</text:p>
          </table:table-cell>
          <table:table-cell table:formula="of:=IF([.J315]&gt;[.$N$1];1;0)" office:value-type="float" office:value="0">
            <text:p>0</text:p>
          </table:table-cell>
          <table:table-cell table:formula="of:=IF([.A315]=[.K31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<text:s/>Mrs. John Stuart (Ella Holmes)</text:p>
          </table:table-cell>
          <table:table-cell office:value-type="float" office:value="1">
            <text:p>1</text:p>
          </table:table-cell>
          <table:table-cell table:formula="of:=IF([.A316]=[.D316];1;0)" office:value-type="float" office:value="1">
            <text:p>1</text:p>
          </table:table-cell>
          <table:table-cell table:number-columns-repeated="3"/>
          <table:table-cell office:value-type="float" office:value="0.0316033714467">
            <text:p>0.0316033714</text:p>
          </table:table-cell>
          <table:table-cell office:value-type="float" office:value="0.968396628553">
            <text:p>0.9683966286</text:p>
          </table:table-cell>
          <table:table-cell table:formula="of:=IF([.J316]&gt;[.$N$1];1;0)" office:value-type="float" office:value="1">
            <text:p>1</text:p>
          </table:table-cell>
          <table:table-cell table:formula="of:=IF([.A316]=[.K3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agardon</text:p>
          </table:table-cell>
          <table:table-cell office:value-type="string">
            <text:p><text:s/>Miss. Kate</text:p>
          </table:table-cell>
          <table:table-cell office:value-type="float" office:value="1">
            <text:p>1</text:p>
          </table:table-cell>
          <table:table-cell table:formula="of:=IF([.A317]=[.D317];1;0)" office:value-type="float" office:value="0">
            <text:p>0</text:p>
          </table:table-cell>
          <table:table-cell table:number-columns-repeated="3"/>
          <table:table-cell office:value-type="float" office:value="0.134953752047">
            <text:p>0.134953752</text:p>
          </table:table-cell>
          <table:table-cell office:value-type="float" office:value="0.865046247953">
            <text:p>0.865046248</text:p>
          </table:table-cell>
          <table:table-cell table:formula="of:=IF([.J317]&gt;[.$N$1];1;0)" office:value-type="float" office:value="1">
            <text:p>1</text:p>
          </table:table-cell>
          <table:table-cell table:formula="of:=IF([.A317]=[.K31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pencer</text:p>
          </table:table-cell>
          <table:table-cell office:value-type="string">
            <text:p><text:s/>Mr. William Augustus</text:p>
          </table:table-cell>
          <table:table-cell office:value-type="float" office:value="0">
            <text:p>0</text:p>
          </table:table-cell>
          <table:table-cell table:formula="of:=IF([.A318]=[.D318];1;0)" office:value-type="float" office:value="1">
            <text:p>1</text:p>
          </table:table-cell>
          <table:table-cell table:number-columns-repeated="3"/>
          <table:table-cell office:value-type="float" office:value="0.764157094472">
            <text:p>0.7641570945</text:p>
          </table:table-cell>
          <table:table-cell office:value-type="float" office:value="0.235842905528">
            <text:p>0.2358429055</text:p>
          </table:table-cell>
          <table:table-cell table:formula="of:=IF([.J318]&gt;[.$N$1];1;0)" office:value-type="float" office:value="0">
            <text:p>0</text:p>
          </table:table-cell>
          <table:table-cell table:formula="of:=IF([.A318]=[.K31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ogers</text:p>
          </table:table-cell>
          <table:table-cell office:value-type="string">
            <text:p><text:s/>Mr. Reginald Harry</text:p>
          </table:table-cell>
          <table:table-cell office:value-type="float" office:value="0">
            <text:p>0</text:p>
          </table:table-cell>
          <table:table-cell table:formula="of:=IF([.A319]=[.D319];1;0)" office:value-type="float" office:value="1">
            <text:p>1</text:p>
          </table:table-cell>
          <table:table-cell table:number-columns-repeated="3"/>
          <table:table-cell office:value-type="float" office:value="0.854526369266">
            <text:p>0.8545263693</text:p>
          </table:table-cell>
          <table:table-cell office:value-type="float" office:value="0.145473630734">
            <text:p>0.1454736307</text:p>
          </table:table-cell>
          <table:table-cell table:formula="of:=IF([.J319]&gt;[.$N$1];1;0)" office:value-type="float" office:value="0">
            <text:p>0</text:p>
          </table:table-cell>
          <table:table-cell table:formula="of:=IF([.A319]=[.K3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onsson</text:p>
          </table:table-cell>
          <table:table-cell office:value-type="string">
            <text:p><text:s/>Mr. Nils Hilding</text:p>
          </table:table-cell>
          <table:table-cell office:value-type="float" office:value="0">
            <text:p>0</text:p>
          </table:table-cell>
          <table:table-cell table:formula="of:=IF([.A320]=[.D320];1;0)" office:value-type="float" office:value="1">
            <text:p>1</text:p>
          </table:table-cell>
          <table:table-cell table:number-columns-repeated="3"/>
          <table:table-cell office:value-type="float" office:value="0.897611835744">
            <text:p>0.8976118357</text:p>
          </table:table-cell>
          <table:table-cell office:value-type="float" office:value="0.102388164256">
            <text:p>0.1023881643</text:p>
          </table:table-cell>
          <table:table-cell table:formula="of:=IF([.J320]&gt;[.$N$1];1;0)" office:value-type="float" office:value="0">
            <text:p>0</text:p>
          </table:table-cell>
          <table:table-cell table:formula="of:=IF([.A320]=[.K3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efferys</text:p>
          </table:table-cell>
          <table:table-cell office:value-type="string">
            <text:p><text:s/>Mr. Ernest Wilfred</text:p>
          </table:table-cell>
          <table:table-cell office:value-type="float" office:value="0">
            <text:p>0</text:p>
          </table:table-cell>
          <table:table-cell table:formula="of:=IF([.A321]=[.D321];1;0)" office:value-type="float" office:value="1">
            <text:p>1</text:p>
          </table:table-cell>
          <table:table-cell table:number-columns-repeated="3"/>
          <table:table-cell office:value-type="float" office:value="0.895736055788">
            <text:p>0.8957360558</text:p>
          </table:table-cell>
          <table:table-cell office:value-type="float" office:value="0.104263944212">
            <text:p>0.1042639442</text:p>
          </table:table-cell>
          <table:table-cell table:formula="of:=IF([.J321]&gt;[.$N$1];1;0)" office:value-type="float" office:value="0">
            <text:p>0</text:p>
          </table:table-cell>
          <table:table-cell table:formula="of:=IF([.A321]=[.K3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dersson</text:p>
          </table:table-cell>
          <table:table-cell office:value-type="string">
            <text:p><text:s/>Mr. Johan Samuel</text:p>
          </table:table-cell>
          <table:table-cell office:value-type="float" office:value="0">
            <text:p>0</text:p>
          </table:table-cell>
          <table:table-cell table:formula="of:=IF([.A322]=[.D322];1;0)" office:value-type="float" office:value="1">
            <text:p>1</text:p>
          </table:table-cell>
          <table:table-cell table:number-columns-repeated="3"/>
          <table:table-cell office:value-type="float" office:value="0.921487581333">
            <text:p>0.9214875813</text:p>
          </table:table-cell>
          <table:table-cell office:value-type="float" office:value="0.078512418667">
            <text:p>0.0785124187</text:p>
          </table:table-cell>
          <table:table-cell table:formula="of:=IF([.J322]&gt;[.$N$1];1;0)" office:value-type="float" office:value="0">
            <text:p>0</text:p>
          </table:table-cell>
          <table:table-cell table:formula="of:=IF([.A322]=[.K3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korian</text:p>
          </table:table-cell>
          <table:table-cell office:value-type="string">
            <text:p><text:s/>Mr. Neshan</text:p>
          </table:table-cell>
          <table:table-cell office:value-type="float" office:value="0">
            <text:p>0</text:p>
          </table:table-cell>
          <table:table-cell table:formula="of:=IF([.A323]=[.D323];1;0)" office:value-type="float" office:value="0">
            <text:p>0</text:p>
          </table:table-cell>
          <table:table-cell table:number-columns-repeated="3"/>
          <table:table-cell office:value-type="float" office:value="0.868980452002">
            <text:p>0.868980452</text:p>
          </table:table-cell>
          <table:table-cell office:value-type="float" office:value="0.131019547998">
            <text:p>0.131019548</text:p>
          </table:table-cell>
          <table:table-cell table:formula="of:=IF([.J323]&gt;[.$N$1];1;0)" office:value-type="float" office:value="0">
            <text:p>0</text:p>
          </table:table-cell>
          <table:table-cell table:formula="of:=IF([.A323]=[.K32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sson</text:p>
          </table:table-cell>
          <table:table-cell office:value-type="string">
            <text:p><text:s/>Mr. Israel</text:p>
          </table:table-cell>
          <table:table-cell office:value-type="float" office:value="0">
            <text:p>0</text:p>
          </table:table-cell>
          <table:table-cell table:formula="of:=IF([.A324]=[.D324];1;0)" office:value-type="float" office:value="1">
            <text:p>1</text:p>
          </table:table-cell>
          <table:table-cell table:number-columns-repeated="3"/>
          <table:table-cell office:value-type="float" office:value="0.936118411123">
            <text:p>0.9361184111</text:p>
          </table:table-cell>
          <table:table-cell office:value-type="float" office:value="0.063881588877">
            <text:p>0.0638815889</text:p>
          </table:table-cell>
          <table:table-cell table:formula="of:=IF([.J324]&gt;[.$N$1];1;0)" office:value-type="float" office:value="0">
            <text:p>0</text:p>
          </table:table-cell>
          <table:table-cell table:formula="of:=IF([.A324]=[.K32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owe</text:p>
          </table:table-cell>
          <table:table-cell office:value-type="string">
            <text:p><text:s/>Mr. Alfred G</text:p>
          </table:table-cell>
          <table:table-cell office:value-type="float" office:value="0">
            <text:p>0</text:p>
          </table:table-cell>
          <table:table-cell table:formula="of:=IF([.A325]=[.D325];1;0)" office:value-type="float" office:value="1">
            <text:p>1</text:p>
          </table:table-cell>
          <table:table-cell table:number-columns-repeated="3"/>
          <table:table-cell office:value-type="float" office:value="0.437981531879">
            <text:p>0.4379815319</text:p>
          </table:table-cell>
          <table:table-cell office:value-type="float" office:value="0.562018468121">
            <text:p>0.5620184681</text:p>
          </table:table-cell>
          <table:table-cell table:formula="of:=IF([.J325]&gt;[.$N$1];1;0)" office:value-type="float" office:value="0">
            <text:p>0</text:p>
          </table:table-cell>
          <table:table-cell table:formula="of:=IF([.A325]=[.K3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uchen</text:p>
          </table:table-cell>
          <table:table-cell office:value-type="string">
            <text:p><text:s/>Miss. Emilie</text:p>
          </table:table-cell>
          <table:table-cell office:value-type="float" office:value="1">
            <text:p>1</text:p>
          </table:table-cell>
          <table:table-cell table:formula="of:=IF([.A326]=[.D326];1;0)" office:value-type="float" office:value="1">
            <text:p>1</text:p>
          </table:table-cell>
          <table:table-cell table:number-columns-repeated="3"/>
          <table:table-cell office:value-type="float" office:value="0.00921034524838">
            <text:p>0.0092103452</text:p>
          </table:table-cell>
          <table:table-cell office:value-type="float" office:value="0.990789654752">
            <text:p>0.9907896548</text:p>
          </table:table-cell>
          <table:table-cell table:formula="of:=IF([.J326]&gt;[.$N$1];1;0)" office:value-type="float" office:value="1">
            <text:p>1</text:p>
          </table:table-cell>
          <table:table-cell table:formula="of:=IF([.A326]=[.K32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ssam</text:p>
          </table:table-cell>
          <table:table-cell office:value-type="string">
            <text:p><text:s/>Mr. Ali</text:p>
          </table:table-cell>
          <table:table-cell office:value-type="float" office:value="0">
            <text:p>0</text:p>
          </table:table-cell>
          <table:table-cell table:formula="of:=IF([.A327]=[.D327];1;0)" office:value-type="float" office:value="1">
            <text:p>1</text:p>
          </table:table-cell>
          <table:table-cell table:number-columns-repeated="3"/>
          <table:table-cell office:value-type="float" office:value="0.873452184172">
            <text:p>0.8734521842</text:p>
          </table:table-cell>
          <table:table-cell office:value-type="float" office:value="0.126547815828">
            <text:p>0.1265478158</text:p>
          </table:table-cell>
          <table:table-cell table:formula="of:=IF([.J327]&gt;[.$N$1];1;0)" office:value-type="float" office:value="0">
            <text:p>0</text:p>
          </table:table-cell>
          <table:table-cell table:formula="of:=IF([.A327]=[.K32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cker</text:p>
          </table:table-cell>
          <table:table-cell office:value-type="string">
            <text:p><text:s/>Miss. Ruth Elizabeth</text:p>
          </table:table-cell>
          <table:table-cell office:value-type="float" office:value="1">
            <text:p>1</text:p>
          </table:table-cell>
          <table:table-cell table:formula="of:=IF([.A328]=[.D328];1;0)" office:value-type="float" office:value="1">
            <text:p>1</text:p>
          </table:table-cell>
          <table:table-cell table:number-columns-repeated="3"/>
          <table:table-cell office:value-type="float" office:value="0.0260553901253">
            <text:p>0.0260553901</text:p>
          </table:table-cell>
          <table:table-cell office:value-type="float" office:value="0.973944609875">
            <text:p>0.9739446099</text:p>
          </table:table-cell>
          <table:table-cell table:formula="of:=IF([.J328]&gt;[.$N$1];1;0)" office:value-type="float" office:value="1">
            <text:p>1</text:p>
          </table:table-cell>
          <table:table-cell table:formula="of:=IF([.A328]=[.K3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senshine, Mr. George (Mr George Thorne")"</text:p>
          </table:table-cell>
          <table:table-cell office:value-type="string">
            <text:p>PC 17585</text:p>
          </table:table-cell>
          <table:table-cell office:value-type="float" office:value="0">
            <text:p>0</text:p>
          </table:table-cell>
          <table:table-cell table:formula="of:=IF([.A329]=[.D329];1;0)" office:value-type="float" office:value="1">
            <text:p>1</text:p>
          </table:table-cell>
          <table:table-cell table:number-columns-repeated="3"/>
          <table:table-cell office:value-type="float" office:value="0.644524638703">
            <text:p>0.6445246387</text:p>
          </table:table-cell>
          <table:table-cell office:value-type="float" office:value="0.355475361297">
            <text:p>0.3554753613</text:p>
          </table:table-cell>
          <table:table-cell table:formula="of:=IF([.J329]&gt;[.$N$1];1;0)" office:value-type="float" office:value="0">
            <text:p>0</text:p>
          </table:table-cell>
          <table:table-cell table:formula="of:=IF([.A329]=[.K329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larke</text:p>
          </table:table-cell>
          <table:table-cell office:value-type="string">
            <text:p><text:s/>Mr. Charles Valentine</text:p>
          </table:table-cell>
          <table:table-cell office:value-type="float" office:value="0">
            <text:p>0</text:p>
          </table:table-cell>
          <table:table-cell table:formula="of:=IF([.A330]=[.D330];1;0)" office:value-type="float" office:value="1">
            <text:p>1</text:p>
          </table:table-cell>
          <table:table-cell table:number-columns-repeated="3"/>
          <table:table-cell office:value-type="float" office:value="0.882713496147">
            <text:p>0.8827134961</text:p>
          </table:table-cell>
          <table:table-cell office:value-type="float" office:value="0.117286503853">
            <text:p>0.1172865039</text:p>
          </table:table-cell>
          <table:table-cell table:formula="of:=IF([.J330]&gt;[.$N$1];1;0)" office:value-type="float" office:value="0">
            <text:p>0</text:p>
          </table:table-cell>
          <table:table-cell table:formula="of:=IF([.A330]=[.K3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nander</text:p>
          </table:table-cell>
          <table:table-cell office:value-type="string">
            <text:p><text:s/>Mr. Ingvar</text:p>
          </table:table-cell>
          <table:table-cell office:value-type="float" office:value="0">
            <text:p>0</text:p>
          </table:table-cell>
          <table:table-cell table:formula="of:=IF([.A331]=[.D331];1;0)" office:value-type="float" office:value="1">
            <text:p>1</text:p>
          </table:table-cell>
          <table:table-cell table:number-columns-repeated="3"/>
          <table:table-cell office:value-type="float" office:value="0.919797140954">
            <text:p>0.919797141</text:p>
          </table:table-cell>
          <table:table-cell office:value-type="float" office:value="0.0802028590458">
            <text:p>0.080202859</text:p>
          </table:table-cell>
          <table:table-cell table:formula="of:=IF([.J331]&gt;[.$N$1];1;0)" office:value-type="float" office:value="0">
            <text:p>0</text:p>
          </table:table-cell>
          <table:table-cell table:formula="of:=IF([.A331]=[.K33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vies</text:p>
          </table:table-cell>
          <table:table-cell office:value-type="string">
            <text:p><text:s/>Mrs. John Morgan (Elizabeth Agnes Mary White) </text:p>
          </table:table-cell>
          <table:table-cell office:value-type="float" office:value="1">
            <text:p>1</text:p>
          </table:table-cell>
          <table:table-cell table:formula="of:=IF([.A332]=[.D332];1;0)" office:value-type="float" office:value="1">
            <text:p>1</text:p>
          </table:table-cell>
          <table:table-cell table:number-columns-repeated="3"/>
          <table:table-cell office:value-type="float" office:value="0.0435304429504">
            <text:p>0.043530443</text:p>
          </table:table-cell>
          <table:table-cell office:value-type="float" office:value="0.95646955705">
            <text:p>0.9564695571</text:p>
          </table:table-cell>
          <table:table-cell table:formula="of:=IF([.J332]&gt;[.$N$1];1;0)" office:value-type="float" office:value="1">
            <text:p>1</text:p>
          </table:table-cell>
          <table:table-cell table:formula="of:=IF([.A332]=[.K3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ulles</text:p>
          </table:table-cell>
          <table:table-cell office:value-type="string">
            <text:p><text:s/>Mr. William Crothers</text:p>
          </table:table-cell>
          <table:table-cell office:value-type="float" office:value="0">
            <text:p>0</text:p>
          </table:table-cell>
          <table:table-cell table:formula="of:=IF([.A333]=[.D333];1;0)" office:value-type="float" office:value="1">
            <text:p>1</text:p>
          </table:table-cell>
          <table:table-cell table:number-columns-repeated="3"/>
          <table:table-cell office:value-type="float" office:value="0.593207997082">
            <text:p>0.5932079971</text:p>
          </table:table-cell>
          <table:table-cell office:value-type="float" office:value="0.406792002918">
            <text:p>0.4067920029</text:p>
          </table:table-cell>
          <table:table-cell table:formula="of:=IF([.J333]&gt;[.$N$1];1;0)" office:value-type="float" office:value="0">
            <text:p>0</text:p>
          </table:table-cell>
          <table:table-cell table:formula="of:=IF([.A333]=[.K3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office:value-type="string">
            <text:p><text:s/>Mr. Tannous</text:p>
          </table:table-cell>
          <table:table-cell office:value-type="float" office:value="0">
            <text:p>0</text:p>
          </table:table-cell>
          <table:table-cell table:formula="of:=IF([.A334]=[.D334];1;0)" office:value-type="float" office:value="1">
            <text:p>1</text:p>
          </table:table-cell>
          <table:table-cell table:number-columns-repeated="3"/>
          <table:table-cell office:value-type="float" office:value="0.913627542124">
            <text:p>0.9136275421</text:p>
          </table:table-cell>
          <table:table-cell office:value-type="float" office:value="0.0863724578758">
            <text:p>0.0863724579</text:p>
          </table:table-cell>
          <table:table-cell table:formula="of:=IF([.J334]&gt;[.$N$1];1;0)" office:value-type="float" office:value="0">
            <text:p>0</text:p>
          </table:table-cell>
          <table:table-cell table:formula="of:=IF([.A334]=[.K3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id, Mrs. Said (Waika Mary" Mowad)"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table:formula="of:=IF([.A335]=[.D335];1;0)" office:value-type="float" office:value="1">
            <text:p>1</text:p>
          </table:table-cell>
          <table:table-cell table:number-columns-repeated="3"/>
          <table:table-cell office:value-type="float" office:value="0.423508281757">
            <text:p>0.4235082818</text:p>
          </table:table-cell>
          <table:table-cell office:value-type="float" office:value="0.576491718243">
            <text:p>0.5764917182</text:p>
          </table:table-cell>
          <table:table-cell table:formula="of:=IF([.J335]&gt;[.$N$1];1;0)" office:value-type="float" office:value="0">
            <text:p>0</text:p>
          </table:table-cell>
          <table:table-cell table:formula="of:=IF([.A335]=[.K335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r</text:p>
          </table:table-cell>
          <table:table-cell office:value-type="string">
            <text:p><text:s/>Mr. Ivan</text:p>
          </table:table-cell>
          <table:table-cell office:value-type="float" office:value="0">
            <text:p>0</text:p>
          </table:table-cell>
          <table:table-cell table:formula="of:=IF([.A336]=[.D336];1;0)" office:value-type="float" office:value="1">
            <text:p>1</text:p>
          </table:table-cell>
          <table:table-cell table:number-columns-repeated="3"/>
          <table:table-cell office:value-type="float" office:value="0.902057481451">
            <text:p>0.9020574815</text:p>
          </table:table-cell>
          <table:table-cell office:value-type="float" office:value="0.0979425185489">
            <text:p>0.0979425185</text:p>
          </table:table-cell>
          <table:table-cell table:formula="of:=IF([.J336]&gt;[.$N$1];1;0)" office:value-type="float" office:value="0">
            <text:p>0</text:p>
          </table:table-cell>
          <table:table-cell table:formula="of:=IF([.A336]=[.K3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guire</text:p>
          </table:table-cell>
          <table:table-cell office:value-type="string">
            <text:p><text:s/>Mr. John Edward</text:p>
          </table:table-cell>
          <table:table-cell office:value-type="float" office:value="0">
            <text:p>0</text:p>
          </table:table-cell>
          <table:table-cell table:formula="of:=IF([.A337]=[.D337];1;0)" office:value-type="float" office:value="1">
            <text:p>1</text:p>
          </table:table-cell>
          <table:table-cell table:number-columns-repeated="3"/>
          <table:table-cell office:value-type="float" office:value="0.77382618847">
            <text:p>0.7738261885</text:p>
          </table:table-cell>
          <table:table-cell office:value-type="float" office:value="0.22617381153">
            <text:p>0.2261738115</text:p>
          </table:table-cell>
          <table:table-cell table:formula="of:=IF([.J337]&gt;[.$N$1];1;0)" office:value-type="float" office:value="0">
            <text:p>0</text:p>
          </table:table-cell>
          <table:table-cell table:formula="of:=IF([.A337]=[.K3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 Brito</text:p>
          </table:table-cell>
          <table:table-cell office:value-type="string">
            <text:p><text:s/>Mr. Jose Joaquim</text:p>
          </table:table-cell>
          <table:table-cell office:value-type="float" office:value="0">
            <text:p>0</text:p>
          </table:table-cell>
          <table:table-cell table:formula="of:=IF([.A338]=[.D338];1;0)" office:value-type="float" office:value="1">
            <text:p>1</text:p>
          </table:table-cell>
          <table:table-cell table:number-columns-repeated="3"/>
          <table:table-cell office:value-type="float" office:value="0.850533591123">
            <text:p>0.8505335911</text:p>
          </table:table-cell>
          <table:table-cell office:value-type="float" office:value="0.149466408877">
            <text:p>0.1494664089</text:p>
          </table:table-cell>
          <table:table-cell table:formula="of:=IF([.J338]&gt;[.$N$1];1;0)" office:value-type="float" office:value="0">
            <text:p>0</text:p>
          </table:table-cell>
          <table:table-cell table:formula="of:=IF([.A338]=[.K33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lias</text:p>
          </table:table-cell>
          <table:table-cell office:value-type="string">
            <text:p><text:s/>Mr. Joseph</text:p>
          </table:table-cell>
          <table:table-cell office:value-type="float" office:value="0">
            <text:p>0</text:p>
          </table:table-cell>
          <table:table-cell table:formula="of:=IF([.A339]=[.D339];1;0)" office:value-type="float" office:value="1">
            <text:p>1</text:p>
          </table:table-cell>
          <table:table-cell table:number-columns-repeated="3"/>
          <table:table-cell office:value-type="float" office:value="0.891112276237">
            <text:p>0.8911122762</text:p>
          </table:table-cell>
          <table:table-cell office:value-type="float" office:value="0.108887723763">
            <text:p>0.1088877238</text:p>
          </table:table-cell>
          <table:table-cell table:formula="of:=IF([.J339]&gt;[.$N$1];1;0)" office:value-type="float" office:value="0">
            <text:p>0</text:p>
          </table:table-cell>
          <table:table-cell table:formula="of:=IF([.A339]=[.K33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nbury</text:p>
          </table:table-cell>
          <table:table-cell office:value-type="string">
            <text:p><text:s/>Mr. Herbert</text:p>
          </table:table-cell>
          <table:table-cell office:value-type="float" office:value="0">
            <text:p>0</text:p>
          </table:table-cell>
          <table:table-cell table:formula="of:=IF([.A340]=[.D340];1;0)" office:value-type="float" office:value="1">
            <text:p>1</text:p>
          </table:table-cell>
          <table:table-cell table:number-columns-repeated="3"/>
          <table:table-cell office:value-type="float" office:value="0.853757248776">
            <text:p>0.8537572488</text:p>
          </table:table-cell>
          <table:table-cell office:value-type="float" office:value="0.146242751224">
            <text:p>0.1462427512</text:p>
          </table:table-cell>
          <table:table-cell table:formula="of:=IF([.J340]&gt;[.$N$1];1;0)" office:value-type="float" office:value="0">
            <text:p>0</text:p>
          </table:table-cell>
          <table:table-cell table:formula="of:=IF([.A340]=[.K34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tros</text:p>
          </table:table-cell>
          <table:table-cell office:value-type="string">
            <text:p><text:s/>Master. Seman</text:p>
          </table:table-cell>
          <table:table-cell office:value-type="float" office:value="0">
            <text:p>0</text:p>
          </table:table-cell>
          <table:table-cell table:formula="of:=IF([.A341]=[.D341];1;0)" office:value-type="float" office:value="1">
            <text:p>1</text:p>
          </table:table-cell>
          <table:table-cell table:number-columns-repeated="3"/>
          <table:table-cell office:value-type="float" office:value="0.903028300749">
            <text:p>0.9030283007</text:p>
          </table:table-cell>
          <table:table-cell office:value-type="float" office:value="0.096971699251">
            <text:p>0.0969716993</text:p>
          </table:table-cell>
          <table:table-cell table:formula="of:=IF([.J341]&gt;[.$N$1];1;0)" office:value-type="float" office:value="0">
            <text:p>0</text:p>
          </table:table-cell>
          <table:table-cell table:formula="of:=IF([.A341]=[.K34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illbrook</text:p>
          </table:table-cell>
          <table:table-cell office:value-type="string">
            <text:p><text:s/>Mr. Joseph Charles</text:p>
          </table:table-cell>
          <table:table-cell office:value-type="float" office:value="0">
            <text:p>0</text:p>
          </table:table-cell>
          <table:table-cell table:formula="of:=IF([.A342]=[.D342];1;0)" office:value-type="float" office:value="1">
            <text:p>1</text:p>
          </table:table-cell>
          <table:table-cell table:number-columns-repeated="3"/>
          <table:table-cell office:value-type="float" office:value="0.877180594311">
            <text:p>0.8771805943</text:p>
          </table:table-cell>
          <table:table-cell office:value-type="float" office:value="0.122819405689">
            <text:p>0.1228194057</text:p>
          </table:table-cell>
          <table:table-cell table:formula="of:=IF([.J342]&gt;[.$N$1];1;0)" office:value-type="float" office:value="0">
            <text:p>0</text:p>
          </table:table-cell>
          <table:table-cell table:formula="of:=IF([.A342]=[.K3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ndstrom</text:p>
          </table:table-cell>
          <table:table-cell office:value-type="string">
            <text:p><text:s/>Mr. Thure Edvin</text:p>
          </table:table-cell>
          <table:table-cell office:value-type="float" office:value="0">
            <text:p>0</text:p>
          </table:table-cell>
          <table:table-cell table:formula="of:=IF([.A343]=[.D343];1;0)" office:value-type="float" office:value="0">
            <text:p>0</text:p>
          </table:table-cell>
          <table:table-cell table:number-columns-repeated="3"/>
          <table:table-cell office:value-type="float" office:value="0.91193641726">
            <text:p>0.9119364173</text:p>
          </table:table-cell>
          <table:table-cell office:value-type="float" office:value="0.0880635827403">
            <text:p>0.0880635827</text:p>
          </table:table-cell>
          <table:table-cell table:formula="of:=IF([.J343]&gt;[.$N$1];1;0)" office:value-type="float" office:value="0">
            <text:p>0</text:p>
          </table:table-cell>
          <table:table-cell table:formula="of:=IF([.A343]=[.K343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age</text:p>
          </table:table-cell>
          <table:table-cell office:value-type="string">
            <text:p><text:s/>Mr. John George</text:p>
          </table:table-cell>
          <table:table-cell office:value-type="float" office:value="0">
            <text:p>0</text:p>
          </table:table-cell>
          <table:table-cell table:formula="of:=IF([.A344]=[.D344];1;0)" office:value-type="float" office:value="1">
            <text:p>1</text:p>
          </table:table-cell>
          <table:table-cell table:number-columns-repeated="3"/>
          <table:table-cell office:value-type="float" office:value="0.700781234753">
            <text:p>0.7007812348</text:p>
          </table:table-cell>
          <table:table-cell office:value-type="float" office:value="0.299218765247">
            <text:p>0.2992187652</text:p>
          </table:table-cell>
          <table:table-cell table:formula="of:=IF([.J344]&gt;[.$N$1];1;0)" office:value-type="float" office:value="0">
            <text:p>0</text:p>
          </table:table-cell>
          <table:table-cell table:formula="of:=IF([.A344]=[.K34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deza</text:p>
          </table:table-cell>
          <table:table-cell office:value-type="string">
            <text:p><text:s/>Mrs. James Warburton Martinez (Charlotte Wardle Drake)</text:p>
          </table:table-cell>
          <table:table-cell office:value-type="float" office:value="1">
            <text:p>1</text:p>
          </table:table-cell>
          <table:table-cell table:formula="of:=IF([.A345]=[.D345];1;0)" office:value-type="float" office:value="1">
            <text:p>1</text:p>
          </table:table-cell>
          <table:table-cell table:number-columns-repeated="3"/>
          <table:table-cell office:value-type="float" office:value="0.021899495213">
            <text:p>0.0218994952</text:p>
          </table:table-cell>
          <table:table-cell office:value-type="float" office:value="0.978100504787">
            <text:p>0.9781005048</text:p>
          </table:table-cell>
          <table:table-cell table:formula="of:=IF([.J345]&gt;[.$N$1];1;0)" office:value-type="float" office:value="1">
            <text:p>1</text:p>
          </table:table-cell>
          <table:table-cell table:formula="of:=IF([.A345]=[.K34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an Billiard</text:p>
          </table:table-cell>
          <table:table-cell office:value-type="string">
            <text:p><text:s/>Master. James William</text:p>
          </table:table-cell>
          <table:table-cell office:value-type="float" office:value="0">
            <text:p>0</text:p>
          </table:table-cell>
          <table:table-cell table:formula="of:=IF([.A346]=[.D346];1;0)" office:value-type="float" office:value="1">
            <text:p>1</text:p>
          </table:table-cell>
          <table:table-cell table:number-columns-repeated="3"/>
          <table:table-cell office:value-type="float" office:value="0.789605548323">
            <text:p>0.7896055483</text:p>
          </table:table-cell>
          <table:table-cell office:value-type="float" office:value="0.210394451677">
            <text:p>0.2103944517</text:p>
          </table:table-cell>
          <table:table-cell table:formula="of:=IF([.J346]&gt;[.$N$1];1;0)" office:value-type="float" office:value="0">
            <text:p>0</text:p>
          </table:table-cell>
          <table:table-cell table:formula="of:=IF([.A346]=[.K34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elseth</text:p>
          </table:table-cell>
          <table:table-cell office:value-type="string">
            <text:p><text:s/>Miss. Karen Marie</text:p>
          </table:table-cell>
          <table:table-cell office:value-type="float" office:value="1">
            <text:p>1</text:p>
          </table:table-cell>
          <table:table-cell table:formula="of:=IF([.A347]=[.D347];1;0)" office:value-type="float" office:value="1">
            <text:p>1</text:p>
          </table:table-cell>
          <table:table-cell table:number-columns-repeated="3"/>
          <table:table-cell office:value-type="float" office:value="0.181204425183">
            <text:p>0.1812044252</text:p>
          </table:table-cell>
          <table:table-cell office:value-type="float" office:value="0.818795574817">
            <text:p>0.8187955748</text:p>
          </table:table-cell>
          <table:table-cell table:formula="of:=IF([.J347]&gt;[.$N$1];1;0)" office:value-type="float" office:value="1">
            <text:p>1</text:p>
          </table:table-cell>
          <table:table-cell table:formula="of:=IF([.A347]=[.K34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tsford</text:p>
          </table:table-cell>
          <table:table-cell office:value-type="string">
            <text:p><text:s/>Mr. William Hull</text:p>
          </table:table-cell>
          <table:table-cell office:value-type="float" office:value="0">
            <text:p>0</text:p>
          </table:table-cell>
          <table:table-cell table:formula="of:=IF([.A348]=[.D348];1;0)" office:value-type="float" office:value="1">
            <text:p>1</text:p>
          </table:table-cell>
          <table:table-cell table:number-columns-repeated="3"/>
          <table:table-cell office:value-type="float" office:value="0.936118411123">
            <text:p>0.9361184111</text:p>
          </table:table-cell>
          <table:table-cell office:value-type="float" office:value="0.063881588877">
            <text:p>0.0638815889</text:p>
          </table:table-cell>
          <table:table-cell table:formula="of:=IF([.J348]&gt;[.$N$1];1;0)" office:value-type="float" office:value="0">
            <text:p>0</text:p>
          </table:table-cell>
          <table:table-cell table:formula="of:=IF([.A348]=[.K3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habee</text:p>
          </table:table-cell>
          <table:table-cell office:value-type="string">
            <text:p><text:s/>Mrs. George Joseph (Shawneene Abi-Saab)</text:p>
          </table:table-cell>
          <table:table-cell office:value-type="float" office:value="1">
            <text:p>1</text:p>
          </table:table-cell>
          <table:table-cell table:formula="of:=IF([.A349]=[.D349];1;0)" office:value-type="float" office:value="1">
            <text:p>1</text:p>
          </table:table-cell>
          <table:table-cell table:number-columns-repeated="3"/>
          <table:table-cell office:value-type="float" office:value="0.75959629354">
            <text:p>0.7595962935</text:p>
          </table:table-cell>
          <table:table-cell office:value-type="float" office:value="0.24040370646">
            <text:p>0.2404037065</text:p>
          </table:table-cell>
          <table:table-cell table:formula="of:=IF([.J349]&gt;[.$N$1];1;0)" office:value-type="float" office:value="0">
            <text:p>0</text:p>
          </table:table-cell>
          <table:table-cell table:formula="of:=IF([.A349]=[.K349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iles</text:p>
          </table:table-cell>
          <table:table-cell office:value-type="string">
            <text:p><text:s/>Mr. Ralph</text:p>
          </table:table-cell>
          <table:table-cell office:value-type="float" office:value="0">
            <text:p>0</text:p>
          </table:table-cell>
          <table:table-cell table:formula="of:=IF([.A350]=[.D350];1;0)" office:value-type="float" office:value="1">
            <text:p>1</text:p>
          </table:table-cell>
          <table:table-cell table:number-columns-repeated="3"/>
          <table:table-cell office:value-type="float" office:value="0.927850336608">
            <text:p>0.9278503366</text:p>
          </table:table-cell>
          <table:table-cell office:value-type="float" office:value="0.0721496633919">
            <text:p>0.0721496634</text:p>
          </table:table-cell>
          <table:table-cell table:formula="of:=IF([.J350]&gt;[.$N$1];1;0)" office:value-type="float" office:value="0">
            <text:p>0</text:p>
          </table:table-cell>
          <table:table-cell table:formula="of:=IF([.A350]=[.K3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croft</text:p>
          </table:table-cell>
          <table:table-cell office:value-type="string">
            <text:p><text:s/>Miss. Nellie</text:p>
          </table:table-cell>
          <table:table-cell office:value-type="float" office:value="1">
            <text:p>1</text:p>
          </table:table-cell>
          <table:table-cell table:formula="of:=IF([.A351]=[.D351];1;0)" office:value-type="float" office:value="1">
            <text:p>1</text:p>
          </table:table-cell>
          <table:table-cell table:number-columns-repeated="3"/>
          <table:table-cell office:value-type="float" office:value="0.0141053591928">
            <text:p>0.0141053592</text:p>
          </table:table-cell>
          <table:table-cell office:value-type="float" office:value="0.985894640807">
            <text:p>0.9858946408</text:p>
          </table:table-cell>
          <table:table-cell table:formula="of:=IF([.J351]&gt;[.$N$1];1;0)" office:value-type="float" office:value="1">
            <text:p>1</text:p>
          </table:table-cell>
          <table:table-cell table:formula="of:=IF([.A351]=[.K3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enfield</text:p>
          </table:table-cell>
          <table:table-cell office:value-type="string">
            <text:p><text:s/>Mrs. Leo David (Blanche Strouse)</text:p>
          </table:table-cell>
          <table:table-cell office:value-type="float" office:value="1">
            <text:p>1</text:p>
          </table:table-cell>
          <table:table-cell table:formula="of:=IF([.A352]=[.D352];1;0)" office:value-type="float" office:value="1">
            <text:p>1</text:p>
          </table:table-cell>
          <table:table-cell table:number-columns-repeated="3"/>
          <table:table-cell office:value-type="float" office:value="0.0209969677197">
            <text:p>0.0209969677</text:p>
          </table:table-cell>
          <table:table-cell office:value-type="float" office:value="0.97900303228">
            <text:p>0.9790030323</text:p>
          </table:table-cell>
          <table:table-cell table:formula="of:=IF([.J352]&gt;[.$N$1];1;0)" office:value-type="float" office:value="1">
            <text:p>1</text:p>
          </table:table-cell>
          <table:table-cell table:formula="of:=IF([.A352]=[.K35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tokes</text:p>
          </table:table-cell>
          <table:table-cell office:value-type="string">
            <text:p><text:s/>Mr. Philip Joseph</text:p>
          </table:table-cell>
          <table:table-cell office:value-type="float" office:value="0">
            <text:p>0</text:p>
          </table:table-cell>
          <table:table-cell table:formula="of:=IF([.A353]=[.D353];1;0)" office:value-type="float" office:value="1">
            <text:p>1</text:p>
          </table:table-cell>
          <table:table-cell table:number-columns-repeated="3"/>
          <table:table-cell office:value-type="float" office:value="0.936405771556">
            <text:p>0.9364057716</text:p>
          </table:table-cell>
          <table:table-cell office:value-type="float" office:value="0.0635942284441">
            <text:p>0.0635942284</text:p>
          </table:table-cell>
          <table:table-cell table:formula="of:=IF([.J353]&gt;[.$N$1];1;0)" office:value-type="float" office:value="0">
            <text:p>0</text:p>
          </table:table-cell>
          <table:table-cell table:formula="of:=IF([.A353]=[.K3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bden</text:p>
          </table:table-cell>
          <table:table-cell office:value-type="string">
            <text:p><text:s/>Mr. William</text:p>
          </table:table-cell>
          <table:table-cell office:value-type="float" office:value="0">
            <text:p>0</text:p>
          </table:table-cell>
          <table:table-cell table:formula="of:=IF([.A354]=[.D354];1;0)" office:value-type="float" office:value="1">
            <text:p>1</text:p>
          </table:table-cell>
          <table:table-cell table:number-columns-repeated="3"/>
          <table:table-cell office:value-type="float" office:value="0.848933603302">
            <text:p>0.8489336033</text:p>
          </table:table-cell>
          <table:table-cell office:value-type="float" office:value="0.151066396698">
            <text:p>0.1510663967</text:p>
          </table:table-cell>
          <table:table-cell table:formula="of:=IF([.J354]&gt;[.$N$1];1;0)" office:value-type="float" office:value="0">
            <text:p>0</text:p>
          </table:table-cell>
          <table:table-cell table:formula="of:=IF([.A354]=[.K35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erman</text:p>
          </table:table-cell>
          <table:table-cell office:value-type="string">
            <text:p><text:s/>Mr. Samuel</text:p>
          </table:table-cell>
          <table:table-cell office:value-type="float" office:value="0">
            <text:p>0</text:p>
          </table:table-cell>
          <table:table-cell table:formula="of:=IF([.A355]=[.D355];1;0)" office:value-type="float" office:value="1">
            <text:p>1</text:p>
          </table:table-cell>
          <table:table-cell table:number-columns-repeated="3"/>
          <table:table-cell office:value-type="float" office:value="0.807188289153">
            <text:p>0.8071882892</text:p>
          </table:table-cell>
          <table:table-cell office:value-type="float" office:value="0.192811710847">
            <text:p>0.1928117108</text:p>
          </table:table-cell>
          <table:table-cell table:formula="of:=IF([.J355]&gt;[.$N$1];1;0)" office:value-type="float" office:value="0">
            <text:p>0</text:p>
          </table:table-cell>
          <table:table-cell table:formula="of:=IF([.A355]=[.K3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an, Miss. Elizabeth Gladys Millvina""</text:p>
          </table:table-cell>
          <table:table-cell office:value-type="string">
            <text:p>C.A. 2315</text:p>
          </table:table-cell>
          <table:table-cell office:value-type="float" office:value="0">
            <text:p>0</text:p>
          </table:table-cell>
          <table:table-cell table:formula="of:=IF([.A356]=[.D356];1;0)" office:value-type="float" office:value="0">
            <text:p>0</text:p>
          </table:table-cell>
          <table:table-cell table:number-columns-repeated="3"/>
          <table:table-cell office:value-type="float" office:value="0.21212880182">
            <text:p>0.2121288018</text:p>
          </table:table-cell>
          <table:table-cell office:value-type="float" office:value="0.78787119818">
            <text:p>0.7878711982</text:p>
          </table:table-cell>
          <table:table-cell table:formula="of:=IF([.J356]&gt;[.$N$1];1;0)" office:value-type="float" office:value="1">
            <text:p>1</text:p>
          </table:table-cell>
          <table:table-cell table:formula="of:=IF([.A356]=[.K35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ulian</text:p>
          </table:table-cell>
          <table:table-cell office:value-type="string">
            <text:p><text:s/>Mr. Henry Forbes</text:p>
          </table:table-cell>
          <table:table-cell office:value-type="float" office:value="0">
            <text:p>0</text:p>
          </table:table-cell>
          <table:table-cell table:formula="of:=IF([.A357]=[.D357];1;0)" office:value-type="float" office:value="1">
            <text:p>1</text:p>
          </table:table-cell>
          <table:table-cell table:number-columns-repeated="3"/>
          <table:table-cell office:value-type="float" office:value="0.836624879304">
            <text:p>0.8366248793</text:p>
          </table:table-cell>
          <table:table-cell office:value-type="float" office:value="0.163375120696">
            <text:p>0.1633751207</text:p>
          </table:table-cell>
          <table:table-cell table:formula="of:=IF([.J357]&gt;[.$N$1];1;0)" office:value-type="float" office:value="0">
            <text:p>0</text:p>
          </table:table-cell>
          <table:table-cell table:formula="of:=IF([.A357]=[.K3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own</text:p>
          </table:table-cell>
          <table:table-cell office:value-type="string">
            <text:p><text:s/>Mrs. John Murray (Caroline Lane Lamson)</text:p>
          </table:table-cell>
          <table:table-cell office:value-type="float" office:value="1">
            <text:p>1</text:p>
          </table:table-cell>
          <table:table-cell table:formula="of:=IF([.A358]=[.D358];1;0)" office:value-type="float" office:value="1">
            <text:p>1</text:p>
          </table:table-cell>
          <table:table-cell table:number-columns-repeated="3"/>
          <table:table-cell office:value-type="float" office:value="0.0454701830942">
            <text:p>0.0454701831</text:p>
          </table:table-cell>
          <table:table-cell office:value-type="float" office:value="0.954529816906">
            <text:p>0.9545298169</text:p>
          </table:table-cell>
          <table:table-cell table:formula="of:=IF([.J358]&gt;[.$N$1];1;0)" office:value-type="float" office:value="1">
            <text:p>1</text:p>
          </table:table-cell>
          <table:table-cell table:formula="of:=IF([.A358]=[.K3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ockyer</text:p>
          </table:table-cell>
          <table:table-cell office:value-type="string">
            <text:p><text:s/>Mr. Edward</text:p>
          </table:table-cell>
          <table:table-cell office:value-type="float" office:value="0">
            <text:p>0</text:p>
          </table:table-cell>
          <table:table-cell table:formula="of:=IF([.A359]=[.D359];1;0)" office:value-type="float" office:value="1">
            <text:p>1</text:p>
          </table:table-cell>
          <table:table-cell table:number-columns-repeated="3"/>
          <table:table-cell office:value-type="float" office:value="0.926076070399">
            <text:p>0.9260760704</text:p>
          </table:table-cell>
          <table:table-cell office:value-type="float" office:value="0.073923929601">
            <text:p>0.0739239296</text:p>
          </table:table-cell>
          <table:table-cell table:formula="of:=IF([.J359]&gt;[.$N$1];1;0)" office:value-type="float" office:value="0">
            <text:p>0</text:p>
          </table:table-cell>
          <table:table-cell table:formula="of:=IF([.A359]=[.K3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'Keefe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360]=[.D360];1;0)" office:value-type="float" office:value="0">
            <text:p>0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360]&gt;[.$N$1];1;0)" office:value-type="float" office:value="0">
            <text:p>0</text:p>
          </table:table-cell>
          <table:table-cell table:formula="of:=IF([.A360]=[.K36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ndell</text:p>
          </table:table-cell>
          <table:table-cell office:value-type="string">
            <text:p><text:s/>Mrs. Edvard Bengtsson (Elin Gerda Persson)</text:p>
          </table:table-cell>
          <table:table-cell office:value-type="float" office:value="0">
            <text:p>0</text:p>
          </table:table-cell>
          <table:table-cell table:formula="of:=IF([.A361]=[.D361];1;0)" office:value-type="float" office:value="1">
            <text:p>1</text:p>
          </table:table-cell>
          <table:table-cell table:number-columns-repeated="3"/>
          <table:table-cell office:value-type="float" office:value="0.420336195358">
            <text:p>0.4203361954</text:p>
          </table:table-cell>
          <table:table-cell office:value-type="float" office:value="0.579663804642">
            <text:p>0.5796638046</text:p>
          </table:table-cell>
          <table:table-cell table:formula="of:=IF([.J361]&gt;[.$N$1];1;0)" office:value-type="float" office:value="0">
            <text:p>0</text:p>
          </table:table-cell>
          <table:table-cell table:formula="of:=IF([.A361]=[.K36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age</text:p>
          </table:table-cell>
          <table:table-cell office:value-type="string">
            <text:p><text:s/>Master. William Henry</text:p>
          </table:table-cell>
          <table:table-cell office:value-type="float" office:value="0">
            <text:p>0</text:p>
          </table:table-cell>
          <table:table-cell table:formula="of:=IF([.A362]=[.D362];1;0)" office:value-type="float" office:value="1">
            <text:p>1</text:p>
          </table:table-cell>
          <table:table-cell table:number-columns-repeated="3"/>
          <table:table-cell office:value-type="float" office:value="0.902826662024">
            <text:p>0.902826662</text:p>
          </table:table-cell>
          <table:table-cell office:value-type="float" office:value="0.0971733379756">
            <text:p>0.097173338</text:p>
          </table:table-cell>
          <table:table-cell table:formula="of:=IF([.J362]&gt;[.$N$1];1;0)" office:value-type="float" office:value="0">
            <text:p>0</text:p>
          </table:table-cell>
          <table:table-cell table:formula="of:=IF([.A362]=[.K3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llet</text:p>
          </table:table-cell>
          <table:table-cell office:value-type="string">
            <text:p><text:s/>Mrs. Albert (Antoinette Magnin)</text:p>
          </table:table-cell>
          <table:table-cell office:value-type="float" office:value="1">
            <text:p>1</text:p>
          </table:table-cell>
          <table:table-cell table:formula="of:=IF([.A363]=[.D363];1;0)" office:value-type="float" office:value="1">
            <text:p>1</text:p>
          </table:table-cell>
          <table:table-cell table:number-columns-repeated="3"/>
          <table:table-cell office:value-type="float" office:value="0.00852985887038">
            <text:p>0.0085298589</text:p>
          </table:table-cell>
          <table:table-cell office:value-type="float" office:value="0.99147014113">
            <text:p>0.9914701411</text:p>
          </table:table-cell>
          <table:table-cell table:formula="of:=IF([.J363]&gt;[.$N$1];1;0)" office:value-type="float" office:value="1">
            <text:p>1</text:p>
          </table:table-cell>
          <table:table-cell table:formula="of:=IF([.A363]=[.K36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re</text:p>
          </table:table-cell>
          <table:table-cell office:value-type="string">
            <text:p><text:s/>Mrs. John James (Florence Louise Long)</text:p>
          </table:table-cell>
          <table:table-cell office:value-type="float" office:value="1">
            <text:p>1</text:p>
          </table:table-cell>
          <table:table-cell table:formula="of:=IF([.A364]=[.D364];1;0)" office:value-type="float" office:value="1">
            <text:p>1</text:p>
          </table:table-cell>
          <table:table-cell table:number-columns-repeated="3"/>
          <table:table-cell office:value-type="float" office:value="0.0141053591928">
            <text:p>0.0141053592</text:p>
          </table:table-cell>
          <table:table-cell office:value-type="float" office:value="0.985894640807">
            <text:p>0.9858946408</text:p>
          </table:table-cell>
          <table:table-cell table:formula="of:=IF([.J364]&gt;[.$N$1];1;0)" office:value-type="float" office:value="1">
            <text:p>1</text:p>
          </table:table-cell>
          <table:table-cell table:formula="of:=IF([.A364]=[.K36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ilic</text:p>
          </table:table-cell>
          <table:table-cell office:value-type="string">
            <text:p><text:s/>Mr. Ivan</text:p>
          </table:table-cell>
          <table:table-cell office:value-type="float" office:value="0">
            <text:p>0</text:p>
          </table:table-cell>
          <table:table-cell table:formula="of:=IF([.A365]=[.D365];1;0)" office:value-type="float" office:value="1">
            <text:p>1</text:p>
          </table:table-cell>
          <table:table-cell table:number-columns-repeated="3"/>
          <table:table-cell office:value-type="float" office:value="0.895983189757">
            <text:p>0.8959831898</text:p>
          </table:table-cell>
          <table:table-cell office:value-type="float" office:value="0.104016810243">
            <text:p>0.1040168102</text:p>
          </table:table-cell>
          <table:table-cell table:formula="of:=IF([.J365]&gt;[.$N$1];1;0)" office:value-type="float" office:value="0">
            <text:p>0</text:p>
          </table:table-cell>
          <table:table-cell table:formula="of:=IF([.A365]=[.K36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der</text:p>
          </table:table-cell>
          <table:table-cell office:value-type="string">
            <text:p><text:s/>Mrs. George Achilles (Dorothy Annan)</text:p>
          </table:table-cell>
          <table:table-cell office:value-type="float" office:value="1">
            <text:p>1</text:p>
          </table:table-cell>
          <table:table-cell table:formula="of:=IF([.A366]=[.D366];1;0)" office:value-type="float" office:value="1">
            <text:p>1</text:p>
          </table:table-cell>
          <table:table-cell table:number-columns-repeated="3"/>
          <table:table-cell office:value-type="float" office:value="0.00208292215615">
            <text:p>0.0020829222</text:p>
          </table:table-cell>
          <table:table-cell office:value-type="float" office:value="0.997917077844">
            <text:p>0.9979170778</text:p>
          </table:table-cell>
          <table:table-cell table:formula="of:=IF([.J366]&gt;[.$N$1];1;0)" office:value-type="float" office:value="1">
            <text:p>1</text:p>
          </table:table-cell>
          <table:table-cell table:formula="of:=IF([.A366]=[.K36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ge</text:p>
          </table:table-cell>
          <table:table-cell office:value-type="string">
            <text:p><text:s/>Mrs. John (Annie Bullen)</text:p>
          </table:table-cell>
          <table:table-cell office:value-type="float" office:value="0">
            <text:p>0</text:p>
          </table:table-cell>
          <table:table-cell table:formula="of:=IF([.A367]=[.D367];1;0)" office:value-type="float" office:value="1">
            <text:p>1</text:p>
          </table:table-cell>
          <table:table-cell table:number-columns-repeated="3"/>
          <table:table-cell office:value-type="float" office:value="0.665463892474">
            <text:p>0.6654638925</text:p>
          </table:table-cell>
          <table:table-cell office:value-type="float" office:value="0.334536107526">
            <text:p>0.3345361075</text:p>
          </table:table-cell>
          <table:table-cell table:formula="of:=IF([.J367]&gt;[.$N$1];1;0)" office:value-type="float" office:value="0">
            <text:p>0</text:p>
          </table:table-cell>
          <table:table-cell table:formula="of:=IF([.A367]=[.K36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ram</text:p>
          </table:table-cell>
          <table:table-cell office:value-type="string">
            <text:p><text:s/>Mr. Joseph</text:p>
          </table:table-cell>
          <table:table-cell office:value-type="float" office:value="0">
            <text:p>0</text:p>
          </table:table-cell>
          <table:table-cell table:formula="of:=IF([.A368]=[.D368];1;0)" office:value-type="float" office:value="1">
            <text:p>1</text:p>
          </table:table-cell>
          <table:table-cell table:number-columns-repeated="3"/>
          <table:table-cell office:value-type="float" office:value="0.919034613034">
            <text:p>0.919034613</text:p>
          </table:table-cell>
          <table:table-cell office:value-type="float" office:value="0.0809653869659">
            <text:p>0.080965387</text:p>
          </table:table-cell>
          <table:table-cell table:formula="of:=IF([.J368]&gt;[.$N$1];1;0)" office:value-type="float" office:value="0">
            <text:p>0</text:p>
          </table:table-cell>
          <table:table-cell table:formula="of:=IF([.A368]=[.K36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iihivouri, Miss. Susanna Juhantytar Sanni""</text:p>
          </table:table-cell>
          <table:table-cell office:value-type="float" office:value="3101295">
            <text:p>3101295</text:p>
          </table:table-cell>
          <table:table-cell office:value-type="float" office:value="0">
            <text:p>0</text:p>
          </table:table-cell>
          <table:table-cell table:formula="of:=IF([.A369]=[.D369];1;0)" office:value-type="float" office:value="1">
            <text:p>1</text:p>
          </table:table-cell>
          <table:table-cell table:number-columns-repeated="3"/>
          <table:table-cell office:value-type="float" office:value="0.612661282246">
            <text:p>0.6126612822</text:p>
          </table:table-cell>
          <table:table-cell office:value-type="float" office:value="0.387338717754">
            <text:p>0.3873387178</text:p>
          </table:table-cell>
          <table:table-cell table:formula="of:=IF([.J369]&gt;[.$N$1];1;0)" office:value-type="float" office:value="0">
            <text:p>0</text:p>
          </table:table-cell>
          <table:table-cell table:formula="of:=IF([.A369]=[.K36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ibson</text:p>
          </table:table-cell>
          <table:table-cell office:value-type="string">
            <text:p><text:s/>Mrs. Leonard (Pauline C Boeson)</text:p>
          </table:table-cell>
          <table:table-cell office:value-type="float" office:value="1">
            <text:p>1</text:p>
          </table:table-cell>
          <table:table-cell table:formula="of:=IF([.A370]=[.D370];1;0)" office:value-type="float" office:value="1">
            <text:p>1</text:p>
          </table:table-cell>
          <table:table-cell table:number-columns-repeated="3"/>
          <table:table-cell office:value-type="float" office:value="0.0209969677197">
            <text:p>0.0209969677</text:p>
          </table:table-cell>
          <table:table-cell office:value-type="float" office:value="0.97900303228">
            <text:p>0.9790030323</text:p>
          </table:table-cell>
          <table:table-cell table:formula="of:=IF([.J370]&gt;[.$N$1];1;0)" office:value-type="float" office:value="1">
            <text:p>1</text:p>
          </table:table-cell>
          <table:table-cell table:formula="of:=IF([.A370]=[.K37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las y Castello</text:p>
          </table:table-cell>
          <table:table-cell office:value-type="string">
            <text:p><text:s/>Mr. Emilio</text:p>
          </table:table-cell>
          <table:table-cell office:value-type="float" office:value="0">
            <text:p>0</text:p>
          </table:table-cell>
          <table:table-cell table:formula="of:=IF([.A371]=[.D371];1;0)" office:value-type="float" office:value="0">
            <text:p>0</text:p>
          </table:table-cell>
          <table:table-cell table:number-columns-repeated="3"/>
          <table:table-cell office:value-type="float" office:value="0.86593258926">
            <text:p>0.8659325893</text:p>
          </table:table-cell>
          <table:table-cell office:value-type="float" office:value="0.13406741074">
            <text:p>0.1340674107</text:p>
          </table:table-cell>
          <table:table-cell table:formula="of:=IF([.J371]&gt;[.$N$1];1;0)" office:value-type="float" office:value="0">
            <text:p>0</text:p>
          </table:table-cell>
          <table:table-cell table:formula="of:=IF([.A371]=[.K371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iles</text:p>
          </table:table-cell>
          <table:table-cell office:value-type="string">
            <text:p><text:s/>Mr. Edgar</text:p>
          </table:table-cell>
          <table:table-cell office:value-type="float" office:value="0">
            <text:p>0</text:p>
          </table:table-cell>
          <table:table-cell table:formula="of:=IF([.A372]=[.D372];1;0)" office:value-type="float" office:value="1">
            <text:p>1</text:p>
          </table:table-cell>
          <table:table-cell table:number-columns-repeated="3"/>
          <table:table-cell office:value-type="float" office:value="0.932121258327">
            <text:p>0.9321212583</text:p>
          </table:table-cell>
          <table:table-cell office:value-type="float" office:value="0.0678787416728">
            <text:p>0.0678787417</text:p>
          </table:table-cell>
          <table:table-cell table:formula="of:=IF([.J372]&gt;[.$N$1];1;0)" office:value-type="float" office:value="0">
            <text:p>0</text:p>
          </table:table-cell>
          <table:table-cell table:formula="of:=IF([.A372]=[.K37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lson</text:p>
          </table:table-cell>
          <table:table-cell office:value-type="string">
            <text:p><text:s/>Miss. Helen Alice</text:p>
          </table:table-cell>
          <table:table-cell office:value-type="float" office:value="1">
            <text:p>1</text:p>
          </table:table-cell>
          <table:table-cell table:formula="of:=IF([.A373]=[.D373];1;0)" office:value-type="float" office:value="1">
            <text:p>1</text:p>
          </table:table-cell>
          <table:table-cell table:number-columns-repeated="3"/>
          <table:table-cell office:value-type="float" office:value="0.00143832626969">
            <text:p>0.0014383263</text:p>
          </table:table-cell>
          <table:table-cell office:value-type="float" office:value="0.99856167373">
            <text:p>0.9985616737</text:p>
          </table:table-cell>
          <table:table-cell table:formula="of:=IF([.J373]&gt;[.$N$1];1;0)" office:value-type="float" office:value="1">
            <text:p>1</text:p>
          </table:table-cell>
          <table:table-cell table:formula="of:=IF([.A373]=[.K37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may</text:p>
          </table:table-cell>
          <table:table-cell office:value-type="string">
            <text:p><text:s/>Mr. Joseph Bruce</text:p>
          </table:table-cell>
          <table:table-cell office:value-type="float" office:value="0">
            <text:p>0</text:p>
          </table:table-cell>
          <table:table-cell table:formula="of:=IF([.A374]=[.D374];1;0)" office:value-type="float" office:value="0">
            <text:p>0</text:p>
          </table:table-cell>
          <table:table-cell table:number-columns-repeated="3"/>
          <table:table-cell office:value-type="float" office:value="0.871145230948">
            <text:p>0.8711452309</text:p>
          </table:table-cell>
          <table:table-cell office:value-type="float" office:value="0.128854769052">
            <text:p>0.1288547691</text:p>
          </table:table-cell>
          <table:table-cell table:formula="of:=IF([.J374]&gt;[.$N$1];1;0)" office:value-type="float" office:value="0">
            <text:p>0</text:p>
          </table:table-cell>
          <table:table-cell table:formula="of:=IF([.A374]=[.K37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arbeck</text:p>
          </table:table-cell>
          <table:table-cell office:value-type="string">
            <text:p><text:s/>Mr. William H</text:p>
          </table:table-cell>
          <table:table-cell office:value-type="float" office:value="0">
            <text:p>0</text:p>
          </table:table-cell>
          <table:table-cell table:formula="of:=IF([.A375]=[.D375];1;0)" office:value-type="float" office:value="1">
            <text:p>1</text:p>
          </table:table-cell>
          <table:table-cell table:number-columns-repeated="3"/>
          <table:table-cell office:value-type="float" office:value="0.909386254158">
            <text:p>0.9093862542</text:p>
          </table:table-cell>
          <table:table-cell office:value-type="float" office:value="0.0906137458417">
            <text:p>0.0906137458</text:p>
          </table:table-cell>
          <table:table-cell table:formula="of:=IF([.J375]&gt;[.$N$1];1;0)" office:value-type="float" office:value="0">
            <text:p>0</text:p>
          </table:table-cell>
          <table:table-cell table:formula="of:=IF([.A375]=[.K37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dge</text:p>
          </table:table-cell>
          <table:table-cell office:value-type="string">
            <text:p><text:s/>Mrs. Washington (Ruth Vidaver)</text:p>
          </table:table-cell>
          <table:table-cell office:value-type="float" office:value="1">
            <text:p>1</text:p>
          </table:table-cell>
          <table:table-cell table:formula="of:=IF([.A376]=[.D376];1;0)" office:value-type="float" office:value="1">
            <text:p>1</text:p>
          </table:table-cell>
          <table:table-cell table:number-columns-repeated="3"/>
          <table:table-cell office:value-type="float" office:value="0.0119159247221">
            <text:p>0.0119159247</text:p>
          </table:table-cell>
          <table:table-cell office:value-type="float" office:value="0.988084075278">
            <text:p>0.9880840753</text:p>
          </table:table-cell>
          <table:table-cell table:formula="of:=IF([.J376]&gt;[.$N$1];1;0)" office:value-type="float" office:value="1">
            <text:p>1</text:p>
          </table:table-cell>
          <table:table-cell table:formula="of:=IF([.A376]=[.K37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wen</text:p>
          </table:table-cell>
          <table:table-cell office:value-type="string">
            <text:p><text:s/>Miss. Grace Scott</text:p>
          </table:table-cell>
          <table:table-cell office:value-type="float" office:value="1">
            <text:p>1</text:p>
          </table:table-cell>
          <table:table-cell table:formula="of:=IF([.A377]=[.D377];1;0)" office:value-type="float" office:value="1">
            <text:p>1</text:p>
          </table:table-cell>
          <table:table-cell table:number-columns-repeated="3"/>
          <table:table-cell office:value-type="float" office:value="0.0282037011378">
            <text:p>0.0282037011</text:p>
          </table:table-cell>
          <table:table-cell office:value-type="float" office:value="0.971796298862">
            <text:p>0.9717962989</text:p>
          </table:table-cell>
          <table:table-cell table:formula="of:=IF([.J377]&gt;[.$N$1];1;0)" office:value-type="float" office:value="1">
            <text:p>1</text:p>
          </table:table-cell>
          <table:table-cell table:formula="of:=IF([.A377]=[.K37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ink</text:p>
          </table:table-cell>
          <table:table-cell office:value-type="string">
            <text:p><text:s/>Miss. Maria</text:p>
          </table:table-cell>
          <table:table-cell office:value-type="float" office:value="0">
            <text:p>0</text:p>
          </table:table-cell>
          <table:table-cell table:formula="of:=IF([.A378]=[.D378];1;0)" office:value-type="float" office:value="1">
            <text:p>1</text:p>
          </table:table-cell>
          <table:table-cell table:number-columns-repeated="3"/>
          <table:table-cell office:value-type="float" office:value="0.704378645755">
            <text:p>0.7043786458</text:p>
          </table:table-cell>
          <table:table-cell office:value-type="float" office:value="0.295621354245">
            <text:p>0.2956213542</text:p>
          </table:table-cell>
          <table:table-cell table:formula="of:=IF([.J378]&gt;[.$N$1];1;0)" office:value-type="float" office:value="0">
            <text:p>0</text:p>
          </table:table-cell>
          <table:table-cell table:formula="of:=IF([.A378]=[.K37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tterill, Mr. Henry Harry""</text:p>
          </table:table-cell>
          <table:table-cell office:value-type="float" office:value="29107">
            <text:p>29107</text:p>
          </table:table-cell>
          <table:table-cell office:value-type="float" office:value="0">
            <text:p>0</text:p>
          </table:table-cell>
          <table:table-cell table:formula="of:=IF([.A379]=[.D379];1;0)" office:value-type="float" office:value="1">
            <text:p>1</text:p>
          </table:table-cell>
          <table:table-cell table:number-columns-repeated="3"/>
          <table:table-cell office:value-type="float" office:value="0.914462252139">
            <text:p>0.9144622521</text:p>
          </table:table-cell>
          <table:table-cell office:value-type="float" office:value="0.085537747861">
            <text:p>0.0855377479</text:p>
          </table:table-cell>
          <table:table-cell table:formula="of:=IF([.J379]&gt;[.$N$1];1;0)" office:value-type="float" office:value="0">
            <text:p>0</text:p>
          </table:table-cell>
          <table:table-cell table:formula="of:=IF([.A379]=[.K37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ipkins</text:p>
          </table:table-cell>
          <table:table-cell office:value-type="string">
            <text:p><text:s/>Mr. William Edward</text:p>
          </table:table-cell>
          <table:table-cell office:value-type="float" office:value="0">
            <text:p>0</text:p>
          </table:table-cell>
          <table:table-cell table:formula="of:=IF([.A380]=[.D380];1;0)" office:value-type="float" office:value="1">
            <text:p>1</text:p>
          </table:table-cell>
          <table:table-cell table:number-columns-repeated="3"/>
          <table:table-cell office:value-type="float" office:value="0.800260035745">
            <text:p>0.8002600357</text:p>
          </table:table-cell>
          <table:table-cell office:value-type="float" office:value="0.199739964255">
            <text:p>0.1997399643</text:p>
          </table:table-cell>
          <table:table-cell table:formula="of:=IF([.J380]&gt;[.$N$1];1;0)" office:value-type="float" office:value="0">
            <text:p>0</text:p>
          </table:table-cell>
          <table:table-cell table:formula="of:=IF([.A380]=[.K38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plund</text:p>
          </table:table-cell>
          <table:table-cell office:value-type="string">
            <text:p><text:s/>Master. Carl Edgar</text:p>
          </table:table-cell>
          <table:table-cell office:value-type="float" office:value="0">
            <text:p>0</text:p>
          </table:table-cell>
          <table:table-cell table:formula="of:=IF([.A381]=[.D381];1;0)" office:value-type="float" office:value="1">
            <text:p>1</text:p>
          </table:table-cell>
          <table:table-cell table:number-columns-repeated="3"/>
          <table:table-cell office:value-type="float" office:value="0.713159007655">
            <text:p>0.7131590077</text:p>
          </table:table-cell>
          <table:table-cell office:value-type="float" office:value="0.286840992345">
            <text:p>0.2868409923</text:p>
          </table:table-cell>
          <table:table-cell table:formula="of:=IF([.J381]&gt;[.$N$1];1;0)" office:value-type="float" office:value="0">
            <text:p>0</text:p>
          </table:table-cell>
          <table:table-cell table:formula="of:=IF([.A381]=[.K381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'Connor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382]=[.D382];1;0)" office:value-type="float" office:value="1">
            <text:p>1</text:p>
          </table:table-cell>
          <table:table-cell table:number-columns-repeated="3"/>
          <table:table-cell office:value-type="float" office:value="0.933169609299">
            <text:p>0.9331696093</text:p>
          </table:table-cell>
          <table:table-cell office:value-type="float" office:value="0.0668303907012">
            <text:p>0.0668303907</text:p>
          </table:table-cell>
          <table:table-cell table:formula="of:=IF([.J382]&gt;[.$N$1];1;0)" office:value-type="float" office:value="0">
            <text:p>0</text:p>
          </table:table-cell>
          <table:table-cell table:formula="of:=IF([.A382]=[.K38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ley</text:p>
          </table:table-cell>
          <table:table-cell office:value-type="string">
            <text:p><text:s/>Mr. Joseph</text:p>
          </table:table-cell>
          <table:table-cell office:value-type="float" office:value="0">
            <text:p>0</text:p>
          </table:table-cell>
          <table:table-cell table:formula="of:=IF([.A383]=[.D383];1;0)" office:value-type="float" office:value="1">
            <text:p>1</text:p>
          </table:table-cell>
          <table:table-cell table:number-columns-repeated="3"/>
          <table:table-cell office:value-type="float" office:value="0.919900617936">
            <text:p>0.9199006179</text:p>
          </table:table-cell>
          <table:table-cell office:value-type="float" office:value="0.0800993820645">
            <text:p>0.0800993821</text:p>
          </table:table-cell>
          <table:table-cell table:formula="of:=IF([.J383]&gt;[.$N$1];1;0)" office:value-type="float" office:value="0">
            <text:p>0</text:p>
          </table:table-cell>
          <table:table-cell table:formula="of:=IF([.A383]=[.K38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isien</text:p>
          </table:table-cell>
          <table:table-cell office:value-type="string">
            <text:p><text:s/>Mrs. Samuel (Emma)</text:p>
          </table:table-cell>
          <table:table-cell office:value-type="float" office:value="0">
            <text:p>0</text:p>
          </table:table-cell>
          <table:table-cell table:formula="of:=IF([.A384]=[.D384];1;0)" office:value-type="float" office:value="1">
            <text:p>1</text:p>
          </table:table-cell>
          <table:table-cell table:number-columns-repeated="3"/>
          <table:table-cell office:value-type="float" office:value="0.552723043593">
            <text:p>0.5527230436</text:p>
          </table:table-cell>
          <table:table-cell office:value-type="float" office:value="0.447276956407">
            <text:p>0.4472769564</text:p>
          </table:table-cell>
          <table:table-cell table:formula="of:=IF([.J384]&gt;[.$N$1];1;0)" office:value-type="float" office:value="0">
            <text:p>0</text:p>
          </table:table-cell>
          <table:table-cell table:formula="of:=IF([.A384]=[.K38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cNamee</text:p>
          </table:table-cell>
          <table:table-cell office:value-type="string">
            <text:p><text:s/>Mrs. Neal (Eileen O'Leary)</text:p>
          </table:table-cell>
          <table:table-cell office:value-type="float" office:value="1">
            <text:p>1</text:p>
          </table:table-cell>
          <table:table-cell table:formula="of:=IF([.A385]=[.D385];1;0)" office:value-type="float" office:value="0">
            <text:p>0</text:p>
          </table:table-cell>
          <table:table-cell table:number-columns-repeated="3"/>
          <table:table-cell office:value-type="float" office:value="0.403661027627">
            <text:p>0.4036610276</text:p>
          </table:table-cell>
          <table:table-cell office:value-type="float" office:value="0.596338972373">
            <text:p>0.5963389724</text:p>
          </table:table-cell>
          <table:table-cell table:formula="of:=IF([.J385]&gt;[.$N$1];1;0)" office:value-type="float" office:value="0">
            <text:p>0</text:p>
          </table:table-cell>
          <table:table-cell table:formula="of:=IF([.A385]=[.K385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heeler, Mr. Edwin Frederick""</text:p>
          </table:table-cell>
          <table:table-cell office:value-type="string">
            <text:p>SC/PARIS 2159</text:p>
          </table:table-cell>
          <table:table-cell office:value-type="float" office:value="0">
            <text:p>0</text:p>
          </table:table-cell>
          <table:table-cell table:formula="of:=IF([.A386]=[.D386];1;0)" office:value-type="float" office:value="1">
            <text:p>1</text:p>
          </table:table-cell>
          <table:table-cell table:number-columns-repeated="3"/>
          <table:table-cell office:value-type="float" office:value="0.928258654232">
            <text:p>0.9282586542</text:p>
          </table:table-cell>
          <table:table-cell office:value-type="float" office:value="0.071741345768">
            <text:p>0.0717413458</text:p>
          </table:table-cell>
          <table:table-cell table:formula="of:=IF([.J386]&gt;[.$N$1];1;0)" office:value-type="float" office:value="0">
            <text:p>0</text:p>
          </table:table-cell>
          <table:table-cell table:formula="of:=IF([.A386]=[.K386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rman</text:p>
          </table:table-cell>
          <table:table-cell office:value-type="string">
            <text:p><text:s/>Miss. Kate</text:p>
          </table:table-cell>
          <table:table-cell office:value-type="float" office:value="1">
            <text:p>1</text:p>
          </table:table-cell>
          <table:table-cell table:formula="of:=IF([.A387]=[.D387];1;0)" office:value-type="float" office:value="1">
            <text:p>1</text:p>
          </table:table-cell>
          <table:table-cell table:number-columns-repeated="3"/>
          <table:table-cell office:value-type="float" office:value="0.01655474407">
            <text:p>0.0165547441</text:p>
          </table:table-cell>
          <table:table-cell office:value-type="float" office:value="0.98344525593">
            <text:p>0.9834452559</text:p>
          </table:table-cell>
          <table:table-cell table:formula="of:=IF([.J387]&gt;[.$N$1];1;0)" office:value-type="float" office:value="1">
            <text:p>1</text:p>
          </table:table-cell>
          <table:table-cell table:formula="of:=IF([.A387]=[.K38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onsson</text:p>
          </table:table-cell>
          <table:table-cell office:value-type="string">
            <text:p><text:s/>Mr. Ernst Axel Algot</text:p>
          </table:table-cell>
          <table:table-cell office:value-type="float" office:value="0">
            <text:p>0</text:p>
          </table:table-cell>
          <table:table-cell table:formula="of:=IF([.A388]=[.D388];1;0)" office:value-type="float" office:value="1">
            <text:p>1</text:p>
          </table:table-cell>
          <table:table-cell table:number-columns-repeated="3"/>
          <table:table-cell office:value-type="float" office:value="0.903356416904">
            <text:p>0.9033564169</text:p>
          </table:table-cell>
          <table:table-cell office:value-type="float" office:value="0.0966435830958">
            <text:p>0.0966435831</text:p>
          </table:table-cell>
          <table:table-cell table:formula="of:=IF([.J388]&gt;[.$N$1];1;0)" office:value-type="float" office:value="0">
            <text:p>0</text:p>
          </table:table-cell>
          <table:table-cell table:formula="of:=IF([.A388]=[.K38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hby</text:p>
          </table:table-cell>
          <table:table-cell office:value-type="string">
            <text:p><text:s/>Mr. John</text:p>
          </table:table-cell>
          <table:table-cell office:value-type="float" office:value="0">
            <text:p>0</text:p>
          </table:table-cell>
          <table:table-cell table:formula="of:=IF([.A389]=[.D389];1;0)" office:value-type="float" office:value="1">
            <text:p>1</text:p>
          </table:table-cell>
          <table:table-cell table:number-columns-repeated="3"/>
          <table:table-cell office:value-type="float" office:value="0.941521827172">
            <text:p>0.9415218272</text:p>
          </table:table-cell>
          <table:table-cell office:value-type="float" office:value="0.0584781728277">
            <text:p>0.0584781728</text:p>
          </table:table-cell>
          <table:table-cell table:formula="of:=IF([.J389]&gt;[.$N$1];1;0)" office:value-type="float" office:value="0">
            <text:p>0</text:p>
          </table:table-cell>
          <table:table-cell table:formula="of:=IF([.A389]=[.K38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navan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390]=[.D390];1;0)" office:value-type="float" office:value="1">
            <text:p>1</text:p>
          </table:table-cell>
          <table:table-cell table:number-columns-repeated="3"/>
          <table:table-cell office:value-type="float" office:value="0.912640490481">
            <text:p>0.9126404905</text:p>
          </table:table-cell>
          <table:table-cell office:value-type="float" office:value="0.0873595095193">
            <text:p>0.0873595095</text:p>
          </table:table-cell>
          <table:table-cell table:formula="of:=IF([.J390]&gt;[.$N$1];1;0)" office:value-type="float" office:value="0">
            <text:p>0</text:p>
          </table:table-cell>
          <table:table-cell table:formula="of:=IF([.A390]=[.K39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alsson</text:p>
          </table:table-cell>
          <table:table-cell office:value-type="string">
            <text:p><text:s/>Master. Paul Folke</text:p>
          </table:table-cell>
          <table:table-cell office:value-type="float" office:value="0">
            <text:p>0</text:p>
          </table:table-cell>
          <table:table-cell table:formula="of:=IF([.A391]=[.D391];1;0)" office:value-type="float" office:value="1">
            <text:p>1</text:p>
          </table:table-cell>
          <table:table-cell table:number-columns-repeated="3"/>
          <table:table-cell office:value-type="float" office:value="0.797545339593">
            <text:p>0.7975453396</text:p>
          </table:table-cell>
          <table:table-cell office:value-type="float" office:value="0.202454660407">
            <text:p>0.2024546604</text:p>
          </table:table-cell>
          <table:table-cell table:formula="of:=IF([.J391]&gt;[.$N$1];1;0)" office:value-type="float" office:value="0">
            <text:p>0</text:p>
          </table:table-cell>
          <table:table-cell table:formula="of:=IF([.A391]=[.K39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ayne</text:p>
          </table:table-cell>
          <table:table-cell office:value-type="string">
            <text:p><text:s/>Mr. Vivian Ponsonby</text:p>
          </table:table-cell>
          <table:table-cell office:value-type="float" office:value="0">
            <text:p>0</text:p>
          </table:table-cell>
          <table:table-cell table:formula="of:=IF([.A392]=[.D392];1;0)" office:value-type="float" office:value="1">
            <text:p>1</text:p>
          </table:table-cell>
          <table:table-cell table:number-columns-repeated="3"/>
          <table:table-cell office:value-type="float" office:value="0.708775835765">
            <text:p>0.7087758358</text:p>
          </table:table-cell>
          <table:table-cell office:value-type="float" office:value="0.291224164235">
            <text:p>0.2912241642</text:p>
          </table:table-cell>
          <table:table-cell table:formula="of:=IF([.J392]&gt;[.$N$1];1;0)" office:value-type="float" office:value="0">
            <text:p>0</text:p>
          </table:table-cell>
          <table:table-cell table:formula="of:=IF([.A392]=[.K39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nes</text:p>
          </table:table-cell>
          <table:table-cell office:value-type="string">
            <text:p><text:s/>Mrs. Ernest H (Elizabeth Lindsey James)</text:p>
          </table:table-cell>
          <table:table-cell office:value-type="float" office:value="1">
            <text:p>1</text:p>
          </table:table-cell>
          <table:table-cell table:formula="of:=IF([.A393]=[.D393];1;0)" office:value-type="float" office:value="1">
            <text:p>1</text:p>
          </table:table-cell>
          <table:table-cell table:number-columns-repeated="3"/>
          <table:table-cell office:value-type="float" office:value="0.116266366779">
            <text:p>0.1162663668</text:p>
          </table:table-cell>
          <table:table-cell office:value-type="float" office:value="0.883733633221">
            <text:p>0.8837336332</text:p>
          </table:table-cell>
          <table:table-cell table:formula="of:=IF([.J393]&gt;[.$N$1];1;0)" office:value-type="float" office:value="1">
            <text:p>1</text:p>
          </table:table-cell>
          <table:table-cell table:formula="of:=IF([.A393]=[.K39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bbott</text:p>
          </table:table-cell>
          <table:table-cell office:value-type="string">
            <text:p><text:s/>Master. Eugene Joseph</text:p>
          </table:table-cell>
          <table:table-cell office:value-type="float" office:value="0">
            <text:p>0</text:p>
          </table:table-cell>
          <table:table-cell table:formula="of:=IF([.A394]=[.D394];1;0)" office:value-type="float" office:value="1">
            <text:p>1</text:p>
          </table:table-cell>
          <table:table-cell table:number-columns-repeated="3"/>
          <table:table-cell office:value-type="float" office:value="0.71882944314">
            <text:p>0.7188294431</text:p>
          </table:table-cell>
          <table:table-cell office:value-type="float" office:value="0.28117055686">
            <text:p>0.2811705569</text:p>
          </table:table-cell>
          <table:table-cell table:formula="of:=IF([.J394]&gt;[.$N$1];1;0)" office:value-type="float" office:value="0">
            <text:p>0</text:p>
          </table:table-cell>
          <table:table-cell table:formula="of:=IF([.A394]=[.K394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ilbert</text:p>
          </table:table-cell>
          <table:table-cell office:value-type="string">
            <text:p><text:s/>Mr. William</text:p>
          </table:table-cell>
          <table:table-cell office:value-type="float" office:value="0">
            <text:p>0</text:p>
          </table:table-cell>
          <table:table-cell table:formula="of:=IF([.A395]=[.D395];1;0)" office:value-type="float" office:value="1">
            <text:p>1</text:p>
          </table:table-cell>
          <table:table-cell table:number-columns-repeated="3"/>
          <table:table-cell office:value-type="float" office:value="0.944193709204">
            <text:p>0.9441937092</text:p>
          </table:table-cell>
          <table:table-cell office:value-type="float" office:value="0.0558062907956">
            <text:p>0.0558062908</text:p>
          </table:table-cell>
          <table:table-cell table:formula="of:=IF([.J395]&gt;[.$N$1];1;0)" office:value-type="float" office:value="0">
            <text:p>0</text:p>
          </table:table-cell>
          <table:table-cell table:formula="of:=IF([.A395]=[.K39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nk-Heilmann</text:p>
          </table:table-cell>
          <table:table-cell office:value-type="string">
            <text:p><text:s/>Mr. Anton</text:p>
          </table:table-cell>
          <table:table-cell office:value-type="float" office:value="0">
            <text:p>0</text:p>
          </table:table-cell>
          <table:table-cell table:formula="of:=IF([.A396]=[.D396];1;0)" office:value-type="float" office:value="0">
            <text:p>0</text:p>
          </table:table-cell>
          <table:table-cell table:number-columns-repeated="3"/>
          <table:table-cell office:value-type="float" office:value="0.905741248008">
            <text:p>0.905741248</text:p>
          </table:table-cell>
          <table:table-cell office:value-type="float" office:value="0.094258751992">
            <text:p>0.094258752</text:p>
          </table:table-cell>
          <table:table-cell table:formula="of:=IF([.J396]&gt;[.$N$1];1;0)" office:value-type="float" office:value="0">
            <text:p>0</text:p>
          </table:table-cell>
          <table:table-cell table:formula="of:=IF([.A396]=[.K396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ith</text:p>
          </table:table-cell>
          <table:table-cell office:value-type="string">
            <text:p><text:s/>Mrs. Lucien Philip (Mary Eloise Hughes)</text:p>
          </table:table-cell>
          <table:table-cell office:value-type="float" office:value="1">
            <text:p>1</text:p>
          </table:table-cell>
          <table:table-cell table:formula="of:=IF([.A397]=[.D397];1;0)" office:value-type="float" office:value="1">
            <text:p>1</text:p>
          </table:table-cell>
          <table:table-cell table:number-columns-repeated="3"/>
          <table:table-cell office:value-type="float" office:value="0.00529749542507">
            <text:p>0.0052974954</text:p>
          </table:table-cell>
          <table:table-cell office:value-type="float" office:value="0.994702504575">
            <text:p>0.9947025046</text:p>
          </table:table-cell>
          <table:table-cell table:formula="of:=IF([.J397]&gt;[.$N$1];1;0)" office:value-type="float" office:value="1">
            <text:p>1</text:p>
          </table:table-cell>
          <table:table-cell table:formula="of:=IF([.A397]=[.K39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lbert</text:p>
          </table:table-cell>
          <table:table-cell office:value-type="string">
            <text:p><text:s/>Mr. Patrick</text:p>
          </table:table-cell>
          <table:table-cell office:value-type="float" office:value="0">
            <text:p>0</text:p>
          </table:table-cell>
          <table:table-cell table:formula="of:=IF([.A398]=[.D398];1;0)" office:value-type="float" office:value="1">
            <text:p>1</text:p>
          </table:table-cell>
          <table:table-cell table:number-columns-repeated="3"/>
          <table:table-cell office:value-type="float" office:value="0.903963723898">
            <text:p>0.9039637239</text:p>
          </table:table-cell>
          <table:table-cell office:value-type="float" office:value="0.0960362761017">
            <text:p>0.0960362761</text:p>
          </table:table-cell>
          <table:table-cell table:formula="of:=IF([.J398]&gt;[.$N$1];1;0)" office:value-type="float" office:value="0">
            <text:p>0</text:p>
          </table:table-cell>
          <table:table-cell table:formula="of:=IF([.A398]=[.K39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olicher-Stehli</text:p>
          </table:table-cell>
          <table:table-cell office:value-type="string">
            <text:p><text:s/>Mrs. Maxmillian (Margaretha Emerentia Stehli)</text:p>
          </table:table-cell>
          <table:table-cell office:value-type="float" office:value="1">
            <text:p>1</text:p>
          </table:table-cell>
          <table:table-cell table:formula="of:=IF([.A399]=[.D399];1;0)" office:value-type="float" office:value="1">
            <text:p>1</text:p>
          </table:table-cell>
          <table:table-cell table:number-columns-repeated="3"/>
          <table:table-cell office:value-type="float" office:value="0.012128887685">
            <text:p>0.0121288877</text:p>
          </table:table-cell>
          <table:table-cell office:value-type="float" office:value="0.987871112315">
            <text:p>0.9878711123</text:p>
          </table:table-cell>
          <table:table-cell table:formula="of:=IF([.J399]&gt;[.$N$1];1;0)" office:value-type="float" office:value="1">
            <text:p>1</text:p>
          </table:table-cell>
          <table:table-cell table:formula="of:=IF([.A399]=[.K39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rsson-Rondberg</text:p>
          </table:table-cell>
          <table:table-cell office:value-type="string">
            <text:p><text:s/>Mr. Edvard A</text:p>
          </table:table-cell>
          <table:table-cell office:value-type="float" office:value="0">
            <text:p>0</text:p>
          </table:table-cell>
          <table:table-cell table:formula="of:=IF([.A400]=[.D400];1;0)" office:value-type="float" office:value="1">
            <text:p>1</text:p>
          </table:table-cell>
          <table:table-cell table:number-columns-repeated="3"/>
          <table:table-cell office:value-type="float" office:value="0.913456841281">
            <text:p>0.9134568413</text:p>
          </table:table-cell>
          <table:table-cell office:value-type="float" office:value="0.0865431587194">
            <text:p>0.0865431587</text:p>
          </table:table-cell>
          <table:table-cell table:formula="of:=IF([.J400]&gt;[.$N$1];1;0)" office:value-type="float" office:value="0">
            <text:p>0</text:p>
          </table:table-cell>
          <table:table-cell table:formula="of:=IF([.A400]=[.K40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nlon</text:p>
          </table:table-cell>
          <table:table-cell office:value-type="string">
            <text:p><text:s/>Mr. Thomas Henry</text:p>
          </table:table-cell>
          <table:table-cell office:value-type="float" office:value="0">
            <text:p>0</text:p>
          </table:table-cell>
          <table:table-cell table:formula="of:=IF([.A401]=[.D401];1;0)" office:value-type="float" office:value="1">
            <text:p>1</text:p>
          </table:table-cell>
          <table:table-cell table:number-columns-repeated="3"/>
          <table:table-cell office:value-type="float" office:value="0.924360514388">
            <text:p>0.9243605144</text:p>
          </table:table-cell>
          <table:table-cell office:value-type="float" office:value="0.0756394856116">
            <text:p>0.0756394856</text:p>
          </table:table-cell>
          <table:table-cell table:formula="of:=IF([.J401]&gt;[.$N$1];1;0)" office:value-type="float" office:value="0">
            <text:p>0</text:p>
          </table:table-cell>
          <table:table-cell table:formula="of:=IF([.A401]=[.K40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nell</text:p>
          </table:table-cell>
          <table:table-cell office:value-type="string">
            <text:p><text:s/>Miss. Caroline</text:p>
          </table:table-cell>
          <table:table-cell office:value-type="float" office:value="1">
            <text:p>1</text:p>
          </table:table-cell>
          <table:table-cell table:formula="of:=IF([.A402]=[.D402];1;0)" office:value-type="float" office:value="1">
            <text:p>1</text:p>
          </table:table-cell>
          <table:table-cell table:number-columns-repeated="3"/>
          <table:table-cell office:value-type="float" office:value="0.0103214563595">
            <text:p>0.0103214564</text:p>
          </table:table-cell>
          <table:table-cell office:value-type="float" office:value="0.989678543641">
            <text:p>0.9896785436</text:p>
          </table:table-cell>
          <table:table-cell table:formula="of:=IF([.J402]&gt;[.$N$1];1;0)" office:value-type="float" office:value="1">
            <text:p>1</text:p>
          </table:table-cell>
          <table:table-cell table:formula="of:=IF([.A402]=[.K402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ale</text:p>
          </table:table-cell>
          <table:table-cell office:value-type="string">
            <text:p><text:s/>Mr. Harry</text:p>
          </table:table-cell>
          <table:table-cell office:value-type="float" office:value="0">
            <text:p>0</text:p>
          </table:table-cell>
          <table:table-cell table:formula="of:=IF([.A403]=[.D403];1;0)" office:value-type="float" office:value="1">
            <text:p>1</text:p>
          </table:table-cell>
          <table:table-cell table:number-columns-repeated="3"/>
          <table:table-cell office:value-type="float" office:value="0.907224577963">
            <text:p>0.907224578</text:p>
          </table:table-cell>
          <table:table-cell office:value-type="float" office:value="0.0927754220368">
            <text:p>0.092775422</text:p>
          </table:table-cell>
          <table:table-cell table:formula="of:=IF([.J403]&gt;[.$N$1];1;0)" office:value-type="float" office:value="0">
            <text:p>0</text:p>
          </table:table-cell>
          <table:table-cell table:formula="of:=IF([.A403]=[.K403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ibson</text:p>
          </table:table-cell>
          <table:table-cell office:value-type="string">
            <text:p><text:s/>Miss. Dorothy Winifred</text:p>
          </table:table-cell>
          <table:table-cell office:value-type="float" office:value="1">
            <text:p>1</text:p>
          </table:table-cell>
          <table:table-cell table:formula="of:=IF([.A404]=[.D404];1;0)" office:value-type="float" office:value="1">
            <text:p>1</text:p>
          </table:table-cell>
          <table:table-cell table:number-columns-repeated="3"/>
          <table:table-cell office:value-type="float" office:value="0.0027254391568">
            <text:p>0.0027254392</text:p>
          </table:table-cell>
          <table:table-cell office:value-type="float" office:value="0.997274560843">
            <text:p>0.9972745608</text:p>
          </table:table-cell>
          <table:table-cell table:formula="of:=IF([.J404]&gt;[.$N$1];1;0)" office:value-type="float" office:value="1">
            <text:p>1</text:p>
          </table:table-cell>
          <table:table-cell table:formula="of:=IF([.A404]=[.K40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rrau</text:p>
          </table:table-cell>
          <table:table-cell office:value-type="string">
            <text:p><text:s/>Mr. Jose Pedro</text:p>
          </table:table-cell>
          <table:table-cell office:value-type="float" office:value="0">
            <text:p>0</text:p>
          </table:table-cell>
          <table:table-cell table:formula="of:=IF([.A405]=[.D405];1;0)" office:value-type="float" office:value="1">
            <text:p>1</text:p>
          </table:table-cell>
          <table:table-cell table:number-columns-repeated="3"/>
          <table:table-cell office:value-type="float" office:value="0.683612055574">
            <text:p>0.6836120556</text:p>
          </table:table-cell>
          <table:table-cell office:value-type="float" office:value="0.316387944426">
            <text:p>0.3163879444</text:p>
          </table:table-cell>
          <table:table-cell table:formula="of:=IF([.J405]&gt;[.$N$1];1;0)" office:value-type="float" office:value="0">
            <text:p>0</text:p>
          </table:table-cell>
          <table:table-cell table:formula="of:=IF([.A405]=[.K40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uenthal</text:p>
          </table:table-cell>
          <table:table-cell office:value-type="string">
            <text:p><text:s/>Mr. Isaac Gerald</text:p>
          </table:table-cell>
          <table:table-cell office:value-type="float" office:value="0">
            <text:p>0</text:p>
          </table:table-cell>
          <table:table-cell table:formula="of:=IF([.A406]=[.D406];1;0)" office:value-type="float" office:value="0">
            <text:p>0</text:p>
          </table:table-cell>
          <table:table-cell table:number-columns-repeated="3"/>
          <table:table-cell office:value-type="float" office:value="0.562248102557">
            <text:p>0.5622481026</text:p>
          </table:table-cell>
          <table:table-cell office:value-type="float" office:value="0.437751897443">
            <text:p>0.4377518974</text:p>
          </table:table-cell>
          <table:table-cell table:formula="of:=IF([.J406]&gt;[.$N$1];1;0)" office:value-type="float" office:value="0">
            <text:p>0</text:p>
          </table:table-cell>
          <table:table-cell table:formula="of:=IF([.A406]=[.K4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urney, Mr. Alfred (Baron von Drachstedt")"</text:p>
          </table:table-cell>
          <table:table-cell office:value-type="string">
            <text:p>SC/PARIS 2166</text:p>
          </table:table-cell>
          <table:table-cell office:value-type="float" office:value="0">
            <text:p>0</text:p>
          </table:table-cell>
          <table:table-cell table:formula="of:=IF([.A407]=[.D407];1;0)" office:value-type="float" office:value="0">
            <text:p>0</text:p>
          </table:table-cell>
          <table:table-cell table:number-columns-repeated="3"/>
          <table:table-cell office:value-type="float" office:value="0.86309484305">
            <text:p>0.8630948431</text:p>
          </table:table-cell>
          <table:table-cell office:value-type="float" office:value="0.13690515695">
            <text:p>0.136905157</text:p>
          </table:table-cell>
          <table:table-cell table:formula="of:=IF([.J407]&gt;[.$N$1];1;0)" office:value-type="float" office:value="0">
            <text:p>0</text:p>
          </table:table-cell>
          <table:table-cell table:formula="of:=IF([.A407]=[.K407]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are</text:p>
          </table:table-cell>
          <table:table-cell office:value-type="string">
            <text:p><text:s/>Mr. William Jeffery</text:p>
          </table:table-cell>
          <table:table-cell office:value-type="float" office:value="0">
            <text:p>0</text:p>
          </table:table-cell>
          <table:table-cell table:formula="of:=IF([.A408]=[.D408];1;0)" office:value-type="float" office:value="1">
            <text:p>1</text:p>
          </table:table-cell>
          <table:table-cell table:number-columns-repeated="3"/>
          <table:table-cell office:value-type="float" office:value="0.947663211451">
            <text:p>0.9476632115</text:p>
          </table:table-cell>
          <table:table-cell office:value-type="float" office:value="0.0523367885489">
            <text:p>0.0523367885</text:p>
          </table:table-cell>
          <table:table-cell table:formula="of:=IF([.J408]&gt;[.$N$1];1;0)" office:value-type="float" office:value="0">
            <text:p>0</text:p>
          </table:table-cell>
          <table:table-cell table:formula="of:=IF([.A408]=[.K40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idener</text:p>
          </table:table-cell>
          <table:table-cell office:value-type="string">
            <text:p><text:s/>Mr. George Dunton</text:p>
          </table:table-cell>
          <table:table-cell office:value-type="float" office:value="0">
            <text:p>0</text:p>
          </table:table-cell>
          <table:table-cell table:formula="of:=IF([.A409]=[.D409];1;0)" office:value-type="float" office:value="1">
            <text:p>1</text:p>
          </table:table-cell>
          <table:table-cell table:number-columns-repeated="3"/>
          <table:table-cell office:value-type="float" office:value="0.817920202795">
            <text:p>0.8179202028</text:p>
          </table:table-cell>
          <table:table-cell office:value-type="float" office:value="0.182079797205">
            <text:p>0.1820797972</text:p>
          </table:table-cell>
          <table:table-cell table:formula="of:=IF([.J409]&gt;[.$N$1];1;0)" office:value-type="float" office:value="0">
            <text:p>0</text:p>
          </table:table-cell>
          <table:table-cell table:formula="of:=IF([.A409]=[.K40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ordan, Miss. Johanna Hannah""</text:p>
          </table:table-cell>
          <table:table-cell office:value-type="float" office:value="334915">
            <text:p>334915</text:p>
          </table:table-cell>
          <table:table-cell office:value-type="float" office:value="1">
            <text:p>1</text:p>
          </table:table-cell>
          <table:table-cell table:formula="of:=IF([.A410]=[.D410];1;0)" office:value-type="float" office:value="1">
            <text:p>1</text:p>
          </table:table-cell>
          <table:table-cell table:number-columns-repeated="3"/>
          <table:table-cell office:value-type="float" office:value="0.637237714311">
            <text:p>0.6372377143</text:p>
          </table:table-cell>
          <table:table-cell office:value-type="float" office:value="0.362762285689">
            <text:p>0.3627622857</text:p>
          </table:table-cell>
          <table:table-cell table:formula="of:=IF([.J410]&gt;[.$N$1];1;0)" office:value-type="float" office:value="0">
            <text:p>0</text:p>
          </table:table-cell>
          <table:table-cell table:formula="of:=IF([.A410]=[.K41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acock</text:p>
          </table:table-cell>
          <table:table-cell office:value-type="string">
            <text:p><text:s/>Miss. Treasteall</text:p>
          </table:table-cell>
          <table:table-cell office:value-type="float" office:value="0">
            <text:p>0</text:p>
          </table:table-cell>
          <table:table-cell table:formula="of:=IF([.A411]=[.D411];1;0)" office:value-type="float" office:value="1">
            <text:p>1</text:p>
          </table:table-cell>
          <table:table-cell table:number-columns-repeated="3"/>
          <table:table-cell office:value-type="float" office:value="0.336734625087">
            <text:p>0.3367346251</text:p>
          </table:table-cell>
          <table:table-cell office:value-type="float" office:value="0.663265374913">
            <text:p>0.6632653749</text:p>
          </table:table-cell>
          <table:table-cell table:formula="of:=IF([.J411]&gt;[.$N$1];1;0)" office:value-type="float" office:value="0">
            <text:p>0</text:p>
          </table:table-cell>
          <table:table-cell table:formula="of:=IF([.A411]=[.K4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ughton</text:p>
          </table:table-cell>
          <table:table-cell office:value-type="string">
            <text:p><text:s/>Miss. Hannah</text:p>
          </table:table-cell>
          <table:table-cell office:value-type="float" office:value="0">
            <text:p>0</text:p>
          </table:table-cell>
          <table:table-cell table:formula="of:=IF([.A412]=[.D412];1;0)" office:value-type="float" office:value="1">
            <text:p>1</text:p>
          </table:table-cell>
          <table:table-cell table:number-columns-repeated="3"/>
          <table:table-cell office:value-type="float" office:value="0.644718250913">
            <text:p>0.6447182509</text:p>
          </table:table-cell>
          <table:table-cell office:value-type="float" office:value="0.355281749087">
            <text:p>0.3552817491</text:p>
          </table:table-cell>
          <table:table-cell table:formula="of:=IF([.J412]&gt;[.$N$1];1;0)" office:value-type="float" office:value="0">
            <text:p>0</text:p>
          </table:table-cell>
          <table:table-cell table:formula="of:=IF([.A412]=[.K4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ahan</text:p>
          </table:table-cell>
          <table:table-cell office:value-type="string">
            <text:p><text:s/>Mrs. William Edward (Lillian E Thorpe)</text:p>
          </table:table-cell>
          <table:table-cell office:value-type="float" office:value="1">
            <text:p>1</text:p>
          </table:table-cell>
          <table:table-cell table:formula="of:=IF([.A413]=[.D413];1;0)" office:value-type="float" office:value="1">
            <text:p>1</text:p>
          </table:table-cell>
          <table:table-cell table:number-columns-repeated="3"/>
          <table:table-cell office:value-type="float" office:value="0.00531043538366">
            <text:p>0.0053104354</text:p>
          </table:table-cell>
          <table:table-cell office:value-type="float" office:value="0.994689564616">
            <text:p>0.9946895646</text:p>
          </table:table-cell>
          <table:table-cell table:formula="of:=IF([.J413]&gt;[.$N$1];1;0)" office:value-type="float" office:value="1">
            <text:p>1</text:p>
          </table:table-cell>
          <table:table-cell table:formula="of:=IF([.A413]=[.K4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enriksson</text:p>
          </table:table-cell>
          <table:table-cell office:value-type="string">
            <text:p><text:s/>Miss. Jenny Lovisa</text:p>
          </table:table-cell>
          <table:table-cell office:value-type="float" office:value="1">
            <text:p>1</text:p>
          </table:table-cell>
          <table:table-cell table:formula="of:=IF([.A414]=[.D414];1;0)" office:value-type="float" office:value="0">
            <text:p>0</text:p>
          </table:table-cell>
          <table:table-cell table:number-columns-repeated="3"/>
          <table:table-cell office:value-type="float" office:value="0.225813402712">
            <text:p>0.2258134027</text:p>
          </table:table-cell>
          <table:table-cell office:value-type="float" office:value="0.774186597288">
            <text:p>0.7741865973</text:p>
          </table:table-cell>
          <table:table-cell table:formula="of:=IF([.J414]&gt;[.$N$1];1;0)" office:value-type="float" office:value="1">
            <text:p>1</text:p>
          </table:table-cell>
          <table:table-cell table:formula="of:=IF([.A414]=[.K41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pector</text:p>
          </table:table-cell>
          <table:table-cell office:value-type="string">
            <text:p><text:s/>Mr. Woolf</text:p>
          </table:table-cell>
          <table:table-cell office:value-type="float" office:value="0">
            <text:p>0</text:p>
          </table:table-cell>
          <table:table-cell table:formula="of:=IF([.A415]=[.D415];1;0)" office:value-type="float" office:value="1">
            <text:p>1</text:p>
          </table:table-cell>
          <table:table-cell table:number-columns-repeated="3"/>
          <table:table-cell office:value-type="float" office:value="0.891545174811">
            <text:p>0.8915451748</text:p>
          </table:table-cell>
          <table:table-cell office:value-type="float" office:value="0.108454825189">
            <text:p>0.1084548252</text:p>
          </table:table-cell>
          <table:table-cell table:formula="of:=IF([.J415]&gt;[.$N$1];1;0)" office:value-type="float" office:value="0">
            <text:p>0</text:p>
          </table:table-cell>
          <table:table-cell table:formula="of:=IF([.A415]=[.K4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liva y Ocana</text:p>
          </table:table-cell>
          <table:table-cell office:value-type="string">
            <text:p><text:s/>Dona. Fermina</text:p>
          </table:table-cell>
          <table:table-cell office:value-type="float" office:value="1">
            <text:p>1</text:p>
          </table:table-cell>
          <table:table-cell table:formula="of:=IF([.A416]=[.D416];1;0)" office:value-type="float" office:value="1">
            <text:p>1</text:p>
          </table:table-cell>
          <table:table-cell table:number-columns-repeated="3"/>
          <table:table-cell office:value-type="float" office:value="0.00477165960302">
            <text:p>0.0047716596</text:p>
          </table:table-cell>
          <table:table-cell office:value-type="float" office:value="0.995228340397">
            <text:p>0.9952283404</text:p>
          </table:table-cell>
          <table:table-cell table:formula="of:=IF([.J416]&gt;[.$N$1];1;0)" office:value-type="float" office:value="1">
            <text:p>1</text:p>
          </table:table-cell>
          <table:table-cell table:formula="of:=IF([.A416]=[.K4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ether</text:p>
          </table:table-cell>
          <table:table-cell office:value-type="string">
            <text:p><text:s/>Mr. Simon Sivertsen</text:p>
          </table:table-cell>
          <table:table-cell office:value-type="float" office:value="0">
            <text:p>0</text:p>
          </table:table-cell>
          <table:table-cell table:formula="of:=IF([.A417]=[.D417];1;0)" office:value-type="float" office:value="1">
            <text:p>1</text:p>
          </table:table-cell>
          <table:table-cell table:number-columns-repeated="3"/>
          <table:table-cell office:value-type="float" office:value="0.931788391537">
            <text:p>0.9317883915</text:p>
          </table:table-cell>
          <table:table-cell office:value-type="float" office:value="0.0682116084629">
            <text:p>0.0682116085</text:p>
          </table:table-cell>
          <table:table-cell table:formula="of:=IF([.J417]&gt;[.$N$1];1;0)" office:value-type="float" office:value="0">
            <text:p>0</text:p>
          </table:table-cell>
          <table:table-cell table:formula="of:=IF([.A417]=[.K417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are</text:p>
          </table:table-cell>
          <table:table-cell office:value-type="string">
            <text:p><text:s/>Mr. Frederick</text:p>
          </table:table-cell>
          <table:table-cell office:value-type="float" office:value="0">
            <text:p>0</text:p>
          </table:table-cell>
          <table:table-cell table:formula="of:=IF([.A418]=[.D418];1;0)" office:value-type="float" office:value="1">
            <text:p>1</text:p>
          </table:table-cell>
          <table:table-cell table:number-columns-repeated="3"/>
          <table:table-cell office:value-type="float" office:value="0.891545174811">
            <text:p>0.8915451748</text:p>
          </table:table-cell>
          <table:table-cell office:value-type="float" office:value="0.108454825189">
            <text:p>0.1084548252</text:p>
          </table:table-cell>
          <table:table-cell table:formula="of:=IF([.J418]&gt;[.$N$1];1;0)" office:value-type="float" office:value="0">
            <text:p>0</text:p>
          </table:table-cell>
          <table:table-cell table:formula="of:=IF([.A418]=[.K418]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<text:s/>Master. Michael J</text:p>
          </table:table-cell>
          <table:table-cell office:value-type="float" office:value="0">
            <text:p>0</text:p>
          </table:table-cell>
          <table:table-cell table:formula="of:=IF([.A419]=[.D419];1;0)" office:value-type="float" office:value="0">
            <text:p>0</text:p>
          </table:table-cell>
          <table:table-cell table:number-columns-repeated="3"/>
          <table:table-cell office:value-type="float" office:value="0.865113564593">
            <text:p>0.8651135646</text:p>
          </table:table-cell>
          <table:table-cell office:value-type="float" office:value="0.134886435407">
            <text:p>0.1348864354</text:p>
          </table:table-cell>
          <table:table-cell table:formula="of:=IF([.J419]&gt;[.$N$1];1;0)" office:value-type="float" office:value="0">
            <text:p>0</text:p>
          </table:table-cell>
          <table:table-cell table:formula="of:=IF([.A419]=[.K419];1;0)" office:value-type="float" office:value="0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Linux_X86_64 LibreOffice_project/7545bee9c2a0782548772a21bc84a9dcc583b89</meta:generator>
    <dc:date>2013-04-03T23:59:18</dc:date>
    <dc:creator>Daniel Rodriguez</dc:creator>
    <meta:editing-duration>PT51M32S</meta:editing-duration>
    <meta:editing-cycles>13</meta:editing-cycles>
    <meta:document-statistic meta:table-count="1" meta:cell-count="3781" meta:object-count="0"/>
  </office:meta>
</office:document-meta>
</file>